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496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14.522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821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tymalizacja_wycinana_z_trace" table:style-name="ta1">
        <table:shapes>
          <draw:frame draw:z-index="0" draw:style-name="gr1" draw:text-style-name="P1" svg:width="24.859cm" svg:height="13.983cm" svg:x="9.446cm" svg:y="2.199cm">
            <draw:object draw:notify-on-update-of-ranges="optymalizacja_wycinana_z_trace.A4:optymalizacja_wycinana_z_trace.AMJ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7" table:default-cell-style-name="Default"/>
        <table:table-column table:style-name="co4" table:number-columns-repeated="11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8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19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6" table:default-cell-style-name="Default"/>
        <table:table-column table:style-name="co5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4" table:number-columns-repeated="32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5" table:default-cell-style-name="Default"/>
        <table:table-column table:style-name="co4" table:number-columns-repeated="26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6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5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64" table:default-cell-style-name="Default"/>
        <table:table-column table:style-name="co5" table:default-cell-style-name="Default"/>
        <table:table-column table:style-name="co4" table:number-columns-repeated="25" table:default-cell-style-name="Default"/>
        <table:table-column table:style-name="co7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7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17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34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45" table:default-cell-style-name="Default"/>
        <table:table-column table:style-name="co7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22" table:default-cell-style-name="Default"/>
        <table:table-column table:style-name="co5" table:default-cell-style-name="Default"/>
        <table:table-column table:style-name="co4" table:number-columns-repeated="17" table:default-cell-style-name="Default"/>
        <table:table-column table:style-name="co5" table:number-columns-repeated="2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28" table:default-cell-style-name="Default"/>
        <table:table-column table:style-name="co5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20" table:default-cell-style-name="Default"/>
        <table:table-column table:style-name="co5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2000"/>
        </table:table-row>
        <table:table-row table:style-name="ro1">
          <table:table-cell office:value-type="string" calcext:value-type="string">
            <text:p><text:s/>Wynnik optymalizacji MASOWEJ </text:p>
          </table:table-cell>
          <table:table-cell table:number-columns-repeated="1999"/>
        </table:table-row>
        <table:table-row table:style-name="ro1">
          <table:table-cell office:value-type="string" calcext:value-type="string">
            <text:p>BitArray('0x0000000000000000000000000000000000000000000000000000000000000000')</text:p>
          </table:table-cell>
          <table:table-cell office:value-type="string" calcext:value-type="string">
            <text:p><text:s/>BitArray('0x0000000000000000000000000000000000000000000000000000000000000001')</text:p>
          </table:table-cell>
          <table:table-cell office:value-type="string" calcext:value-type="string">
            <text:p><text:s/>BitArray('0x0000000000000000000000000000000000000000000000000000000000000002')</text:p>
          </table:table-cell>
          <table:table-cell office:value-type="string" calcext:value-type="string">
            <text:p><text:s/>BitArray('0x0000000000000000000000000000000000000000000000000000000000000003')</text:p>
          </table:table-cell>
          <table:table-cell office:value-type="string" calcext:value-type="string">
            <text:p><text:s/>BitArray('0x0000000000000000000000000000000000000000000000000000000000000004')</text:p>
          </table:table-cell>
          <table:table-cell office:value-type="string" calcext:value-type="string">
            <text:p><text:s/>BitArray('0x0000000000000000000000000000000000000000000000000000000000000005')</text:p>
          </table:table-cell>
          <table:table-cell office:value-type="string" calcext:value-type="string">
            <text:p><text:s/>BitArray('0x0000000000000000000000000000000000000000000000000000000000000006')</text:p>
          </table:table-cell>
          <table:table-cell office:value-type="string" calcext:value-type="string">
            <text:p><text:s/>BitArray('0x0000000000000000000000000000000000000000000000000000000000000007')</text:p>
          </table:table-cell>
          <table:table-cell office:value-type="string" calcext:value-type="string">
            <text:p><text:s/>BitArray('0x0000000000000000000000000000000000000000000000000000000000000008')</text:p>
          </table:table-cell>
          <table:table-cell office:value-type="string" calcext:value-type="string">
            <text:p><text:s/>BitArray('0x0000000000000000000000000000000000000000000000000000000000000009')</text:p>
          </table:table-cell>
          <table:table-cell office:value-type="string" calcext:value-type="string">
            <text:p><text:s/>BitArray('0x000000000000000000000000000000000000000000000000000000000000000a')</text:p>
          </table:table-cell>
          <table:table-cell office:value-type="string" calcext:value-type="string">
            <text:p><text:s/>BitArray('0x000000000000000000000000000000000000000000000000000000000000000b')</text:p>
          </table:table-cell>
          <table:table-cell office:value-type="string" calcext:value-type="string">
            <text:p><text:s/>BitArray('0x000000000000000000000000000000000000000000000000000000000000000c')</text:p>
          </table:table-cell>
          <table:table-cell office:value-type="string" calcext:value-type="string">
            <text:p><text:s/>BitArray('0x000000000000000000000000000000000000000000000000000000000000000d')</text:p>
          </table:table-cell>
          <table:table-cell office:value-type="string" calcext:value-type="string">
            <text:p><text:s/>BitArray('0x000000000000000000000000000000000000000000000000000000000000000e')</text:p>
          </table:table-cell>
          <table:table-cell office:value-type="string" calcext:value-type="string">
            <text:p><text:s/>BitArray('0x000000000000000000000000000000000000000000000000000000000000000f')</text:p>
          </table:table-cell>
          <table:table-cell office:value-type="string" calcext:value-type="string">
            <text:p><text:s/>BitArray('0x000000000000000000000000000000000000000000000000000000000000000c')</text:p>
          </table:table-cell>
          <table:table-cell office:value-type="string" calcext:value-type="string">
            <text:p><text:s/>BitArray('0x000000000000000000000000000000000000000000000000000000000000001c')</text:p>
          </table:table-cell>
          <table:table-cell office:value-type="string" calcext:value-type="string">
            <text:p><text:s/>BitArray('0x000000000000000000000000000000000000000000000000000000000000002c')</text:p>
          </table:table-cell>
          <table:table-cell office:value-type="string" calcext:value-type="string">
            <text:p><text:s/>BitArray('0x000000000000000000000000000000000000000000000000000000000000003c')</text:p>
          </table:table-cell>
          <table:table-cell office:value-type="string" calcext:value-type="string">
            <text:p><text:s/>BitArray('0x000000000000000000000000000000000000000000000000000000000000004c')</text:p>
          </table:table-cell>
          <table:table-cell office:value-type="string" calcext:value-type="string">
            <text:p><text:s/>BitArray('0x000000000000000000000000000000000000000000000000000000000000005c')</text:p>
          </table:table-cell>
          <table:table-cell office:value-type="string" calcext:value-type="string">
            <text:p><text:s/>BitArray('0x000000000000000000000000000000000000000000000000000000000000006c')</text:p>
          </table:table-cell>
          <table:table-cell office:value-type="string" calcext:value-type="string">
            <text:p><text:s/>BitArray('0x000000000000000000000000000000000000000000000000000000000000007c')</text:p>
          </table:table-cell>
          <table:table-cell office:value-type="string" calcext:value-type="string">
            <text:p><text:s/>BitArray('0x000000000000000000000000000000000000000000000000000000000000008c')</text:p>
          </table:table-cell>
          <table:table-cell office:value-type="string" calcext:value-type="string">
            <text:p><text:s/>BitArray('0x000000000000000000000000000000000000000000000000000000000000009c')</text:p>
          </table:table-cell>
          <table:table-cell office:value-type="string" calcext:value-type="string">
            <text:p><text:s/>BitArray('0x00000000000000000000000000000000000000000000000000000000000000ac')</text:p>
          </table:table-cell>
          <table:table-cell office:value-type="string" calcext:value-type="string">
            <text:p><text:s/>BitArray('0x00000000000000000000000000000000000000000000000000000000000000bc')</text:p>
          </table:table-cell>
          <table:table-cell office:value-type="string" calcext:value-type="string">
            <text:p><text:s/>BitArray('0x00000000000000000000000000000000000000000000000000000000000000cc')</text:p>
          </table:table-cell>
          <table:table-cell office:value-type="string" calcext:value-type="string">
            <text:p><text:s/>BitArray('0x00000000000000000000000000000000000000000000000000000000000000dc')</text:p>
          </table:table-cell>
          <table:table-cell office:value-type="string" calcext:value-type="string">
            <text:p><text:s/>BitArray('0x00000000000000000000000000000000000000000000000000000000000000ec')</text:p>
          </table:table-cell>
          <table:table-cell office:value-type="string" calcext:value-type="string">
            <text:p><text:s/>BitArray('0x00000000000000000000000000000000000000000000000000000000000000fc')</text:p>
          </table:table-cell>
          <table:table-cell office:value-type="string" calcext:value-type="string">
            <text:p><text:s/>BitArray('0x00000000000000000000000000000000000000000000000000000000000000ac')</text:p>
          </table:table-cell>
          <table:table-cell office:value-type="string" calcext:value-type="string">
            <text:p><text:s/>BitArray('0x00000000000000000000000000000000000000000000000000000000000001ac')</text:p>
          </table:table-cell>
          <table:table-cell office:value-type="string" calcext:value-type="string">
            <text:p><text:s/>BitArray('0x00000000000000000000000000000000000000000000000000000000000002ac')</text:p>
          </table:table-cell>
          <table:table-cell office:value-type="string" calcext:value-type="string">
            <text:p><text:s/>BitArray('0x00000000000000000000000000000000000000000000000000000000000003ac')</text:p>
          </table:table-cell>
          <table:table-cell office:value-type="string" calcext:value-type="string">
            <text:p><text:s/>BitArray('0x00000000000000000000000000000000000000000000000000000000000004ac')</text:p>
          </table:table-cell>
          <table:table-cell office:value-type="string" calcext:value-type="string">
            <text:p><text:s/>BitArray('0x00000000000000000000000000000000000000000000000000000000000005ac')</text:p>
          </table:table-cell>
          <table:table-cell office:value-type="string" calcext:value-type="string">
            <text:p><text:s/>BitArray('0x00000000000000000000000000000000000000000000000000000000000006ac')</text:p>
          </table:table-cell>
          <table:table-cell office:value-type="string" calcext:value-type="string">
            <text:p><text:s/>BitArray('0x00000000000000000000000000000000000000000000000000000000000007ac')</text:p>
          </table:table-cell>
          <table:table-cell office:value-type="string" calcext:value-type="string">
            <text:p><text:s/>BitArray('0x00000000000000000000000000000000000000000000000000000000000008ac')</text:p>
          </table:table-cell>
          <table:table-cell office:value-type="string" calcext:value-type="string">
            <text:p><text:s/>BitArray('0x00000000000000000000000000000000000000000000000000000000000009ac')</text:p>
          </table:table-cell>
          <table:table-cell office:value-type="string" calcext:value-type="string">
            <text:p><text:s/>BitArray('0x0000000000000000000000000000000000000000000000000000000000000aac')</text:p>
          </table:table-cell>
          <table:table-cell office:value-type="string" calcext:value-type="string">
            <text:p><text:s/>BitArray('0x0000000000000000000000000000000000000000000000000000000000000bac')</text:p>
          </table:table-cell>
          <table:table-cell office:value-type="string" calcext:value-type="string">
            <text:p><text:s/>BitArray('0x0000000000000000000000000000000000000000000000000000000000000cac')</text:p>
          </table:table-cell>
          <table:table-cell office:value-type="string" calcext:value-type="string">
            <text:p><text:s/>BitArray('0x0000000000000000000000000000000000000000000000000000000000000dac')</text:p>
          </table:table-cell>
          <table:table-cell office:value-type="string" calcext:value-type="string">
            <text:p><text:s/>BitArray('0x0000000000000000000000000000000000000000000000000000000000000eac')</text:p>
          </table:table-cell>
          <table:table-cell office:value-type="string" calcext:value-type="string">
            <text:p><text:s/>BitArray('0x0000000000000000000000000000000000000000000000000000000000000fac')</text:p>
          </table:table-cell>
          <table:table-cell office:value-type="string" calcext:value-type="string">
            <text:p><text:s/>BitArray('0x00000000000000000000000000000000000000000000000000000000000007ac')</text:p>
          </table:table-cell>
          <table:table-cell office:value-type="string" calcext:value-type="string">
            <text:p><text:s/>BitArray('0x00000000000000000000000000000000000000000000000000000000000017ac')</text:p>
          </table:table-cell>
          <table:table-cell office:value-type="string" calcext:value-type="string">
            <text:p><text:s/>BitArray('0x00000000000000000000000000000000000000000000000000000000000027ac')</text:p>
          </table:table-cell>
          <table:table-cell office:value-type="string" calcext:value-type="string">
            <text:p><text:s/>BitArray('0x00000000000000000000000000000000000000000000000000000000000037ac')</text:p>
          </table:table-cell>
          <table:table-cell office:value-type="string" calcext:value-type="string">
            <text:p><text:s/>BitArray('0x00000000000000000000000000000000000000000000000000000000000047ac')</text:p>
          </table:table-cell>
          <table:table-cell office:value-type="string" calcext:value-type="string">
            <text:p><text:s/>BitArray('0x00000000000000000000000000000000000000000000000000000000000057ac')</text:p>
          </table:table-cell>
          <table:table-cell office:value-type="string" calcext:value-type="string">
            <text:p><text:s/>BitArray('0x00000000000000000000000000000000000000000000000000000000000067ac')</text:p>
          </table:table-cell>
          <table:table-cell office:value-type="string" calcext:value-type="string">
            <text:p><text:s/>BitArray('0x00000000000000000000000000000000000000000000000000000000000077ac')</text:p>
          </table:table-cell>
          <table:table-cell office:value-type="string" calcext:value-type="string">
            <text:p><text:s/>BitArray('0x00000000000000000000000000000000000000000000000000000000000087ac')</text:p>
          </table:table-cell>
          <table:table-cell office:value-type="string" calcext:value-type="string">
            <text:p><text:s/>BitArray('0x00000000000000000000000000000000000000000000000000000000000097ac')</text:p>
          </table:table-cell>
          <table:table-cell office:value-type="string" calcext:value-type="string">
            <text:p><text:s/>BitArray('0x000000000000000000000000000000000000000000000000000000000000a7ac')</text:p>
          </table:table-cell>
          <table:table-cell office:value-type="string" calcext:value-type="string">
            <text:p><text:s/>BitArray('0x000000000000000000000000000000000000000000000000000000000000b7ac')</text:p>
          </table:table-cell>
          <table:table-cell office:value-type="string" calcext:value-type="string">
            <text:p><text:s/>BitArray('0x000000000000000000000000000000000000000000000000000000000000c7ac')</text:p>
          </table:table-cell>
          <table:table-cell office:value-type="string" calcext:value-type="string">
            <text:p><text:s/>BitArray('0x000000000000000000000000000000000000000000000000000000000000d7ac')</text:p>
          </table:table-cell>
          <table:table-cell office:value-type="string" calcext:value-type="string">
            <text:p><text:s/>BitArray('0x000000000000000000000000000000000000000000000000000000000000e7ac')</text:p>
          </table:table-cell>
          <table:table-cell office:value-type="string" calcext:value-type="string">
            <text:p><text:s/>BitArray('0x000000000000000000000000000000000000000000000000000000000000f7ac')</text:p>
          </table:table-cell>
          <table:table-cell office:value-type="string" calcext:value-type="string">
            <text:p><text:s/>BitArray('0x00000000000000000000000000000000000000000000000000000000000007ac')</text:p>
          </table:table-cell>
          <table:table-cell office:value-type="string" calcext:value-type="string">
            <text:p><text:s/>BitArray('0x00000000000000000000000000000000000000000000000000000000000107ac')</text:p>
          </table:table-cell>
          <table:table-cell office:value-type="string" calcext:value-type="string">
            <text:p><text:s/>BitArray('0x00000000000000000000000000000000000000000000000000000000000207ac')</text:p>
          </table:table-cell>
          <table:table-cell office:value-type="string" calcext:value-type="string">
            <text:p><text:s/>BitArray('0x00000000000000000000000000000000000000000000000000000000000307ac')</text:p>
          </table:table-cell>
          <table:table-cell office:value-type="string" calcext:value-type="string">
            <text:p><text:s/>BitArray('0x00000000000000000000000000000000000000000000000000000000000407ac')</text:p>
          </table:table-cell>
          <table:table-cell office:value-type="string" calcext:value-type="string">
            <text:p><text:s/>BitArray('0x00000000000000000000000000000000000000000000000000000000000507ac')</text:p>
          </table:table-cell>
          <table:table-cell office:value-type="string" calcext:value-type="string">
            <text:p><text:s/>BitArray('0x00000000000000000000000000000000000000000000000000000000000607ac')</text:p>
          </table:table-cell>
          <table:table-cell office:value-type="string" calcext:value-type="string">
            <text:p><text:s/>BitArray('0x00000000000000000000000000000000000000000000000000000000000707ac')</text:p>
          </table:table-cell>
          <table:table-cell office:value-type="string" calcext:value-type="string">
            <text:p><text:s/>BitArray('0x00000000000000000000000000000000000000000000000000000000000807ac')</text:p>
          </table:table-cell>
          <table:table-cell office:value-type="string" calcext:value-type="string">
            <text:p><text:s/>BitArray('0x00000000000000000000000000000000000000000000000000000000000907ac')</text:p>
          </table:table-cell>
          <table:table-cell office:value-type="string" calcext:value-type="string">
            <text:p><text:s/>BitArray('0x00000000000000000000000000000000000000000000000000000000000a07ac')</text:p>
          </table:table-cell>
          <table:table-cell office:value-type="string" calcext:value-type="string">
            <text:p><text:s/>BitArray('0x00000000000000000000000000000000000000000000000000000000000b07ac')</text:p>
          </table:table-cell>
          <table:table-cell office:value-type="string" calcext:value-type="string">
            <text:p><text:s/>BitArray('0x00000000000000000000000000000000000000000000000000000000000c07ac')</text:p>
          </table:table-cell>
          <table:table-cell office:value-type="string" calcext:value-type="string">
            <text:p><text:s/>BitArray('0x00000000000000000000000000000000000000000000000000000000000d07ac')</text:p>
          </table:table-cell>
          <table:table-cell office:value-type="string" calcext:value-type="string">
            <text:p><text:s/>BitArray('0x00000000000000000000000000000000000000000000000000000000000e07ac')</text:p>
          </table:table-cell>
          <table:table-cell office:value-type="string" calcext:value-type="string">
            <text:p><text:s/>BitArray('0x00000000000000000000000000000000000000000000000000000000000f07ac')</text:p>
          </table:table-cell>
          <table:table-cell office:value-type="string" calcext:value-type="string">
            <text:p><text:s/>BitArray('0x00000000000000000000000000000000000000000000000000000000000c07ac')</text:p>
          </table:table-cell>
          <table:table-cell office:value-type="string" calcext:value-type="string">
            <text:p><text:s/>BitArray('0x00000000000000000000000000000000000000000000000000000000001c07ac')</text:p>
          </table:table-cell>
          <table:table-cell office:value-type="string" calcext:value-type="string">
            <text:p><text:s/>BitArray('0x00000000000000000000000000000000000000000000000000000000002c07ac')</text:p>
          </table:table-cell>
          <table:table-cell office:value-type="string" calcext:value-type="string">
            <text:p><text:s/>BitArray('0x00000000000000000000000000000000000000000000000000000000003c07ac')</text:p>
          </table:table-cell>
          <table:table-cell office:value-type="string" calcext:value-type="string">
            <text:p><text:s/>BitArray('0x00000000000000000000000000000000000000000000000000000000004c07ac')</text:p>
          </table:table-cell>
          <table:table-cell office:value-type="string" calcext:value-type="string">
            <text:p><text:s/>BitArray('0x00000000000000000000000000000000000000000000000000000000005c07ac')</text:p>
          </table:table-cell>
          <table:table-cell office:value-type="string" calcext:value-type="string">
            <text:p><text:s/>BitArray('0x00000000000000000000000000000000000000000000000000000000006c07ac')</text:p>
          </table:table-cell>
          <table:table-cell office:value-type="string" calcext:value-type="string">
            <text:p><text:s/>BitArray('0x00000000000000000000000000000000000000000000000000000000007c07ac')</text:p>
          </table:table-cell>
          <table:table-cell office:value-type="string" calcext:value-type="string">
            <text:p><text:s/>BitArray('0x00000000000000000000000000000000000000000000000000000000008c07ac')</text:p>
          </table:table-cell>
          <table:table-cell office:value-type="string" calcext:value-type="string">
            <text:p><text:s/>BitArray('0x00000000000000000000000000000000000000000000000000000000009c07ac')</text:p>
          </table:table-cell>
          <table:table-cell office:value-type="string" calcext:value-type="string">
            <text:p><text:s/>BitArray('0x0000000000000000000000000000000000000000000000000000000000ac07ac')</text:p>
          </table:table-cell>
          <table:table-cell office:value-type="string" calcext:value-type="string">
            <text:p><text:s/>BitArray('0x0000000000000000000000000000000000000000000000000000000000bc07ac')</text:p>
          </table:table-cell>
          <table:table-cell office:value-type="string" calcext:value-type="string">
            <text:p><text:s/>BitArray('0x0000000000000000000000000000000000000000000000000000000000cc07ac')</text:p>
          </table:table-cell>
          <table:table-cell office:value-type="string" calcext:value-type="string">
            <text:p><text:s/>BitArray('0x0000000000000000000000000000000000000000000000000000000000dc07ac')</text:p>
          </table:table-cell>
          <table:table-cell office:value-type="string" calcext:value-type="string">
            <text:p><text:s/>BitArray('0x0000000000000000000000000000000000000000000000000000000000ec07ac')</text:p>
          </table:table-cell>
          <table:table-cell office:value-type="string" calcext:value-type="string">
            <text:p><text:s/>BitArray('0x0000000000000000000000000000000000000000000000000000000000fc07ac')</text:p>
          </table:table-cell>
          <table:table-cell office:value-type="string" calcext:value-type="string">
            <text:p><text:s/>BitArray('0x0000000000000000000000000000000000000000000000000000000000ac07ac')</text:p>
          </table:table-cell>
          <table:table-cell office:value-type="string" calcext:value-type="string">
            <text:p><text:s/>BitArray('0x0000000000000000000000000000000000000000000000000000000001ac07ac')</text:p>
          </table:table-cell>
          <table:table-cell office:value-type="string" calcext:value-type="string">
            <text:p><text:s/>BitArray('0x0000000000000000000000000000000000000000000000000000000002ac07ac')</text:p>
          </table:table-cell>
          <table:table-cell office:value-type="string" calcext:value-type="string">
            <text:p><text:s/>BitArray('0x0000000000000000000000000000000000000000000000000000000003ac07ac')</text:p>
          </table:table-cell>
          <table:table-cell office:value-type="string" calcext:value-type="string">
            <text:p><text:s/>BitArray('0x0000000000000000000000000000000000000000000000000000000004ac07ac')</text:p>
          </table:table-cell>
          <table:table-cell office:value-type="string" calcext:value-type="string">
            <text:p><text:s/>BitArray('0x0000000000000000000000000000000000000000000000000000000005ac07ac')</text:p>
          </table:table-cell>
          <table:table-cell office:value-type="string" calcext:value-type="string">
            <text:p><text:s/>BitArray('0x0000000000000000000000000000000000000000000000000000000006ac07ac')</text:p>
          </table:table-cell>
          <table:table-cell office:value-type="string" calcext:value-type="string">
            <text:p><text:s/>BitArray('0x0000000000000000000000000000000000000000000000000000000007ac07ac')</text:p>
          </table:table-cell>
          <table:table-cell office:value-type="string" calcext:value-type="string">
            <text:p><text:s/>BitArray('0x0000000000000000000000000000000000000000000000000000000008ac07ac')</text:p>
          </table:table-cell>
          <table:table-cell office:value-type="string" calcext:value-type="string">
            <text:p><text:s/>BitArray('0x0000000000000000000000000000000000000000000000000000000009ac07ac')</text:p>
          </table:table-cell>
          <table:table-cell office:value-type="string" calcext:value-type="string">
            <text:p><text:s/>BitArray('0x000000000000000000000000000000000000000000000000000000000aac07ac')</text:p>
          </table:table-cell>
          <table:table-cell office:value-type="string" calcext:value-type="string">
            <text:p><text:s/>BitArray('0x000000000000000000000000000000000000000000000000000000000bac07ac')</text:p>
          </table:table-cell>
          <table:table-cell office:value-type="string" calcext:value-type="string">
            <text:p><text:s/>BitArray('0x000000000000000000000000000000000000000000000000000000000cac07ac')</text:p>
          </table:table-cell>
          <table:table-cell office:value-type="string" calcext:value-type="string">
            <text:p><text:s/>BitArray('0x000000000000000000000000000000000000000000000000000000000dac07ac')</text:p>
          </table:table-cell>
          <table:table-cell office:value-type="string" calcext:value-type="string">
            <text:p><text:s/>BitArray('0x000000000000000000000000000000000000000000000000000000000eac07ac')</text:p>
          </table:table-cell>
          <table:table-cell office:value-type="string" calcext:value-type="string">
            <text:p><text:s/>BitArray('0x000000000000000000000000000000000000000000000000000000000fac07ac')</text:p>
          </table:table-cell>
          <table:table-cell office:value-type="string" calcext:value-type="string">
            <text:p><text:s/>BitArray('0x0000000000000000000000000000000000000000000000000000000000ac07ac')</text:p>
          </table:table-cell>
          <table:table-cell office:value-type="string" calcext:value-type="string">
            <text:p><text:s/>BitArray('0x0000000000000000000000000000000000000000000000000000000010ac07ac')</text:p>
          </table:table-cell>
          <table:table-cell office:value-type="string" calcext:value-type="string">
            <text:p><text:s/>BitArray('0x0000000000000000000000000000000000000000000000000000000020ac07ac')</text:p>
          </table:table-cell>
          <table:table-cell office:value-type="string" calcext:value-type="string">
            <text:p><text:s/>BitArray('0x0000000000000000000000000000000000000000000000000000000030ac07ac')</text:p>
          </table:table-cell>
          <table:table-cell office:value-type="string" calcext:value-type="string">
            <text:p><text:s/>BitArray('0x0000000000000000000000000000000000000000000000000000000040ac07ac')</text:p>
          </table:table-cell>
          <table:table-cell office:value-type="string" calcext:value-type="string">
            <text:p><text:s/>BitArray('0x0000000000000000000000000000000000000000000000000000000050ac07ac')</text:p>
          </table:table-cell>
          <table:table-cell office:value-type="string" calcext:value-type="string">
            <text:p><text:s/>BitArray('0x0000000000000000000000000000000000000000000000000000000060ac07ac')</text:p>
          </table:table-cell>
          <table:table-cell office:value-type="string" calcext:value-type="string">
            <text:p><text:s/>BitArray('0x0000000000000000000000000000000000000000000000000000000070ac07ac')</text:p>
          </table:table-cell>
          <table:table-cell office:value-type="string" calcext:value-type="string">
            <text:p><text:s/>BitArray('0x0000000000000000000000000000000000000000000000000000000080ac07ac')</text:p>
          </table:table-cell>
          <table:table-cell office:value-type="string" calcext:value-type="string">
            <text:p><text:s/>BitArray('0x0000000000000000000000000000000000000000000000000000000090ac07ac')</text:p>
          </table:table-cell>
          <table:table-cell office:value-type="string" calcext:value-type="string">
            <text:p><text:s/>BitArray('0x00000000000000000000000000000000000000000000000000000000a0ac07ac')</text:p>
          </table:table-cell>
          <table:table-cell office:value-type="string" calcext:value-type="string">
            <text:p><text:s/>BitArray('0x00000000000000000000000000000000000000000000000000000000b0ac07ac')</text:p>
          </table:table-cell>
          <table:table-cell office:value-type="string" calcext:value-type="string">
            <text:p><text:s/>BitArray('0x00000000000000000000000000000000000000000000000000000000c0ac07ac')</text:p>
          </table:table-cell>
          <table:table-cell office:value-type="string" calcext:value-type="string">
            <text:p><text:s/>BitArray('0x00000000000000000000000000000000000000000000000000000000d0ac07ac')</text:p>
          </table:table-cell>
          <table:table-cell office:value-type="string" calcext:value-type="string">
            <text:p><text:s/>BitArray('0x00000000000000000000000000000000000000000000000000000000e0ac07ac')</text:p>
          </table:table-cell>
          <table:table-cell office:value-type="string" calcext:value-type="string">
            <text:p><text:s/>BitArray('0x00000000000000000000000000000000000000000000000000000000f0ac07ac')</text:p>
          </table:table-cell>
          <table:table-cell office:value-type="string" calcext:value-type="string">
            <text:p><text:s/>BitArray('0x0000000000000000000000000000000000000000000000000000000000ac07ac')</text:p>
          </table:table-cell>
          <table:table-cell office:value-type="string" calcext:value-type="string">
            <text:p><text:s/>BitArray('0x0000000000000000000000000000000000000000000000000000000100ac07ac')</text:p>
          </table:table-cell>
          <table:table-cell office:value-type="string" calcext:value-type="string">
            <text:p><text:s/>BitArray('0x0000000000000000000000000000000000000000000000000000000200ac07ac')</text:p>
          </table:table-cell>
          <table:table-cell office:value-type="string" calcext:value-type="string">
            <text:p><text:s/>BitArray('0x0000000000000000000000000000000000000000000000000000000300ac07ac')</text:p>
          </table:table-cell>
          <table:table-cell office:value-type="string" calcext:value-type="string">
            <text:p><text:s/>BitArray('0x0000000000000000000000000000000000000000000000000000000400ac07ac')</text:p>
          </table:table-cell>
          <table:table-cell office:value-type="string" calcext:value-type="string">
            <text:p><text:s/>BitArray('0x0000000000000000000000000000000000000000000000000000000500ac07ac')</text:p>
          </table:table-cell>
          <table:table-cell office:value-type="string" calcext:value-type="string">
            <text:p><text:s/>BitArray('0x0000000000000000000000000000000000000000000000000000000600ac07ac')</text:p>
          </table:table-cell>
          <table:table-cell office:value-type="string" calcext:value-type="string">
            <text:p><text:s/>BitArray('0x0000000000000000000000000000000000000000000000000000000700ac07ac')</text:p>
          </table:table-cell>
          <table:table-cell office:value-type="string" calcext:value-type="string">
            <text:p><text:s/>BitArray('0x0000000000000000000000000000000000000000000000000000000800ac07ac')</text:p>
          </table:table-cell>
          <table:table-cell office:value-type="string" calcext:value-type="string">
            <text:p><text:s/>BitArray('0x0000000000000000000000000000000000000000000000000000000900ac07ac')</text:p>
          </table:table-cell>
          <table:table-cell office:value-type="string" calcext:value-type="string">
            <text:p><text:s/>BitArray('0x0000000000000000000000000000000000000000000000000000000a00ac07ac')</text:p>
          </table:table-cell>
          <table:table-cell office:value-type="string" calcext:value-type="string">
            <text:p><text:s/>BitArray('0x0000000000000000000000000000000000000000000000000000000b00ac07ac')</text:p>
          </table:table-cell>
          <table:table-cell office:value-type="string" calcext:value-type="string">
            <text:p><text:s/>BitArray('0x0000000000000000000000000000000000000000000000000000000c00ac07ac')</text:p>
          </table:table-cell>
          <table:table-cell office:value-type="string" calcext:value-type="string">
            <text:p><text:s/>BitArray('0x0000000000000000000000000000000000000000000000000000000d00ac07ac')</text:p>
          </table:table-cell>
          <table:table-cell office:value-type="string" calcext:value-type="string">
            <text:p><text:s/>BitArray('0x0000000000000000000000000000000000000000000000000000000e00ac07ac')</text:p>
          </table:table-cell>
          <table:table-cell office:value-type="string" calcext:value-type="string">
            <text:p><text:s/>BitArray('0x0000000000000000000000000000000000000000000000000000000f00ac07ac')</text:p>
          </table:table-cell>
          <table:table-cell office:value-type="string" calcext:value-type="string">
            <text:p><text:s/>BitArray('0x0000000000000000000000000000000000000000000000000000000000ac07ac')</text:p>
          </table:table-cell>
          <table:table-cell office:value-type="string" calcext:value-type="string">
            <text:p><text:s/>BitArray('0x0000000000000000000000000000000000000000000000000000001000ac07ac')</text:p>
          </table:table-cell>
          <table:table-cell office:value-type="string" calcext:value-type="string">
            <text:p><text:s/>BitArray('0x0000000000000000000000000000000000000000000000000000002000ac07ac')</text:p>
          </table:table-cell>
          <table:table-cell office:value-type="string" calcext:value-type="string">
            <text:p><text:s/>BitArray('0x0000000000000000000000000000000000000000000000000000003000ac07ac')</text:p>
          </table:table-cell>
          <table:table-cell office:value-type="string" calcext:value-type="string">
            <text:p><text:s/>BitArray('0x0000000000000000000000000000000000000000000000000000004000ac07ac')</text:p>
          </table:table-cell>
          <table:table-cell office:value-type="string" calcext:value-type="string">
            <text:p><text:s/>BitArray('0x0000000000000000000000000000000000000000000000000000005000ac07ac')</text:p>
          </table:table-cell>
          <table:table-cell office:value-type="string" calcext:value-type="string">
            <text:p><text:s/>BitArray('0x0000000000000000000000000000000000000000000000000000006000ac07ac')</text:p>
          </table:table-cell>
          <table:table-cell office:value-type="string" calcext:value-type="string">
            <text:p><text:s/>BitArray('0x0000000000000000000000000000000000000000000000000000007000ac07ac')</text:p>
          </table:table-cell>
          <table:table-cell office:value-type="string" calcext:value-type="string">
            <text:p><text:s/>BitArray('0x0000000000000000000000000000000000000000000000000000008000ac07ac')</text:p>
          </table:table-cell>
          <table:table-cell office:value-type="string" calcext:value-type="string">
            <text:p><text:s/>BitArray('0x0000000000000000000000000000000000000000000000000000009000ac07ac')</text:p>
          </table:table-cell>
          <table:table-cell office:value-type="string" calcext:value-type="string">
            <text:p><text:s/>BitArray('0x000000000000000000000000000000000000000000000000000000a000ac07ac')</text:p>
          </table:table-cell>
          <table:table-cell office:value-type="string" calcext:value-type="string">
            <text:p><text:s/>BitArray('0x000000000000000000000000000000000000000000000000000000b000ac07ac')</text:p>
          </table:table-cell>
          <table:table-cell office:value-type="string" calcext:value-type="string">
            <text:p><text:s/>BitArray('0x000000000000000000000000000000000000000000000000000000c000ac07ac')</text:p>
          </table:table-cell>
          <table:table-cell office:value-type="string" calcext:value-type="string">
            <text:p><text:s/>BitArray('0x000000000000000000000000000000000000000000000000000000d000ac07ac')</text:p>
          </table:table-cell>
          <table:table-cell office:value-type="string" calcext:value-type="string">
            <text:p><text:s/>BitArray('0x000000000000000000000000000000000000000000000000000000e000ac07ac')</text:p>
          </table:table-cell>
          <table:table-cell office:value-type="string" calcext:value-type="string">
            <text:p><text:s/>BitArray('0x000000000000000000000000000000000000000000000000000000f000ac07ac')</text:p>
          </table:table-cell>
          <table:table-cell office:value-type="string" calcext:value-type="string">
            <text:p><text:s/>BitArray('0x000000000000000000000000000000000000000000000000000000a000ac07ac')</text:p>
          </table:table-cell>
          <table:table-cell office:value-type="string" calcext:value-type="string">
            <text:p><text:s/>BitArray('0x000000000000000000000000000000000000000000000000000001a000ac07ac')</text:p>
          </table:table-cell>
          <table:table-cell office:value-type="string" calcext:value-type="string">
            <text:p><text:s/>BitArray('0x000000000000000000000000000000000000000000000000000002a000ac07ac')</text:p>
          </table:table-cell>
          <table:table-cell office:value-type="string" calcext:value-type="string">
            <text:p><text:s/>BitArray('0x000000000000000000000000000000000000000000000000000003a000ac07ac')</text:p>
          </table:table-cell>
          <table:table-cell office:value-type="string" calcext:value-type="string">
            <text:p><text:s/>BitArray('0x000000000000000000000000000000000000000000000000000004a000ac07ac')</text:p>
          </table:table-cell>
          <table:table-cell office:value-type="string" calcext:value-type="string">
            <text:p><text:s/>BitArray('0x000000000000000000000000000000000000000000000000000005a000ac07ac')</text:p>
          </table:table-cell>
          <table:table-cell office:value-type="string" calcext:value-type="string">
            <text:p><text:s/>BitArray('0x000000000000000000000000000000000000000000000000000006a000ac07ac')</text:p>
          </table:table-cell>
          <table:table-cell office:value-type="string" calcext:value-type="string">
            <text:p><text:s/>BitArray('0x000000000000000000000000000000000000000000000000000007a000ac07ac')</text:p>
          </table:table-cell>
          <table:table-cell office:value-type="string" calcext:value-type="string">
            <text:p><text:s/>BitArray('0x000000000000000000000000000000000000000000000000000008a000ac07ac')</text:p>
          </table:table-cell>
          <table:table-cell office:value-type="string" calcext:value-type="string">
            <text:p><text:s/>BitArray('0x000000000000000000000000000000000000000000000000000009a000ac07ac')</text:p>
          </table:table-cell>
          <table:table-cell office:value-type="string" calcext:value-type="string">
            <text:p><text:s/>BitArray('0x00000000000000000000000000000000000000000000000000000aa000ac07ac')</text:p>
          </table:table-cell>
          <table:table-cell office:value-type="string" calcext:value-type="string">
            <text:p><text:s/>BitArray('0x00000000000000000000000000000000000000000000000000000ba000ac07ac')</text:p>
          </table:table-cell>
          <table:table-cell office:value-type="string" calcext:value-type="string">
            <text:p><text:s/>BitArray('0x00000000000000000000000000000000000000000000000000000ca000ac07ac')</text:p>
          </table:table-cell>
          <table:table-cell office:value-type="string" calcext:value-type="string">
            <text:p><text:s/>BitArray('0x00000000000000000000000000000000000000000000000000000da000ac07ac')</text:p>
          </table:table-cell>
          <table:table-cell office:value-type="string" calcext:value-type="string">
            <text:p><text:s/>BitArray('0x00000000000000000000000000000000000000000000000000000ea000ac07ac')</text:p>
          </table:table-cell>
          <table:table-cell office:value-type="string" calcext:value-type="string">
            <text:p><text:s/>BitArray('0x00000000000000000000000000000000000000000000000000000fa000ac07ac')</text:p>
          </table:table-cell>
          <table:table-cell office:value-type="string" calcext:value-type="string">
            <text:p><text:s/>BitArray('0x000000000000000000000000000000000000000000000000000000a000ac07ac')</text:p>
          </table:table-cell>
          <table:table-cell office:value-type="string" calcext:value-type="string">
            <text:p><text:s/>BitArray('0x000000000000000000000000000000000000000000000000000010a000ac07ac')</text:p>
          </table:table-cell>
          <table:table-cell office:value-type="string" calcext:value-type="string">
            <text:p><text:s/>BitArray('0x000000000000000000000000000000000000000000000000000020a000ac07ac')</text:p>
          </table:table-cell>
          <table:table-cell office:value-type="string" calcext:value-type="string">
            <text:p><text:s/>BitArray('0x000000000000000000000000000000000000000000000000000030a000ac07ac')</text:p>
          </table:table-cell>
          <table:table-cell office:value-type="string" calcext:value-type="string">
            <text:p><text:s/>BitArray('0x000000000000000000000000000000000000000000000000000040a000ac07ac')</text:p>
          </table:table-cell>
          <table:table-cell office:value-type="string" calcext:value-type="string">
            <text:p><text:s/>BitArray('0x000000000000000000000000000000000000000000000000000050a000ac07ac')</text:p>
          </table:table-cell>
          <table:table-cell office:value-type="string" calcext:value-type="string">
            <text:p><text:s/>BitArray('0x000000000000000000000000000000000000000000000000000060a000ac07ac')</text:p>
          </table:table-cell>
          <table:table-cell office:value-type="string" calcext:value-type="string">
            <text:p><text:s/>BitArray('0x000000000000000000000000000000000000000000000000000070a000ac07ac')</text:p>
          </table:table-cell>
          <table:table-cell office:value-type="string" calcext:value-type="string">
            <text:p><text:s/>BitArray('0x000000000000000000000000000000000000000000000000000080a000ac07ac')</text:p>
          </table:table-cell>
          <table:table-cell office:value-type="string" calcext:value-type="string">
            <text:p><text:s/>BitArray('0x000000000000000000000000000000000000000000000000000090a000ac07ac')</text:p>
          </table:table-cell>
          <table:table-cell office:value-type="string" calcext:value-type="string">
            <text:p><text:s/>BitArray('0x0000000000000000000000000000000000000000000000000000a0a000ac07ac')</text:p>
          </table:table-cell>
          <table:table-cell office:value-type="string" calcext:value-type="string">
            <text:p><text:s/>BitArray('0x0000000000000000000000000000000000000000000000000000b0a000ac07ac')</text:p>
          </table:table-cell>
          <table:table-cell office:value-type="string" calcext:value-type="string">
            <text:p><text:s/>BitArray('0x0000000000000000000000000000000000000000000000000000c0a000ac07ac')</text:p>
          </table:table-cell>
          <table:table-cell office:value-type="string" calcext:value-type="string">
            <text:p><text:s/>BitArray('0x0000000000000000000000000000000000000000000000000000d0a000ac07ac')</text:p>
          </table:table-cell>
          <table:table-cell office:value-type="string" calcext:value-type="string">
            <text:p><text:s/>BitArray('0x0000000000000000000000000000000000000000000000000000e0a000ac07ac')</text:p>
          </table:table-cell>
          <table:table-cell office:value-type="string" calcext:value-type="string">
            <text:p><text:s/>BitArray('0x0000000000000000000000000000000000000000000000000000f0a000ac07ac')</text:p>
          </table:table-cell>
          <table:table-cell office:value-type="string" calcext:value-type="string">
            <text:p><text:s/>BitArray('0x000000000000000000000000000000000000000000000000000000a000ac07ac')</text:p>
          </table:table-cell>
          <table:table-cell office:value-type="string" calcext:value-type="string">
            <text:p><text:s/>BitArray('0x000000000000000000000000000000000000000000000000000100a000ac07ac')</text:p>
          </table:table-cell>
          <table:table-cell office:value-type="string" calcext:value-type="string">
            <text:p><text:s/>BitArray('0x000000000000000000000000000000000000000000000000000200a000ac07ac')</text:p>
          </table:table-cell>
          <table:table-cell office:value-type="string" calcext:value-type="string">
            <text:p><text:s/>BitArray('0x000000000000000000000000000000000000000000000000000300a000ac07ac')</text:p>
          </table:table-cell>
          <table:table-cell office:value-type="string" calcext:value-type="string">
            <text:p><text:s/>BitArray('0x000000000000000000000000000000000000000000000000000400a000ac07ac')</text:p>
          </table:table-cell>
          <table:table-cell office:value-type="string" calcext:value-type="string">
            <text:p><text:s/>BitArray('0x000000000000000000000000000000000000000000000000000500a000ac07ac')</text:p>
          </table:table-cell>
          <table:table-cell office:value-type="string" calcext:value-type="string">
            <text:p><text:s/>BitArray('0x000000000000000000000000000000000000000000000000000600a000ac07ac')</text:p>
          </table:table-cell>
          <table:table-cell office:value-type="string" calcext:value-type="string">
            <text:p><text:s/>BitArray('0x000000000000000000000000000000000000000000000000000700a000ac07ac')</text:p>
          </table:table-cell>
          <table:table-cell office:value-type="string" calcext:value-type="string">
            <text:p><text:s/>BitArray('0x000000000000000000000000000000000000000000000000000800a000ac07ac')</text:p>
          </table:table-cell>
          <table:table-cell office:value-type="string" calcext:value-type="string">
            <text:p><text:s/>BitArray('0x000000000000000000000000000000000000000000000000000900a000ac07ac')</text:p>
          </table:table-cell>
          <table:table-cell office:value-type="string" calcext:value-type="string">
            <text:p><text:s/>BitArray('0x000000000000000000000000000000000000000000000000000a00a000ac07ac')</text:p>
          </table:table-cell>
          <table:table-cell office:value-type="string" calcext:value-type="string">
            <text:p><text:s/>BitArray('0x000000000000000000000000000000000000000000000000000b00a000ac07ac')</text:p>
          </table:table-cell>
          <table:table-cell office:value-type="string" calcext:value-type="string">
            <text:p><text:s/>BitArray('0x000000000000000000000000000000000000000000000000000c00a000ac07ac')</text:p>
          </table:table-cell>
          <table:table-cell office:value-type="string" calcext:value-type="string">
            <text:p><text:s/>BitArray('0x000000000000000000000000000000000000000000000000000d00a000ac07ac')</text:p>
          </table:table-cell>
          <table:table-cell office:value-type="string" calcext:value-type="string">
            <text:p><text:s/>BitArray('0x000000000000000000000000000000000000000000000000000e00a000ac07ac')</text:p>
          </table:table-cell>
          <table:table-cell office:value-type="string" calcext:value-type="string">
            <text:p><text:s/>BitArray('0x000000000000000000000000000000000000000000000000000f00a000ac07ac')</text:p>
          </table:table-cell>
          <table:table-cell office:value-type="string" calcext:value-type="string">
            <text:p><text:s/>BitArray('0x000000000000000000000000000000000000000000000000000000a000ac07ac')</text:p>
          </table:table-cell>
          <table:table-cell office:value-type="string" calcext:value-type="string">
            <text:p><text:s/>BitArray('0x000000000000000000000000000000000000000000000000001000a000ac07ac')</text:p>
          </table:table-cell>
          <table:table-cell office:value-type="string" calcext:value-type="string">
            <text:p><text:s/>BitArray('0x000000000000000000000000000000000000000000000000002000a000ac07ac')</text:p>
          </table:table-cell>
          <table:table-cell office:value-type="string" calcext:value-type="string">
            <text:p><text:s/>BitArray('0x000000000000000000000000000000000000000000000000003000a000ac07ac')</text:p>
          </table:table-cell>
          <table:table-cell office:value-type="string" calcext:value-type="string">
            <text:p><text:s/>BitArray('0x000000000000000000000000000000000000000000000000004000a000ac07ac')</text:p>
          </table:table-cell>
          <table:table-cell office:value-type="string" calcext:value-type="string">
            <text:p><text:s/>BitArray('0x000000000000000000000000000000000000000000000000005000a000ac07ac')</text:p>
          </table:table-cell>
          <table:table-cell office:value-type="string" calcext:value-type="string">
            <text:p><text:s/>BitArray('0x000000000000000000000000000000000000000000000000006000a000ac07ac')</text:p>
          </table:table-cell>
          <table:table-cell office:value-type="string" calcext:value-type="string">
            <text:p><text:s/>BitArray('0x000000000000000000000000000000000000000000000000007000a000ac07ac')</text:p>
          </table:table-cell>
          <table:table-cell office:value-type="string" calcext:value-type="string">
            <text:p><text:s/>BitArray('0x000000000000000000000000000000000000000000000000008000a000ac07ac')</text:p>
          </table:table-cell>
          <table:table-cell office:value-type="string" calcext:value-type="string">
            <text:p><text:s/>BitArray('0x000000000000000000000000000000000000000000000000009000a000ac07ac')</text:p>
          </table:table-cell>
          <table:table-cell office:value-type="string" calcext:value-type="string">
            <text:p><text:s/>BitArray('0x00000000000000000000000000000000000000000000000000a000a000ac07ac')</text:p>
          </table:table-cell>
          <table:table-cell office:value-type="string" calcext:value-type="string">
            <text:p><text:s/>BitArray('0x00000000000000000000000000000000000000000000000000b000a000ac07ac')</text:p>
          </table:table-cell>
          <table:table-cell office:value-type="string" calcext:value-type="string">
            <text:p><text:s/>BitArray('0x00000000000000000000000000000000000000000000000000c000a000ac07ac')</text:p>
          </table:table-cell>
          <table:table-cell office:value-type="string" calcext:value-type="string">
            <text:p><text:s/>BitArray('0x00000000000000000000000000000000000000000000000000d000a000ac07ac')</text:p>
          </table:table-cell>
          <table:table-cell office:value-type="string" calcext:value-type="string">
            <text:p><text:s/>BitArray('0x00000000000000000000000000000000000000000000000000e000a000ac07ac')</text:p>
          </table:table-cell>
          <table:table-cell office:value-type="string" calcext:value-type="string">
            <text:p><text:s/>BitArray('0x00000000000000000000000000000000000000000000000000f000a000ac07ac')</text:p>
          </table:table-cell>
          <table:table-cell office:value-type="string" calcext:value-type="string">
            <text:p><text:s/>BitArray('0x00000000000000000000000000000000000000000000000000a000a000ac07ac')</text:p>
          </table:table-cell>
          <table:table-cell office:value-type="string" calcext:value-type="string">
            <text:p><text:s/>BitArray('0x00000000000000000000000000000000000000000000000001a000a000ac07ac')</text:p>
          </table:table-cell>
          <table:table-cell office:value-type="string" calcext:value-type="string">
            <text:p><text:s/>BitArray('0x00000000000000000000000000000000000000000000000002a000a000ac07ac')</text:p>
          </table:table-cell>
          <table:table-cell office:value-type="string" calcext:value-type="string">
            <text:p><text:s/>BitArray('0x00000000000000000000000000000000000000000000000003a000a000ac07ac')</text:p>
          </table:table-cell>
          <table:table-cell office:value-type="string" calcext:value-type="string">
            <text:p><text:s/>BitArray('0x00000000000000000000000000000000000000000000000004a000a000ac07ac')</text:p>
          </table:table-cell>
          <table:table-cell office:value-type="string" calcext:value-type="string">
            <text:p><text:s/>BitArray('0x00000000000000000000000000000000000000000000000005a000a000ac07ac')</text:p>
          </table:table-cell>
          <table:table-cell office:value-type="string" calcext:value-type="string">
            <text:p><text:s/>BitArray('0x00000000000000000000000000000000000000000000000006a000a000ac07ac')</text:p>
          </table:table-cell>
          <table:table-cell office:value-type="string" calcext:value-type="string">
            <text:p><text:s/>BitArray('0x00000000000000000000000000000000000000000000000007a000a000ac07ac')</text:p>
          </table:table-cell>
          <table:table-cell office:value-type="string" calcext:value-type="string">
            <text:p><text:s/>BitArray('0x00000000000000000000000000000000000000000000000008a000a000ac07ac')</text:p>
          </table:table-cell>
          <table:table-cell office:value-type="string" calcext:value-type="string">
            <text:p><text:s/>BitArray('0x00000000000000000000000000000000000000000000000009a000a000ac07ac')</text:p>
          </table:table-cell>
          <table:table-cell office:value-type="string" calcext:value-type="string">
            <text:p><text:s/>BitArray('0x0000000000000000000000000000000000000000000000000aa000a000ac07ac')</text:p>
          </table:table-cell>
          <table:table-cell office:value-type="string" calcext:value-type="string">
            <text:p><text:s/>BitArray('0x0000000000000000000000000000000000000000000000000ba000a000ac07ac')</text:p>
          </table:table-cell>
          <table:table-cell office:value-type="string" calcext:value-type="string">
            <text:p><text:s/>BitArray('0x0000000000000000000000000000000000000000000000000ca000a000ac07ac')</text:p>
          </table:table-cell>
          <table:table-cell office:value-type="string" calcext:value-type="string">
            <text:p><text:s/>BitArray('0x0000000000000000000000000000000000000000000000000da000a000ac07ac')</text:p>
          </table:table-cell>
          <table:table-cell office:value-type="string" calcext:value-type="string">
            <text:p><text:s/>BitArray('0x0000000000000000000000000000000000000000000000000ea000a000ac07ac')</text:p>
          </table:table-cell>
          <table:table-cell office:value-type="string" calcext:value-type="string">
            <text:p><text:s/>BitArray('0x0000000000000000000000000000000000000000000000000fa000a000ac07ac')</text:p>
          </table:table-cell>
          <table:table-cell office:value-type="string" calcext:value-type="string">
            <text:p><text:s/>BitArray('0x00000000000000000000000000000000000000000000000000a000a000ac07ac')</text:p>
          </table:table-cell>
          <table:table-cell office:value-type="string" calcext:value-type="string">
            <text:p><text:s/>BitArray('0x00000000000000000000000000000000000000000000000010a000a000ac07ac')</text:p>
          </table:table-cell>
          <table:table-cell office:value-type="string" calcext:value-type="string">
            <text:p><text:s/>BitArray('0x00000000000000000000000000000000000000000000000020a000a000ac07ac')</text:p>
          </table:table-cell>
          <table:table-cell office:value-type="string" calcext:value-type="string">
            <text:p><text:s/>BitArray('0x00000000000000000000000000000000000000000000000030a000a000ac07ac')</text:p>
          </table:table-cell>
          <table:table-cell office:value-type="string" calcext:value-type="string">
            <text:p><text:s/>BitArray('0x00000000000000000000000000000000000000000000000040a000a000ac07ac')</text:p>
          </table:table-cell>
          <table:table-cell office:value-type="string" calcext:value-type="string">
            <text:p><text:s/>BitArray('0x00000000000000000000000000000000000000000000000050a000a000ac07ac')</text:p>
          </table:table-cell>
          <table:table-cell office:value-type="string" calcext:value-type="string">
            <text:p><text:s/>BitArray('0x00000000000000000000000000000000000000000000000060a000a000ac07ac')</text:p>
          </table:table-cell>
          <table:table-cell office:value-type="string" calcext:value-type="string">
            <text:p><text:s/>BitArray('0x00000000000000000000000000000000000000000000000070a000a000ac07ac')</text:p>
          </table:table-cell>
          <table:table-cell office:value-type="string" calcext:value-type="string">
            <text:p><text:s/>BitArray('0x00000000000000000000000000000000000000000000000080a000a000ac07ac')</text:p>
          </table:table-cell>
          <table:table-cell office:value-type="string" calcext:value-type="string">
            <text:p><text:s/>BitArray('0x00000000000000000000000000000000000000000000000090a000a000ac07ac')</text:p>
          </table:table-cell>
          <table:table-cell office:value-type="string" calcext:value-type="string">
            <text:p><text:s/>BitArray('0x000000000000000000000000000000000000000000000000a0a000a000ac07ac')</text:p>
          </table:table-cell>
          <table:table-cell office:value-type="string" calcext:value-type="string">
            <text:p><text:s/>BitArray('0x000000000000000000000000000000000000000000000000b0a000a000ac07ac')</text:p>
          </table:table-cell>
          <table:table-cell office:value-type="string" calcext:value-type="string">
            <text:p><text:s/>BitArray('0x000000000000000000000000000000000000000000000000c0a000a000ac07ac')</text:p>
          </table:table-cell>
          <table:table-cell office:value-type="string" calcext:value-type="string">
            <text:p><text:s/>BitArray('0x000000000000000000000000000000000000000000000000d0a000a000ac07ac')</text:p>
          </table:table-cell>
          <table:table-cell office:value-type="string" calcext:value-type="string">
            <text:p><text:s/>BitArray('0x000000000000000000000000000000000000000000000000e0a000a000ac07ac')</text:p>
          </table:table-cell>
          <table:table-cell office:value-type="string" calcext:value-type="string">
            <text:p><text:s/>BitArray('0x000000000000000000000000000000000000000000000000f0a000a000ac07ac')</text:p>
          </table:table-cell>
          <table:table-cell office:value-type="string" calcext:value-type="string">
            <text:p><text:s/>BitArray('0x00000000000000000000000000000000000000000000000000a000a000ac07ac')</text:p>
          </table:table-cell>
          <table:table-cell office:value-type="string" calcext:value-type="string">
            <text:p><text:s/>BitArray('0x00000000000000000000000000000000000000000000000100a000a000ac07ac')</text:p>
          </table:table-cell>
          <table:table-cell office:value-type="string" calcext:value-type="string">
            <text:p><text:s/>BitArray('0x00000000000000000000000000000000000000000000000200a000a000ac07ac')</text:p>
          </table:table-cell>
          <table:table-cell office:value-type="string" calcext:value-type="string">
            <text:p><text:s/>BitArray('0x00000000000000000000000000000000000000000000000300a000a000ac07ac')</text:p>
          </table:table-cell>
          <table:table-cell office:value-type="string" calcext:value-type="string">
            <text:p><text:s/>BitArray('0x00000000000000000000000000000000000000000000000400a000a000ac07ac')</text:p>
          </table:table-cell>
          <table:table-cell office:value-type="string" calcext:value-type="string">
            <text:p><text:s/>BitArray('0x00000000000000000000000000000000000000000000000500a000a000ac07ac')</text:p>
          </table:table-cell>
          <table:table-cell office:value-type="string" calcext:value-type="string">
            <text:p><text:s/>BitArray('0x00000000000000000000000000000000000000000000000600a000a000ac07ac')</text:p>
          </table:table-cell>
          <table:table-cell office:value-type="string" calcext:value-type="string">
            <text:p><text:s/>BitArray('0x00000000000000000000000000000000000000000000000700a000a000ac07ac')</text:p>
          </table:table-cell>
          <table:table-cell office:value-type="string" calcext:value-type="string">
            <text:p><text:s/>BitArray('0x00000000000000000000000000000000000000000000000800a000a000ac07ac')</text:p>
          </table:table-cell>
          <table:table-cell office:value-type="string" calcext:value-type="string">
            <text:p><text:s/>BitArray('0x00000000000000000000000000000000000000000000000900a000a000ac07ac')</text:p>
          </table:table-cell>
          <table:table-cell office:value-type="string" calcext:value-type="string">
            <text:p><text:s/>BitArray('0x00000000000000000000000000000000000000000000000a00a000a000ac07ac')</text:p>
          </table:table-cell>
          <table:table-cell office:value-type="string" calcext:value-type="string">
            <text:p><text:s/>BitArray('0x00000000000000000000000000000000000000000000000b00a000a000ac07ac')</text:p>
          </table:table-cell>
          <table:table-cell office:value-type="string" calcext:value-type="string">
            <text:p><text:s/>BitArray('0x00000000000000000000000000000000000000000000000c00a000a000ac07ac')</text:p>
          </table:table-cell>
          <table:table-cell office:value-type="string" calcext:value-type="string">
            <text:p><text:s/>BitArray('0x00000000000000000000000000000000000000000000000d00a000a000ac07ac')</text:p>
          </table:table-cell>
          <table:table-cell office:value-type="string" calcext:value-type="string">
            <text:p><text:s/>BitArray('0x00000000000000000000000000000000000000000000000e00a000a000ac07ac')</text:p>
          </table:table-cell>
          <table:table-cell office:value-type="string" calcext:value-type="string">
            <text:p><text:s/>BitArray('0x00000000000000000000000000000000000000000000000f00a000a000ac07ac')</text:p>
          </table:table-cell>
          <table:table-cell office:value-type="string" calcext:value-type="string">
            <text:p><text:s/>BitArray('0x00000000000000000000000000000000000000000000000000a000a000ac07ac')</text:p>
          </table:table-cell>
          <table:table-cell office:value-type="string" calcext:value-type="string">
            <text:p><text:s/>BitArray('0x00000000000000000000000000000000000000000000001000a000a000ac07ac')</text:p>
          </table:table-cell>
          <table:table-cell office:value-type="string" calcext:value-type="string">
            <text:p><text:s/>BitArray('0x00000000000000000000000000000000000000000000002000a000a000ac07ac')</text:p>
          </table:table-cell>
          <table:table-cell office:value-type="string" calcext:value-type="string">
            <text:p><text:s/>BitArray('0x00000000000000000000000000000000000000000000003000a000a000ac07ac')</text:p>
          </table:table-cell>
          <table:table-cell office:value-type="string" calcext:value-type="string">
            <text:p><text:s/>BitArray('0x00000000000000000000000000000000000000000000004000a000a000ac07ac')</text:p>
          </table:table-cell>
          <table:table-cell office:value-type="string" calcext:value-type="string">
            <text:p><text:s/>BitArray('0x00000000000000000000000000000000000000000000005000a000a000ac07ac')</text:p>
          </table:table-cell>
          <table:table-cell office:value-type="string" calcext:value-type="string">
            <text:p><text:s/>BitArray('0x00000000000000000000000000000000000000000000006000a000a000ac07ac')</text:p>
          </table:table-cell>
          <table:table-cell office:value-type="string" calcext:value-type="string">
            <text:p><text:s/>BitArray('0x00000000000000000000000000000000000000000000007000a000a000ac07ac')</text:p>
          </table:table-cell>
          <table:table-cell office:value-type="string" calcext:value-type="string">
            <text:p><text:s/>BitArray('0x00000000000000000000000000000000000000000000008000a000a000ac07ac')</text:p>
          </table:table-cell>
          <table:table-cell office:value-type="string" calcext:value-type="string">
            <text:p><text:s/>BitArray('0x00000000000000000000000000000000000000000000009000a000a000ac07ac')</text:p>
          </table:table-cell>
          <table:table-cell office:value-type="string" calcext:value-type="string">
            <text:p><text:s/>BitArray('0x0000000000000000000000000000000000000000000000a000a000a000ac07ac')</text:p>
          </table:table-cell>
          <table:table-cell office:value-type="string" calcext:value-type="string">
            <text:p><text:s/>BitArray('0x0000000000000000000000000000000000000000000000b000a000a000ac07ac')</text:p>
          </table:table-cell>
          <table:table-cell office:value-type="string" calcext:value-type="string">
            <text:p><text:s/>BitArray('0x0000000000000000000000000000000000000000000000c000a000a000ac07ac')</text:p>
          </table:table-cell>
          <table:table-cell office:value-type="string" calcext:value-type="string">
            <text:p><text:s/>BitArray('0x0000000000000000000000000000000000000000000000d000a000a000ac07ac')</text:p>
          </table:table-cell>
          <table:table-cell office:value-type="string" calcext:value-type="string">
            <text:p><text:s/>BitArray('0x0000000000000000000000000000000000000000000000e000a000a000ac07ac')</text:p>
          </table:table-cell>
          <table:table-cell office:value-type="string" calcext:value-type="string">
            <text:p><text:s/>BitArray('0x0000000000000000000000000000000000000000000000f000a000a000ac07ac')</text:p>
          </table:table-cell>
          <table:table-cell office:value-type="string" calcext:value-type="string">
            <text:p><text:s/>BitArray('0x0000000000000000000000000000000000000000000000a000a000a000ac07ac')</text:p>
          </table:table-cell>
          <table:table-cell office:value-type="string" calcext:value-type="string">
            <text:p><text:s/>BitArray('0x0000000000000000000000000000000000000000000001a000a000a000ac07ac')</text:p>
          </table:table-cell>
          <table:table-cell office:value-type="string" calcext:value-type="string">
            <text:p><text:s/>BitArray('0x0000000000000000000000000000000000000000000002a000a000a000ac07ac')</text:p>
          </table:table-cell>
          <table:table-cell office:value-type="string" calcext:value-type="string">
            <text:p><text:s/>BitArray('0x0000000000000000000000000000000000000000000003a000a000a000ac07ac')</text:p>
          </table:table-cell>
          <table:table-cell office:value-type="string" calcext:value-type="string">
            <text:p><text:s/>BitArray('0x0000000000000000000000000000000000000000000004a000a000a000ac07ac')</text:p>
          </table:table-cell>
          <table:table-cell office:value-type="string" calcext:value-type="string">
            <text:p><text:s/>BitArray('0x0000000000000000000000000000000000000000000005a000a000a000ac07ac')</text:p>
          </table:table-cell>
          <table:table-cell office:value-type="string" calcext:value-type="string">
            <text:p><text:s/>BitArray('0x0000000000000000000000000000000000000000000006a000a000a000ac07ac')</text:p>
          </table:table-cell>
          <table:table-cell office:value-type="string" calcext:value-type="string">
            <text:p><text:s/>BitArray('0x0000000000000000000000000000000000000000000007a000a000a000ac07ac')</text:p>
          </table:table-cell>
          <table:table-cell office:value-type="string" calcext:value-type="string">
            <text:p><text:s/>BitArray('0x0000000000000000000000000000000000000000000008a000a000a000ac07ac')</text:p>
          </table:table-cell>
          <table:table-cell office:value-type="string" calcext:value-type="string">
            <text:p><text:s/>BitArray('0x0000000000000000000000000000000000000000000009a000a000a000ac07ac')</text:p>
          </table:table-cell>
          <table:table-cell office:value-type="string" calcext:value-type="string">
            <text:p><text:s/>BitArray('0x000000000000000000000000000000000000000000000aa000a000a000ac07ac')</text:p>
          </table:table-cell>
          <table:table-cell office:value-type="string" calcext:value-type="string">
            <text:p><text:s/>BitArray('0x000000000000000000000000000000000000000000000ba000a000a000ac07ac')</text:p>
          </table:table-cell>
          <table:table-cell office:value-type="string" calcext:value-type="string">
            <text:p><text:s/>BitArray('0x000000000000000000000000000000000000000000000ca000a000a000ac07ac')</text:p>
          </table:table-cell>
          <table:table-cell office:value-type="string" calcext:value-type="string">
            <text:p><text:s/>BitArray('0x000000000000000000000000000000000000000000000da000a000a000ac07ac')</text:p>
          </table:table-cell>
          <table:table-cell office:value-type="string" calcext:value-type="string">
            <text:p><text:s/>BitArray('0x000000000000000000000000000000000000000000000ea000a000a000ac07ac')</text:p>
          </table:table-cell>
          <table:table-cell office:value-type="string" calcext:value-type="string">
            <text:p><text:s/>BitArray('0x000000000000000000000000000000000000000000000fa000a000a000ac07ac')</text:p>
          </table:table-cell>
          <table:table-cell office:value-type="string" calcext:value-type="string">
            <text:p><text:s/>BitArray('0x0000000000000000000000000000000000000000000000a000a000a000ac07ac')</text:p>
          </table:table-cell>
          <table:table-cell office:value-type="string" calcext:value-type="string">
            <text:p><text:s/>BitArray('0x0000000000000000000000000000000000000000000010a000a000a000ac07ac')</text:p>
          </table:table-cell>
          <table:table-cell office:value-type="string" calcext:value-type="string">
            <text:p><text:s/>BitArray('0x0000000000000000000000000000000000000000000020a000a000a000ac07ac')</text:p>
          </table:table-cell>
          <table:table-cell office:value-type="string" calcext:value-type="string">
            <text:p><text:s/>BitArray('0x0000000000000000000000000000000000000000000030a000a000a000ac07ac')</text:p>
          </table:table-cell>
          <table:table-cell office:value-type="string" calcext:value-type="string">
            <text:p><text:s/>BitArray('0x0000000000000000000000000000000000000000000040a000a000a000ac07ac')</text:p>
          </table:table-cell>
          <table:table-cell office:value-type="string" calcext:value-type="string">
            <text:p><text:s/>BitArray('0x0000000000000000000000000000000000000000000050a000a000a000ac07ac')</text:p>
          </table:table-cell>
          <table:table-cell office:value-type="string" calcext:value-type="string">
            <text:p><text:s/>BitArray('0x0000000000000000000000000000000000000000000060a000a000a000ac07ac')</text:p>
          </table:table-cell>
          <table:table-cell office:value-type="string" calcext:value-type="string">
            <text:p><text:s/>BitArray('0x0000000000000000000000000000000000000000000070a000a000a000ac07ac')</text:p>
          </table:table-cell>
          <table:table-cell office:value-type="string" calcext:value-type="string">
            <text:p><text:s/>BitArray('0x0000000000000000000000000000000000000000000080a000a000a000ac07ac')</text:p>
          </table:table-cell>
          <table:table-cell office:value-type="string" calcext:value-type="string">
            <text:p><text:s/>BitArray('0x0000000000000000000000000000000000000000000090a000a000a000ac07ac')</text:p>
          </table:table-cell>
          <table:table-cell office:value-type="string" calcext:value-type="string">
            <text:p><text:s/>BitArray('0x00000000000000000000000000000000000000000000a0a000a000a000ac07ac')</text:p>
          </table:table-cell>
          <table:table-cell office:value-type="string" calcext:value-type="string">
            <text:p><text:s/>BitArray('0x00000000000000000000000000000000000000000000b0a000a000a000ac07ac')</text:p>
          </table:table-cell>
          <table:table-cell office:value-type="string" calcext:value-type="string">
            <text:p><text:s/>BitArray('0x00000000000000000000000000000000000000000000c0a000a000a000ac07ac')</text:p>
          </table:table-cell>
          <table:table-cell office:value-type="string" calcext:value-type="string">
            <text:p><text:s/>BitArray('0x00000000000000000000000000000000000000000000d0a000a000a000ac07ac')</text:p>
          </table:table-cell>
          <table:table-cell office:value-type="string" calcext:value-type="string">
            <text:p><text:s/>BitArray('0x00000000000000000000000000000000000000000000e0a000a000a000ac07ac')</text:p>
          </table:table-cell>
          <table:table-cell office:value-type="string" calcext:value-type="string">
            <text:p><text:s/>BitArray('0x00000000000000000000000000000000000000000000f0a000a000a000ac07ac')</text:p>
          </table:table-cell>
          <table:table-cell office:value-type="string" calcext:value-type="string">
            <text:p><text:s/>BitArray('0x0000000000000000000000000000000000000000000000a000a000a000ac07ac')</text:p>
          </table:table-cell>
          <table:table-cell office:value-type="string" calcext:value-type="string">
            <text:p><text:s/>BitArray('0x0000000000000000000000000000000000000000000100a000a000a000ac07ac')</text:p>
          </table:table-cell>
          <table:table-cell office:value-type="string" calcext:value-type="string">
            <text:p><text:s/>BitArray('0x0000000000000000000000000000000000000000000200a000a000a000ac07ac')</text:p>
          </table:table-cell>
          <table:table-cell office:value-type="string" calcext:value-type="string">
            <text:p><text:s/>BitArray('0x0000000000000000000000000000000000000000000300a000a000a000ac07ac')</text:p>
          </table:table-cell>
          <table:table-cell office:value-type="string" calcext:value-type="string">
            <text:p><text:s/>BitArray('0x0000000000000000000000000000000000000000000400a000a000a000ac07ac')</text:p>
          </table:table-cell>
          <table:table-cell office:value-type="string" calcext:value-type="string">
            <text:p><text:s/>BitArray('0x0000000000000000000000000000000000000000000500a000a000a000ac07ac')</text:p>
          </table:table-cell>
          <table:table-cell office:value-type="string" calcext:value-type="string">
            <text:p><text:s/>BitArray('0x0000000000000000000000000000000000000000000600a000a000a000ac07ac')</text:p>
          </table:table-cell>
          <table:table-cell office:value-type="string" calcext:value-type="string">
            <text:p><text:s/>BitArray('0x0000000000000000000000000000000000000000000700a000a000a000ac07ac')</text:p>
          </table:table-cell>
          <table:table-cell office:value-type="string" calcext:value-type="string">
            <text:p><text:s/>BitArray('0x0000000000000000000000000000000000000000000800a000a000a000ac07ac')</text:p>
          </table:table-cell>
          <table:table-cell office:value-type="string" calcext:value-type="string">
            <text:p><text:s/>BitArray('0x0000000000000000000000000000000000000000000900a000a000a000ac07ac')</text:p>
          </table:table-cell>
          <table:table-cell office:value-type="string" calcext:value-type="string">
            <text:p><text:s/>BitArray('0x0000000000000000000000000000000000000000000a00a000a000a000ac07ac')</text:p>
          </table:table-cell>
          <table:table-cell office:value-type="string" calcext:value-type="string">
            <text:p><text:s/>BitArray('0x0000000000000000000000000000000000000000000b00a000a000a000ac07ac')</text:p>
          </table:table-cell>
          <table:table-cell office:value-type="string" calcext:value-type="string">
            <text:p><text:s/>BitArray('0x0000000000000000000000000000000000000000000c00a000a000a000ac07ac')</text:p>
          </table:table-cell>
          <table:table-cell office:value-type="string" calcext:value-type="string">
            <text:p><text:s/>BitArray('0x0000000000000000000000000000000000000000000d00a000a000a000ac07ac')</text:p>
          </table:table-cell>
          <table:table-cell office:value-type="string" calcext:value-type="string">
            <text:p><text:s/>BitArray('0x0000000000000000000000000000000000000000000e00a000a000a000ac07ac')</text:p>
          </table:table-cell>
          <table:table-cell office:value-type="string" calcext:value-type="string">
            <text:p><text:s/>BitArray('0x0000000000000000000000000000000000000000000f00a000a000a000ac07ac')</text:p>
          </table:table-cell>
          <table:table-cell office:value-type="string" calcext:value-type="string">
            <text:p><text:s/>BitArray('0x0000000000000000000000000000000000000000000000a000a000a000ac07ac')</text:p>
          </table:table-cell>
          <table:table-cell office:value-type="string" calcext:value-type="string">
            <text:p><text:s/>BitArray('0x0000000000000000000000000000000000000000001000a000a000a000ac07ac')</text:p>
          </table:table-cell>
          <table:table-cell office:value-type="string" calcext:value-type="string">
            <text:p><text:s/>BitArray('0x0000000000000000000000000000000000000000002000a000a000a000ac07ac')</text:p>
          </table:table-cell>
          <table:table-cell office:value-type="string" calcext:value-type="string">
            <text:p><text:s/>BitArray('0x0000000000000000000000000000000000000000003000a000a000a000ac07ac')</text:p>
          </table:table-cell>
          <table:table-cell office:value-type="string" calcext:value-type="string">
            <text:p><text:s/>BitArray('0x0000000000000000000000000000000000000000004000a000a000a000ac07ac')</text:p>
          </table:table-cell>
          <table:table-cell office:value-type="string" calcext:value-type="string">
            <text:p><text:s/>BitArray('0x0000000000000000000000000000000000000000005000a000a000a000ac07ac')</text:p>
          </table:table-cell>
          <table:table-cell office:value-type="string" calcext:value-type="string">
            <text:p><text:s/>BitArray('0x0000000000000000000000000000000000000000006000a000a000a000ac07ac')</text:p>
          </table:table-cell>
          <table:table-cell office:value-type="string" calcext:value-type="string">
            <text:p><text:s/>BitArray('0x0000000000000000000000000000000000000000007000a000a000a000ac07ac')</text:p>
          </table:table-cell>
          <table:table-cell office:value-type="string" calcext:value-type="string">
            <text:p><text:s/>BitArray('0x0000000000000000000000000000000000000000008000a000a000a000ac07ac')</text:p>
          </table:table-cell>
          <table:table-cell office:value-type="string" calcext:value-type="string">
            <text:p><text:s/>BitArray('0x0000000000000000000000000000000000000000009000a000a000a000ac07ac')</text:p>
          </table:table-cell>
          <table:table-cell office:value-type="string" calcext:value-type="string">
            <text:p><text:s/>BitArray('0x000000000000000000000000000000000000000000a000a000a000a000ac07ac')</text:p>
          </table:table-cell>
          <table:table-cell office:value-type="string" calcext:value-type="string">
            <text:p><text:s/>BitArray('0x000000000000000000000000000000000000000000b000a000a000a000ac07ac')</text:p>
          </table:table-cell>
          <table:table-cell office:value-type="string" calcext:value-type="string">
            <text:p><text:s/>BitArray('0x000000000000000000000000000000000000000000c000a000a000a000ac07ac')</text:p>
          </table:table-cell>
          <table:table-cell office:value-type="string" calcext:value-type="string">
            <text:p><text:s/>BitArray('0x000000000000000000000000000000000000000000d000a000a000a000ac07ac')</text:p>
          </table:table-cell>
          <table:table-cell office:value-type="string" calcext:value-type="string">
            <text:p><text:s/>BitArray('0x000000000000000000000000000000000000000000e000a000a000a000ac07ac')</text:p>
          </table:table-cell>
          <table:table-cell office:value-type="string" calcext:value-type="string">
            <text:p><text:s/>BitArray('0x000000000000000000000000000000000000000000f000a000a000a000ac07ac')</text:p>
          </table:table-cell>
          <table:table-cell office:value-type="string" calcext:value-type="string">
            <text:p><text:s/>BitArray('0x000000000000000000000000000000000000000000a000a000a000a000ac07ac')</text:p>
          </table:table-cell>
          <table:table-cell office:value-type="string" calcext:value-type="string">
            <text:p><text:s/>BitArray('0x000000000000000000000000000000000000000001a000a000a000a000ac07ac')</text:p>
          </table:table-cell>
          <table:table-cell office:value-type="string" calcext:value-type="string">
            <text:p><text:s/>BitArray('0x000000000000000000000000000000000000000002a000a000a000a000ac07ac')</text:p>
          </table:table-cell>
          <table:table-cell office:value-type="string" calcext:value-type="string">
            <text:p><text:s/>BitArray('0x000000000000000000000000000000000000000003a000a000a000a000ac07ac')</text:p>
          </table:table-cell>
          <table:table-cell office:value-type="string" calcext:value-type="string">
            <text:p><text:s/>BitArray('0x000000000000000000000000000000000000000004a000a000a000a000ac07ac')</text:p>
          </table:table-cell>
          <table:table-cell office:value-type="string" calcext:value-type="string">
            <text:p><text:s/>BitArray('0x000000000000000000000000000000000000000005a000a000a000a000ac07ac')</text:p>
          </table:table-cell>
          <table:table-cell office:value-type="string" calcext:value-type="string">
            <text:p><text:s/>BitArray('0x000000000000000000000000000000000000000006a000a000a000a000ac07ac')</text:p>
          </table:table-cell>
          <table:table-cell office:value-type="string" calcext:value-type="string">
            <text:p><text:s/>BitArray('0x000000000000000000000000000000000000000007a000a000a000a000ac07ac')</text:p>
          </table:table-cell>
          <table:table-cell office:value-type="string" calcext:value-type="string">
            <text:p><text:s/>BitArray('0x000000000000000000000000000000000000000008a000a000a000a000ac07ac')</text:p>
          </table:table-cell>
          <table:table-cell office:value-type="string" calcext:value-type="string">
            <text:p><text:s/>BitArray('0x000000000000000000000000000000000000000009a000a000a000a000ac07ac')</text:p>
          </table:table-cell>
          <table:table-cell office:value-type="string" calcext:value-type="string">
            <text:p><text:s/>BitArray('0x00000000000000000000000000000000000000000aa000a000a000a000ac07ac')</text:p>
          </table:table-cell>
          <table:table-cell office:value-type="string" calcext:value-type="string">
            <text:p><text:s/>BitArray('0x00000000000000000000000000000000000000000ba000a000a000a000ac07ac')</text:p>
          </table:table-cell>
          <table:table-cell office:value-type="string" calcext:value-type="string">
            <text:p><text:s/>BitArray('0x00000000000000000000000000000000000000000ca000a000a000a000ac07ac')</text:p>
          </table:table-cell>
          <table:table-cell office:value-type="string" calcext:value-type="string">
            <text:p><text:s/>BitArray('0x00000000000000000000000000000000000000000da000a000a000a000ac07ac')</text:p>
          </table:table-cell>
          <table:table-cell office:value-type="string" calcext:value-type="string">
            <text:p><text:s/>BitArray('0x00000000000000000000000000000000000000000ea000a000a000a000ac07ac')</text:p>
          </table:table-cell>
          <table:table-cell office:value-type="string" calcext:value-type="string">
            <text:p><text:s/>BitArray('0x00000000000000000000000000000000000000000fa000a000a000a000ac07ac')</text:p>
          </table:table-cell>
          <table:table-cell office:value-type="string" calcext:value-type="string">
            <text:p><text:s/>BitArray('0x000000000000000000000000000000000000000000a000a000a000a000ac07ac')</text:p>
          </table:table-cell>
          <table:table-cell office:value-type="string" calcext:value-type="string">
            <text:p><text:s/>BitArray('0x000000000000000000000000000000000000000010a000a000a000a000ac07ac')</text:p>
          </table:table-cell>
          <table:table-cell office:value-type="string" calcext:value-type="string">
            <text:p><text:s/>BitArray('0x000000000000000000000000000000000000000020a000a000a000a000ac07ac')</text:p>
          </table:table-cell>
          <table:table-cell office:value-type="string" calcext:value-type="string">
            <text:p><text:s/>BitArray('0x000000000000000000000000000000000000000030a000a000a000a000ac07ac')</text:p>
          </table:table-cell>
          <table:table-cell office:value-type="string" calcext:value-type="string">
            <text:p><text:s/>BitArray('0x000000000000000000000000000000000000000040a000a000a000a000ac07ac')</text:p>
          </table:table-cell>
          <table:table-cell office:value-type="string" calcext:value-type="string">
            <text:p><text:s/>BitArray('0x000000000000000000000000000000000000000050a000a000a000a000ac07ac')</text:p>
          </table:table-cell>
          <table:table-cell office:value-type="string" calcext:value-type="string">
            <text:p><text:s/>BitArray('0x000000000000000000000000000000000000000060a000a000a000a000ac07ac')</text:p>
          </table:table-cell>
          <table:table-cell office:value-type="string" calcext:value-type="string">
            <text:p><text:s/>BitArray('0x000000000000000000000000000000000000000070a000a000a000a000ac07ac')</text:p>
          </table:table-cell>
          <table:table-cell office:value-type="string" calcext:value-type="string">
            <text:p><text:s/>BitArray('0x000000000000000000000000000000000000000080a000a000a000a000ac07ac')</text:p>
          </table:table-cell>
          <table:table-cell office:value-type="string" calcext:value-type="string">
            <text:p><text:s/>BitArray('0x000000000000000000000000000000000000000090a000a000a000a000ac07ac')</text:p>
          </table:table-cell>
          <table:table-cell office:value-type="string" calcext:value-type="string">
            <text:p><text:s/>BitArray('0x0000000000000000000000000000000000000000a0a000a000a000a000ac07ac')</text:p>
          </table:table-cell>
          <table:table-cell office:value-type="string" calcext:value-type="string">
            <text:p><text:s/>BitArray('0x0000000000000000000000000000000000000000b0a000a000a000a000ac07ac')</text:p>
          </table:table-cell>
          <table:table-cell office:value-type="string" calcext:value-type="string">
            <text:p><text:s/>BitArray('0x0000000000000000000000000000000000000000c0a000a000a000a000ac07ac')</text:p>
          </table:table-cell>
          <table:table-cell office:value-type="string" calcext:value-type="string">
            <text:p><text:s/>BitArray('0x0000000000000000000000000000000000000000d0a000a000a000a000ac07ac')</text:p>
          </table:table-cell>
          <table:table-cell office:value-type="string" calcext:value-type="string">
            <text:p><text:s/>BitArray('0x0000000000000000000000000000000000000000e0a000a000a000a000ac07ac')</text:p>
          </table:table-cell>
          <table:table-cell office:value-type="string" calcext:value-type="string">
            <text:p><text:s/>BitArray('0x0000000000000000000000000000000000000000f0a000a000a000a000ac07ac')</text:p>
          </table:table-cell>
          <table:table-cell office:value-type="string" calcext:value-type="string">
            <text:p><text:s/>BitArray('0x000000000000000000000000000000000000000000a000a000a000a000ac07ac')</text:p>
          </table:table-cell>
          <table:table-cell office:value-type="string" calcext:value-type="string">
            <text:p><text:s/>BitArray('0x000000000000000000000000000000000000000100a000a000a000a000ac07ac')</text:p>
          </table:table-cell>
          <table:table-cell office:value-type="string" calcext:value-type="string">
            <text:p><text:s/>BitArray('0x000000000000000000000000000000000000000200a000a000a000a000ac07ac')</text:p>
          </table:table-cell>
          <table:table-cell office:value-type="string" calcext:value-type="string">
            <text:p><text:s/>BitArray('0x000000000000000000000000000000000000000300a000a000a000a000ac07ac')</text:p>
          </table:table-cell>
          <table:table-cell office:value-type="string" calcext:value-type="string">
            <text:p><text:s/>BitArray('0x000000000000000000000000000000000000000400a000a000a000a000ac07ac')</text:p>
          </table:table-cell>
          <table:table-cell office:value-type="string" calcext:value-type="string">
            <text:p><text:s/>BitArray('0x000000000000000000000000000000000000000500a000a000a000a000ac07ac')</text:p>
          </table:table-cell>
          <table:table-cell office:value-type="string" calcext:value-type="string">
            <text:p><text:s/>BitArray('0x000000000000000000000000000000000000000600a000a000a000a000ac07ac')</text:p>
          </table:table-cell>
          <table:table-cell office:value-type="string" calcext:value-type="string">
            <text:p><text:s/>BitArray('0x000000000000000000000000000000000000000700a000a000a000a000ac07ac')</text:p>
          </table:table-cell>
          <table:table-cell office:value-type="string" calcext:value-type="string">
            <text:p><text:s/>BitArray('0x000000000000000000000000000000000000000800a000a000a000a000ac07ac')</text:p>
          </table:table-cell>
          <table:table-cell office:value-type="string" calcext:value-type="string">
            <text:p><text:s/>BitArray('0x000000000000000000000000000000000000000900a000a000a000a000ac07ac')</text:p>
          </table:table-cell>
          <table:table-cell office:value-type="string" calcext:value-type="string">
            <text:p><text:s/>BitArray('0x000000000000000000000000000000000000000a00a000a000a000a000ac07ac')</text:p>
          </table:table-cell>
          <table:table-cell office:value-type="string" calcext:value-type="string">
            <text:p><text:s/>BitArray('0x000000000000000000000000000000000000000b00a000a000a000a000ac07ac')</text:p>
          </table:table-cell>
          <table:table-cell office:value-type="string" calcext:value-type="string">
            <text:p><text:s/>BitArray('0x000000000000000000000000000000000000000c00a000a000a000a000ac07ac')</text:p>
          </table:table-cell>
          <table:table-cell office:value-type="string" calcext:value-type="string">
            <text:p><text:s/>BitArray('0x000000000000000000000000000000000000000d00a000a000a000a000ac07ac')</text:p>
          </table:table-cell>
          <table:table-cell office:value-type="string" calcext:value-type="string">
            <text:p><text:s/>BitArray('0x000000000000000000000000000000000000000e00a000a000a000a000ac07ac')</text:p>
          </table:table-cell>
          <table:table-cell office:value-type="string" calcext:value-type="string">
            <text:p><text:s/>BitArray('0x000000000000000000000000000000000000000f00a000a000a000a000ac07ac')</text:p>
          </table:table-cell>
          <table:table-cell office:value-type="string" calcext:value-type="string">
            <text:p><text:s/>BitArray('0x000000000000000000000000000000000000000e00a000a000a000a000ac07ac')</text:p>
          </table:table-cell>
          <table:table-cell office:value-type="string" calcext:value-type="string">
            <text:p><text:s/>BitArray('0x000000000000000000000000000000000000001e00a000a000a000a000ac07ac')</text:p>
          </table:table-cell>
          <table:table-cell office:value-type="string" calcext:value-type="string">
            <text:p><text:s/>BitArray('0x000000000000000000000000000000000000002e00a000a000a000a000ac07ac')</text:p>
          </table:table-cell>
          <table:table-cell office:value-type="string" calcext:value-type="string">
            <text:p><text:s/>BitArray('0x000000000000000000000000000000000000003e00a000a000a000a000ac07ac')</text:p>
          </table:table-cell>
          <table:table-cell office:value-type="string" calcext:value-type="string">
            <text:p><text:s/>BitArray('0x000000000000000000000000000000000000004e00a000a000a000a000ac07ac')</text:p>
          </table:table-cell>
          <table:table-cell office:value-type="string" calcext:value-type="string">
            <text:p><text:s/>BitArray('0x000000000000000000000000000000000000005e00a000a000a000a000ac07ac')</text:p>
          </table:table-cell>
          <table:table-cell office:value-type="string" calcext:value-type="string">
            <text:p><text:s/>BitArray('0x000000000000000000000000000000000000006e00a000a000a000a000ac07ac')</text:p>
          </table:table-cell>
          <table:table-cell office:value-type="string" calcext:value-type="string">
            <text:p><text:s/>BitArray('0x000000000000000000000000000000000000007e00a000a000a000a000ac07ac')</text:p>
          </table:table-cell>
          <table:table-cell office:value-type="string" calcext:value-type="string">
            <text:p><text:s/>BitArray('0x000000000000000000000000000000000000008e00a000a000a000a000ac07ac')</text:p>
          </table:table-cell>
          <table:table-cell office:value-type="string" calcext:value-type="string">
            <text:p><text:s/>BitArray('0x000000000000000000000000000000000000009e00a000a000a000a000ac07ac')</text:p>
          </table:table-cell>
          <table:table-cell office:value-type="string" calcext:value-type="string">
            <text:p><text:s/>BitArray('0x00000000000000000000000000000000000000ae00a000a000a000a000ac07ac')</text:p>
          </table:table-cell>
          <table:table-cell office:value-type="string" calcext:value-type="string">
            <text:p><text:s/>BitArray('0x00000000000000000000000000000000000000be00a000a000a000a000ac07ac')</text:p>
          </table:table-cell>
          <table:table-cell office:value-type="string" calcext:value-type="string">
            <text:p><text:s/>BitArray('0x00000000000000000000000000000000000000ce00a000a000a000a000ac07ac')</text:p>
          </table:table-cell>
          <table:table-cell office:value-type="string" calcext:value-type="string">
            <text:p><text:s/>BitArray('0x00000000000000000000000000000000000000de00a000a000a000a000ac07ac')</text:p>
          </table:table-cell>
          <table:table-cell office:value-type="string" calcext:value-type="string">
            <text:p><text:s/>BitArray('0x00000000000000000000000000000000000000ee00a000a000a000a000ac07ac')</text:p>
          </table:table-cell>
          <table:table-cell office:value-type="string" calcext:value-type="string">
            <text:p><text:s/>BitArray('0x00000000000000000000000000000000000000fe00a000a000a000a000ac07ac')</text:p>
          </table:table-cell>
          <table:table-cell office:value-type="string" calcext:value-type="string">
            <text:p><text:s/>BitArray('0x00000000000000000000000000000000000000ae00a000a000a000a000ac07ac')</text:p>
          </table:table-cell>
          <table:table-cell office:value-type="string" calcext:value-type="string">
            <text:p><text:s/>BitArray('0x00000000000000000000000000000000000001ae00a000a000a000a000ac07ac')</text:p>
          </table:table-cell>
          <table:table-cell office:value-type="string" calcext:value-type="string">
            <text:p><text:s/>BitArray('0x00000000000000000000000000000000000002ae00a000a000a000a000ac07ac')</text:p>
          </table:table-cell>
          <table:table-cell office:value-type="string" calcext:value-type="string">
            <text:p><text:s/>BitArray('0x00000000000000000000000000000000000003ae00a000a000a000a000ac07ac')</text:p>
          </table:table-cell>
          <table:table-cell office:value-type="string" calcext:value-type="string">
            <text:p><text:s/>BitArray('0x00000000000000000000000000000000000004ae00a000a000a000a000ac07ac')</text:p>
          </table:table-cell>
          <table:table-cell office:value-type="string" calcext:value-type="string">
            <text:p><text:s/>BitArray('0x00000000000000000000000000000000000005ae00a000a000a000a000ac07ac')</text:p>
          </table:table-cell>
          <table:table-cell office:value-type="string" calcext:value-type="string">
            <text:p><text:s/>BitArray('0x00000000000000000000000000000000000006ae00a000a000a000a000ac07ac')</text:p>
          </table:table-cell>
          <table:table-cell office:value-type="string" calcext:value-type="string">
            <text:p><text:s/>BitArray('0x00000000000000000000000000000000000007ae00a000a000a000a000ac07ac')</text:p>
          </table:table-cell>
          <table:table-cell office:value-type="string" calcext:value-type="string">
            <text:p><text:s/>BitArray('0x00000000000000000000000000000000000008ae00a000a000a000a000ac07ac')</text:p>
          </table:table-cell>
          <table:table-cell office:value-type="string" calcext:value-type="string">
            <text:p><text:s/>BitArray('0x00000000000000000000000000000000000009ae00a000a000a000a000ac07ac')</text:p>
          </table:table-cell>
          <table:table-cell office:value-type="string" calcext:value-type="string">
            <text:p><text:s/>BitArray('0x0000000000000000000000000000000000000aae00a000a000a000a000ac07ac')</text:p>
          </table:table-cell>
          <table:table-cell office:value-type="string" calcext:value-type="string">
            <text:p><text:s/>BitArray('0x0000000000000000000000000000000000000bae00a000a000a000a000ac07ac')</text:p>
          </table:table-cell>
          <table:table-cell office:value-type="string" calcext:value-type="string">
            <text:p><text:s/>BitArray('0x0000000000000000000000000000000000000cae00a000a000a000a000ac07ac')</text:p>
          </table:table-cell>
          <table:table-cell office:value-type="string" calcext:value-type="string">
            <text:p><text:s/>BitArray('0x0000000000000000000000000000000000000dae00a000a000a000a000ac07ac')</text:p>
          </table:table-cell>
          <table:table-cell office:value-type="string" calcext:value-type="string">
            <text:p><text:s/>BitArray('0x0000000000000000000000000000000000000eae00a000a000a000a000ac07ac')</text:p>
          </table:table-cell>
          <table:table-cell office:value-type="string" calcext:value-type="string">
            <text:p><text:s/>BitArray('0x0000000000000000000000000000000000000fae00a000a000a000a000ac07ac')</text:p>
          </table:table-cell>
          <table:table-cell office:value-type="string" calcext:value-type="string">
            <text:p><text:s/>BitArray('0x00000000000000000000000000000000000000ae00a000a000a000a000ac07ac')</text:p>
          </table:table-cell>
          <table:table-cell office:value-type="string" calcext:value-type="string">
            <text:p><text:s/>BitArray('0x00000000000000000000000000000000000010ae00a000a000a000a000ac07ac')</text:p>
          </table:table-cell>
          <table:table-cell office:value-type="string" calcext:value-type="string">
            <text:p><text:s/>BitArray('0x00000000000000000000000000000000000020ae00a000a000a000a000ac07ac')</text:p>
          </table:table-cell>
          <table:table-cell office:value-type="string" calcext:value-type="string">
            <text:p><text:s/>BitArray('0x00000000000000000000000000000000000030ae00a000a000a000a000ac07ac')</text:p>
          </table:table-cell>
          <table:table-cell office:value-type="string" calcext:value-type="string">
            <text:p><text:s/>BitArray('0x00000000000000000000000000000000000040ae00a000a000a000a000ac07ac')</text:p>
          </table:table-cell>
          <table:table-cell office:value-type="string" calcext:value-type="string">
            <text:p><text:s/>BitArray('0x00000000000000000000000000000000000050ae00a000a000a000a000ac07ac')</text:p>
          </table:table-cell>
          <table:table-cell office:value-type="string" calcext:value-type="string">
            <text:p><text:s/>BitArray('0x00000000000000000000000000000000000060ae00a000a000a000a000ac07ac')</text:p>
          </table:table-cell>
          <table:table-cell office:value-type="string" calcext:value-type="string">
            <text:p><text:s/>BitArray('0x00000000000000000000000000000000000070ae00a000a000a000a000ac07ac')</text:p>
          </table:table-cell>
          <table:table-cell office:value-type="string" calcext:value-type="string">
            <text:p><text:s/>BitArray('0x00000000000000000000000000000000000080ae00a000a000a000a000ac07ac')</text:p>
          </table:table-cell>
          <table:table-cell office:value-type="string" calcext:value-type="string">
            <text:p><text:s/>BitArray('0x00000000000000000000000000000000000090ae00a000a000a000a000ac07ac')</text:p>
          </table:table-cell>
          <table:table-cell office:value-type="string" calcext:value-type="string">
            <text:p><text:s/>BitArray('0x000000000000000000000000000000000000a0ae00a000a000a000a000ac07ac')</text:p>
          </table:table-cell>
          <table:table-cell office:value-type="string" calcext:value-type="string">
            <text:p><text:s/>BitArray('0x000000000000000000000000000000000000b0ae00a000a000a000a000ac07ac')</text:p>
          </table:table-cell>
          <table:table-cell office:value-type="string" calcext:value-type="string">
            <text:p><text:s/>BitArray('0x000000000000000000000000000000000000c0ae00a000a000a000a000ac07ac')</text:p>
          </table:table-cell>
          <table:table-cell office:value-type="string" calcext:value-type="string">
            <text:p><text:s/>BitArray('0x000000000000000000000000000000000000d0ae00a000a000a000a000ac07ac')</text:p>
          </table:table-cell>
          <table:table-cell office:value-type="string" calcext:value-type="string">
            <text:p><text:s/>BitArray('0x000000000000000000000000000000000000e0ae00a000a000a000a000ac07ac')</text:p>
          </table:table-cell>
          <table:table-cell office:value-type="string" calcext:value-type="string">
            <text:p><text:s/>BitArray('0x000000000000000000000000000000000000f0ae00a000a000a000a000ac07ac')</text:p>
          </table:table-cell>
          <table:table-cell office:value-type="string" calcext:value-type="string">
            <text:p><text:s/>BitArray('0x00000000000000000000000000000000000000ae00a000a000a000a000ac07ac')</text:p>
          </table:table-cell>
          <table:table-cell office:value-type="string" calcext:value-type="string">
            <text:p><text:s/>BitArray('0x00000000000000000000000000000000000100ae00a000a000a000a000ac07ac')</text:p>
          </table:table-cell>
          <table:table-cell office:value-type="string" calcext:value-type="string">
            <text:p><text:s/>BitArray('0x00000000000000000000000000000000000200ae00a000a000a000a000ac07ac')</text:p>
          </table:table-cell>
          <table:table-cell office:value-type="string" calcext:value-type="string">
            <text:p><text:s/>BitArray('0x00000000000000000000000000000000000300ae00a000a000a000a000ac07ac')</text:p>
          </table:table-cell>
          <table:table-cell office:value-type="string" calcext:value-type="string">
            <text:p><text:s/>BitArray('0x00000000000000000000000000000000000400ae00a000a000a000a000ac07ac')</text:p>
          </table:table-cell>
          <table:table-cell office:value-type="string" calcext:value-type="string">
            <text:p><text:s/>BitArray('0x00000000000000000000000000000000000500ae00a000a000a000a000ac07ac')</text:p>
          </table:table-cell>
          <table:table-cell office:value-type="string" calcext:value-type="string">
            <text:p><text:s/>BitArray('0x00000000000000000000000000000000000600ae00a000a000a000a000ac07ac')</text:p>
          </table:table-cell>
          <table:table-cell office:value-type="string" calcext:value-type="string">
            <text:p><text:s/>BitArray('0x00000000000000000000000000000000000700ae00a000a000a000a000ac07ac')</text:p>
          </table:table-cell>
          <table:table-cell office:value-type="string" calcext:value-type="string">
            <text:p><text:s/>BitArray('0x00000000000000000000000000000000000800ae00a000a000a000a000ac07ac')</text:p>
          </table:table-cell>
          <table:table-cell office:value-type="string" calcext:value-type="string">
            <text:p><text:s/>BitArray('0x00000000000000000000000000000000000900ae00a000a000a000a000ac07ac')</text:p>
          </table:table-cell>
          <table:table-cell office:value-type="string" calcext:value-type="string">
            <text:p><text:s/>BitArray('0x00000000000000000000000000000000000a00ae00a000a000a000a000ac07ac')</text:p>
          </table:table-cell>
          <table:table-cell office:value-type="string" calcext:value-type="string">
            <text:p><text:s/>BitArray('0x00000000000000000000000000000000000b00ae00a000a000a000a000ac07ac')</text:p>
          </table:table-cell>
          <table:table-cell office:value-type="string" calcext:value-type="string">
            <text:p><text:s/>BitArray('0x00000000000000000000000000000000000c00ae00a000a000a000a000ac07ac')</text:p>
          </table:table-cell>
          <table:table-cell office:value-type="string" calcext:value-type="string">
            <text:p><text:s/>BitArray('0x00000000000000000000000000000000000d00ae00a000a000a000a000ac07ac')</text:p>
          </table:table-cell>
          <table:table-cell office:value-type="string" calcext:value-type="string">
            <text:p><text:s/>BitArray('0x00000000000000000000000000000000000e00ae00a000a000a000a000ac07ac')</text:p>
          </table:table-cell>
          <table:table-cell office:value-type="string" calcext:value-type="string">
            <text:p><text:s/>BitArray('0x00000000000000000000000000000000000f00ae00a000a000a000a000ac07ac')</text:p>
          </table:table-cell>
          <table:table-cell office:value-type="string" calcext:value-type="string">
            <text:p><text:s/>BitArray('0x00000000000000000000000000000000000000ae00a000a000a000a000ac07ac')</text:p>
          </table:table-cell>
          <table:table-cell office:value-type="string" calcext:value-type="string">
            <text:p><text:s/>BitArray('0x00000000000000000000000000000000001000ae00a000a000a000a000ac07ac')</text:p>
          </table:table-cell>
          <table:table-cell office:value-type="string" calcext:value-type="string">
            <text:p><text:s/>BitArray('0x00000000000000000000000000000000002000ae00a000a000a000a000ac07ac')</text:p>
          </table:table-cell>
          <table:table-cell office:value-type="string" calcext:value-type="string">
            <text:p><text:s/>BitArray('0x00000000000000000000000000000000003000ae00a000a000a000a000ac07ac')</text:p>
          </table:table-cell>
          <table:table-cell office:value-type="string" calcext:value-type="string">
            <text:p><text:s/>BitArray('0x00000000000000000000000000000000004000ae00a000a000a000a000ac07ac')</text:p>
          </table:table-cell>
          <table:table-cell office:value-type="string" calcext:value-type="string">
            <text:p><text:s/>BitArray('0x00000000000000000000000000000000005000ae00a000a000a000a000ac07ac')</text:p>
          </table:table-cell>
          <table:table-cell office:value-type="string" calcext:value-type="string">
            <text:p><text:s/>BitArray('0x00000000000000000000000000000000006000ae00a000a000a000a000ac07ac')</text:p>
          </table:table-cell>
          <table:table-cell office:value-type="string" calcext:value-type="string">
            <text:p><text:s/>BitArray('0x00000000000000000000000000000000007000ae00a000a000a000a000ac07ac')</text:p>
          </table:table-cell>
          <table:table-cell office:value-type="string" calcext:value-type="string">
            <text:p><text:s/>BitArray('0x00000000000000000000000000000000008000ae00a000a000a000a000ac07ac')</text:p>
          </table:table-cell>
          <table:table-cell office:value-type="string" calcext:value-type="string">
            <text:p><text:s/>BitArray('0x00000000000000000000000000000000009000ae00a000a000a000a000ac07ac')</text:p>
          </table:table-cell>
          <table:table-cell office:value-type="string" calcext:value-type="string">
            <text:p><text:s/>BitArray('0x0000000000000000000000000000000000a000ae00a000a000a000a000ac07ac')</text:p>
          </table:table-cell>
          <table:table-cell office:value-type="string" calcext:value-type="string">
            <text:p><text:s/>BitArray('0x0000000000000000000000000000000000b000ae00a000a000a000a000ac07ac')</text:p>
          </table:table-cell>
          <table:table-cell office:value-type="string" calcext:value-type="string">
            <text:p><text:s/>BitArray('0x0000000000000000000000000000000000c000ae00a000a000a000a000ac07ac')</text:p>
          </table:table-cell>
          <table:table-cell office:value-type="string" calcext:value-type="string">
            <text:p><text:s/>BitArray('0x0000000000000000000000000000000000d000ae00a000a000a000a000ac07ac')</text:p>
          </table:table-cell>
          <table:table-cell office:value-type="string" calcext:value-type="string">
            <text:p><text:s/>BitArray('0x0000000000000000000000000000000000e000ae00a000a000a000a000ac07ac')</text:p>
          </table:table-cell>
          <table:table-cell office:value-type="string" calcext:value-type="string">
            <text:p><text:s/>BitArray('0x0000000000000000000000000000000000f000ae00a000a000a000a000ac07ac')</text:p>
          </table:table-cell>
          <table:table-cell office:value-type="string" calcext:value-type="string">
            <text:p><text:s/>BitArray('0x00000000000000000000000000000000005000ae00a000a000a000a000ac07ac')</text:p>
          </table:table-cell>
          <table:table-cell office:value-type="string" calcext:value-type="string">
            <text:p><text:s/>BitArray('0x00000000000000000000000000000000015000ae00a000a000a000a000ac07ac')</text:p>
          </table:table-cell>
          <table:table-cell office:value-type="string" calcext:value-type="string">
            <text:p><text:s/>BitArray('0x00000000000000000000000000000000025000ae00a000a000a000a000ac07ac')</text:p>
          </table:table-cell>
          <table:table-cell office:value-type="string" calcext:value-type="string">
            <text:p><text:s/>BitArray('0x00000000000000000000000000000000035000ae00a000a000a000a000ac07ac')</text:p>
          </table:table-cell>
          <table:table-cell office:value-type="string" calcext:value-type="string">
            <text:p><text:s/>BitArray('0x00000000000000000000000000000000045000ae00a000a000a000a000ac07ac')</text:p>
          </table:table-cell>
          <table:table-cell office:value-type="string" calcext:value-type="string">
            <text:p><text:s/>BitArray('0x00000000000000000000000000000000055000ae00a000a000a000a000ac07ac')</text:p>
          </table:table-cell>
          <table:table-cell office:value-type="string" calcext:value-type="string">
            <text:p><text:s/>BitArray('0x00000000000000000000000000000000065000ae00a000a000a000a000ac07ac')</text:p>
          </table:table-cell>
          <table:table-cell office:value-type="string" calcext:value-type="string">
            <text:p><text:s/>BitArray('0x00000000000000000000000000000000075000ae00a000a000a000a000ac07ac')</text:p>
          </table:table-cell>
          <table:table-cell office:value-type="string" calcext:value-type="string">
            <text:p><text:s/>BitArray('0x00000000000000000000000000000000085000ae00a000a000a000a000ac07ac')</text:p>
          </table:table-cell>
          <table:table-cell office:value-type="string" calcext:value-type="string">
            <text:p><text:s/>BitArray('0x00000000000000000000000000000000095000ae00a000a000a000a000ac07ac')</text:p>
          </table:table-cell>
          <table:table-cell office:value-type="string" calcext:value-type="string">
            <text:p><text:s/>BitArray('0x000000000000000000000000000000000a5000ae00a000a000a000a000ac07ac')</text:p>
          </table:table-cell>
          <table:table-cell office:value-type="string" calcext:value-type="string">
            <text:p><text:s/>BitArray('0x000000000000000000000000000000000b5000ae00a000a000a000a000ac07ac')</text:p>
          </table:table-cell>
          <table:table-cell office:value-type="string" calcext:value-type="string">
            <text:p><text:s/>BitArray('0x000000000000000000000000000000000c5000ae00a000a000a000a000ac07ac')</text:p>
          </table:table-cell>
          <table:table-cell office:value-type="string" calcext:value-type="string">
            <text:p><text:s/>BitArray('0x000000000000000000000000000000000d5000ae00a000a000a000a000ac07ac')</text:p>
          </table:table-cell>
          <table:table-cell office:value-type="string" calcext:value-type="string">
            <text:p><text:s/>BitArray('0x000000000000000000000000000000000e5000ae00a000a000a000a000ac07ac')</text:p>
          </table:table-cell>
          <table:table-cell office:value-type="string" calcext:value-type="string">
            <text:p><text:s/>BitArray('0x000000000000000000000000000000000f5000ae00a000a000a000a000ac07ac')</text:p>
          </table:table-cell>
          <table:table-cell office:value-type="string" calcext:value-type="string">
            <text:p><text:s/>BitArray('0x00000000000000000000000000000000025000ae00a000a000a000a000ac07ac')</text:p>
          </table:table-cell>
          <table:table-cell office:value-type="string" calcext:value-type="string">
            <text:p><text:s/>BitArray('0x00000000000000000000000000000000125000ae00a000a000a000a000ac07ac')</text:p>
          </table:table-cell>
          <table:table-cell office:value-type="string" calcext:value-type="string">
            <text:p><text:s/>BitArray('0x00000000000000000000000000000000225000ae00a000a000a000a000ac07ac')</text:p>
          </table:table-cell>
          <table:table-cell office:value-type="string" calcext:value-type="string">
            <text:p><text:s/>BitArray('0x00000000000000000000000000000000325000ae00a000a000a000a000ac07ac')</text:p>
          </table:table-cell>
          <table:table-cell office:value-type="string" calcext:value-type="string">
            <text:p><text:s/>BitArray('0x00000000000000000000000000000000425000ae00a000a000a000a000ac07ac')</text:p>
          </table:table-cell>
          <table:table-cell office:value-type="string" calcext:value-type="string">
            <text:p><text:s/>BitArray('0x00000000000000000000000000000000525000ae00a000a000a000a000ac07ac')</text:p>
          </table:table-cell>
          <table:table-cell office:value-type="string" calcext:value-type="string">
            <text:p><text:s/>BitArray('0x00000000000000000000000000000000625000ae00a000a000a000a000ac07ac')</text:p>
          </table:table-cell>
          <table:table-cell office:value-type="string" calcext:value-type="string">
            <text:p><text:s/>BitArray('0x00000000000000000000000000000000725000ae00a000a000a000a000ac07ac')</text:p>
          </table:table-cell>
          <table:table-cell office:value-type="string" calcext:value-type="string">
            <text:p><text:s/>BitArray('0x00000000000000000000000000000000825000ae00a000a000a000a000ac07ac')</text:p>
          </table:table-cell>
          <table:table-cell office:value-type="string" calcext:value-type="string">
            <text:p><text:s/>BitArray('0x00000000000000000000000000000000925000ae00a000a000a000a000ac07ac')</text:p>
          </table:table-cell>
          <table:table-cell office:value-type="string" calcext:value-type="string">
            <text:p><text:s/>BitArray('0x00000000000000000000000000000000a25000ae00a000a000a000a000ac07ac')</text:p>
          </table:table-cell>
          <table:table-cell office:value-type="string" calcext:value-type="string">
            <text:p><text:s/>BitArray('0x00000000000000000000000000000000b25000ae00a000a000a000a000ac07ac')</text:p>
          </table:table-cell>
          <table:table-cell office:value-type="string" calcext:value-type="string">
            <text:p><text:s/>BitArray('0x00000000000000000000000000000000c25000ae00a000a000a000a000ac07ac')</text:p>
          </table:table-cell>
          <table:table-cell office:value-type="string" calcext:value-type="string">
            <text:p><text:s/>BitArray('0x00000000000000000000000000000000d25000ae00a000a000a000a000ac07ac')</text:p>
          </table:table-cell>
          <table:table-cell office:value-type="string" calcext:value-type="string">
            <text:p><text:s/>BitArray('0x00000000000000000000000000000000e25000ae00a000a000a000a000ac07ac')</text:p>
          </table:table-cell>
          <table:table-cell office:value-type="string" calcext:value-type="string">
            <text:p><text:s/>BitArray('0x00000000000000000000000000000000f25000ae00a000a000a000a000ac07ac')</text:p>
          </table:table-cell>
          <table:table-cell office:value-type="string" calcext:value-type="string">
            <text:p><text:s/>BitArray('0x00000000000000000000000000000000025000ae00a000a000a000a000ac07ac')</text:p>
          </table:table-cell>
          <table:table-cell office:value-type="string" calcext:value-type="string">
            <text:p><text:s/>BitArray('0x00000000000000000000000000000001025000ae00a000a000a000a000ac07ac')</text:p>
          </table:table-cell>
          <table:table-cell office:value-type="string" calcext:value-type="string">
            <text:p><text:s/>BitArray('0x00000000000000000000000000000002025000ae00a000a000a000a000ac07ac')</text:p>
          </table:table-cell>
          <table:table-cell office:value-type="string" calcext:value-type="string">
            <text:p><text:s/>BitArray('0x00000000000000000000000000000003025000ae00a000a000a000a000ac07ac')</text:p>
          </table:table-cell>
          <table:table-cell office:value-type="string" calcext:value-type="string">
            <text:p><text:s/>BitArray('0x00000000000000000000000000000004025000ae00a000a000a000a000ac07ac')</text:p>
          </table:table-cell>
          <table:table-cell office:value-type="string" calcext:value-type="string">
            <text:p><text:s/>BitArray('0x00000000000000000000000000000005025000ae00a000a000a000a000ac07ac')</text:p>
          </table:table-cell>
          <table:table-cell office:value-type="string" calcext:value-type="string">
            <text:p><text:s/>BitArray('0x00000000000000000000000000000006025000ae00a000a000a000a000ac07ac')</text:p>
          </table:table-cell>
          <table:table-cell office:value-type="string" calcext:value-type="string">
            <text:p><text:s/>BitArray('0x00000000000000000000000000000007025000ae00a000a000a000a000ac07ac')</text:p>
          </table:table-cell>
          <table:table-cell office:value-type="string" calcext:value-type="string">
            <text:p><text:s/>BitArray('0x00000000000000000000000000000008025000ae00a000a000a000a000ac07ac')</text:p>
          </table:table-cell>
          <table:table-cell office:value-type="string" calcext:value-type="string">
            <text:p><text:s/>BitArray('0x00000000000000000000000000000009025000ae00a000a000a000a000ac07ac')</text:p>
          </table:table-cell>
          <table:table-cell office:value-type="string" calcext:value-type="string">
            <text:p><text:s/>BitArray('0x0000000000000000000000000000000a025000ae00a000a000a000a000ac07ac')</text:p>
          </table:table-cell>
          <table:table-cell office:value-type="string" calcext:value-type="string">
            <text:p><text:s/>BitArray('0x0000000000000000000000000000000b025000ae00a000a000a000a000ac07ac')</text:p>
          </table:table-cell>
          <table:table-cell office:value-type="string" calcext:value-type="string">
            <text:p><text:s/>BitArray('0x0000000000000000000000000000000c025000ae00a000a000a000a000ac07ac')</text:p>
          </table:table-cell>
          <table:table-cell office:value-type="string" calcext:value-type="string">
            <text:p><text:s/>BitArray('0x0000000000000000000000000000000d025000ae00a000a000a000a000ac07ac')</text:p>
          </table:table-cell>
          <table:table-cell office:value-type="string" calcext:value-type="string">
            <text:p><text:s/>BitArray('0x0000000000000000000000000000000e025000ae00a000a000a000a000ac07ac')</text:p>
          </table:table-cell>
          <table:table-cell office:value-type="string" calcext:value-type="string">
            <text:p><text:s/>BitArray('0x0000000000000000000000000000000f025000ae00a000a000a000a000ac07ac')</text:p>
          </table:table-cell>
          <table:table-cell office:value-type="string" calcext:value-type="string">
            <text:p><text:s/>BitArray('0x0000000000000000000000000000000e025000ae00a000a000a000a000ac07ac')</text:p>
          </table:table-cell>
          <table:table-cell office:value-type="string" calcext:value-type="string">
            <text:p><text:s/>BitArray('0x0000000000000000000000000000001e025000ae00a000a000a000a000ac07ac')</text:p>
          </table:table-cell>
          <table:table-cell office:value-type="string" calcext:value-type="string">
            <text:p><text:s/>BitArray('0x0000000000000000000000000000002e025000ae00a000a000a000a000ac07ac')</text:p>
          </table:table-cell>
          <table:table-cell office:value-type="string" calcext:value-type="string">
            <text:p><text:s/>BitArray('0x0000000000000000000000000000003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00000005e025000ae00a000a000a000a000ac07ac')</text:p>
          </table:table-cell>
          <table:table-cell office:value-type="string" calcext:value-type="string">
            <text:p><text:s/>BitArray('0x0000000000000000000000000000006e025000ae00a000a000a000a000ac07ac')</text:p>
          </table:table-cell>
          <table:table-cell office:value-type="string" calcext:value-type="string">
            <text:p><text:s/>BitArray('0x0000000000000000000000000000007e025000ae00a000a000a000a000ac07ac')</text:p>
          </table:table-cell>
          <table:table-cell office:value-type="string" calcext:value-type="string">
            <text:p><text:s/>BitArray('0x0000000000000000000000000000008e025000ae00a000a000a000a000ac07ac')</text:p>
          </table:table-cell>
          <table:table-cell office:value-type="string" calcext:value-type="string">
            <text:p><text:s/>BitArray('0x0000000000000000000000000000009e025000ae00a000a000a000a000ac07ac')</text:p>
          </table:table-cell>
          <table:table-cell office:value-type="string" calcext:value-type="string">
            <text:p><text:s/>BitArray('0x000000000000000000000000000000ae025000ae00a000a000a000a000ac07ac')</text:p>
          </table:table-cell>
          <table:table-cell office:value-type="string" calcext:value-type="string">
            <text:p><text:s/>BitArray('0x000000000000000000000000000000be025000ae00a000a000a000a000ac07ac')</text:p>
          </table:table-cell>
          <table:table-cell office:value-type="string" calcext:value-type="string">
            <text:p><text:s/>BitArray('0x000000000000000000000000000000ce025000ae00a000a000a000a000ac07ac')</text:p>
          </table:table-cell>
          <table:table-cell office:value-type="string" calcext:value-type="string">
            <text:p><text:s/>BitArray('0x000000000000000000000000000000de025000ae00a000a000a000a000ac07ac')</text:p>
          </table:table-cell>
          <table:table-cell office:value-type="string" calcext:value-type="string">
            <text:p><text:s/>BitArray('0x000000000000000000000000000000ee025000ae00a000a000a000a000ac07ac')</text:p>
          </table:table-cell>
          <table:table-cell office:value-type="string" calcext:value-type="string">
            <text:p><text:s/>BitArray('0x000000000000000000000000000000f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00000014e025000ae00a000a000a000a000ac07ac')</text:p>
          </table:table-cell>
          <table:table-cell office:value-type="string" calcext:value-type="string">
            <text:p><text:s/>BitArray('0x0000000000000000000000000000024e025000ae00a000a000a000a000ac07ac')</text:p>
          </table:table-cell>
          <table:table-cell office:value-type="string" calcext:value-type="string">
            <text:p><text:s/>BitArray('0x0000000000000000000000000000034e025000ae00a000a000a000a000ac07ac')</text:p>
          </table:table-cell>
          <table:table-cell office:value-type="string" calcext:value-type="string">
            <text:p><text:s/>BitArray('0x0000000000000000000000000000044e025000ae00a000a000a000a000ac07ac')</text:p>
          </table:table-cell>
          <table:table-cell office:value-type="string" calcext:value-type="string">
            <text:p><text:s/>BitArray('0x0000000000000000000000000000054e025000ae00a000a000a000a000ac07ac')</text:p>
          </table:table-cell>
          <table:table-cell office:value-type="string" calcext:value-type="string">
            <text:p><text:s/>BitArray('0x0000000000000000000000000000064e025000ae00a000a000a000a000ac07ac')</text:p>
          </table:table-cell>
          <table:table-cell office:value-type="string" calcext:value-type="string">
            <text:p><text:s/>BitArray('0x0000000000000000000000000000074e025000ae00a000a000a000a000ac07ac')</text:p>
          </table:table-cell>
          <table:table-cell office:value-type="string" calcext:value-type="string">
            <text:p><text:s/>BitArray('0x0000000000000000000000000000084e025000ae00a000a000a000a000ac07ac')</text:p>
          </table:table-cell>
          <table:table-cell office:value-type="string" calcext:value-type="string">
            <text:p><text:s/>BitArray('0x0000000000000000000000000000094e025000ae00a000a000a000a000ac07ac')</text:p>
          </table:table-cell>
          <table:table-cell office:value-type="string" calcext:value-type="string">
            <text:p><text:s/>BitArray('0x00000000000000000000000000000a4e025000ae00a000a000a000a000ac07ac')</text:p>
          </table:table-cell>
          <table:table-cell office:value-type="string" calcext:value-type="string">
            <text:p><text:s/>BitArray('0x00000000000000000000000000000b4e025000ae00a000a000a000a000ac07ac')</text:p>
          </table:table-cell>
          <table:table-cell office:value-type="string" calcext:value-type="string">
            <text:p><text:s/>BitArray('0x00000000000000000000000000000c4e025000ae00a000a000a000a000ac07ac')</text:p>
          </table:table-cell>
          <table:table-cell office:value-type="string" calcext:value-type="string">
            <text:p><text:s/>BitArray('0x00000000000000000000000000000d4e025000ae00a000a000a000a000ac07ac')</text:p>
          </table:table-cell>
          <table:table-cell office:value-type="string" calcext:value-type="string">
            <text:p><text:s/>BitArray('0x00000000000000000000000000000e4e025000ae00a000a000a000a000ac07ac')</text:p>
          </table:table-cell>
          <table:table-cell office:value-type="string" calcext:value-type="string">
            <text:p><text:s/>BitArray('0x00000000000000000000000000000f4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00000104e025000ae00a000a000a000a000ac07ac')</text:p>
          </table:table-cell>
          <table:table-cell office:value-type="string" calcext:value-type="string">
            <text:p><text:s/>BitArray('0x0000000000000000000000000000204e025000ae00a000a000a000a000ac07ac')</text:p>
          </table:table-cell>
          <table:table-cell office:value-type="string" calcext:value-type="string">
            <text:p><text:s/>BitArray('0x0000000000000000000000000000304e025000ae00a000a000a000a000ac07ac')</text:p>
          </table:table-cell>
          <table:table-cell office:value-type="string" calcext:value-type="string">
            <text:p><text:s/>BitArray('0x0000000000000000000000000000404e025000ae00a000a000a000a000ac07ac')</text:p>
          </table:table-cell>
          <table:table-cell office:value-type="string" calcext:value-type="string">
            <text:p><text:s/>BitArray('0x0000000000000000000000000000504e025000ae00a000a000a000a000ac07ac')</text:p>
          </table:table-cell>
          <table:table-cell office:value-type="string" calcext:value-type="string">
            <text:p><text:s/>BitArray('0x0000000000000000000000000000604e025000ae00a000a000a000a000ac07ac')</text:p>
          </table:table-cell>
          <table:table-cell office:value-type="string" calcext:value-type="string">
            <text:p><text:s/>BitArray('0x0000000000000000000000000000704e025000ae00a000a000a000a000ac07ac')</text:p>
          </table:table-cell>
          <table:table-cell office:value-type="string" calcext:value-type="string">
            <text:p><text:s/>BitArray('0x0000000000000000000000000000804e025000ae00a000a000a000a000ac07ac')</text:p>
          </table:table-cell>
          <table:table-cell office:value-type="string" calcext:value-type="string">
            <text:p><text:s/>BitArray('0x0000000000000000000000000000904e025000ae00a000a000a000a000ac07ac')</text:p>
          </table:table-cell>
          <table:table-cell office:value-type="string" calcext:value-type="string">
            <text:p><text:s/>BitArray('0x0000000000000000000000000000a04e025000ae00a000a000a000a000ac07ac')</text:p>
          </table:table-cell>
          <table:table-cell office:value-type="string" calcext:value-type="string">
            <text:p><text:s/>BitArray('0x0000000000000000000000000000b04e025000ae00a000a000a000a000ac07ac')</text:p>
          </table:table-cell>
          <table:table-cell office:value-type="string" calcext:value-type="string">
            <text:p><text:s/>BitArray('0x0000000000000000000000000000c04e025000ae00a000a000a000a000ac07ac')</text:p>
          </table:table-cell>
          <table:table-cell office:value-type="string" calcext:value-type="string">
            <text:p><text:s/>BitArray('0x0000000000000000000000000000d04e025000ae00a000a000a000a000ac07ac')</text:p>
          </table:table-cell>
          <table:table-cell office:value-type="string" calcext:value-type="string">
            <text:p><text:s/>BitArray('0x0000000000000000000000000000e04e025000ae00a000a000a000a000ac07ac')</text:p>
          </table:table-cell>
          <table:table-cell office:value-type="string" calcext:value-type="string">
            <text:p><text:s/>BitArray('0x0000000000000000000000000000f04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00001004e025000ae00a000a000a000a000ac07ac')</text:p>
          </table:table-cell>
          <table:table-cell office:value-type="string" calcext:value-type="string">
            <text:p><text:s/>BitArray('0x0000000000000000000000000002004e025000ae00a000a000a000a000ac07ac')</text:p>
          </table:table-cell>
          <table:table-cell office:value-type="string" calcext:value-type="string">
            <text:p><text:s/>BitArray('0x0000000000000000000000000003004e025000ae00a000a000a000a000ac07ac')</text:p>
          </table:table-cell>
          <table:table-cell office:value-type="string" calcext:value-type="string">
            <text:p><text:s/>BitArray('0x0000000000000000000000000004004e025000ae00a000a000a000a000ac07ac')</text:p>
          </table:table-cell>
          <table:table-cell office:value-type="string" calcext:value-type="string">
            <text:p><text:s/>BitArray('0x0000000000000000000000000005004e025000ae00a000a000a000a000ac07ac')</text:p>
          </table:table-cell>
          <table:table-cell office:value-type="string" calcext:value-type="string">
            <text:p><text:s/>BitArray('0x0000000000000000000000000006004e025000ae00a000a000a000a000ac07ac')</text:p>
          </table:table-cell>
          <table:table-cell office:value-type="string" calcext:value-type="string">
            <text:p><text:s/>BitArray('0x0000000000000000000000000007004e025000ae00a000a000a000a000ac07ac')</text:p>
          </table:table-cell>
          <table:table-cell office:value-type="string" calcext:value-type="string">
            <text:p><text:s/>BitArray('0x0000000000000000000000000008004e025000ae00a000a000a000a000ac07ac')</text:p>
          </table:table-cell>
          <table:table-cell office:value-type="string" calcext:value-type="string">
            <text:p><text:s/>BitArray('0x0000000000000000000000000009004e025000ae00a000a000a000a000ac07ac')</text:p>
          </table:table-cell>
          <table:table-cell office:value-type="string" calcext:value-type="string">
            <text:p><text:s/>BitArray('0x000000000000000000000000000a004e025000ae00a000a000a000a000ac07ac')</text:p>
          </table:table-cell>
          <table:table-cell office:value-type="string" calcext:value-type="string">
            <text:p><text:s/>BitArray('0x000000000000000000000000000b004e025000ae00a000a000a000a000ac07ac')</text:p>
          </table:table-cell>
          <table:table-cell office:value-type="string" calcext:value-type="string">
            <text:p><text:s/>BitArray('0x000000000000000000000000000c004e025000ae00a000a000a000a000ac07ac')</text:p>
          </table:table-cell>
          <table:table-cell office:value-type="string" calcext:value-type="string">
            <text:p><text:s/>BitArray('0x000000000000000000000000000d004e025000ae00a000a000a000a000ac07ac')</text:p>
          </table:table-cell>
          <table:table-cell office:value-type="string" calcext:value-type="string">
            <text:p><text:s/>BitArray('0x000000000000000000000000000e004e025000ae00a000a000a000a000ac07ac')</text:p>
          </table:table-cell>
          <table:table-cell office:value-type="string" calcext:value-type="string">
            <text:p><text:s/>BitArray('0x000000000000000000000000000f004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00010004e025000ae00a000a000a000a000ac07ac')</text:p>
          </table:table-cell>
          <table:table-cell office:value-type="string" calcext:value-type="string">
            <text:p><text:s/>BitArray('0x0000000000000000000000000020004e025000ae00a000a000a000a000ac07ac')</text:p>
          </table:table-cell>
          <table:table-cell office:value-type="string" calcext:value-type="string">
            <text:p><text:s/>BitArray('0x0000000000000000000000000030004e025000ae00a000a000a000a000ac07ac')</text:p>
          </table:table-cell>
          <table:table-cell office:value-type="string" calcext:value-type="string">
            <text:p><text:s/>BitArray('0x0000000000000000000000000040004e025000ae00a000a000a000a000ac07ac')</text:p>
          </table:table-cell>
          <table:table-cell office:value-type="string" calcext:value-type="string">
            <text:p><text:s/>BitArray('0x0000000000000000000000000050004e025000ae00a000a000a000a000ac07ac')</text:p>
          </table:table-cell>
          <table:table-cell office:value-type="string" calcext:value-type="string">
            <text:p><text:s/>BitArray('0x0000000000000000000000000060004e025000ae00a000a000a000a000ac07ac')</text:p>
          </table:table-cell>
          <table:table-cell office:value-type="string" calcext:value-type="string">
            <text:p><text:s/>BitArray('0x0000000000000000000000000070004e025000ae00a000a000a000a000ac07ac')</text:p>
          </table:table-cell>
          <table:table-cell office:value-type="string" calcext:value-type="string">
            <text:p><text:s/>BitArray('0x0000000000000000000000000080004e025000ae00a000a000a000a000ac07ac')</text:p>
          </table:table-cell>
          <table:table-cell office:value-type="string" calcext:value-type="string">
            <text:p><text:s/>BitArray('0x0000000000000000000000000090004e025000ae00a000a000a000a000ac07ac')</text:p>
          </table:table-cell>
          <table:table-cell office:value-type="string" calcext:value-type="string">
            <text:p><text:s/>BitArray('0x00000000000000000000000000a0004e025000ae00a000a000a000a000ac07ac')</text:p>
          </table:table-cell>
          <table:table-cell office:value-type="string" calcext:value-type="string">
            <text:p><text:s/>BitArray('0x00000000000000000000000000b0004e025000ae00a000a000a000a000ac07ac')</text:p>
          </table:table-cell>
          <table:table-cell office:value-type="string" calcext:value-type="string">
            <text:p><text:s/>BitArray('0x00000000000000000000000000c0004e025000ae00a000a000a000a000ac07ac')</text:p>
          </table:table-cell>
          <table:table-cell office:value-type="string" calcext:value-type="string">
            <text:p><text:s/>BitArray('0x00000000000000000000000000d0004e025000ae00a000a000a000a000ac07ac')</text:p>
          </table:table-cell>
          <table:table-cell office:value-type="string" calcext:value-type="string">
            <text:p><text:s/>BitArray('0x00000000000000000000000000e0004e025000ae00a000a000a000a000ac07ac')</text:p>
          </table:table-cell>
          <table:table-cell office:value-type="string" calcext:value-type="string">
            <text:p><text:s/>BitArray('0x00000000000000000000000000f0004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00100004e025000ae00a000a000a000a000ac07ac')</text:p>
          </table:table-cell>
          <table:table-cell office:value-type="string" calcext:value-type="string">
            <text:p><text:s/>BitArray('0x0000000000000000000000000200004e025000ae00a000a000a000a000ac07ac')</text:p>
          </table:table-cell>
          <table:table-cell office:value-type="string" calcext:value-type="string">
            <text:p><text:s/>BitArray('0x0000000000000000000000000300004e025000ae00a000a000a000a000ac07ac')</text:p>
          </table:table-cell>
          <table:table-cell office:value-type="string" calcext:value-type="string">
            <text:p><text:s/>BitArray('0x0000000000000000000000000400004e025000ae00a000a000a000a000ac07ac')</text:p>
          </table:table-cell>
          <table:table-cell office:value-type="string" calcext:value-type="string">
            <text:p><text:s/>BitArray('0x0000000000000000000000000500004e025000ae00a000a000a000a000ac07ac')</text:p>
          </table:table-cell>
          <table:table-cell office:value-type="string" calcext:value-type="string">
            <text:p><text:s/>BitArray('0x0000000000000000000000000600004e025000ae00a000a000a000a000ac07ac')</text:p>
          </table:table-cell>
          <table:table-cell office:value-type="string" calcext:value-type="string">
            <text:p><text:s/>BitArray('0x0000000000000000000000000700004e025000ae00a000a000a000a000ac07ac')</text:p>
          </table:table-cell>
          <table:table-cell office:value-type="string" calcext:value-type="string">
            <text:p><text:s/>BitArray('0x0000000000000000000000000800004e025000ae00a000a000a000a000ac07ac')</text:p>
          </table:table-cell>
          <table:table-cell office:value-type="string" calcext:value-type="string">
            <text:p><text:s/>BitArray('0x0000000000000000000000000900004e025000ae00a000a000a000a000ac07ac')</text:p>
          </table:table-cell>
          <table:table-cell office:value-type="string" calcext:value-type="string">
            <text:p><text:s/>BitArray('0x0000000000000000000000000a00004e025000ae00a000a000a000a000ac07ac')</text:p>
          </table:table-cell>
          <table:table-cell office:value-type="string" calcext:value-type="string">
            <text:p><text:s/>BitArray('0x0000000000000000000000000b00004e025000ae00a000a000a000a000ac07ac')</text:p>
          </table:table-cell>
          <table:table-cell office:value-type="string" calcext:value-type="string">
            <text:p><text:s/>BitArray('0x0000000000000000000000000c00004e025000ae00a000a000a000a000ac07ac')</text:p>
          </table:table-cell>
          <table:table-cell office:value-type="string" calcext:value-type="string">
            <text:p><text:s/>BitArray('0x0000000000000000000000000d00004e025000ae00a000a000a000a000ac07ac')</text:p>
          </table:table-cell>
          <table:table-cell office:value-type="string" calcext:value-type="string">
            <text:p><text:s/>BitArray('0x0000000000000000000000000e00004e025000ae00a000a000a000a000ac07ac')</text:p>
          </table:table-cell>
          <table:table-cell office:value-type="string" calcext:value-type="string">
            <text:p><text:s/>BitArray('0x0000000000000000000000000f00004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01000004e025000ae00a000a000a000a000ac07ac')</text:p>
          </table:table-cell>
          <table:table-cell office:value-type="string" calcext:value-type="string">
            <text:p><text:s/>BitArray('0x0000000000000000000000002000004e025000ae00a000a000a000a000ac07ac')</text:p>
          </table:table-cell>
          <table:table-cell office:value-type="string" calcext:value-type="string">
            <text:p><text:s/>BitArray('0x0000000000000000000000003000004e025000ae00a000a000a000a000ac07ac')</text:p>
          </table:table-cell>
          <table:table-cell office:value-type="string" calcext:value-type="string">
            <text:p><text:s/>BitArray('0x0000000000000000000000004000004e025000ae00a000a000a000a000ac07ac')</text:p>
          </table:table-cell>
          <table:table-cell office:value-type="string" calcext:value-type="string">
            <text:p><text:s/>BitArray('0x0000000000000000000000005000004e025000ae00a000a000a000a000ac07ac')</text:p>
          </table:table-cell>
          <table:table-cell office:value-type="string" calcext:value-type="string">
            <text:p><text:s/>BitArray('0x0000000000000000000000006000004e025000ae00a000a000a000a000ac07ac')</text:p>
          </table:table-cell>
          <table:table-cell office:value-type="string" calcext:value-type="string">
            <text:p><text:s/>BitArray('0x0000000000000000000000007000004e025000ae00a000a000a000a000ac07ac')</text:p>
          </table:table-cell>
          <table:table-cell office:value-type="string" calcext:value-type="string">
            <text:p><text:s/>BitArray('0x0000000000000000000000008000004e025000ae00a000a000a000a000ac07ac')</text:p>
          </table:table-cell>
          <table:table-cell office:value-type="string" calcext:value-type="string">
            <text:p><text:s/>BitArray('0x0000000000000000000000009000004e025000ae00a000a000a000a000ac07ac')</text:p>
          </table:table-cell>
          <table:table-cell office:value-type="string" calcext:value-type="string">
            <text:p><text:s/>BitArray('0x000000000000000000000000a000004e025000ae00a000a000a000a000ac07ac')</text:p>
          </table:table-cell>
          <table:table-cell office:value-type="string" calcext:value-type="string">
            <text:p><text:s/>BitArray('0x000000000000000000000000b000004e025000ae00a000a000a000a000ac07ac')</text:p>
          </table:table-cell>
          <table:table-cell office:value-type="string" calcext:value-type="string">
            <text:p><text:s/>BitArray('0x000000000000000000000000c000004e025000ae00a000a000a000a000ac07ac')</text:p>
          </table:table-cell>
          <table:table-cell office:value-type="string" calcext:value-type="string">
            <text:p><text:s/>BitArray('0x000000000000000000000000d000004e025000ae00a000a000a000a000ac07ac')</text:p>
          </table:table-cell>
          <table:table-cell office:value-type="string" calcext:value-type="string">
            <text:p><text:s/>BitArray('0x000000000000000000000000e000004e025000ae00a000a000a000a000ac07ac')</text:p>
          </table:table-cell>
          <table:table-cell office:value-type="string" calcext:value-type="string">
            <text:p><text:s/>BitArray('0x000000000000000000000000f000004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010000004e025000ae00a000a000a000a000ac07ac')</text:p>
          </table:table-cell>
          <table:table-cell office:value-type="string" calcext:value-type="string">
            <text:p><text:s/>BitArray('0x0000000000000000000000020000004e025000ae00a000a000a000a000ac07ac')</text:p>
          </table:table-cell>
          <table:table-cell office:value-type="string" calcext:value-type="string">
            <text:p><text:s/>BitArray('0x0000000000000000000000030000004e025000ae00a000a000a000a000ac07ac')</text:p>
          </table:table-cell>
          <table:table-cell office:value-type="string" calcext:value-type="string">
            <text:p><text:s/>BitArray('0x0000000000000000000000040000004e025000ae00a000a000a000a000ac07ac')</text:p>
          </table:table-cell>
          <table:table-cell office:value-type="string" calcext:value-type="string">
            <text:p><text:s/>BitArray('0x0000000000000000000000050000004e025000ae00a000a000a000a000ac07ac')</text:p>
          </table:table-cell>
          <table:table-cell office:value-type="string" calcext:value-type="string">
            <text:p><text:s/>BitArray('0x0000000000000000000000060000004e025000ae00a000a000a000a000ac07ac')</text:p>
          </table:table-cell>
          <table:table-cell office:value-type="string" calcext:value-type="string">
            <text:p><text:s/>BitArray('0x0000000000000000000000070000004e025000ae00a000a000a000a000ac07ac')</text:p>
          </table:table-cell>
          <table:table-cell office:value-type="string" calcext:value-type="string">
            <text:p><text:s/>BitArray('0x0000000000000000000000080000004e025000ae00a000a000a000a000ac07ac')</text:p>
          </table:table-cell>
          <table:table-cell office:value-type="string" calcext:value-type="string">
            <text:p><text:s/>BitArray('0x0000000000000000000000090000004e025000ae00a000a000a000a000ac07ac')</text:p>
          </table:table-cell>
          <table:table-cell office:value-type="string" calcext:value-type="string">
            <text:p><text:s/>BitArray('0x00000000000000000000000a0000004e025000ae00a000a000a000a000ac07ac')</text:p>
          </table:table-cell>
          <table:table-cell office:value-type="string" calcext:value-type="string">
            <text:p><text:s/>BitArray('0x00000000000000000000000b0000004e025000ae00a000a000a000a000ac07ac')</text:p>
          </table:table-cell>
          <table:table-cell office:value-type="string" calcext:value-type="string">
            <text:p><text:s/>BitArray('0x00000000000000000000000c0000004e025000ae00a000a000a000a000ac07ac')</text:p>
          </table:table-cell>
          <table:table-cell office:value-type="string" calcext:value-type="string">
            <text:p><text:s/>BitArray('0x00000000000000000000000d0000004e025000ae00a000a000a000a000ac07ac')</text:p>
          </table:table-cell>
          <table:table-cell office:value-type="string" calcext:value-type="string">
            <text:p><text:s/>BitArray('0x00000000000000000000000e0000004e025000ae00a000a000a000a000ac07ac')</text:p>
          </table:table-cell>
          <table:table-cell office:value-type="string" calcext:value-type="string">
            <text:p><text:s/>BitArray('0x00000000000000000000000f0000004e025000ae00a000a000a000a000ac07ac')</text:p>
          </table:table-cell>
          <table:table-cell office:value-type="string" calcext:value-type="string">
            <text:p><text:s/>BitArray('0x0000000000000000000000000000004e025000ae00a000a000a000a000ac07ac')</text:p>
          </table:table-cell>
          <table:table-cell office:value-type="string" calcext:value-type="string">
            <text:p><text:s/>BitArray('0x0000000000000000000000100000004e025000ae00a000a000a000a000ac07ac')</text:p>
          </table:table-cell>
          <table:table-cell office:value-type="string" calcext:value-type="string">
            <text:p><text:s/>BitArray('0x0000000000000000000000200000004e025000ae00a000a000a000a000ac07ac')</text:p>
          </table:table-cell>
          <table:table-cell office:value-type="string" calcext:value-type="string">
            <text:p><text:s/>BitArray('0x0000000000000000000000300000004e025000ae00a000a000a000a000ac07ac')</text:p>
          </table:table-cell>
          <table:table-cell office:value-type="string" calcext:value-type="string">
            <text:p><text:s/>BitArray('0x0000000000000000000000400000004e025000ae00a000a000a000a000ac07ac')</text:p>
          </table:table-cell>
          <table:table-cell office:value-type="string" calcext:value-type="string">
            <text:p><text:s/>BitArray('0x0000000000000000000000500000004e025000ae00a000a000a000a000ac07ac')</text:p>
          </table:table-cell>
          <table:table-cell office:value-type="string" calcext:value-type="string">
            <text:p><text:s/>BitArray('0x0000000000000000000000600000004e025000ae00a000a000a000a000ac07ac')</text:p>
          </table:table-cell>
          <table:table-cell office:value-type="string" calcext:value-type="string">
            <text:p><text:s/>BitArray('0x0000000000000000000000700000004e025000ae00a000a000a000a000ac07ac')</text:p>
          </table:table-cell>
          <table:table-cell office:value-type="string" calcext:value-type="string">
            <text:p><text:s/>BitArray('0x0000000000000000000000800000004e025000ae00a000a000a000a000ac07ac')</text:p>
          </table:table-cell>
          <table:table-cell office:value-type="string" calcext:value-type="string">
            <text:p><text:s/>BitArray('0x0000000000000000000000900000004e025000ae00a000a000a000a000ac07ac')</text:p>
          </table:table-cell>
          <table:table-cell office:value-type="string" calcext:value-type="string">
            <text:p><text:s/>BitArray('0x0000000000000000000000a00000004e025000ae00a000a000a000a000ac07ac')</text:p>
          </table:table-cell>
          <table:table-cell office:value-type="string" calcext:value-type="string">
            <text:p><text:s/>BitArray('0x0000000000000000000000b00000004e025000ae00a000a000a000a000ac07ac')</text:p>
          </table:table-cell>
          <table:table-cell office:value-type="string" calcext:value-type="string">
            <text:p><text:s/>BitArray('0x0000000000000000000000c00000004e025000ae00a000a000a000a000ac07ac')</text:p>
          </table:table-cell>
          <table:table-cell office:value-type="string" calcext:value-type="string">
            <text:p><text:s/>BitArray('0x0000000000000000000000d00000004e025000ae00a000a000a000a000ac07ac')</text:p>
          </table:table-cell>
          <table:table-cell office:value-type="string" calcext:value-type="string">
            <text:p><text:s/>BitArray('0x0000000000000000000000e00000004e025000ae00a000a000a000a000ac07ac')</text:p>
          </table:table-cell>
          <table:table-cell office:value-type="string" calcext:value-type="string">
            <text:p><text:s/>BitArray('0x0000000000000000000000f00000004e025000ae00a000a000a000a000ac07ac')</text:p>
          </table:table-cell>
          <table:table-cell office:value-type="string" calcext:value-type="string">
            <text:p><text:s/>BitArray('0x0000000000000000000000a00000004e025000ae00a000a000a000a000ac07ac')</text:p>
          </table:table-cell>
          <table:table-cell office:value-type="string" calcext:value-type="string">
            <text:p><text:s/>BitArray('0x0000000000000000000001a00000004e025000ae00a000a000a000a000ac07ac')</text:p>
          </table:table-cell>
          <table:table-cell office:value-type="string" calcext:value-type="string">
            <text:p><text:s/>BitArray('0x0000000000000000000002a00000004e025000ae00a000a000a000a000ac07ac')</text:p>
          </table:table-cell>
          <table:table-cell office:value-type="string" calcext:value-type="string">
            <text:p><text:s/>BitArray('0x0000000000000000000003a00000004e025000ae00a000a000a000a000ac07ac')</text:p>
          </table:table-cell>
          <table:table-cell office:value-type="string" calcext:value-type="string">
            <text:p><text:s/>BitArray('0x0000000000000000000004a00000004e025000ae00a000a000a000a000ac07ac')</text:p>
          </table:table-cell>
          <table:table-cell office:value-type="string" calcext:value-type="string">
            <text:p><text:s/>BitArray('0x0000000000000000000005a00000004e025000ae00a000a000a000a000ac07ac')</text:p>
          </table:table-cell>
          <table:table-cell office:value-type="string" calcext:value-type="string">
            <text:p><text:s/>BitArray('0x0000000000000000000006a00000004e025000ae00a000a000a000a000ac07ac')</text:p>
          </table:table-cell>
          <table:table-cell office:value-type="string" calcext:value-type="string">
            <text:p><text:s/>BitArray('0x0000000000000000000007a00000004e025000ae00a000a000a000a000ac07ac')</text:p>
          </table:table-cell>
          <table:table-cell office:value-type="string" calcext:value-type="string">
            <text:p><text:s/>BitArray('0x0000000000000000000008a00000004e025000ae00a000a000a000a000ac07ac')</text:p>
          </table:table-cell>
          <table:table-cell office:value-type="string" calcext:value-type="string">
            <text:p><text:s/>BitArray('0x0000000000000000000009a00000004e025000ae00a000a000a000a000ac07ac')</text:p>
          </table:table-cell>
          <table:table-cell office:value-type="string" calcext:value-type="string">
            <text:p><text:s/>BitArray('0x000000000000000000000aa00000004e025000ae00a000a000a000a000ac07ac')</text:p>
          </table:table-cell>
          <table:table-cell office:value-type="string" calcext:value-type="string">
            <text:p><text:s/>BitArray('0x000000000000000000000ba00000004e025000ae00a000a000a000a000ac07ac')</text:p>
          </table:table-cell>
          <table:table-cell office:value-type="string" calcext:value-type="string">
            <text:p><text:s/>BitArray('0x000000000000000000000ca00000004e025000ae00a000a000a000a000ac07ac')</text:p>
          </table:table-cell>
          <table:table-cell office:value-type="string" calcext:value-type="string">
            <text:p><text:s/>BitArray('0x000000000000000000000da00000004e025000ae00a000a000a000a000ac07ac')</text:p>
          </table:table-cell>
          <table:table-cell office:value-type="string" calcext:value-type="string">
            <text:p><text:s/>BitArray('0x000000000000000000000ea00000004e025000ae00a000a000a000a000ac07ac')</text:p>
          </table:table-cell>
          <table:table-cell office:value-type="string" calcext:value-type="string">
            <text:p><text:s/>BitArray('0x000000000000000000000fa00000004e025000ae00a000a000a000a000ac07ac')</text:p>
          </table:table-cell>
          <table:table-cell office:value-type="string" calcext:value-type="string">
            <text:p><text:s/>BitArray('0x0000000000000000000000a00000004e025000ae00a000a000a000a000ac07ac')</text:p>
          </table:table-cell>
          <table:table-cell office:value-type="string" calcext:value-type="string">
            <text:p><text:s/>BitArray('0x0000000000000000000010a00000004e025000ae00a000a000a000a000ac07ac')</text:p>
          </table:table-cell>
          <table:table-cell office:value-type="string" calcext:value-type="string">
            <text:p><text:s/>BitArray('0x0000000000000000000020a00000004e025000ae00a000a000a000a000ac07ac')</text:p>
          </table:table-cell>
          <table:table-cell office:value-type="string" calcext:value-type="string">
            <text:p><text:s/>BitArray('0x0000000000000000000030a00000004e025000ae00a000a000a000a000ac07ac')</text:p>
          </table:table-cell>
          <table:table-cell office:value-type="string" calcext:value-type="string">
            <text:p><text:s/>BitArray('0x0000000000000000000040a00000004e025000ae00a000a000a000a000ac07ac')</text:p>
          </table:table-cell>
          <table:table-cell office:value-type="string" calcext:value-type="string">
            <text:p><text:s/>BitArray('0x0000000000000000000050a00000004e025000ae00a000a000a000a000ac07ac')</text:p>
          </table:table-cell>
          <table:table-cell office:value-type="string" calcext:value-type="string">
            <text:p><text:s/>BitArray('0x0000000000000000000060a00000004e025000ae00a000a000a000a000ac07ac')</text:p>
          </table:table-cell>
          <table:table-cell office:value-type="string" calcext:value-type="string">
            <text:p><text:s/>BitArray('0x0000000000000000000070a00000004e025000ae00a000a000a000a000ac07ac')</text:p>
          </table:table-cell>
          <table:table-cell office:value-type="string" calcext:value-type="string">
            <text:p><text:s/>BitArray('0x0000000000000000000080a00000004e025000ae00a000a000a000a000ac07ac')</text:p>
          </table:table-cell>
          <table:table-cell office:value-type="string" calcext:value-type="string">
            <text:p><text:s/>BitArray('0x0000000000000000000090a00000004e025000ae00a000a000a000a000ac07ac')</text:p>
          </table:table-cell>
          <table:table-cell office:value-type="string" calcext:value-type="string">
            <text:p><text:s/>BitArray('0x00000000000000000000a0a00000004e025000ae00a000a000a000a000ac07ac')</text:p>
          </table:table-cell>
          <table:table-cell office:value-type="string" calcext:value-type="string">
            <text:p><text:s/>BitArray('0x00000000000000000000b0a00000004e025000ae00a000a000a000a000ac07ac')</text:p>
          </table:table-cell>
          <table:table-cell office:value-type="string" calcext:value-type="string">
            <text:p><text:s/>BitArray('0x00000000000000000000c0a00000004e025000ae00a000a000a000a000ac07ac')</text:p>
          </table:table-cell>
          <table:table-cell office:value-type="string" calcext:value-type="string">
            <text:p><text:s/>BitArray('0x00000000000000000000d0a00000004e025000ae00a000a000a000a000ac07ac')</text:p>
          </table:table-cell>
          <table:table-cell office:value-type="string" calcext:value-type="string">
            <text:p><text:s/>BitArray('0x00000000000000000000e0a00000004e025000ae00a000a000a000a000ac07ac')</text:p>
          </table:table-cell>
          <table:table-cell office:value-type="string" calcext:value-type="string">
            <text:p><text:s/>BitArray('0x00000000000000000000f0a00000004e025000ae00a000a000a000a000ac07ac')</text:p>
          </table:table-cell>
          <table:table-cell office:value-type="string" calcext:value-type="string">
            <text:p><text:s/>BitArray('0x0000000000000000000000a00000004e025000ae00a000a000a000a000ac07ac')</text:p>
          </table:table-cell>
          <table:table-cell office:value-type="string" calcext:value-type="string">
            <text:p><text:s/>BitArray('0x0000000000000000000100a00000004e025000ae00a000a000a000a000ac07ac')</text:p>
          </table:table-cell>
          <table:table-cell office:value-type="string" calcext:value-type="string">
            <text:p><text:s/>BitArray('0x0000000000000000000200a00000004e025000ae00a000a000a000a000ac07ac')</text:p>
          </table:table-cell>
          <table:table-cell office:value-type="string" calcext:value-type="string">
            <text:p><text:s/>BitArray('0x0000000000000000000300a00000004e025000ae00a000a000a000a000ac07ac')</text:p>
          </table:table-cell>
          <table:table-cell office:value-type="string" calcext:value-type="string">
            <text:p><text:s/>BitArray('0x0000000000000000000400a00000004e025000ae00a000a000a000a000ac07ac')</text:p>
          </table:table-cell>
          <table:table-cell office:value-type="string" calcext:value-type="string">
            <text:p><text:s/>BitArray('0x0000000000000000000500a00000004e025000ae00a000a000a000a000ac07ac')</text:p>
          </table:table-cell>
          <table:table-cell office:value-type="string" calcext:value-type="string">
            <text:p><text:s/>BitArray('0x0000000000000000000600a00000004e025000ae00a000a000a000a000ac07ac')</text:p>
          </table:table-cell>
          <table:table-cell office:value-type="string" calcext:value-type="string">
            <text:p><text:s/>BitArray('0x0000000000000000000700a00000004e025000ae00a000a000a000a000ac07ac')</text:p>
          </table:table-cell>
          <table:table-cell office:value-type="string" calcext:value-type="string">
            <text:p><text:s/>BitArray('0x0000000000000000000800a00000004e025000ae00a000a000a000a000ac07ac')</text:p>
          </table:table-cell>
          <table:table-cell office:value-type="string" calcext:value-type="string">
            <text:p><text:s/>BitArray('0x0000000000000000000900a00000004e025000ae00a000a000a000a000ac07ac')</text:p>
          </table:table-cell>
          <table:table-cell office:value-type="string" calcext:value-type="string">
            <text:p><text:s/>BitArray('0x0000000000000000000a00a00000004e025000ae00a000a000a000a000ac07ac')</text:p>
          </table:table-cell>
          <table:table-cell office:value-type="string" calcext:value-type="string">
            <text:p><text:s/>BitArray('0x0000000000000000000b00a00000004e025000ae00a000a000a000a000ac07ac')</text:p>
          </table:table-cell>
          <table:table-cell office:value-type="string" calcext:value-type="string">
            <text:p><text:s/>BitArray('0x0000000000000000000c00a00000004e025000ae00a000a000a000a000ac07ac')</text:p>
          </table:table-cell>
          <table:table-cell office:value-type="string" calcext:value-type="string">
            <text:p><text:s/>BitArray('0x0000000000000000000d00a00000004e025000ae00a000a000a000a000ac07ac')</text:p>
          </table:table-cell>
          <table:table-cell office:value-type="string" calcext:value-type="string">
            <text:p><text:s/>BitArray('0x0000000000000000000e00a00000004e025000ae00a000a000a000a000ac07ac')</text:p>
          </table:table-cell>
          <table:table-cell office:value-type="string" calcext:value-type="string">
            <text:p><text:s/>BitArray('0x0000000000000000000f00a00000004e025000ae00a000a000a000a000ac07ac')</text:p>
          </table:table-cell>
          <table:table-cell office:value-type="string" calcext:value-type="string">
            <text:p><text:s/>BitArray('0x0000000000000000000e00a00000004e025000ae00a000a000a000a000ac07ac')</text:p>
          </table:table-cell>
          <table:table-cell office:value-type="string" calcext:value-type="string">
            <text:p><text:s/>BitArray('0x0000000000000000001e00a00000004e025000ae00a000a000a000a000ac07ac')</text:p>
          </table:table-cell>
          <table:table-cell office:value-type="string" calcext:value-type="string">
            <text:p><text:s/>BitArray('0x0000000000000000002e00a00000004e025000ae00a000a000a000a000ac07ac')</text:p>
          </table:table-cell>
          <table:table-cell office:value-type="string" calcext:value-type="string">
            <text:p><text:s/>BitArray('0x0000000000000000003e00a00000004e025000ae00a000a000a000a000ac07ac')</text:p>
          </table:table-cell>
          <table:table-cell office:value-type="string" calcext:value-type="string">
            <text:p><text:s/>BitArray('0x0000000000000000004e00a00000004e025000ae00a000a000a000a000ac07ac')</text:p>
          </table:table-cell>
          <table:table-cell office:value-type="string" calcext:value-type="string">
            <text:p><text:s/>BitArray('0x0000000000000000005e00a00000004e025000ae00a000a000a000a000ac07ac')</text:p>
          </table:table-cell>
          <table:table-cell office:value-type="string" calcext:value-type="string">
            <text:p><text:s/>BitArray('0x0000000000000000006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00000008e00a00000004e025000ae00a000a000a000a000ac07ac')</text:p>
          </table:table-cell>
          <table:table-cell office:value-type="string" calcext:value-type="string">
            <text:p><text:s/>BitArray('0x0000000000000000009e00a00000004e025000ae00a000a000a000a000ac07ac')</text:p>
          </table:table-cell>
          <table:table-cell office:value-type="string" calcext:value-type="string">
            <text:p><text:s/>BitArray('0x000000000000000000ae00a00000004e025000ae00a000a000a000a000ac07ac')</text:p>
          </table:table-cell>
          <table:table-cell office:value-type="string" calcext:value-type="string">
            <text:p><text:s/>BitArray('0x000000000000000000be00a00000004e025000ae00a000a000a000a000ac07ac')</text:p>
          </table:table-cell>
          <table:table-cell office:value-type="string" calcext:value-type="string">
            <text:p><text:s/>BitArray('0x000000000000000000ce00a00000004e025000ae00a000a000a000a000ac07ac')</text:p>
          </table:table-cell>
          <table:table-cell office:value-type="string" calcext:value-type="string">
            <text:p><text:s/>BitArray('0x000000000000000000de00a00000004e025000ae00a000a000a000a000ac07ac')</text:p>
          </table:table-cell>
          <table:table-cell office:value-type="string" calcext:value-type="string">
            <text:p><text:s/>BitArray('0x000000000000000000ee00a00000004e025000ae00a000a000a000a000ac07ac')</text:p>
          </table:table-cell>
          <table:table-cell office:value-type="string" calcext:value-type="string">
            <text:p><text:s/>BitArray('0x000000000000000000f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00000017e00a00000004e025000ae00a000a000a000a000ac07ac')</text:p>
          </table:table-cell>
          <table:table-cell office:value-type="string" calcext:value-type="string">
            <text:p><text:s/>BitArray('0x0000000000000000027e00a00000004e025000ae00a000a000a000a000ac07ac')</text:p>
          </table:table-cell>
          <table:table-cell office:value-type="string" calcext:value-type="string">
            <text:p><text:s/>BitArray('0x0000000000000000037e00a00000004e025000ae00a000a000a000a000ac07ac')</text:p>
          </table:table-cell>
          <table:table-cell office:value-type="string" calcext:value-type="string">
            <text:p><text:s/>BitArray('0x0000000000000000047e00a00000004e025000ae00a000a000a000a000ac07ac')</text:p>
          </table:table-cell>
          <table:table-cell office:value-type="string" calcext:value-type="string">
            <text:p><text:s/>BitArray('0x0000000000000000057e00a00000004e025000ae00a000a000a000a000ac07ac')</text:p>
          </table:table-cell>
          <table:table-cell office:value-type="string" calcext:value-type="string">
            <text:p><text:s/>BitArray('0x0000000000000000067e00a00000004e025000ae00a000a000a000a000ac07ac')</text:p>
          </table:table-cell>
          <table:table-cell office:value-type="string" calcext:value-type="string">
            <text:p><text:s/>BitArray('0x0000000000000000077e00a00000004e025000ae00a000a000a000a000ac07ac')</text:p>
          </table:table-cell>
          <table:table-cell office:value-type="string" calcext:value-type="string">
            <text:p><text:s/>BitArray('0x0000000000000000087e00a00000004e025000ae00a000a000a000a000ac07ac')</text:p>
          </table:table-cell>
          <table:table-cell office:value-type="string" calcext:value-type="string">
            <text:p><text:s/>BitArray('0x0000000000000000097e00a00000004e025000ae00a000a000a000a000ac07ac')</text:p>
          </table:table-cell>
          <table:table-cell office:value-type="string" calcext:value-type="string">
            <text:p><text:s/>BitArray('0x00000000000000000a7e00a00000004e025000ae00a000a000a000a000ac07ac')</text:p>
          </table:table-cell>
          <table:table-cell office:value-type="string" calcext:value-type="string">
            <text:p><text:s/>BitArray('0x00000000000000000b7e00a00000004e025000ae00a000a000a000a000ac07ac')</text:p>
          </table:table-cell>
          <table:table-cell office:value-type="string" calcext:value-type="string">
            <text:p><text:s/>BitArray('0x00000000000000000c7e00a00000004e025000ae00a000a000a000a000ac07ac')</text:p>
          </table:table-cell>
          <table:table-cell office:value-type="string" calcext:value-type="string">
            <text:p><text:s/>BitArray('0x00000000000000000d7e00a00000004e025000ae00a000a000a000a000ac07ac')</text:p>
          </table:table-cell>
          <table:table-cell office:value-type="string" calcext:value-type="string">
            <text:p><text:s/>BitArray('0x00000000000000000e7e00a00000004e025000ae00a000a000a000a000ac07ac')</text:p>
          </table:table-cell>
          <table:table-cell office:value-type="string" calcext:value-type="string">
            <text:p><text:s/>BitArray('0x00000000000000000f7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00000107e00a00000004e025000ae00a000a000a000a000ac07ac')</text:p>
          </table:table-cell>
          <table:table-cell office:value-type="string" calcext:value-type="string">
            <text:p><text:s/>BitArray('0x0000000000000000207e00a00000004e025000ae00a000a000a000a000ac07ac')</text:p>
          </table:table-cell>
          <table:table-cell office:value-type="string" calcext:value-type="string">
            <text:p><text:s/>BitArray('0x0000000000000000307e00a00000004e025000ae00a000a000a000a000ac07ac')</text:p>
          </table:table-cell>
          <table:table-cell office:value-type="string" calcext:value-type="string">
            <text:p><text:s/>BitArray('0x0000000000000000407e00a00000004e025000ae00a000a000a000a000ac07ac')</text:p>
          </table:table-cell>
          <table:table-cell office:value-type="string" calcext:value-type="string">
            <text:p><text:s/>BitArray('0x0000000000000000507e00a00000004e025000ae00a000a000a000a000ac07ac')</text:p>
          </table:table-cell>
          <table:table-cell office:value-type="string" calcext:value-type="string">
            <text:p><text:s/>BitArray('0x0000000000000000607e00a00000004e025000ae00a000a000a000a000ac07ac')</text:p>
          </table:table-cell>
          <table:table-cell office:value-type="string" calcext:value-type="string">
            <text:p><text:s/>BitArray('0x0000000000000000707e00a00000004e025000ae00a000a000a000a000ac07ac')</text:p>
          </table:table-cell>
          <table:table-cell office:value-type="string" calcext:value-type="string">
            <text:p><text:s/>BitArray('0x0000000000000000807e00a00000004e025000ae00a000a000a000a000ac07ac')</text:p>
          </table:table-cell>
          <table:table-cell office:value-type="string" calcext:value-type="string">
            <text:p><text:s/>BitArray('0x0000000000000000907e00a00000004e025000ae00a000a000a000a000ac07ac')</text:p>
          </table:table-cell>
          <table:table-cell office:value-type="string" calcext:value-type="string">
            <text:p><text:s/>BitArray('0x0000000000000000a07e00a00000004e025000ae00a000a000a000a000ac07ac')</text:p>
          </table:table-cell>
          <table:table-cell office:value-type="string" calcext:value-type="string">
            <text:p><text:s/>BitArray('0x0000000000000000b07e00a00000004e025000ae00a000a000a000a000ac07ac')</text:p>
          </table:table-cell>
          <table:table-cell office:value-type="string" calcext:value-type="string">
            <text:p><text:s/>BitArray('0x0000000000000000c07e00a00000004e025000ae00a000a000a000a000ac07ac')</text:p>
          </table:table-cell>
          <table:table-cell office:value-type="string" calcext:value-type="string">
            <text:p><text:s/>BitArray('0x0000000000000000d07e00a00000004e025000ae00a000a000a000a000ac07ac')</text:p>
          </table:table-cell>
          <table:table-cell office:value-type="string" calcext:value-type="string">
            <text:p><text:s/>BitArray('0x0000000000000000e07e00a00000004e025000ae00a000a000a000a000ac07ac')</text:p>
          </table:table-cell>
          <table:table-cell office:value-type="string" calcext:value-type="string">
            <text:p><text:s/>BitArray('0x0000000000000000f07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00001007e00a00000004e025000ae00a000a000a000a000ac07ac')</text:p>
          </table:table-cell>
          <table:table-cell office:value-type="string" calcext:value-type="string">
            <text:p><text:s/>BitArray('0x0000000000000002007e00a00000004e025000ae00a000a000a000a000ac07ac')</text:p>
          </table:table-cell>
          <table:table-cell office:value-type="string" calcext:value-type="string">
            <text:p><text:s/>BitArray('0x0000000000000003007e00a00000004e025000ae00a000a000a000a000ac07ac')</text:p>
          </table:table-cell>
          <table:table-cell office:value-type="string" calcext:value-type="string">
            <text:p><text:s/>BitArray('0x0000000000000004007e00a00000004e025000ae00a000a000a000a000ac07ac')</text:p>
          </table:table-cell>
          <table:table-cell office:value-type="string" calcext:value-type="string">
            <text:p><text:s/>BitArray('0x0000000000000005007e00a00000004e025000ae00a000a000a000a000ac07ac')</text:p>
          </table:table-cell>
          <table:table-cell office:value-type="string" calcext:value-type="string">
            <text:p><text:s/>BitArray('0x0000000000000006007e00a00000004e025000ae00a000a000a000a000ac07ac')</text:p>
          </table:table-cell>
          <table:table-cell office:value-type="string" calcext:value-type="string">
            <text:p><text:s/>BitArray('0x0000000000000007007e00a00000004e025000ae00a000a000a000a000ac07ac')</text:p>
          </table:table-cell>
          <table:table-cell office:value-type="string" calcext:value-type="string">
            <text:p><text:s/>BitArray('0x0000000000000008007e00a00000004e025000ae00a000a000a000a000ac07ac')</text:p>
          </table:table-cell>
          <table:table-cell office:value-type="string" calcext:value-type="string">
            <text:p><text:s/>BitArray('0x0000000000000009007e00a00000004e025000ae00a000a000a000a000ac07ac')</text:p>
          </table:table-cell>
          <table:table-cell office:value-type="string" calcext:value-type="string">
            <text:p><text:s/>BitArray('0x000000000000000a007e00a00000004e025000ae00a000a000a000a000ac07ac')</text:p>
          </table:table-cell>
          <table:table-cell office:value-type="string" calcext:value-type="string">
            <text:p><text:s/>BitArray('0x000000000000000b007e00a00000004e025000ae00a000a000a000a000ac07ac')</text:p>
          </table:table-cell>
          <table:table-cell office:value-type="string" calcext:value-type="string">
            <text:p><text:s/>BitArray('0x000000000000000c007e00a00000004e025000ae00a000a000a000a000ac07ac')</text:p>
          </table:table-cell>
          <table:table-cell office:value-type="string" calcext:value-type="string">
            <text:p><text:s/>BitArray('0x000000000000000d007e00a00000004e025000ae00a000a000a000a000ac07ac')</text:p>
          </table:table-cell>
          <table:table-cell office:value-type="string" calcext:value-type="string">
            <text:p><text:s/>BitArray('0x000000000000000e007e00a00000004e025000ae00a000a000a000a000ac07ac')</text:p>
          </table:table-cell>
          <table:table-cell office:value-type="string" calcext:value-type="string">
            <text:p><text:s/>BitArray('0x000000000000000f007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00010007e00a00000004e025000ae00a000a000a000a000ac07ac')</text:p>
          </table:table-cell>
          <table:table-cell office:value-type="string" calcext:value-type="string">
            <text:p><text:s/>BitArray('0x0000000000000020007e00a00000004e025000ae00a000a000a000a000ac07ac')</text:p>
          </table:table-cell>
          <table:table-cell office:value-type="string" calcext:value-type="string">
            <text:p><text:s/>BitArray('0x0000000000000030007e00a00000004e025000ae00a000a000a000a000ac07ac')</text:p>
          </table:table-cell>
          <table:table-cell office:value-type="string" calcext:value-type="string">
            <text:p><text:s/>BitArray('0x0000000000000040007e00a00000004e025000ae00a000a000a000a000ac07ac')</text:p>
          </table:table-cell>
          <table:table-cell office:value-type="string" calcext:value-type="string">
            <text:p><text:s/>BitArray('0x0000000000000050007e00a00000004e025000ae00a000a000a000a000ac07ac')</text:p>
          </table:table-cell>
          <table:table-cell office:value-type="string" calcext:value-type="string">
            <text:p><text:s/>BitArray('0x0000000000000060007e00a00000004e025000ae00a000a000a000a000ac07ac')</text:p>
          </table:table-cell>
          <table:table-cell office:value-type="string" calcext:value-type="string">
            <text:p><text:s/>BitArray('0x0000000000000070007e00a00000004e025000ae00a000a000a000a000ac07ac')</text:p>
          </table:table-cell>
          <table:table-cell office:value-type="string" calcext:value-type="string">
            <text:p><text:s/>BitArray('0x0000000000000080007e00a00000004e025000ae00a000a000a000a000ac07ac')</text:p>
          </table:table-cell>
          <table:table-cell office:value-type="string" calcext:value-type="string">
            <text:p><text:s/>BitArray('0x0000000000000090007e00a00000004e025000ae00a000a000a000a000ac07ac')</text:p>
          </table:table-cell>
          <table:table-cell office:value-type="string" calcext:value-type="string">
            <text:p><text:s/>BitArray('0x00000000000000a0007e00a00000004e025000ae00a000a000a000a000ac07ac')</text:p>
          </table:table-cell>
          <table:table-cell office:value-type="string" calcext:value-type="string">
            <text:p><text:s/>BitArray('0x00000000000000b0007e00a00000004e025000ae00a000a000a000a000ac07ac')</text:p>
          </table:table-cell>
          <table:table-cell office:value-type="string" calcext:value-type="string">
            <text:p><text:s/>BitArray('0x00000000000000c0007e00a00000004e025000ae00a000a000a000a000ac07ac')</text:p>
          </table:table-cell>
          <table:table-cell office:value-type="string" calcext:value-type="string">
            <text:p><text:s/>BitArray('0x00000000000000d0007e00a00000004e025000ae00a000a000a000a000ac07ac')</text:p>
          </table:table-cell>
          <table:table-cell office:value-type="string" calcext:value-type="string">
            <text:p><text:s/>BitArray('0x00000000000000e0007e00a00000004e025000ae00a000a000a000a000ac07ac')</text:p>
          </table:table-cell>
          <table:table-cell office:value-type="string" calcext:value-type="string">
            <text:p><text:s/>BitArray('0x00000000000000f0007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00100007e00a00000004e025000ae00a000a000a000a000ac07ac')</text:p>
          </table:table-cell>
          <table:table-cell office:value-type="string" calcext:value-type="string">
            <text:p><text:s/>BitArray('0x0000000000000200007e00a00000004e025000ae00a000a000a000a000ac07ac')</text:p>
          </table:table-cell>
          <table:table-cell office:value-type="string" calcext:value-type="string">
            <text:p><text:s/>BitArray('0x0000000000000300007e00a00000004e025000ae00a000a000a000a000ac07ac')</text:p>
          </table:table-cell>
          <table:table-cell office:value-type="string" calcext:value-type="string">
            <text:p><text:s/>BitArray('0x0000000000000400007e00a00000004e025000ae00a000a000a000a000ac07ac')</text:p>
          </table:table-cell>
          <table:table-cell office:value-type="string" calcext:value-type="string">
            <text:p><text:s/>BitArray('0x0000000000000500007e00a00000004e025000ae00a000a000a000a000ac07ac')</text:p>
          </table:table-cell>
          <table:table-cell office:value-type="string" calcext:value-type="string">
            <text:p><text:s/>BitArray('0x0000000000000600007e00a00000004e025000ae00a000a000a000a000ac07ac')</text:p>
          </table:table-cell>
          <table:table-cell office:value-type="string" calcext:value-type="string">
            <text:p><text:s/>BitArray('0x0000000000000700007e00a00000004e025000ae00a000a000a000a000ac07ac')</text:p>
          </table:table-cell>
          <table:table-cell office:value-type="string" calcext:value-type="string">
            <text:p><text:s/>BitArray('0x0000000000000800007e00a00000004e025000ae00a000a000a000a000ac07ac')</text:p>
          </table:table-cell>
          <table:table-cell office:value-type="string" calcext:value-type="string">
            <text:p><text:s/>BitArray('0x0000000000000900007e00a00000004e025000ae00a000a000a000a000ac07ac')</text:p>
          </table:table-cell>
          <table:table-cell office:value-type="string" calcext:value-type="string">
            <text:p><text:s/>BitArray('0x0000000000000a00007e00a00000004e025000ae00a000a000a000a000ac07ac')</text:p>
          </table:table-cell>
          <table:table-cell office:value-type="string" calcext:value-type="string">
            <text:p><text:s/>BitArray('0x0000000000000b00007e00a00000004e025000ae00a000a000a000a000ac07ac')</text:p>
          </table:table-cell>
          <table:table-cell office:value-type="string" calcext:value-type="string">
            <text:p><text:s/>BitArray('0x0000000000000c00007e00a00000004e025000ae00a000a000a000a000ac07ac')</text:p>
          </table:table-cell>
          <table:table-cell office:value-type="string" calcext:value-type="string">
            <text:p><text:s/>BitArray('0x0000000000000d00007e00a00000004e025000ae00a000a000a000a000ac07ac')</text:p>
          </table:table-cell>
          <table:table-cell office:value-type="string" calcext:value-type="string">
            <text:p><text:s/>BitArray('0x0000000000000e00007e00a00000004e025000ae00a000a000a000a000ac07ac')</text:p>
          </table:table-cell>
          <table:table-cell office:value-type="string" calcext:value-type="string">
            <text:p><text:s/>BitArray('0x0000000000000f00007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01000007e00a00000004e025000ae00a000a000a000a000ac07ac')</text:p>
          </table:table-cell>
          <table:table-cell office:value-type="string" calcext:value-type="string">
            <text:p><text:s/>BitArray('0x0000000000002000007e00a00000004e025000ae00a000a000a000a000ac07ac')</text:p>
          </table:table-cell>
          <table:table-cell office:value-type="string" calcext:value-type="string">
            <text:p><text:s/>BitArray('0x0000000000003000007e00a00000004e025000ae00a000a000a000a000ac07ac')</text:p>
          </table:table-cell>
          <table:table-cell office:value-type="string" calcext:value-type="string">
            <text:p><text:s/>BitArray('0x0000000000004000007e00a00000004e025000ae00a000a000a000a000ac07ac')</text:p>
          </table:table-cell>
          <table:table-cell office:value-type="string" calcext:value-type="string">
            <text:p><text:s/>BitArray('0x0000000000005000007e00a00000004e025000ae00a000a000a000a000ac07ac')</text:p>
          </table:table-cell>
          <table:table-cell office:value-type="string" calcext:value-type="string">
            <text:p><text:s/>BitArray('0x0000000000006000007e00a00000004e025000ae00a000a000a000a000ac07ac')</text:p>
          </table:table-cell>
          <table:table-cell office:value-type="string" calcext:value-type="string">
            <text:p><text:s/>BitArray('0x0000000000007000007e00a00000004e025000ae00a000a000a000a000ac07ac')</text:p>
          </table:table-cell>
          <table:table-cell office:value-type="string" calcext:value-type="string">
            <text:p><text:s/>BitArray('0x0000000000008000007e00a00000004e025000ae00a000a000a000a000ac07ac')</text:p>
          </table:table-cell>
          <table:table-cell office:value-type="string" calcext:value-type="string">
            <text:p><text:s/>BitArray('0x0000000000009000007e00a00000004e025000ae00a000a000a000a000ac07ac')</text:p>
          </table:table-cell>
          <table:table-cell office:value-type="string" calcext:value-type="string">
            <text:p><text:s/>BitArray('0x000000000000a000007e00a00000004e025000ae00a000a000a000a000ac07ac')</text:p>
          </table:table-cell>
          <table:table-cell office:value-type="string" calcext:value-type="string">
            <text:p><text:s/>BitArray('0x000000000000b000007e00a00000004e025000ae00a000a000a000a000ac07ac')</text:p>
          </table:table-cell>
          <table:table-cell office:value-type="string" calcext:value-type="string">
            <text:p><text:s/>BitArray('0x000000000000c000007e00a00000004e025000ae00a000a000a000a000ac07ac')</text:p>
          </table:table-cell>
          <table:table-cell office:value-type="string" calcext:value-type="string">
            <text:p><text:s/>BitArray('0x000000000000d000007e00a00000004e025000ae00a000a000a000a000ac07ac')</text:p>
          </table:table-cell>
          <table:table-cell office:value-type="string" calcext:value-type="string">
            <text:p><text:s/>BitArray('0x000000000000e000007e00a00000004e025000ae00a000a000a000a000ac07ac')</text:p>
          </table:table-cell>
          <table:table-cell office:value-type="string" calcext:value-type="string">
            <text:p><text:s/>BitArray('0x000000000000f000007e00a00000004e025000ae00a000a000a000a000ac07ac')</text:p>
          </table:table-cell>
          <table:table-cell office:value-type="string" calcext:value-type="string">
            <text:p><text:s/>BitArray('0x0000000000000000007e00a00000004e025000ae00a000a000a000a000ac07ac')</text:p>
          </table:table-cell>
          <table:table-cell office:value-type="string" calcext:value-type="string">
            <text:p><text:s/>BitArray('0x0000000000010000007e00a00000004e025000ae00a000a000a000a000ac07ac')</text:p>
          </table:table-cell>
          <table:table-cell office:value-type="string" calcext:value-type="string">
            <text:p><text:s/>BitArray('0x0000000000020000007e00a00000004e025000ae00a000a000a000a000ac07ac')</text:p>
          </table:table-cell>
          <table:table-cell office:value-type="string" calcext:value-type="string">
            <text:p><text:s/>BitArray('0x0000000000030000007e00a00000004e025000ae00a000a000a000a000ac07ac')</text:p>
          </table:table-cell>
          <table:table-cell office:value-type="string" calcext:value-type="string">
            <text:p><text:s/>BitArray('0x0000000000040000007e00a00000004e025000ae00a000a000a000a000ac07ac')</text:p>
          </table:table-cell>
          <table:table-cell office:value-type="string" calcext:value-type="string">
            <text:p><text:s/>BitArray('0x0000000000050000007e00a00000004e025000ae00a000a000a000a000ac07ac')</text:p>
          </table:table-cell>
          <table:table-cell office:value-type="string" calcext:value-type="string">
            <text:p><text:s/>BitArray('0x0000000000060000007e00a00000004e025000ae00a000a000a000a000ac07ac')</text:p>
          </table:table-cell>
          <table:table-cell office:value-type="string" calcext:value-type="string">
            <text:p><text:s/>BitArray('0x0000000000070000007e00a00000004e025000ae00a000a000a000a000ac07ac')</text:p>
          </table:table-cell>
          <table:table-cell office:value-type="string" calcext:value-type="string">
            <text:p><text:s/>BitArray('0x0000000000080000007e00a00000004e025000ae00a000a000a000a000ac07ac')</text:p>
          </table:table-cell>
          <table:table-cell office:value-type="string" calcext:value-type="string">
            <text:p><text:s/>BitArray('0x0000000000090000007e00a00000004e025000ae00a000a000a000a000ac07ac')</text:p>
          </table:table-cell>
          <table:table-cell office:value-type="string" calcext:value-type="string">
            <text:p><text:s/>BitArray('0x00000000000a0000007e00a00000004e025000ae00a000a000a000a000ac07ac')</text:p>
          </table:table-cell>
          <table:table-cell office:value-type="string" calcext:value-type="string">
            <text:p><text:s/>BitArray('0x00000000000b0000007e00a00000004e025000ae00a000a000a000a000ac07ac')</text:p>
          </table:table-cell>
          <table:table-cell office:value-type="string" calcext:value-type="string">
            <text:p><text:s/>BitArray('0x00000000000c0000007e00a00000004e025000ae00a000a000a000a000ac07ac')</text:p>
          </table:table-cell>
          <table:table-cell office:value-type="string" calcext:value-type="string">
            <text:p><text:s/>BitArray('0x00000000000d0000007e00a00000004e025000ae00a000a000a000a000ac07ac')</text:p>
          </table:table-cell>
          <table:table-cell office:value-type="string" calcext:value-type="string">
            <text:p><text:s/>BitArray('0x00000000000e0000007e00a00000004e025000ae00a000a000a000a000ac07ac')</text:p>
          </table:table-cell>
          <table:table-cell office:value-type="string" calcext:value-type="string">
            <text:p><text:s/>BitArray('0x00000000000f0000007e00a00000004e025000ae00a000a000a000a000ac07ac')</text:p>
          </table:table-cell>
          <table:table-cell office:value-type="string" calcext:value-type="string">
            <text:p><text:s/>BitArray('0x00000000000e0000007e00a00000004e025000ae00a000a000a000a000ac07ac')</text:p>
          </table:table-cell>
          <table:table-cell office:value-type="string" calcext:value-type="string">
            <text:p><text:s/>BitArray('0x00000000001e0000007e00a00000004e025000ae00a000a000a000a000ac07ac')</text:p>
          </table:table-cell>
          <table:table-cell office:value-type="string" calcext:value-type="string">
            <text:p><text:s/>BitArray('0x00000000002e0000007e00a00000004e025000ae00a000a000a000a000ac07ac')</text:p>
          </table:table-cell>
          <table:table-cell office:value-type="string" calcext:value-type="string">
            <text:p><text:s/>BitArray('0x00000000003e0000007e00a00000004e025000ae00a000a000a000a000ac07ac')</text:p>
          </table:table-cell>
          <table:table-cell office:value-type="string" calcext:value-type="string">
            <text:p><text:s/>BitArray('0x00000000004e0000007e00a00000004e025000ae00a000a000a000a000ac07ac')</text:p>
          </table:table-cell>
          <table:table-cell office:value-type="string" calcext:value-type="string">
            <text:p><text:s/>BitArray('0x00000000005e0000007e00a00000004e025000ae00a000a000a000a000ac07ac')</text:p>
          </table:table-cell>
          <table:table-cell office:value-type="string" calcext:value-type="string">
            <text:p><text:s/>BitArray('0x00000000006e0000007e00a00000004e025000ae00a000a000a000a000ac07ac')</text:p>
          </table:table-cell>
          <table:table-cell office:value-type="string" calcext:value-type="string">
            <text:p><text:s/>BitArray('0x00000000007e0000007e00a00000004e025000ae00a000a000a000a000ac07ac')</text:p>
          </table:table-cell>
          <table:table-cell office:value-type="string" calcext:value-type="string">
            <text:p><text:s/>BitArray('0x00000000008e0000007e00a00000004e025000ae00a000a000a000a000ac07ac')</text:p>
          </table:table-cell>
          <table:table-cell office:value-type="string" calcext:value-type="string">
            <text:p><text:s/>BitArray('0x00000000009e0000007e00a00000004e025000ae00a000a000a000a000ac07ac')</text:p>
          </table:table-cell>
          <table:table-cell office:value-type="string" calcext:value-type="string">
            <text:p><text:s/>BitArray('0x0000000000ae0000007e00a00000004e025000ae00a000a000a000a000ac07ac')</text:p>
          </table:table-cell>
          <table:table-cell office:value-type="string" calcext:value-type="string">
            <text:p><text:s/>BitArray('0x0000000000be0000007e00a00000004e025000ae00a000a000a000a000ac07ac')</text:p>
          </table:table-cell>
          <table:table-cell office:value-type="string" calcext:value-type="string">
            <text:p><text:s/>BitArray('0x0000000000ce0000007e00a00000004e025000ae00a000a000a000a000ac07ac')</text:p>
          </table:table-cell>
          <table:table-cell office:value-type="string" calcext:value-type="string">
            <text:p><text:s/>BitArray('0x0000000000de0000007e00a00000004e025000ae00a000a000a000a000ac07ac')</text:p>
          </table:table-cell>
          <table:table-cell office:value-type="string" calcext:value-type="string">
            <text:p><text:s/>BitArray('0x0000000000ee0000007e00a00000004e025000ae00a000a000a000a000ac07ac')</text:p>
          </table:table-cell>
          <table:table-cell office:value-type="string" calcext:value-type="string">
            <text:p><text:s/>BitArray('0x0000000000fe0000007e00a00000004e025000ae00a000a000a000a000ac07ac')</text:p>
          </table:table-cell>
          <table:table-cell office:value-type="string" calcext:value-type="string">
            <text:p><text:s/>BitArray('0x0000000000ae0000007e00a00000004e025000ae00a000a000a000a000ac07ac')</text:p>
          </table:table-cell>
          <table:table-cell office:value-type="string" calcext:value-type="string">
            <text:p><text:s/>BitArray('0x0000000001ae0000007e00a00000004e025000ae00a000a000a000a000ac07ac')</text:p>
          </table:table-cell>
          <table:table-cell office:value-type="string" calcext:value-type="string">
            <text:p><text:s/>BitArray('0x0000000002ae0000007e00a00000004e025000ae00a000a000a000a000ac07ac')</text:p>
          </table:table-cell>
          <table:table-cell office:value-type="string" calcext:value-type="string">
            <text:p><text:s/>BitArray('0x0000000003ae0000007e00a00000004e025000ae00a000a000a000a000ac07ac')</text:p>
          </table:table-cell>
          <table:table-cell office:value-type="string" calcext:value-type="string">
            <text:p><text:s/>BitArray('0x0000000004ae0000007e00a00000004e025000ae00a000a000a000a000ac07ac')</text:p>
          </table:table-cell>
          <table:table-cell office:value-type="string" calcext:value-type="string">
            <text:p><text:s/>BitArray('0x0000000005ae0000007e00a00000004e025000ae00a000a000a000a000ac07ac')</text:p>
          </table:table-cell>
          <table:table-cell office:value-type="string" calcext:value-type="string">
            <text:p><text:s/>BitArray('0x0000000006ae0000007e00a00000004e025000ae00a000a000a000a000ac07ac')</text:p>
          </table:table-cell>
          <table:table-cell office:value-type="string" calcext:value-type="string">
            <text:p><text:s/>BitArray('0x0000000007ae0000007e00a00000004e025000ae00a000a000a000a000ac07ac')</text:p>
          </table:table-cell>
          <table:table-cell office:value-type="string" calcext:value-type="string">
            <text:p><text:s/>BitArray('0x0000000008ae0000007e00a00000004e025000ae00a000a000a000a000ac07ac')</text:p>
          </table:table-cell>
          <table:table-cell office:value-type="string" calcext:value-type="string">
            <text:p><text:s/>BitArray('0x0000000009ae0000007e00a00000004e025000ae00a000a000a000a000ac07ac')</text:p>
          </table:table-cell>
          <table:table-cell office:value-type="string" calcext:value-type="string">
            <text:p><text:s/>BitArray('0x000000000aae0000007e00a00000004e025000ae00a000a000a000a000ac07ac')</text:p>
          </table:table-cell>
          <table:table-cell office:value-type="string" calcext:value-type="string">
            <text:p><text:s/>BitArray('0x000000000bae0000007e00a00000004e025000ae00a000a000a000a000ac07ac')</text:p>
          </table:table-cell>
          <table:table-cell office:value-type="string" calcext:value-type="string">
            <text:p><text:s/>BitArray('0x000000000cae0000007e00a00000004e025000ae00a000a000a000a000ac07ac')</text:p>
          </table:table-cell>
          <table:table-cell office:value-type="string" calcext:value-type="string">
            <text:p><text:s/>BitArray('0x000000000dae0000007e00a00000004e025000ae00a000a000a000a000ac07ac')</text:p>
          </table:table-cell>
          <table:table-cell office:value-type="string" calcext:value-type="string">
            <text:p><text:s/>BitArray('0x000000000eae0000007e00a00000004e025000ae00a000a000a000a000ac07ac')</text:p>
          </table:table-cell>
          <table:table-cell office:value-type="string" calcext:value-type="string">
            <text:p><text:s/>BitArray('0x000000000fae0000007e00a00000004e025000ae00a000a000a000a000ac07ac')</text:p>
          </table:table-cell>
          <table:table-cell office:value-type="string" calcext:value-type="string">
            <text:p><text:s/>BitArray('0x0000000000ae0000007e00a00000004e025000ae00a000a000a000a000ac07ac')</text:p>
          </table:table-cell>
          <table:table-cell office:value-type="string" calcext:value-type="string">
            <text:p><text:s/>BitArray('0x0000000010ae0000007e00a00000004e025000ae00a000a000a000a000ac07ac')</text:p>
          </table:table-cell>
          <table:table-cell office:value-type="string" calcext:value-type="string">
            <text:p><text:s/>BitArray('0x0000000020ae0000007e00a00000004e025000ae00a000a000a000a000ac07ac')</text:p>
          </table:table-cell>
          <table:table-cell office:value-type="string" calcext:value-type="string">
            <text:p><text:s/>BitArray('0x0000000030ae0000007e00a00000004e025000ae00a000a000a000a000ac07ac')</text:p>
          </table:table-cell>
          <table:table-cell office:value-type="string" calcext:value-type="string">
            <text:p><text:s/>BitArray('0x0000000040ae0000007e00a00000004e025000ae00a000a000a000a000ac07ac')</text:p>
          </table:table-cell>
          <table:table-cell office:value-type="string" calcext:value-type="string">
            <text:p><text:s/>BitArray('0x0000000050ae0000007e00a00000004e025000ae00a000a000a000a000ac07ac')</text:p>
          </table:table-cell>
          <table:table-cell office:value-type="string" calcext:value-type="string">
            <text:p><text:s/>BitArray('0x0000000060ae0000007e00a00000004e025000ae00a000a000a000a000ac07ac')</text:p>
          </table:table-cell>
          <table:table-cell office:value-type="string" calcext:value-type="string">
            <text:p><text:s/>BitArray('0x0000000070ae0000007e00a00000004e025000ae00a000a000a000a000ac07ac')</text:p>
          </table:table-cell>
          <table:table-cell office:value-type="string" calcext:value-type="string">
            <text:p><text:s/>BitArray('0x0000000080ae0000007e00a00000004e025000ae00a000a000a000a000ac07ac')</text:p>
          </table:table-cell>
          <table:table-cell office:value-type="string" calcext:value-type="string">
            <text:p><text:s/>BitArray('0x0000000090ae0000007e00a00000004e025000ae00a000a000a000a000ac07ac')</text:p>
          </table:table-cell>
          <table:table-cell office:value-type="string" calcext:value-type="string">
            <text:p><text:s/>BitArray('0x00000000a0ae0000007e00a00000004e025000ae00a000a000a000a000ac07ac')</text:p>
          </table:table-cell>
          <table:table-cell office:value-type="string" calcext:value-type="string">
            <text:p><text:s/>BitArray('0x00000000b0ae0000007e00a00000004e025000ae00a000a000a000a000ac07ac')</text:p>
          </table:table-cell>
          <table:table-cell office:value-type="string" calcext:value-type="string">
            <text:p><text:s/>BitArray('0x00000000c0ae0000007e00a00000004e025000ae00a000a000a000a000ac07ac')</text:p>
          </table:table-cell>
          <table:table-cell office:value-type="string" calcext:value-type="string">
            <text:p><text:s/>BitArray('0x00000000d0ae0000007e00a00000004e025000ae00a000a000a000a000ac07ac')</text:p>
          </table:table-cell>
          <table:table-cell office:value-type="string" calcext:value-type="string">
            <text:p><text:s/>BitArray('0x00000000e0ae0000007e00a00000004e025000ae00a000a000a000a000ac07ac')</text:p>
          </table:table-cell>
          <table:table-cell office:value-type="string" calcext:value-type="string">
            <text:p><text:s/>BitArray('0x00000000f0ae0000007e00a00000004e025000ae00a000a000a000a000ac07ac')</text:p>
          </table:table-cell>
          <table:table-cell office:value-type="string" calcext:value-type="string">
            <text:p><text:s/>BitArray('0x0000000000ae0000007e00a00000004e025000ae00a000a000a000a000ac07ac')</text:p>
          </table:table-cell>
          <table:table-cell office:value-type="string" calcext:value-type="string">
            <text:p><text:s/>BitArray('0x0000000100ae0000007e00a00000004e025000ae00a000a000a000a000ac07ac')</text:p>
          </table:table-cell>
          <table:table-cell office:value-type="string" calcext:value-type="string">
            <text:p><text:s/>BitArray('0x0000000200ae0000007e00a00000004e025000ae00a000a000a000a000ac07ac')</text:p>
          </table:table-cell>
          <table:table-cell office:value-type="string" calcext:value-type="string">
            <text:p><text:s/>BitArray('0x0000000300ae0000007e00a00000004e025000ae00a000a000a000a000ac07ac')</text:p>
          </table:table-cell>
          <table:table-cell office:value-type="string" calcext:value-type="string">
            <text:p><text:s/>BitArray('0x0000000400ae0000007e00a00000004e025000ae00a000a000a000a000ac07ac')</text:p>
          </table:table-cell>
          <table:table-cell office:value-type="string" calcext:value-type="string">
            <text:p><text:s/>BitArray('0x0000000500ae0000007e00a00000004e025000ae00a000a000a000a000ac07ac')</text:p>
          </table:table-cell>
          <table:table-cell office:value-type="string" calcext:value-type="string">
            <text:p><text:s/>BitArray('0x0000000600ae0000007e00a00000004e025000ae00a000a000a000a000ac07ac')</text:p>
          </table:table-cell>
          <table:table-cell office:value-type="string" calcext:value-type="string">
            <text:p><text:s/>BitArray('0x0000000700ae0000007e00a00000004e025000ae00a000a000a000a000ac07ac')</text:p>
          </table:table-cell>
          <table:table-cell office:value-type="string" calcext:value-type="string">
            <text:p><text:s/>BitArray('0x0000000800ae0000007e00a00000004e025000ae00a000a000a000a000ac07ac')</text:p>
          </table:table-cell>
          <table:table-cell office:value-type="string" calcext:value-type="string">
            <text:p><text:s/>BitArray('0x0000000900ae0000007e00a00000004e025000ae00a000a000a000a000ac07ac')</text:p>
          </table:table-cell>
          <table:table-cell office:value-type="string" calcext:value-type="string">
            <text:p><text:s/>BitArray('0x0000000a00ae0000007e00a00000004e025000ae00a000a000a000a000ac07ac')</text:p>
          </table:table-cell>
          <table:table-cell office:value-type="string" calcext:value-type="string">
            <text:p><text:s/>BitArray('0x0000000b00ae0000007e00a00000004e025000ae00a000a000a000a000ac07ac')</text:p>
          </table:table-cell>
          <table:table-cell office:value-type="string" calcext:value-type="string">
            <text:p><text:s/>BitArray('0x0000000c00ae0000007e00a00000004e025000ae00a000a000a000a000ac07ac')</text:p>
          </table:table-cell>
          <table:table-cell office:value-type="string" calcext:value-type="string">
            <text:p><text:s/>BitArray('0x0000000d00ae0000007e00a00000004e025000ae00a000a000a000a000ac07ac')</text:p>
          </table:table-cell>
          <table:table-cell office:value-type="string" calcext:value-type="string">
            <text:p><text:s/>BitArray('0x0000000e00ae0000007e00a00000004e025000ae00a000a000a000a000ac07ac')</text:p>
          </table:table-cell>
          <table:table-cell office:value-type="string" calcext:value-type="string">
            <text:p><text:s/>BitArray('0x0000000f00ae0000007e00a00000004e025000ae00a000a000a000a000ac07ac')</text:p>
          </table:table-cell>
          <table:table-cell office:value-type="string" calcext:value-type="string">
            <text:p><text:s/>BitArray('0x0000000000ae0000007e00a00000004e025000ae00a000a000a000a000ac07ac')</text:p>
          </table:table-cell>
          <table:table-cell office:value-type="string" calcext:value-type="string">
            <text:p><text:s/>BitArray('0x0000001000ae0000007e00a00000004e025000ae00a000a000a000a000ac07ac')</text:p>
          </table:table-cell>
          <table:table-cell office:value-type="string" calcext:value-type="string">
            <text:p><text:s/>BitArray('0x0000002000ae0000007e00a00000004e025000ae00a000a000a000a000ac07ac')</text:p>
          </table:table-cell>
          <table:table-cell office:value-type="string" calcext:value-type="string">
            <text:p><text:s/>BitArray('0x0000003000ae0000007e00a00000004e025000ae00a000a000a000a000ac07ac')</text:p>
          </table:table-cell>
          <table:table-cell office:value-type="string" calcext:value-type="string">
            <text:p><text:s/>BitArray('0x0000004000ae0000007e00a00000004e025000ae00a000a000a000a000ac07ac')</text:p>
          </table:table-cell>
          <table:table-cell office:value-type="string" calcext:value-type="string">
            <text:p><text:s/>BitArray('0x0000005000ae0000007e00a00000004e025000ae00a000a000a000a000ac07ac')</text:p>
          </table:table-cell>
          <table:table-cell office:value-type="string" calcext:value-type="string">
            <text:p><text:s/>BitArray('0x0000006000ae0000007e00a00000004e025000ae00a000a000a000a000ac07ac')</text:p>
          </table:table-cell>
          <table:table-cell office:value-type="string" calcext:value-type="string">
            <text:p><text:s/>BitArray('0x0000007000ae0000007e00a00000004e025000ae00a000a000a000a000ac07ac')</text:p>
          </table:table-cell>
          <table:table-cell office:value-type="string" calcext:value-type="string">
            <text:p><text:s/>BitArray('0x0000008000ae0000007e00a00000004e025000ae00a000a000a000a000ac07ac')</text:p>
          </table:table-cell>
          <table:table-cell office:value-type="string" calcext:value-type="string">
            <text:p><text:s/>BitArray('0x0000009000ae0000007e00a00000004e025000ae00a000a000a000a000ac07ac')</text:p>
          </table:table-cell>
          <table:table-cell office:value-type="string" calcext:value-type="string">
            <text:p><text:s/>BitArray('0x000000a000ae0000007e00a00000004e025000ae00a000a000a000a000ac07ac')</text:p>
          </table:table-cell>
          <table:table-cell office:value-type="string" calcext:value-type="string">
            <text:p><text:s/>BitArray('0x000000b000ae0000007e00a00000004e025000ae00a000a000a000a000ac07ac')</text:p>
          </table:table-cell>
          <table:table-cell office:value-type="string" calcext:value-type="string">
            <text:p><text:s/>BitArray('0x000000c000ae0000007e00a00000004e025000ae00a000a000a000a000ac07ac')</text:p>
          </table:table-cell>
          <table:table-cell office:value-type="string" calcext:value-type="string">
            <text:p><text:s/>BitArray('0x000000d000ae0000007e00a00000004e025000ae00a000a000a000a000ac07ac')</text:p>
          </table:table-cell>
          <table:table-cell office:value-type="string" calcext:value-type="string">
            <text:p><text:s/>BitArray('0x000000e000ae0000007e00a00000004e025000ae00a000a000a000a000ac07ac')</text:p>
          </table:table-cell>
          <table:table-cell office:value-type="string" calcext:value-type="string">
            <text:p><text:s/>BitArray('0x000000f000ae0000007e00a00000004e025000ae00a000a000a000a000ac07ac')</text:p>
          </table:table-cell>
          <table:table-cell office:value-type="string" calcext:value-type="string">
            <text:p><text:s/>BitArray('0x000000a000ae0000007e00a00000004e025000ae00a000a000a000a000ac07ac')</text:p>
          </table:table-cell>
          <table:table-cell office:value-type="string" calcext:value-type="string">
            <text:p><text:s/>BitArray('0x000001a000ae0000007e00a00000004e025000ae00a000a000a000a000ac07ac')</text:p>
          </table:table-cell>
          <table:table-cell office:value-type="string" calcext:value-type="string">
            <text:p><text:s/>BitArray('0x000002a000ae0000007e00a00000004e025000ae00a000a000a000a000ac07ac')</text:p>
          </table:table-cell>
          <table:table-cell office:value-type="string" calcext:value-type="string">
            <text:p><text:s/>BitArray('0x000003a000ae0000007e00a00000004e025000ae00a000a000a000a000ac07ac')</text:p>
          </table:table-cell>
          <table:table-cell office:value-type="string" calcext:value-type="string">
            <text:p><text:s/>BitArray('0x000004a000ae0000007e00a00000004e025000ae00a000a000a000a000ac07ac')</text:p>
          </table:table-cell>
          <table:table-cell office:value-type="string" calcext:value-type="string">
            <text:p><text:s/>BitArray('0x000005a000ae0000007e00a00000004e025000ae00a000a000a000a000ac07ac')</text:p>
          </table:table-cell>
          <table:table-cell office:value-type="string" calcext:value-type="string">
            <text:p><text:s/>BitArray('0x000006a000ae0000007e00a00000004e025000ae00a000a000a000a000ac07ac')</text:p>
          </table:table-cell>
          <table:table-cell office:value-type="string" calcext:value-type="string">
            <text:p><text:s/>BitArray('0x000007a000ae0000007e00a00000004e025000ae00a000a000a000a000ac07ac')</text:p>
          </table:table-cell>
          <table:table-cell office:value-type="string" calcext:value-type="string">
            <text:p><text:s/>BitArray('0x000008a000ae0000007e00a00000004e025000ae00a000a000a000a000ac07ac')</text:p>
          </table:table-cell>
          <table:table-cell office:value-type="string" calcext:value-type="string">
            <text:p><text:s/>BitArray('0x000009a000ae0000007e00a00000004e025000ae00a000a000a000a000ac07ac')</text:p>
          </table:table-cell>
          <table:table-cell office:value-type="string" calcext:value-type="string">
            <text:p><text:s/>BitArray('0x00000aa000ae0000007e00a00000004e025000ae00a000a000a000a000ac07ac')</text:p>
          </table:table-cell>
          <table:table-cell office:value-type="string" calcext:value-type="string">
            <text:p><text:s/>BitArray('0x00000ba000ae0000007e00a00000004e025000ae00a000a000a000a000ac07ac')</text:p>
          </table:table-cell>
          <table:table-cell office:value-type="string" calcext:value-type="string">
            <text:p><text:s/>BitArray('0x00000ca000ae0000007e00a00000004e025000ae00a000a000a000a000ac07ac')</text:p>
          </table:table-cell>
          <table:table-cell office:value-type="string" calcext:value-type="string">
            <text:p><text:s/>BitArray('0x00000da000ae0000007e00a00000004e025000ae00a000a000a000a000ac07ac')</text:p>
          </table:table-cell>
          <table:table-cell office:value-type="string" calcext:value-type="string">
            <text:p><text:s/>BitArray('0x00000ea000ae0000007e00a00000004e025000ae00a000a000a000a000ac07ac')</text:p>
          </table:table-cell>
          <table:table-cell office:value-type="string" calcext:value-type="string">
            <text:p><text:s/>BitArray('0x00000fa000ae0000007e00a00000004e025000ae00a000a000a000a000ac07ac')</text:p>
          </table:table-cell>
          <table:table-cell office:value-type="string" calcext:value-type="string">
            <text:p><text:s/>BitArray('0x000000a000ae0000007e00a00000004e025000ae00a000a000a000a000ac07ac')</text:p>
          </table:table-cell>
          <table:table-cell office:value-type="string" calcext:value-type="string">
            <text:p><text:s/>BitArray('0x000010a000ae0000007e00a00000004e025000ae00a000a000a000a000ac07ac')</text:p>
          </table:table-cell>
          <table:table-cell office:value-type="string" calcext:value-type="string">
            <text:p><text:s/>BitArray('0x000020a000ae0000007e00a00000004e025000ae00a000a000a000a000ac07ac')</text:p>
          </table:table-cell>
          <table:table-cell office:value-type="string" calcext:value-type="string">
            <text:p><text:s/>BitArray('0x000030a000ae0000007e00a00000004e025000ae00a000a000a000a000ac07ac')</text:p>
          </table:table-cell>
          <table:table-cell office:value-type="string" calcext:value-type="string">
            <text:p><text:s/>BitArray('0x000040a000ae0000007e00a00000004e025000ae00a000a000a000a000ac07ac')</text:p>
          </table:table-cell>
          <table:table-cell office:value-type="string" calcext:value-type="string">
            <text:p><text:s/>BitArray('0x000050a000ae0000007e00a00000004e025000ae00a000a000a000a000ac07ac')</text:p>
          </table:table-cell>
          <table:table-cell office:value-type="string" calcext:value-type="string">
            <text:p><text:s/>BitArray('0x000060a000ae0000007e00a00000004e025000ae00a000a000a000a000ac07ac')</text:p>
          </table:table-cell>
          <table:table-cell office:value-type="string" calcext:value-type="string">
            <text:p><text:s/>BitArray('0x000070a000ae0000007e00a00000004e025000ae00a000a000a000a000ac07ac')</text:p>
          </table:table-cell>
          <table:table-cell office:value-type="string" calcext:value-type="string">
            <text:p><text:s/>BitArray('0x000080a000ae0000007e00a00000004e025000ae00a000a000a000a000ac07ac')</text:p>
          </table:table-cell>
          <table:table-cell office:value-type="string" calcext:value-type="string">
            <text:p><text:s/>BitArray('0x000090a000ae0000007e00a00000004e025000ae00a000a000a000a000ac07ac')</text:p>
          </table:table-cell>
          <table:table-cell office:value-type="string" calcext:value-type="string">
            <text:p><text:s/>BitArray('0x0000a0a000ae0000007e00a00000004e025000ae00a000a000a000a000ac07ac')</text:p>
          </table:table-cell>
          <table:table-cell office:value-type="string" calcext:value-type="string">
            <text:p><text:s/>BitArray('0x0000b0a000ae0000007e00a00000004e025000ae00a000a000a000a000ac07ac')</text:p>
          </table:table-cell>
          <table:table-cell office:value-type="string" calcext:value-type="string">
            <text:p><text:s/>BitArray('0x0000c0a000ae0000007e00a00000004e025000ae00a000a000a000a000ac07ac')</text:p>
          </table:table-cell>
          <table:table-cell office:value-type="string" calcext:value-type="string">
            <text:p><text:s/>BitArray('0x0000d0a000ae0000007e00a00000004e025000ae00a000a000a000a000ac07ac')</text:p>
          </table:table-cell>
          <table:table-cell office:value-type="string" calcext:value-type="string">
            <text:p><text:s/>BitArray('0x0000e0a000ae0000007e00a00000004e025000ae00a000a000a000a000ac07ac')</text:p>
          </table:table-cell>
          <table:table-cell office:value-type="string" calcext:value-type="string">
            <text:p><text:s/>BitArray('0x0000f0a000ae0000007e00a00000004e025000ae00a000a000a000a000ac07ac')</text:p>
          </table:table-cell>
          <table:table-cell office:value-type="string" calcext:value-type="string">
            <text:p><text:s/>BitArray('0x000000a000ae0000007e00a00000004e025000ae00a000a000a000a000ac07ac')</text:p>
          </table:table-cell>
          <table:table-cell office:value-type="string" calcext:value-type="string">
            <text:p><text:s/>BitArray('0x000100a000ae0000007e00a00000004e025000ae00a000a000a000a000ac07ac')</text:p>
          </table:table-cell>
          <table:table-cell office:value-type="string" calcext:value-type="string">
            <text:p><text:s/>BitArray('0x000200a000ae0000007e00a00000004e025000ae00a000a000a000a000ac07ac')</text:p>
          </table:table-cell>
          <table:table-cell office:value-type="string" calcext:value-type="string">
            <text:p><text:s/>BitArray('0x000300a000ae0000007e00a00000004e025000ae00a000a000a000a000ac07ac')</text:p>
          </table:table-cell>
          <table:table-cell office:value-type="string" calcext:value-type="string">
            <text:p><text:s/>BitArray('0x000400a000ae0000007e00a00000004e025000ae00a000a000a000a000ac07ac')</text:p>
          </table:table-cell>
          <table:table-cell office:value-type="string" calcext:value-type="string">
            <text:p><text:s/>BitArray('0x000500a000ae0000007e00a00000004e025000ae00a000a000a000a000ac07ac')</text:p>
          </table:table-cell>
          <table:table-cell office:value-type="string" calcext:value-type="string">
            <text:p><text:s/>BitArray('0x000600a000ae0000007e00a00000004e025000ae00a000a000a000a000ac07ac')</text:p>
          </table:table-cell>
          <table:table-cell office:value-type="string" calcext:value-type="string">
            <text:p><text:s/>BitArray('0x000700a000ae0000007e00a00000004e025000ae00a000a000a000a000ac07ac')</text:p>
          </table:table-cell>
          <table:table-cell office:value-type="string" calcext:value-type="string">
            <text:p><text:s/>BitArray('0x000800a000ae0000007e00a00000004e025000ae00a000a000a000a000ac07ac')</text:p>
          </table:table-cell>
          <table:table-cell office:value-type="string" calcext:value-type="string">
            <text:p><text:s/>BitArray('0x000900a000ae0000007e00a00000004e025000ae00a000a000a000a000ac07ac')</text:p>
          </table:table-cell>
          <table:table-cell office:value-type="string" calcext:value-type="string">
            <text:p><text:s/>BitArray('0x000a00a000ae0000007e00a00000004e025000ae00a000a000a000a000ac07ac')</text:p>
          </table:table-cell>
          <table:table-cell office:value-type="string" calcext:value-type="string">
            <text:p><text:s/>BitArray('0x000b00a000ae0000007e00a00000004e025000ae00a000a000a000a000ac07ac')</text:p>
          </table:table-cell>
          <table:table-cell office:value-type="string" calcext:value-type="string">
            <text:p><text:s/>BitArray('0x000c00a000ae0000007e00a00000004e025000ae00a000a000a000a000ac07ac')</text:p>
          </table:table-cell>
          <table:table-cell office:value-type="string" calcext:value-type="string">
            <text:p><text:s/>BitArray('0x000d00a000ae0000007e00a00000004e025000ae00a000a000a000a000ac07ac')</text:p>
          </table:table-cell>
          <table:table-cell office:value-type="string" calcext:value-type="string">
            <text:p><text:s/>BitArray('0x000e00a000ae0000007e00a00000004e025000ae00a000a000a000a000ac07ac')</text:p>
          </table:table-cell>
          <table:table-cell office:value-type="string" calcext:value-type="string">
            <text:p><text:s/>BitArray('0x000f00a000ae0000007e00a00000004e025000ae00a000a000a000a000ac07ac')</text:p>
          </table:table-cell>
          <table:table-cell office:value-type="string" calcext:value-type="string">
            <text:p><text:s/>BitArray('0x000000a000ae0000007e00a00000004e025000ae00a000a000a000a000ac07ac')</text:p>
          </table:table-cell>
          <table:table-cell office:value-type="string" calcext:value-type="string">
            <text:p><text:s/>BitArray('0x001000a000ae0000007e00a00000004e025000ae00a000a000a000a000ac07ac')</text:p>
          </table:table-cell>
          <table:table-cell office:value-type="string" calcext:value-type="string">
            <text:p><text:s/>BitArray('0x002000a000ae0000007e00a00000004e025000ae00a000a000a000a000ac07ac')</text:p>
          </table:table-cell>
          <table:table-cell office:value-type="string" calcext:value-type="string">
            <text:p><text:s/>BitArray('0x003000a000ae0000007e00a00000004e025000ae00a000a000a000a000ac07ac')</text:p>
          </table:table-cell>
          <table:table-cell office:value-type="string" calcext:value-type="string">
            <text:p><text:s/>BitArray('0x004000a000ae0000007e00a00000004e025000ae00a000a000a000a000ac07ac')</text:p>
          </table:table-cell>
          <table:table-cell office:value-type="string" calcext:value-type="string">
            <text:p><text:s/>BitArray('0x005000a000ae0000007e00a00000004e025000ae00a000a000a000a000ac07ac')</text:p>
          </table:table-cell>
          <table:table-cell office:value-type="string" calcext:value-type="string">
            <text:p><text:s/>BitArray('0x006000a000ae0000007e00a00000004e025000ae00a000a000a000a000ac07ac')</text:p>
          </table:table-cell>
          <table:table-cell office:value-type="string" calcext:value-type="string">
            <text:p><text:s/>BitArray('0x007000a000ae0000007e00a00000004e025000ae00a000a000a000a000ac07ac')</text:p>
          </table:table-cell>
          <table:table-cell office:value-type="string" calcext:value-type="string">
            <text:p><text:s/>BitArray('0x008000a000ae0000007e00a00000004e025000ae00a000a000a000a000ac07ac')</text:p>
          </table:table-cell>
          <table:table-cell office:value-type="string" calcext:value-type="string">
            <text:p><text:s/>BitArray('0x009000a000ae0000007e00a00000004e025000ae00a000a000a000a000ac07ac')</text:p>
          </table:table-cell>
          <table:table-cell office:value-type="string" calcext:value-type="string">
            <text:p><text:s/>BitArray('0x00a000a000ae0000007e00a00000004e025000ae00a000a000a000a000ac07ac')</text:p>
          </table:table-cell>
          <table:table-cell office:value-type="string" calcext:value-type="string">
            <text:p><text:s/>BitArray('0x00b000a000ae0000007e00a00000004e025000ae00a000a000a000a000ac07ac')</text:p>
          </table:table-cell>
          <table:table-cell office:value-type="string" calcext:value-type="string">
            <text:p><text:s/>BitArray('0x00c000a000ae0000007e00a00000004e025000ae00a000a000a000a000ac07ac')</text:p>
          </table:table-cell>
          <table:table-cell office:value-type="string" calcext:value-type="string">
            <text:p><text:s/>BitArray('0x00d000a000ae0000007e00a00000004e025000ae00a000a000a000a000ac07ac')</text:p>
          </table:table-cell>
          <table:table-cell office:value-type="string" calcext:value-type="string">
            <text:p><text:s/>BitArray('0x00e000a000ae0000007e00a00000004e025000ae00a000a000a000a000ac07ac')</text:p>
          </table:table-cell>
          <table:table-cell office:value-type="string" calcext:value-type="string">
            <text:p><text:s/>BitArray('0x00f000a000ae0000007e00a00000004e025000ae00a000a000a000a000ac07ac')</text:p>
          </table:table-cell>
          <table:table-cell office:value-type="string" calcext:value-type="string">
            <text:p><text:s/>BitArray('0x000000a000ae0000007e00a00000004e025000ae00a000a000a000a000ac07ac')</text:p>
          </table:table-cell>
          <table:table-cell office:value-type="string" calcext:value-type="string">
            <text:p><text:s/>BitArray('0x010000a000ae0000007e00a00000004e025000ae00a000a000a000a000ac07ac')</text:p>
          </table:table-cell>
          <table:table-cell office:value-type="string" calcext:value-type="string">
            <text:p><text:s/>BitArray('0x020000a000ae0000007e00a00000004e025000ae00a000a000a000a000ac07ac')</text:p>
          </table:table-cell>
          <table:table-cell office:value-type="string" calcext:value-type="string">
            <text:p><text:s/>BitArray('0x030000a000ae0000007e00a00000004e025000ae00a000a000a000a000ac07ac')</text:p>
          </table:table-cell>
          <table:table-cell office:value-type="string" calcext:value-type="string">
            <text:p><text:s/>BitArray('0x040000a000ae0000007e00a00000004e025000ae00a000a000a000a000ac07ac')</text:p>
          </table:table-cell>
          <table:table-cell office:value-type="string" calcext:value-type="string">
            <text:p><text:s/>BitArray('0x050000a000ae0000007e00a00000004e025000ae00a000a000a000a000ac07ac')</text:p>
          </table:table-cell>
          <table:table-cell office:value-type="string" calcext:value-type="string">
            <text:p><text:s/>BitArray('0x060000a000ae0000007e00a00000004e025000ae00a000a000a000a000ac07ac')</text:p>
          </table:table-cell>
          <table:table-cell office:value-type="string" calcext:value-type="string">
            <text:p><text:s/>BitArray('0x070000a000ae0000007e00a00000004e025000ae00a000a000a000a000ac07ac')</text:p>
          </table:table-cell>
          <table:table-cell office:value-type="string" calcext:value-type="string">
            <text:p><text:s/>BitArray('0x080000a000ae0000007e00a00000004e025000ae00a000a000a000a000ac07ac')</text:p>
          </table:table-cell>
          <table:table-cell office:value-type="string" calcext:value-type="string">
            <text:p><text:s/>BitArray('0x090000a000ae0000007e00a00000004e025000ae00a000a000a000a000ac07ac')</text:p>
          </table:table-cell>
          <table:table-cell office:value-type="string" calcext:value-type="string">
            <text:p><text:s/>BitArray('0x0a0000a000ae0000007e00a00000004e025000ae00a000a000a000a000ac07ac')</text:p>
          </table:table-cell>
          <table:table-cell office:value-type="string" calcext:value-type="string">
            <text:p><text:s/>BitArray('0x0b0000a000ae0000007e00a00000004e025000ae00a000a000a000a000ac07ac')</text:p>
          </table:table-cell>
          <table:table-cell office:value-type="string" calcext:value-type="string">
            <text:p><text:s/>BitArray('0x0c0000a000ae0000007e00a00000004e025000ae00a000a000a000a000ac07ac')</text:p>
          </table:table-cell>
          <table:table-cell office:value-type="string" calcext:value-type="string">
            <text:p><text:s/>BitArray('0x0d0000a000ae0000007e00a00000004e025000ae00a000a000a000a000ac07ac')</text:p>
          </table:table-cell>
          <table:table-cell office:value-type="string" calcext:value-type="string">
            <text:p><text:s/>BitArray('0x0e0000a000ae0000007e00a00000004e025000ae00a000a000a000a000ac07ac')</text:p>
          </table:table-cell>
          <table:table-cell office:value-type="string" calcext:value-type="string">
            <text:p><text:s/>BitArray('0x0f0000a000ae0000007e00a00000004e025000ae00a000a000a000a000ac07ac')</text:p>
          </table:table-cell>
          <table:table-cell office:value-type="string" calcext:value-type="string">
            <text:p><text:s/>BitArray('0x000000a000ae0000007e00a00000004e025000ae00a000a000a000a000ac07ac')</text:p>
          </table:table-cell>
          <table:table-cell office:value-type="string" calcext:value-type="string">
            <text:p><text:s/>BitArray('0x100000a000ae0000007e00a00000004e025000ae00a000a000a000a000ac07ac')</text:p>
          </table:table-cell>
          <table:table-cell office:value-type="string" calcext:value-type="string">
            <text:p><text:s/>BitArray('0x200000a000ae0000007e00a00000004e025000ae00a000a000a000a000ac07ac')</text:p>
          </table:table-cell>
          <table:table-cell office:value-type="string" calcext:value-type="string">
            <text:p><text:s/>BitArray('0x300000a000ae0000007e00a00000004e025000ae00a000a000a000a000ac07ac')</text:p>
          </table:table-cell>
          <table:table-cell office:value-type="string" calcext:value-type="string">
            <text:p><text:s/>BitArray('0x400000a000ae0000007e00a00000004e025000ae00a000a000a000a000ac07ac')</text:p>
          </table:table-cell>
          <table:table-cell office:value-type="string" calcext:value-type="string">
            <text:p><text:s/>BitArray('0x500000a000ae0000007e00a00000004e025000ae00a000a000a000a000ac07ac')</text:p>
          </table:table-cell>
          <table:table-cell office:value-type="string" calcext:value-type="string">
            <text:p><text:s/>BitArray('0x600000a000ae0000007e00a00000004e025000ae00a000a000a000a000ac07ac')</text:p>
          </table:table-cell>
          <table:table-cell office:value-type="string" calcext:value-type="string">
            <text:p><text:s/>BitArray('0x700000a000ae0000007e00a00000004e025000ae00a000a000a000a000ac07ac')</text:p>
          </table:table-cell>
          <table:table-cell office:value-type="string" calcext:value-type="string">
            <text:p><text:s/>BitArray('0x800000a000ae0000007e00a00000004e025000ae00a000a000a000a000ac07ac')</text:p>
          </table:table-cell>
          <table:table-cell office:value-type="string" calcext:value-type="string">
            <text:p><text:s/>BitArray('0x900000a000ae0000007e00a00000004e025000ae00a000a000a000a000ac07ac')</text:p>
          </table:table-cell>
          <table:table-cell office:value-type="string" calcext:value-type="string">
            <text:p><text:s/>BitArray('0xa00000a000ae0000007e00a00000004e025000ae00a000a000a000a000ac07ac')</text:p>
          </table:table-cell>
          <table:table-cell office:value-type="string" calcext:value-type="string">
            <text:p><text:s/>BitArray('0xb00000a000ae0000007e00a00000004e025000ae00a000a000a000a000ac07ac')</text:p>
          </table:table-cell>
          <table:table-cell office:value-type="string" calcext:value-type="string">
            <text:p><text:s/>BitArray('0xc00000a000ae0000007e00a00000004e025000ae00a000a000a000a000ac07ac')</text:p>
          </table:table-cell>
          <table:table-cell office:value-type="string" calcext:value-type="string">
            <text:p><text:s/>BitArray('0xd00000a000ae0000007e00a00000004e025000ae00a000a000a000a000ac07ac')</text:p>
          </table:table-cell>
          <table:table-cell office:value-type="string" calcext:value-type="string">
            <text:p><text:s/>BitArray('0xe00000a000ae0000007e00a00000004e025000ae00a000a000a000a000ac07ac')</text:p>
          </table:table-cell>
          <table:table-cell office:value-type="string" calcext:value-type="string">
            <text:p><text:s/>BitArray('0xf00000a000ae0000007e00a00000004e025000ae00a000a000a000a000ac07ac')</text:p>
          </table:table-cell>
          <table:table-cell table:number-columns-repeated="976"/>
        </table:table-row>
        <table:table-row table:style-name="ro1">
          <table:table-cell office:value-type="float" office:value="-70.8875724978563" calcext:value-type="float">
            <text:p>-70,8875724978563</text:p>
          </table:table-cell>
          <table:table-cell office:value-type="float" office:value="-70.8957058976336" calcext:value-type="float">
            <text:p>-70,8957058976336</text:p>
          </table:table-cell>
          <table:table-cell office:value-type="float" office:value="-71.1018620002561" calcext:value-type="float">
            <text:p>-71,1018620002561</text:p>
          </table:table-cell>
          <table:table-cell office:value-type="float" office:value="-71.0758342277713" calcext:value-type="float">
            <text:p>-71,0758342277713</text:p>
          </table:table-cell>
          <table:table-cell office:value-type="float" office:value="-71.0991496574588" calcext:value-type="float">
            <text:p>-71,0991496574588</text:p>
          </table:table-cell>
          <table:table-cell office:value-type="float" office:value="-71.248388336926" calcext:value-type="float">
            <text:p>-71,248388336926</text:p>
          </table:table-cell>
          <table:table-cell office:value-type="float" office:value="-70.7396782665718" calcext:value-type="float">
            <text:p>-70,7396782665718</text:p>
          </table:table-cell>
          <table:table-cell office:value-type="float" office:value="-70.899016310529" calcext:value-type="float">
            <text:p>-70,899016310529</text:p>
          </table:table-cell>
          <table:table-cell office:value-type="float" office:value="-70.9875599930926" calcext:value-type="float">
            <text:p>-70,9875599930926</text:p>
          </table:table-cell>
          <table:table-cell office:value-type="float" office:value="-70.9981976020627" calcext:value-type="float">
            <text:p>-70,9981976020627</text:p>
          </table:table-cell>
          <table:table-cell office:value-type="float" office:value="-71.2395977857636" calcext:value-type="float">
            <text:p>-71,2395977857636</text:p>
          </table:table-cell>
          <table:table-cell office:value-type="float" office:value="-70.8362082504645" calcext:value-type="float">
            <text:p>-70,8362082504645</text:p>
          </table:table-cell>
          <table:table-cell office:value-type="float" office:value="-70.4741213728742" calcext:value-type="float">
            <text:p>-70,4741213728742</text:p>
          </table:table-cell>
          <table:table-cell office:value-type="float" office:value="-70.7624122805712" calcext:value-type="float">
            <text:p>-70,7624122805712</text:p>
          </table:table-cell>
          <table:table-cell office:value-type="float" office:value="-70.8447795960961" calcext:value-type="float">
            <text:p>-70,8447795960961</text:p>
          </table:table-cell>
          <table:table-cell office:value-type="float" office:value="-70.976198056849" calcext:value-type="float">
            <text:p>-70,976198056849</text:p>
          </table:table-cell>
          <table:table-cell office:value-type="float" office:value="-71.117407728986" calcext:value-type="float">
            <text:p>-71,117407728986</text:p>
          </table:table-cell>
          <table:table-cell office:value-type="float" office:value="-70.9418411254883" calcext:value-type="float">
            <text:p>-70,9418411254883</text:p>
          </table:table-cell>
          <table:table-cell office:value-type="float" office:value="-70.4990918229266" calcext:value-type="float">
            <text:p>-70,4990918229266</text:p>
          </table:table-cell>
          <table:table-cell office:value-type="float" office:value="-70.4675926580662" calcext:value-type="float">
            <text:p>-70,4675926580662</text:p>
          </table:table-cell>
          <table:table-cell office:value-type="float" office:value="-70.3398774309856" calcext:value-type="float">
            <text:p>-70,3398774309856</text:p>
          </table:table-cell>
          <table:table-cell office:value-type="float" office:value="-70.0618359635516" calcext:value-type="float">
            <text:p>-70,0618359635516</text:p>
          </table:table-cell>
          <table:table-cell office:value-type="float" office:value="-70.600206700767" calcext:value-type="float">
            <text:p>-70,600206700767</text:p>
          </table:table-cell>
          <table:table-cell office:value-type="float" office:value="-70.3427848815918" calcext:value-type="float">
            <text:p>-70,3427848815918</text:p>
          </table:table-cell>
          <table:table-cell office:value-type="float" office:value="-70.2437130067407" calcext:value-type="float">
            <text:p>-70,2437130067407</text:p>
          </table:table-cell>
          <table:table-cell office:value-type="float" office:value="-70.2487007699362" calcext:value-type="float">
            <text:p>-70,2487007699362</text:p>
          </table:table-cell>
          <table:table-cell office:value-type="float" office:value="-69.8813952004037" calcext:value-type="float">
            <text:p>-69,8813952004037</text:p>
          </table:table-cell>
          <table:table-cell office:value-type="float" office:value="-70.5010041027534" calcext:value-type="float">
            <text:p>-70,5010041027534</text:p>
          </table:table-cell>
          <table:table-cell office:value-type="float" office:value="-70.856802498422" calcext:value-type="float">
            <text:p>-70,856802498422</text:p>
          </table:table-cell>
          <table:table-cell office:value-type="float" office:value="-70.4216246256014" calcext:value-type="float">
            <text:p>-70,4216246256014</text:p>
          </table:table-cell>
          <table:table-cell office:value-type="float" office:value="-70.4227795484589" calcext:value-type="float">
            <text:p>-70,4227795484589</text:p>
          </table:table-cell>
          <table:table-cell office:value-type="float" office:value="-70.2158164978027" calcext:value-type="float">
            <text:p>-70,2158164978027</text:p>
          </table:table-cell>
          <table:table-cell office:value-type="float" office:value="-69.8223523395817" calcext:value-type="float">
            <text:p>-69,8223523395817</text:p>
          </table:table-cell>
          <table:table-cell office:value-type="float" office:value="-70.0118467749619" calcext:value-type="float">
            <text:p>-70,0118467749619</text:p>
          </table:table-cell>
          <table:table-cell office:value-type="float" office:value="-69.9067051585128" calcext:value-type="float">
            <text:p>-69,9067051585128</text:p>
          </table:table-cell>
          <table:table-cell office:value-type="float" office:value="-69.914499887606" calcext:value-type="float">
            <text:p>-69,914499887606</text:p>
          </table:table-cell>
          <table:table-cell office:value-type="float" office:value="-69.8538008899224" calcext:value-type="float">
            <text:p>-69,8538008899224</text:p>
          </table:table-cell>
          <table:table-cell office:value-type="float" office:value="-69.8051722456769" calcext:value-type="float">
            <text:p>-69,8051722456769</text:p>
          </table:table-cell>
          <table:table-cell office:value-type="float" office:value="-69.8725235171434" calcext:value-type="float">
            <text:p>-69,8725235171434</text:p>
          </table:table-cell>
          <table:table-cell office:value-type="float" office:value="-69.7973656072849" calcext:value-type="float">
            <text:p>-69,7973656072849</text:p>
          </table:table-cell>
          <table:table-cell office:value-type="float" office:value="-69.8068222418064" calcext:value-type="float">
            <text:p>-69,8068222418064</text:p>
          </table:table-cell>
          <table:table-cell office:value-type="float" office:value="-69.8695765239437" calcext:value-type="float">
            <text:p>-69,8695765239437</text:p>
          </table:table-cell>
          <table:table-cell office:value-type="float" office:value="-69.8471494535121" calcext:value-type="float">
            <text:p>-69,8471494535121</text:p>
          </table:table-cell>
          <table:table-cell office:value-type="float" office:value="-70.0429572128668" calcext:value-type="float">
            <text:p>-70,0429572128668</text:p>
          </table:table-cell>
          <table:table-cell office:value-type="float" office:value="-70.1151659895734" calcext:value-type="float">
            <text:p>-70,1151659895734</text:p>
          </table:table-cell>
          <table:table-cell office:value-type="float" office:value="-70.077426352152" calcext:value-type="float">
            <text:p>-70,077426352152</text:p>
          </table:table-cell>
          <table:table-cell office:value-type="float" office:value="-70.1097284642662" calcext:value-type="float">
            <text:p>-70,1097284642662</text:p>
          </table:table-cell>
          <table:table-cell office:value-type="float" office:value="-70.0987015700922" calcext:value-type="float">
            <text:p>-70,0987015700922</text:p>
          </table:table-cell>
          <table:table-cell office:value-type="float" office:value="-70.0796537631896" calcext:value-type="float">
            <text:p>-70,0796537631896</text:p>
          </table:table-cell>
          <table:table-cell office:value-type="float" office:value="-70.0921412212093" calcext:value-type="float">
            <text:p>-70,0921412212093</text:p>
          </table:table-cell>
          <table:table-cell office:value-type="float" office:value="-70.3425110607612" calcext:value-type="float">
            <text:p>-70,3425110607612</text:p>
          </table:table-cell>
          <table:table-cell office:value-type="float" office:value="-70.4406134442585" calcext:value-type="float">
            <text:p>-70,4406134442585</text:p>
          </table:table-cell>
          <table:table-cell office:value-type="float" office:value="-70.6233549350646" calcext:value-type="float">
            <text:p>-70,6233549350646</text:p>
          </table:table-cell>
          <table:table-cell office:value-type="float" office:value="-70.7411927013862" calcext:value-type="float">
            <text:p>-70,7411927013862</text:p>
          </table:table-cell>
          <table:table-cell office:value-type="float" office:value="-70.4800455977277" calcext:value-type="float">
            <text:p>-70,4800455977277</text:p>
          </table:table-cell>
          <table:table-cell office:value-type="float" office:value="-70.7497084082627" calcext:value-type="float">
            <text:p>-70,7497084082627</text:p>
          </table:table-cell>
          <table:table-cell office:value-type="float" office:value="-70.8282652133849" calcext:value-type="float">
            <text:p>-70,8282652133849</text:p>
          </table:table-cell>
          <table:table-cell office:value-type="float" office:value="-70.9036073452089" calcext:value-type="float">
            <text:p>-70,9036073452089</text:p>
          </table:table-cell>
          <table:table-cell office:value-type="float" office:value="-71.2202947663098" calcext:value-type="float">
            <text:p>-71,2202947663098</text:p>
          </table:table-cell>
          <table:table-cell office:value-type="float" office:value="-70.5157578631145" calcext:value-type="float">
            <text:p>-70,5157578631145</text:p>
          </table:table-cell>
          <table:table-cell office:value-type="float" office:value="-70.559984718881" calcext:value-type="float">
            <text:p>-70,559984718881</text:p>
          </table:table-cell>
          <table:table-cell office:value-type="float" office:value="-70.7641583884635" calcext:value-type="float">
            <text:p>-70,7641583884635</text:p>
          </table:table-cell>
          <table:table-cell office:value-type="float" office:value="-70.8319549560547" calcext:value-type="float">
            <text:p>-70,8319549560547</text:p>
          </table:table-cell>
          <table:table-cell office:value-type="float" office:value="-71.0979055079018" calcext:value-type="float">
            <text:p>-71,0979055079018</text:p>
          </table:table-cell>
          <table:table-cell office:value-type="float" office:value="-70.7520526792945" calcext:value-type="float">
            <text:p>-70,7520526792945</text:p>
          </table:table-cell>
          <table:table-cell office:value-type="float" office:value="-70.1414733514553" calcext:value-type="float">
            <text:p>-70,1414733514553</text:p>
          </table:table-cell>
          <table:table-cell office:value-type="float" office:value="-70.4044122463319" calcext:value-type="float">
            <text:p>-70,4044122463319</text:p>
          </table:table-cell>
          <table:table-cell office:value-type="float" office:value="-70.4464802625703" calcext:value-type="float">
            <text:p>-70,4464802625703</text:p>
          </table:table-cell>
          <table:table-cell office:value-type="float" office:value="-70.5819398833484" calcext:value-type="float">
            <text:p>-70,5819398833484</text:p>
          </table:table-cell>
          <table:table-cell office:value-type="float" office:value="-70.7579630409799" calcext:value-type="float">
            <text:p>-70,7579630409799</text:p>
          </table:table-cell>
          <table:table-cell office:value-type="float" office:value="-70.1031663475967" calcext:value-type="float">
            <text:p>-70,1031663475967</text:p>
          </table:table-cell>
          <table:table-cell office:value-type="float" office:value="-70.2729180498821" calcext:value-type="float">
            <text:p>-70,2729180498821</text:p>
          </table:table-cell>
          <table:table-cell office:value-type="float" office:value="-70.2784296361412" calcext:value-type="float">
            <text:p>-70,2784296361412</text:p>
          </table:table-cell>
          <table:table-cell office:value-type="float" office:value="-70.1998530132015" calcext:value-type="float">
            <text:p>-70,1998530132015</text:p>
          </table:table-cell>
          <table:table-cell office:value-type="float" office:value="-70.3920701189739" calcext:value-type="float">
            <text:p>-70,3920701189739</text:p>
          </table:table-cell>
          <table:table-cell office:value-type="float" office:value="-69.8524641641756" calcext:value-type="float">
            <text:p>-69,8524641641756</text:p>
          </table:table-cell>
          <table:table-cell office:value-type="float" office:value="-69.5806372107529" calcext:value-type="float">
            <text:p>-69,5806372107529</text:p>
          </table:table-cell>
          <table:table-cell office:value-type="float" office:value="-69.7154564275974" calcext:value-type="float">
            <text:p>-69,7154564275974</text:p>
          </table:table-cell>
          <table:table-cell office:value-type="float" office:value="-69.6236605760528" calcext:value-type="float">
            <text:p>-69,6236605760528</text:p>
          </table:table-cell>
          <table:table-cell office:value-type="float" office:value="-69.723489993956" calcext:value-type="float">
            <text:p>-69,723489993956</text:p>
          </table:table-cell>
          <table:table-cell office:value-type="float" office:value="-69.030536093363" calcext:value-type="float">
            <text:p>-69,030536093363</text:p>
          </table:table-cell>
          <table:table-cell office:value-type="float" office:value="-69.1334193159894" calcext:value-type="float">
            <text:p>-69,1334193159894</text:p>
          </table:table-cell>
          <table:table-cell office:value-type="float" office:value="-69.8180341953185" calcext:value-type="float">
            <text:p>-69,8180341953185</text:p>
          </table:table-cell>
          <table:table-cell office:value-type="float" office:value="-70.3024401781036" calcext:value-type="float">
            <text:p>-70,3024401781036</text:p>
          </table:table-cell>
          <table:table-cell office:value-type="float" office:value="-69.1941109634027" calcext:value-type="float">
            <text:p>-69,1941109634027</text:p>
          </table:table-cell>
          <table:table-cell office:value-type="float" office:value="-68.4845019084651" calcext:value-type="float">
            <text:p>-68,4845019084651</text:p>
          </table:table-cell>
          <table:table-cell office:value-type="float" office:value="-68.9975390550567" calcext:value-type="float">
            <text:p>-68,9975390550567</text:p>
          </table:table-cell>
          <table:table-cell office:value-type="float" office:value="-68.8269265337688" calcext:value-type="float">
            <text:p>-68,8269265337688</text:p>
          </table:table-cell>
          <table:table-cell office:value-type="float" office:value="-68.6818281964558" calcext:value-type="float">
            <text:p>-68,6818281964558</text:p>
          </table:table-cell>
          <table:table-cell office:value-type="float" office:value="-68.8289571622523" calcext:value-type="float">
            <text:p>-68,8289571622523</text:p>
          </table:table-cell>
          <table:table-cell office:value-type="float" office:value="-68.3342923420232" calcext:value-type="float">
            <text:p>-68,3342923420232</text:p>
          </table:table-cell>
          <table:table-cell office:value-type="float" office:value="-69.277980711402" calcext:value-type="float">
            <text:p>-69,277980711402</text:p>
          </table:table-cell>
          <table:table-cell office:value-type="float" office:value="-69.3356679590737" calcext:value-type="float">
            <text:p>-69,3356679590737</text:p>
          </table:table-cell>
          <table:table-cell office:value-type="float" office:value="-69.5108959849288" calcext:value-type="float">
            <text:p>-69,5108959849288</text:p>
          </table:table-cell>
          <table:table-cell office:value-type="float" office:value="-69.7966401635147" calcext:value-type="float">
            <text:p>-69,7966401635147</text:p>
          </table:table-cell>
          <table:table-cell office:value-type="float" office:value="-69.0098442449802" calcext:value-type="float">
            <text:p>-69,0098442449802</text:p>
          </table:table-cell>
          <table:table-cell office:value-type="float" office:value="-68.8277923770067" calcext:value-type="float">
            <text:p>-68,8277923770067</text:p>
          </table:table-cell>
          <table:table-cell office:value-type="float" office:value="-69.3396588767447" calcext:value-type="float">
            <text:p>-69,3396588767447</text:p>
          </table:table-cell>
          <table:table-cell office:value-type="float" office:value="-69.1319328866354" calcext:value-type="float">
            <text:p>-69,1319328866354</text:p>
          </table:table-cell>
          <table:table-cell office:value-type="float" office:value="-69.0591502305938" calcext:value-type="float">
            <text:p>-69,0591502305938</text:p>
          </table:table-cell>
          <table:table-cell office:value-type="float" office:value="-68.9674969184689" calcext:value-type="float">
            <text:p>-68,9674969184689</text:p>
          </table:table-cell>
          <table:table-cell office:value-type="float" office:value="-68.8752510256884" calcext:value-type="float">
            <text:p>-68,8752510256884</text:p>
          </table:table-cell>
          <table:table-cell office:value-type="float" office:value="-68.912596725836" calcext:value-type="float">
            <text:p>-68,912596725836</text:p>
          </table:table-cell>
          <table:table-cell office:value-type="float" office:value="-68.8215136644317" calcext:value-type="float">
            <text:p>-68,8215136644317</text:p>
          </table:table-cell>
          <table:table-cell office:value-type="float" office:value="-68.7881905160299" calcext:value-type="float">
            <text:p>-68,7881905160299</text:p>
          </table:table-cell>
          <table:table-cell office:value-type="float" office:value="-68.7859570573016" calcext:value-type="float">
            <text:p>-68,7859570573016</text:p>
          </table:table-cell>
          <table:table-cell office:value-type="float" office:value="-68.6887579196837" calcext:value-type="float">
            <text:p>-68,6887579196837</text:p>
          </table:table-cell>
          <table:table-cell office:value-type="float" office:value="-68.6847151779547" calcext:value-type="float">
            <text:p>-68,6847151779547</text:p>
          </table:table-cell>
          <table:table-cell office:value-type="float" office:value="-68.6898153351575" calcext:value-type="float">
            <text:p>-68,6898153351575</text:p>
          </table:table-cell>
          <table:table-cell office:value-type="float" office:value="-68.5995766244284" calcext:value-type="float">
            <text:p>-68,5995766244284</text:p>
          </table:table-cell>
          <table:table-cell office:value-type="float" office:value="-68.6424914104183" calcext:value-type="float">
            <text:p>-68,6424914104183</text:p>
          </table:table-cell>
          <table:table-cell office:value-type="float" office:value="-68.6180569718524" calcext:value-type="float">
            <text:p>-68,6180569718524</text:p>
          </table:table-cell>
          <table:table-cell office:value-type="float" office:value="-68.8482947931057" calcext:value-type="float">
            <text:p>-68,8482947931057</text:p>
          </table:table-cell>
          <table:table-cell office:value-type="float" office:value="-68.9923821426019" calcext:value-type="float">
            <text:p>-68,9923821426019</text:p>
          </table:table-cell>
          <table:table-cell office:value-type="float" office:value="-68.984471856094" calcext:value-type="float">
            <text:p>-68,984471856094</text:p>
          </table:table-cell>
          <table:table-cell office:value-type="float" office:value="-69.2487393821158" calcext:value-type="float">
            <text:p>-69,2487393821158</text:p>
          </table:table-cell>
          <table:table-cell office:value-type="float" office:value="-69.2530970689727" calcext:value-type="float">
            <text:p>-69,2530970689727</text:p>
          </table:table-cell>
          <table:table-cell office:value-type="float" office:value="-69.2561066790325" calcext:value-type="float">
            <text:p>-69,2561066790325</text:p>
          </table:table-cell>
          <table:table-cell office:value-type="float" office:value="-69.2623452907655" calcext:value-type="float">
            <text:p>-69,2623452907655</text:p>
          </table:table-cell>
          <table:table-cell office:value-type="float" office:value="-69.2530050510314" calcext:value-type="float">
            <text:p>-69,2530050510314</text:p>
          </table:table-cell>
          <table:table-cell office:value-type="float" office:value="-69.3874733157274" calcext:value-type="float">
            <text:p>-69,3874733157274</text:p>
          </table:table-cell>
          <table:table-cell office:value-type="float" office:value="-69.5468415050972" calcext:value-type="float">
            <text:p>-69,5468415050972</text:p>
          </table:table-cell>
          <table:table-cell office:value-type="float" office:value="-69.5869509068931" calcext:value-type="float">
            <text:p>-69,5869509068931</text:p>
          </table:table-cell>
          <table:table-cell office:value-type="float" office:value="-69.2062296053259" calcext:value-type="float">
            <text:p>-69,2062296053259</text:p>
          </table:table-cell>
          <table:table-cell office:value-type="float" office:value="-69.1157688047828" calcext:value-type="float">
            <text:p>-69,1157688047828</text:p>
          </table:table-cell>
          <table:table-cell office:value-type="float" office:value="-69.0848957154809" calcext:value-type="float">
            <text:p>-69,0848957154809</text:p>
          </table:table-cell>
          <table:table-cell office:value-type="float" office:value="-69.3347849962188" calcext:value-type="float">
            <text:p>-69,3347849962188</text:p>
          </table:table-cell>
          <table:table-cell office:value-type="float" office:value="-69.2998730729266" calcext:value-type="float">
            <text:p>-69,2998730729266</text:p>
          </table:table-cell>
          <table:table-cell office:value-type="float" office:value="-69.3067427844536" calcext:value-type="float">
            <text:p>-69,3067427844536</text:p>
          </table:table-cell>
          <table:table-cell office:value-type="float" office:value="-68.9326024869593" calcext:value-type="float">
            <text:p>-68,9326024869593</text:p>
          </table:table-cell>
          <table:table-cell office:value-type="float" office:value="-69.0792764803259" calcext:value-type="float">
            <text:p>-69,0792764803259</text:p>
          </table:table-cell>
          <table:table-cell office:value-type="float" office:value="-68.9156466228206" calcext:value-type="float">
            <text:p>-68,9156466228206</text:p>
          </table:table-cell>
          <table:table-cell office:value-type="float" office:value="-68.955652934749" calcext:value-type="float">
            <text:p>-68,955652934749</text:p>
          </table:table-cell>
          <table:table-cell office:value-type="float" office:value="-69.0793649626941" calcext:value-type="float">
            <text:p>-69,0793649626941</text:p>
          </table:table-cell>
          <table:table-cell office:value-type="float" office:value="-68.8110941444955" calcext:value-type="float">
            <text:p>-68,8110941444955</text:p>
          </table:table-cell>
          <table:table-cell office:value-type="float" office:value="-68.9345835243783" calcext:value-type="float">
            <text:p>-68,9345835243783</text:p>
          </table:table-cell>
          <table:table-cell office:value-type="float" office:value="-68.9386846961045" calcext:value-type="float">
            <text:p>-68,9386846961045</text:p>
          </table:table-cell>
          <table:table-cell office:value-type="float" office:value="-68.8059207637136" calcext:value-type="float">
            <text:p>-68,8059207637136</text:p>
          </table:table-cell>
          <table:table-cell office:value-type="float" office:value="-68.9525772652975" calcext:value-type="float">
            <text:p>-68,9525772652975</text:p>
          </table:table-cell>
          <table:table-cell office:value-type="float" office:value="-68.8100310534966" calcext:value-type="float">
            <text:p>-68,8100310534966</text:p>
          </table:table-cell>
          <table:table-cell office:value-type="float" office:value="-68.7425726913824" calcext:value-type="float">
            <text:p>-68,7425726913824</text:p>
          </table:table-cell>
          <table:table-cell office:value-type="float" office:value="-68.9008851400236" calcext:value-type="float">
            <text:p>-68,9008851400236</text:p>
          </table:table-cell>
          <table:table-cell office:value-type="float" office:value="-68.7573373375869" calcext:value-type="float">
            <text:p>-68,7573373375869</text:p>
          </table:table-cell>
          <table:table-cell office:value-type="float" office:value="-68.8229004464498" calcext:value-type="float">
            <text:p>-68,8229004464498</text:p>
          </table:table-cell>
          <table:table-cell office:value-type="float" office:value="-68.8889810515613" calcext:value-type="float">
            <text:p>-68,8889810515613</text:p>
          </table:table-cell>
          <table:table-cell office:value-type="float" office:value="-68.901077084425" calcext:value-type="float">
            <text:p>-68,901077084425</text:p>
          </table:table-cell>
          <table:table-cell office:value-type="float" office:value="-68.6006325512398" calcext:value-type="float">
            <text:p>-68,6006325512398</text:p>
          </table:table-cell>
          <table:table-cell office:value-type="float" office:value="-68.6241637439263" calcext:value-type="float">
            <text:p>-68,6241637439263</text:p>
          </table:table-cell>
          <table:table-cell office:value-type="float" office:value="-68.4695373162991" calcext:value-type="float">
            <text:p>-68,4695373162991</text:p>
          </table:table-cell>
          <table:table-cell office:value-type="float" office:value="-68.3169435640661" calcext:value-type="float">
            <text:p>-68,3169435640661</text:p>
          </table:table-cell>
          <table:table-cell office:value-type="float" office:value="-68.499291489764" calcext:value-type="float">
            <text:p>-68,499291489764</text:p>
          </table:table-cell>
          <table:table-cell office:value-type="float" office:value="-68.2618878992592" calcext:value-type="float">
            <text:p>-68,2618878992592</text:p>
          </table:table-cell>
          <table:table-cell office:value-type="float" office:value="-68.2503794228158" calcext:value-type="float">
            <text:p>-68,2503794228158</text:p>
          </table:table-cell>
          <table:table-cell office:value-type="float" office:value="-68.2582911049448" calcext:value-type="float">
            <text:p>-68,2582911049448</text:p>
          </table:table-cell>
          <table:table-cell office:value-type="float" office:value="-67.9821174435499" calcext:value-type="float">
            <text:p>-67,9821174435499</text:p>
          </table:table-cell>
          <table:table-cell office:value-type="float" office:value="-68.6453205201684" calcext:value-type="float">
            <text:p>-68,6453205201684</text:p>
          </table:table-cell>
          <table:table-cell office:value-type="float" office:value="-68.7235886178366" calcext:value-type="float">
            <text:p>-68,7235886178366</text:p>
          </table:table-cell>
          <table:table-cell office:value-type="float" office:value="-68.4804370228837" calcext:value-type="float">
            <text:p>-68,4804370228837</text:p>
          </table:table-cell>
          <table:table-cell office:value-type="float" office:value="-68.5222268453458" calcext:value-type="float">
            <text:p>-68,5222268453458</text:p>
          </table:table-cell>
          <table:table-cell office:value-type="float" office:value="-68.3200525423376" calcext:value-type="float">
            <text:p>-68,3200525423376</text:p>
          </table:table-cell>
          <table:table-cell office:value-type="float" office:value="-68.1831322646723" calcext:value-type="float">
            <text:p>-68,1831322646723</text:p>
          </table:table-cell>
          <table:table-cell office:value-type="float" office:value="-68.4947635371511" calcext:value-type="float">
            <text:p>-68,4947635371511</text:p>
          </table:table-cell>
          <table:table-cell office:value-type="float" office:value="-68.3062660403368" calcext:value-type="float">
            <text:p>-68,3062660403368</text:p>
          </table:table-cell>
          <table:table-cell office:value-type="float" office:value="-68.3397441026641" calcext:value-type="float">
            <text:p>-68,3397441026641</text:p>
          </table:table-cell>
          <table:table-cell office:value-type="float" office:value="-68.2920801116199" calcext:value-type="float">
            <text:p>-68,2920801116199</text:p>
          </table:table-cell>
          <table:table-cell office:value-type="float" office:value="-68.183730241729" calcext:value-type="float">
            <text:p>-68,183730241729</text:p>
          </table:table-cell>
          <table:table-cell office:value-type="float" office:value="-68.3043674375953" calcext:value-type="float">
            <text:p>-68,3043674375953</text:p>
          </table:table-cell>
          <table:table-cell office:value-type="float" office:value="-68.182787453256" calcext:value-type="float">
            <text:p>-68,182787453256</text:p>
          </table:table-cell>
          <table:table-cell office:value-type="float" office:value="-68.1420091768591" calcext:value-type="float">
            <text:p>-68,1420091768591</text:p>
          </table:table-cell>
          <table:table-cell office:value-type="float" office:value="-68.1800775295351" calcext:value-type="float">
            <text:p>-68,1800775295351</text:p>
          </table:table-cell>
          <table:table-cell office:value-type="float" office:value="-68.0473689567752" calcext:value-type="float">
            <text:p>-68,0473689567752</text:p>
          </table:table-cell>
          <table:table-cell office:value-type="float" office:value="-68.2530255201386" calcext:value-type="float">
            <text:p>-68,2530255201386</text:p>
          </table:table-cell>
          <table:table-cell office:value-type="float" office:value="-68.3665575167028" calcext:value-type="float">
            <text:p>-68,3665575167028</text:p>
          </table:table-cell>
          <table:table-cell office:value-type="float" office:value="-68.1692568150962" calcext:value-type="float">
            <text:p>-68,1692568150962</text:p>
          </table:table-cell>
          <table:table-cell office:value-type="float" office:value="-68.2645739113412" calcext:value-type="float">
            <text:p>-68,2645739113412</text:p>
          </table:table-cell>
          <table:table-cell office:value-type="float" office:value="-68.1770561032179" calcext:value-type="float">
            <text:p>-68,1770561032179</text:p>
          </table:table-cell>
          <table:table-cell office:value-type="float" office:value="-68.4859045075207" calcext:value-type="float">
            <text:p>-68,4859045075207</text:p>
          </table:table-cell>
          <table:table-cell office:value-type="float" office:value="-68.5393940064965" calcext:value-type="float">
            <text:p>-68,5393940064965</text:p>
          </table:table-cell>
          <table:table-cell office:value-type="float" office:value="-68.5955056911562" calcext:value-type="float">
            <text:p>-68,5955056911562</text:p>
          </table:table-cell>
          <table:table-cell office:value-type="float" office:value="-68.6959605333282" calcext:value-type="float">
            <text:p>-68,6959605333282</text:p>
          </table:table-cell>
          <table:table-cell office:value-type="float" office:value="-68.8014075116413" calcext:value-type="float">
            <text:p>-68,8014075116413</text:p>
          </table:table-cell>
          <table:table-cell office:value-type="float" office:value="-68.8004347638386" calcext:value-type="float">
            <text:p>-68,8004347638386</text:p>
          </table:table-cell>
          <table:table-cell office:value-type="float" office:value="-68.7605941586378" calcext:value-type="float">
            <text:p>-68,7605941586378</text:p>
          </table:table-cell>
          <table:table-cell office:value-type="float" office:value="-68.8407506244939" calcext:value-type="float">
            <text:p>-68,8407506244939</text:p>
          </table:table-cell>
          <table:table-cell office:value-type="float" office:value="-68.9404806741854" calcext:value-type="float">
            <text:p>-68,9404806741854</text:p>
          </table:table-cell>
          <table:table-cell office:value-type="float" office:value="-69.0061154249238" calcext:value-type="float">
            <text:p>-69,0061154249238</text:p>
          </table:table-cell>
          <table:table-cell office:value-type="float" office:value="-69.1070604091737" calcext:value-type="float">
            <text:p>-69,1070604091737</text:p>
          </table:table-cell>
          <table:table-cell office:value-type="float" office:value="-68.8825201639315" calcext:value-type="float">
            <text:p>-68,8825201639315</text:p>
          </table:table-cell>
          <table:table-cell office:value-type="float" office:value="-68.9757750906595" calcext:value-type="float">
            <text:p>-68,9757750906595</text:p>
          </table:table-cell>
          <table:table-cell office:value-type="float" office:value="-69.0400762790587" calcext:value-type="float">
            <text:p>-69,0400762790587</text:p>
          </table:table-cell>
          <table:table-cell office:value-type="float" office:value="-69.0842501012291" calcext:value-type="float">
            <text:p>-69,0842501012291</text:p>
          </table:table-cell>
          <table:table-cell office:value-type="float" office:value="-69.2154359584901" calcext:value-type="float">
            <text:p>-69,2154359584901</text:p>
          </table:table-cell>
          <table:table-cell office:value-type="float" office:value="-68.7488555908203" calcext:value-type="float">
            <text:p>-68,7488555908203</text:p>
          </table:table-cell>
          <table:table-cell office:value-type="float" office:value="-68.5557534752822" calcext:value-type="float">
            <text:p>-68,5557534752822</text:p>
          </table:table-cell>
          <table:table-cell office:value-type="float" office:value="-68.6874930218953" calcext:value-type="float">
            <text:p>-68,6874930218953</text:p>
          </table:table-cell>
          <table:table-cell office:value-type="float" office:value="-68.4892827475943" calcext:value-type="float">
            <text:p>-68,4892827475943</text:p>
          </table:table-cell>
          <table:table-cell office:value-type="float" office:value="-68.5827142668933" calcext:value-type="float">
            <text:p>-68,5827142668933</text:p>
          </table:table-cell>
          <table:table-cell office:value-type="float" office:value="-68.6222543483827" calcext:value-type="float">
            <text:p>-68,6222543483827</text:p>
          </table:table-cell>
          <table:table-cell office:value-type="float" office:value="-68.5390044421685" calcext:value-type="float">
            <text:p>-68,5390044421685</text:p>
          </table:table-cell>
          <table:table-cell office:value-type="float" office:value="-68.6944050672578" calcext:value-type="float">
            <text:p>-68,6944050672578</text:p>
          </table:table-cell>
          <table:table-cell office:value-type="float" office:value="-68.5834187763493" calcext:value-type="float">
            <text:p>-68,5834187763493</text:p>
          </table:table-cell>
          <table:table-cell office:value-type="float" office:value="-68.4934837527391" calcext:value-type="float">
            <text:p>-68,4934837527391</text:p>
          </table:table-cell>
          <table:table-cell office:value-type="float" office:value="-68.6077023017697" calcext:value-type="float">
            <text:p>-68,6077023017697</text:p>
          </table:table-cell>
          <table:table-cell office:value-type="float" office:value="-68.3622472809582" calcext:value-type="float">
            <text:p>-68,3622472809582</text:p>
          </table:table-cell>
          <table:table-cell office:value-type="float" office:value="-68.4182329875667" calcext:value-type="float">
            <text:p>-68,4182329875667</text:p>
          </table:table-cell>
          <table:table-cell office:value-type="float" office:value="-68.5161306799912" calcext:value-type="float">
            <text:p>-68,5161306799912</text:p>
          </table:table-cell>
          <table:table-cell office:value-type="float" office:value="-68.3371504806891" calcext:value-type="float">
            <text:p>-68,3371504806891</text:p>
          </table:table-cell>
          <table:table-cell office:value-type="float" office:value="-68.4561323770663" calcext:value-type="float">
            <text:p>-68,4561323770663</text:p>
          </table:table-cell>
          <table:table-cell office:value-type="float" office:value="-68.456669132884" calcext:value-type="float">
            <text:p>-68,456669132884</text:p>
          </table:table-cell>
          <table:table-cell office:value-type="float" office:value="-68.4718651190037" calcext:value-type="float">
            <text:p>-68,4718651190037</text:p>
          </table:table-cell>
          <table:table-cell office:value-type="float" office:value="-68.2137667958329" calcext:value-type="float">
            <text:p>-68,2137667958329</text:p>
          </table:table-cell>
          <table:table-cell office:value-type="float" office:value="-68.219107185922" calcext:value-type="float">
            <text:p>-68,219107185922</text:p>
          </table:table-cell>
          <table:table-cell office:value-type="float" office:value="-68.135879144436" calcext:value-type="float">
            <text:p>-68,135879144436</text:p>
          </table:table-cell>
          <table:table-cell office:value-type="float" office:value="-68.0304056493248" calcext:value-type="float">
            <text:p>-68,0304056493248</text:p>
          </table:table-cell>
          <table:table-cell office:value-type="float" office:value="-68.2672864402213" calcext:value-type="float">
            <text:p>-68,2672864402213</text:p>
          </table:table-cell>
          <table:table-cell office:value-type="float" office:value="-68.0790985851753" calcext:value-type="float">
            <text:p>-68,0790985851753</text:p>
          </table:table-cell>
          <table:table-cell office:value-type="float" office:value="-68.0606359156167" calcext:value-type="float">
            <text:p>-68,0606359156167</text:p>
          </table:table-cell>
          <table:table-cell office:value-type="float" office:value="-68.0549014952125" calcext:value-type="float">
            <text:p>-68,0549014952125</text:p>
          </table:table-cell>
          <table:table-cell office:value-type="float" office:value="-67.8642869344572" calcext:value-type="float">
            <text:p>-67,8642869344572</text:p>
          </table:table-cell>
          <table:table-cell office:value-type="float" office:value="-68.3317257020532" calcext:value-type="float">
            <text:p>-68,3317257020532</text:p>
          </table:table-cell>
          <table:table-cell office:value-type="float" office:value="-68.4709450326315" calcext:value-type="float">
            <text:p>-68,4709450326315</text:p>
          </table:table-cell>
          <table:table-cell office:value-type="float" office:value="-68.2459697258182" calcext:value-type="float">
            <text:p>-68,2459697258182</text:p>
          </table:table-cell>
          <table:table-cell office:value-type="float" office:value="-68.2756148547661" calcext:value-type="float">
            <text:p>-68,2756148547661</text:p>
          </table:table-cell>
          <table:table-cell office:value-type="float" office:value="-68.1484841137398" calcext:value-type="float">
            <text:p>-68,1484841137398</text:p>
          </table:table-cell>
          <table:table-cell office:value-type="float" office:value="-68.059195541754" calcext:value-type="float">
            <text:p>-68,059195541754</text:p>
          </table:table-cell>
          <table:table-cell office:value-type="float" office:value="-68.2731481412562" calcext:value-type="float">
            <text:p>-68,2731481412562</text:p>
          </table:table-cell>
          <table:table-cell office:value-type="float" office:value="-68.2514066928771" calcext:value-type="float">
            <text:p>-68,2514066928771</text:p>
          </table:table-cell>
          <table:table-cell office:value-type="float" office:value="-68.3701114189334" calcext:value-type="float">
            <text:p>-68,3701114189334</text:p>
          </table:table-cell>
          <table:table-cell office:value-type="float" office:value="-68.3965622506491" calcext:value-type="float">
            <text:p>-68,3965622506491</text:p>
          </table:table-cell>
          <table:table-cell office:value-type="float" office:value="-68.3879315446063" calcext:value-type="float">
            <text:p>-68,3879315446063</text:p>
          </table:table-cell>
          <table:table-cell office:value-type="float" office:value="-68.4167487912062" calcext:value-type="float">
            <text:p>-68,4167487912062</text:p>
          </table:table-cell>
          <table:table-cell office:value-type="float" office:value="-68.3916599924971" calcext:value-type="float">
            <text:p>-68,3916599924971</text:p>
          </table:table-cell>
          <table:table-cell office:value-type="float" office:value="-68.395088940132" calcext:value-type="float">
            <text:p>-68,395088940132</text:p>
          </table:table-cell>
          <table:table-cell office:value-type="float" office:value="-68.5083005951672" calcext:value-type="float">
            <text:p>-68,5083005951672</text:p>
          </table:table-cell>
          <table:table-cell office:value-type="float" office:value="-68.521943813417" calcext:value-type="float">
            <text:p>-68,521943813417</text:p>
          </table:table-cell>
          <table:table-cell office:value-type="float" office:value="-68.5066942354528" calcext:value-type="float">
            <text:p>-68,5066942354528</text:p>
          </table:table-cell>
          <table:table-cell office:value-type="float" office:value="-68.4979251768531" calcext:value-type="float">
            <text:p>-68,4979251768531</text:p>
          </table:table-cell>
          <table:table-cell office:value-type="float" office:value="-68.4844726004252" calcext:value-type="float">
            <text:p>-68,4844726004252</text:p>
          </table:table-cell>
          <table:table-cell office:value-type="float" office:value="-68.6055800275105" calcext:value-type="float">
            <text:p>-68,6055800275105</text:p>
          </table:table-cell>
          <table:table-cell office:value-type="float" office:value="-68.6155700683594" calcext:value-type="float">
            <text:p>-68,6155700683594</text:p>
          </table:table-cell>
          <table:table-cell office:value-type="float" office:value="-68.4719457858946" calcext:value-type="float">
            <text:p>-68,4719457858946</text:p>
          </table:table-cell>
          <table:table-cell office:value-type="float" office:value="-68.2455861161395" calcext:value-type="float">
            <text:p>-68,2455861161395</text:p>
          </table:table-cell>
          <table:table-cell office:value-type="float" office:value="-68.5427946695467" calcext:value-type="float">
            <text:p>-68,5427946695467</text:p>
          </table:table-cell>
          <table:table-cell office:value-type="float" office:value="-68.5786036979861" calcext:value-type="float">
            <text:p>-68,5786036979861</text:p>
          </table:table-cell>
          <table:table-cell office:value-type="float" office:value="-68.6979700414146" calcext:value-type="float">
            <text:p>-68,6979700414146</text:p>
          </table:table-cell>
          <table:table-cell office:value-type="float" office:value="-68.8731915543719" calcext:value-type="float">
            <text:p>-68,8731915543719</text:p>
          </table:table-cell>
          <table:table-cell office:value-type="float" office:value="-68.6155954686607" calcext:value-type="float">
            <text:p>-68,6155954686607</text:p>
          </table:table-cell>
          <table:table-cell office:value-type="float" office:value="-68.8483468962879" calcext:value-type="float">
            <text:p>-68,8483468962879</text:p>
          </table:table-cell>
          <table:table-cell office:value-type="float" office:value="-68.9126484568526" calcext:value-type="float">
            <text:p>-68,9126484568526</text:p>
          </table:table-cell>
          <table:table-cell office:value-type="float" office:value="-68.9365080856695" calcext:value-type="float">
            <text:p>-68,9365080856695</text:p>
          </table:table-cell>
          <table:table-cell office:value-type="float" office:value="-69.2422410918445" calcext:value-type="float">
            <text:p>-69,2422410918445</text:p>
          </table:table-cell>
          <table:table-cell office:value-type="float" office:value="-68.8410963663241" calcext:value-type="float">
            <text:p>-68,8410963663241</text:p>
          </table:table-cell>
          <table:table-cell office:value-type="float" office:value="-68.7297796854159" calcext:value-type="float">
            <text:p>-68,7297796854159</text:p>
          </table:table-cell>
          <table:table-cell office:value-type="float" office:value="-69.0266329137291" calcext:value-type="float">
            <text:p>-69,0266329137291</text:p>
          </table:table-cell>
          <table:table-cell office:value-type="float" office:value="-69.0040592100562" calcext:value-type="float">
            <text:p>-69,0040592100562</text:p>
          </table:table-cell>
          <table:table-cell office:value-type="float" office:value="-69.1811538324124" calcext:value-type="float">
            <text:p>-69,1811538324124</text:p>
          </table:table-cell>
          <table:table-cell office:value-type="float" office:value="-68.7063078531405" calcext:value-type="float">
            <text:p>-68,7063078531405</text:p>
          </table:table-cell>
          <table:table-cell office:value-type="float" office:value="-68.306265854254" calcext:value-type="float">
            <text:p>-68,306265854254</text:p>
          </table:table-cell>
          <table:table-cell office:value-type="float" office:value="-68.5197433843845" calcext:value-type="float">
            <text:p>-68,5197433843845</text:p>
          </table:table-cell>
          <table:table-cell office:value-type="float" office:value="-68.3444966572087" calcext:value-type="float">
            <text:p>-68,3444966572087</text:p>
          </table:table-cell>
          <table:table-cell office:value-type="float" office:value="-68.4684041651284" calcext:value-type="float">
            <text:p>-68,4684041651284</text:p>
          </table:table-cell>
          <table:table-cell office:value-type="float" office:value="-68.555151869611" calcext:value-type="float">
            <text:p>-68,555151869611</text:p>
          </table:table-cell>
          <table:table-cell office:value-type="float" office:value="-68.197982322879" calcext:value-type="float">
            <text:p>-68,197982322879</text:p>
          </table:table-cell>
          <table:table-cell office:value-type="float" office:value="-68.4276610583794" calcext:value-type="float">
            <text:p>-68,4276610583794</text:p>
          </table:table-cell>
          <table:table-cell office:value-type="float" office:value="-68.3273301473478" calcext:value-type="float">
            <text:p>-68,3273301473478</text:p>
          </table:table-cell>
          <table:table-cell office:value-type="float" office:value="-68.2022160785954" calcext:value-type="float">
            <text:p>-68,2022160785954</text:p>
          </table:table-cell>
          <table:table-cell office:value-type="float" office:value="-68.3836448483351" calcext:value-type="float">
            <text:p>-68,3836448483351</text:p>
          </table:table-cell>
          <table:table-cell office:value-type="float" office:value="-68.0824638924948" calcext:value-type="float">
            <text:p>-68,0824638924948</text:p>
          </table:table-cell>
          <table:table-cell office:value-type="float" office:value="-68.1041604018793" calcext:value-type="float">
            <text:p>-68,1041604018793</text:p>
          </table:table-cell>
          <table:table-cell office:value-type="float" office:value="-68.2754463567966" calcext:value-type="float">
            <text:p>-68,2754463567966</text:p>
          </table:table-cell>
          <table:table-cell office:value-type="float" office:value="-68.0890504790515" calcext:value-type="float">
            <text:p>-68,0890504790515</text:p>
          </table:table-cell>
          <table:table-cell office:value-type="float" office:value="-68.2469420084139" calcext:value-type="float">
            <text:p>-68,2469420084139</text:p>
          </table:table-cell>
          <table:table-cell office:value-type="float" office:value="-68.2089148730767" calcext:value-type="float">
            <text:p>-68,2089148730767</text:p>
          </table:table-cell>
          <table:table-cell office:value-type="float" office:value="-68.2684317798149" calcext:value-type="float">
            <text:p>-68,2684317798149</text:p>
          </table:table-cell>
          <table:table-cell office:value-type="float" office:value="-67.9599150680914" calcext:value-type="float">
            <text:p>-67,9599150680914</text:p>
          </table:table-cell>
          <table:table-cell office:value-type="float" office:value="-68.0067759257991" calcext:value-type="float">
            <text:p>-68,0067759257991</text:p>
          </table:table-cell>
          <table:table-cell office:value-type="float" office:value="-67.9260370207996" calcext:value-type="float">
            <text:p>-67,9260370207996</text:p>
          </table:table-cell>
          <table:table-cell office:value-type="float" office:value="-67.7478685146425" calcext:value-type="float">
            <text:p>-67,7478685146425</text:p>
          </table:table-cell>
          <table:table-cell office:value-type="float" office:value="-68.0101662612543" calcext:value-type="float">
            <text:p>-68,0101662612543</text:p>
          </table:table-cell>
          <table:table-cell office:value-type="float" office:value="-67.8262015552056" calcext:value-type="float">
            <text:p>-67,8262015552056</text:p>
          </table:table-cell>
          <table:table-cell office:value-type="float" office:value="-67.769349726235" calcext:value-type="float">
            <text:p>-67,769349726235</text:p>
          </table:table-cell>
          <table:table-cell office:value-type="float" office:value="-67.7910244639327" calcext:value-type="float">
            <text:p>-67,7910244639327</text:p>
          </table:table-cell>
          <table:table-cell office:value-type="float" office:value="-67.5404768222716" calcext:value-type="float">
            <text:p>-67,5404768222716</text:p>
          </table:table-cell>
          <table:table-cell office:value-type="float" office:value="-68.0167548947218" calcext:value-type="float">
            <text:p>-68,0167548947218</text:p>
          </table:table-cell>
          <table:table-cell office:value-type="float" office:value="-68.2187639562095" calcext:value-type="float">
            <text:p>-68,2187639562095</text:p>
          </table:table-cell>
          <table:table-cell office:value-type="float" office:value="-67.9477849820765" calcext:value-type="float">
            <text:p>-67,9477849820765</text:p>
          </table:table-cell>
          <table:table-cell office:value-type="float" office:value="-68.0175456535526" calcext:value-type="float">
            <text:p>-68,0175456535526</text:p>
          </table:table-cell>
          <table:table-cell office:value-type="float" office:value="-67.877173819193" calcext:value-type="float">
            <text:p>-67,877173819193</text:p>
          </table:table-cell>
          <table:table-cell office:value-type="float" office:value="-67.8696713331269" calcext:value-type="float">
            <text:p>-67,8696713331269</text:p>
          </table:table-cell>
          <table:table-cell office:value-type="float" office:value="-68.0232477885921" calcext:value-type="float">
            <text:p>-68,0232477885921</text:p>
          </table:table-cell>
          <table:table-cell office:value-type="float" office:value="-68.1478023063846" calcext:value-type="float">
            <text:p>-68,1478023063846</text:p>
          </table:table-cell>
          <table:table-cell office:value-type="float" office:value="-68.2804460292909" calcext:value-type="float">
            <text:p>-68,2804460292909</text:p>
          </table:table-cell>
          <table:table-cell office:value-type="float" office:value="-68.3598116432748" calcext:value-type="float">
            <text:p>-68,3598116432748</text:p>
          </table:table-cell>
          <table:table-cell office:value-type="float" office:value="-68.42289752495" calcext:value-type="float">
            <text:p>-68,42289752495</text:p>
          </table:table-cell>
          <table:table-cell office:value-type="float" office:value="-68.3656115648223" calcext:value-type="float">
            <text:p>-68,3656115648223</text:p>
          </table:table-cell>
          <table:table-cell office:value-type="float" office:value="-68.4783208893567" calcext:value-type="float">
            <text:p>-68,4783208893567</text:p>
          </table:table-cell>
          <table:table-cell office:value-type="float" office:value="-68.5257468805081" calcext:value-type="float">
            <text:p>-68,5257468805081</text:p>
          </table:table-cell>
          <table:table-cell office:value-type="float" office:value="-68.588493347168" calcext:value-type="float">
            <text:p>-68,588493347168</text:p>
          </table:table-cell>
          <table:table-cell office:value-type="float" office:value="-68.7720390878073" calcext:value-type="float">
            <text:p>-68,7720390878073</text:p>
          </table:table-cell>
          <table:table-cell office:value-type="float" office:value="-68.4066020686452" calcext:value-type="float">
            <text:p>-68,4066020686452</text:p>
          </table:table-cell>
          <table:table-cell office:value-type="float" office:value="-68.3616908003644" calcext:value-type="float">
            <text:p>-68,3616908003644</text:p>
          </table:table-cell>
          <table:table-cell office:value-type="float" office:value="-68.4830131530762" calcext:value-type="float">
            <text:p>-68,4830131530762</text:p>
          </table:table-cell>
          <table:table-cell office:value-type="float" office:value="-68.5810980447909" calcext:value-type="float">
            <text:p>-68,5810980447909</text:p>
          </table:table-cell>
          <table:table-cell office:value-type="float" office:value="-68.708707390762" calcext:value-type="float">
            <text:p>-68,708707390762</text:p>
          </table:table-cell>
          <table:table-cell office:value-type="float" office:value="-68.6197677240139" calcext:value-type="float">
            <text:p>-68,6197677240139</text:p>
          </table:table-cell>
          <table:table-cell office:value-type="float" office:value="-68.038806170952" calcext:value-type="float">
            <text:p>-68,038806170952</text:p>
          </table:table-cell>
          <table:table-cell office:value-type="float" office:value="-68.3348143042588" calcext:value-type="float">
            <text:p>-68,3348143042588</text:p>
          </table:table-cell>
          <table:table-cell office:value-type="float" office:value="-68.4722680812929" calcext:value-type="float">
            <text:p>-68,4722680812929</text:p>
          </table:table-cell>
          <table:table-cell office:value-type="float" office:value="-68.5915702261576" calcext:value-type="float">
            <text:p>-68,5915702261576</text:p>
          </table:table-cell>
          <table:table-cell office:value-type="float" office:value="-68.8003714956888" calcext:value-type="float">
            <text:p>-68,8003714956888</text:p>
          </table:table-cell>
          <table:table-cell office:value-type="float" office:value="-68.4125582997392" calcext:value-type="float">
            <text:p>-68,4125582997392</text:p>
          </table:table-cell>
          <table:table-cell office:value-type="float" office:value="-68.606878234119" calcext:value-type="float">
            <text:p>-68,606878234119</text:p>
          </table:table-cell>
          <table:table-cell office:value-type="float" office:value="-68.7084296621927" calcext:value-type="float">
            <text:p>-68,7084296621927</text:p>
          </table:table-cell>
          <table:table-cell office:value-type="float" office:value="-68.8484943669017" calcext:value-type="float">
            <text:p>-68,8484943669017</text:p>
          </table:table-cell>
          <table:table-cell office:value-type="float" office:value="-69.1562194824219" calcext:value-type="float">
            <text:p>-69,1562194824219</text:p>
          </table:table-cell>
          <table:table-cell office:value-type="float" office:value="-68.5883002862698" calcext:value-type="float">
            <text:p>-68,5883002862698</text:p>
          </table:table-cell>
          <table:table-cell office:value-type="float" office:value="-68.2769212490175" calcext:value-type="float">
            <text:p>-68,2769212490175</text:p>
          </table:table-cell>
          <table:table-cell office:value-type="float" office:value="-68.5829197953387" calcext:value-type="float">
            <text:p>-68,5829197953387</text:p>
          </table:table-cell>
          <table:table-cell office:value-type="float" office:value="-68.6725507596644" calcext:value-type="float">
            <text:p>-68,6725507596644</text:p>
          </table:table-cell>
          <table:table-cell office:value-type="float" office:value="-68.8392335845203" calcext:value-type="float">
            <text:p>-68,8392335845203</text:p>
          </table:table-cell>
          <table:table-cell office:value-type="float" office:value="-68.5679754861971" calcext:value-type="float">
            <text:p>-68,5679754861971</text:p>
          </table:table-cell>
          <table:table-cell office:value-type="float" office:value="-68.0307948414872" calcext:value-type="float">
            <text:p>-68,0307948414872</text:p>
          </table:table-cell>
          <table:table-cell office:value-type="float" office:value="-68.2929640979302" calcext:value-type="float">
            <text:p>-68,2929640979302</text:p>
          </table:table-cell>
          <table:table-cell office:value-type="float" office:value="-68.0213142953268" calcext:value-type="float">
            <text:p>-68,0213142953268</text:p>
          </table:table-cell>
          <table:table-cell office:value-type="float" office:value="-68.1446575071754" calcext:value-type="float">
            <text:p>-68,1446575071754</text:p>
          </table:table-cell>
          <table:table-cell office:value-type="float" office:value="-68.2884287950469" calcext:value-type="float">
            <text:p>-68,2884287950469</text:p>
          </table:table-cell>
          <table:table-cell office:value-type="float" office:value="-67.8746801236781" calcext:value-type="float">
            <text:p>-67,8746801236781</text:p>
          </table:table-cell>
          <table:table-cell office:value-type="float" office:value="-68.0661773681641" calcext:value-type="float">
            <text:p>-68,0661773681641</text:p>
          </table:table-cell>
          <table:table-cell office:value-type="float" office:value="-67.9895726645865" calcext:value-type="float">
            <text:p>-67,9895726645865</text:p>
          </table:table-cell>
          <table:table-cell office:value-type="float" office:value="-67.7929036210223" calcext:value-type="float">
            <text:p>-67,7929036210223</text:p>
          </table:table-cell>
          <table:table-cell office:value-type="float" office:value="-67.9367873959425" calcext:value-type="float">
            <text:p>-67,9367873959425</text:p>
          </table:table-cell>
          <table:table-cell office:value-type="float" office:value="-67.5589809882932" calcext:value-type="float">
            <text:p>-67,5589809882932</text:p>
          </table:table-cell>
          <table:table-cell office:value-type="float" office:value="-67.6862403125298" calcext:value-type="float">
            <text:p>-67,6862403125298</text:p>
          </table:table-cell>
          <table:table-cell office:value-type="float" office:value="-67.9277227448254" calcext:value-type="float">
            <text:p>-67,9277227448254</text:p>
          </table:table-cell>
          <table:table-cell office:value-type="float" office:value="-67.7111269322837" calcext:value-type="float">
            <text:p>-67,7111269322837</text:p>
          </table:table-cell>
          <table:table-cell office:value-type="float" office:value="-67.7686800142614" calcext:value-type="float">
            <text:p>-67,7686800142614</text:p>
          </table:table-cell>
          <table:table-cell office:value-type="float" office:value="-67.8013643404333" calcext:value-type="float">
            <text:p>-67,8013643404333</text:p>
          </table:table-cell>
          <table:table-cell office:value-type="float" office:value="-67.9896843142626" calcext:value-type="float">
            <text:p>-67,9896843142626</text:p>
          </table:table-cell>
          <table:table-cell office:value-type="float" office:value="-67.6858344659573" calcext:value-type="float">
            <text:p>-67,6858344659573</text:p>
          </table:table-cell>
          <table:table-cell office:value-type="float" office:value="-67.7186445840975" calcext:value-type="float">
            <text:p>-67,7186445840975</text:p>
          </table:table-cell>
          <table:table-cell office:value-type="float" office:value="-67.6584109794803" calcext:value-type="float">
            <text:p>-67,6584109794803</text:p>
          </table:table-cell>
          <table:table-cell office:value-type="float" office:value="-67.4572057956603" calcext:value-type="float">
            <text:p>-67,4572057956603</text:p>
          </table:table-cell>
          <table:table-cell office:value-type="float" office:value="-67.5584041316335" calcext:value-type="float">
            <text:p>-67,5584041316335</text:p>
          </table:table-cell>
          <table:table-cell office:value-type="float" office:value="-67.3151800574326" calcext:value-type="float">
            <text:p>-67,3151800574326</text:p>
          </table:table-cell>
          <table:table-cell office:value-type="float" office:value="-67.1802871518019" calcext:value-type="float">
            <text:p>-67,1802871518019</text:p>
          </table:table-cell>
          <table:table-cell office:value-type="float" office:value="-67.1258920809118" calcext:value-type="float">
            <text:p>-67,1258920809118</text:p>
          </table:table-cell>
          <table:table-cell office:value-type="float" office:value="-66.8645651282334" calcext:value-type="float">
            <text:p>-66,8645651282334</text:p>
          </table:table-cell>
          <table:table-cell office:value-type="float" office:value="-67.3363828891661" calcext:value-type="float">
            <text:p>-67,3363828891661</text:p>
          </table:table-cell>
          <table:table-cell office:value-type="float" office:value="-67.6601348504788" calcext:value-type="float">
            <text:p>-67,6601348504788</text:p>
          </table:table-cell>
          <table:table-cell office:value-type="float" office:value="-67.3393983608339" calcext:value-type="float">
            <text:p>-67,3393983608339</text:p>
          </table:table-cell>
          <table:table-cell office:value-type="float" office:value="-67.3825501232612" calcext:value-type="float">
            <text:p>-67,3825501232612</text:p>
          </table:table-cell>
          <table:table-cell office:value-type="float" office:value="-67.2441257383765" calcext:value-type="float">
            <text:p>-67,2441257383765</text:p>
          </table:table-cell>
          <table:table-cell office:value-type="float" office:value="-67.0639295810607" calcext:value-type="float">
            <text:p>-67,0639295810607</text:p>
          </table:table-cell>
          <table:table-cell office:value-type="float" office:value="-67.3470371525462" calcext:value-type="float">
            <text:p>-67,3470371525462</text:p>
          </table:table-cell>
          <table:table-cell office:value-type="float" office:value="-67.2147526624726" calcext:value-type="float">
            <text:p>-67,2147526624726</text:p>
          </table:table-cell>
          <table:table-cell office:value-type="float" office:value="-67.3067589736566" calcext:value-type="float">
            <text:p>-67,3067589736566</text:p>
          </table:table-cell>
          <table:table-cell office:value-type="float" office:value="-67.2756478844619" calcext:value-type="float">
            <text:p>-67,2756478844619</text:p>
          </table:table-cell>
          <table:table-cell office:value-type="float" office:value="-67.2115680415456" calcext:value-type="float">
            <text:p>-67,2115680415456</text:p>
          </table:table-cell>
          <table:table-cell office:value-type="float" office:value="-67.4752246577565" calcext:value-type="float">
            <text:p>-67,4752246577565</text:p>
          </table:table-cell>
          <table:table-cell office:value-type="float" office:value="-67.353316516411" calcext:value-type="float">
            <text:p>-67,353316516411</text:p>
          </table:table-cell>
          <table:table-cell office:value-type="float" office:value="-67.3579144361543" calcext:value-type="float">
            <text:p>-67,3579144361543</text:p>
          </table:table-cell>
          <table:table-cell office:value-type="float" office:value="-67.439567565918" calcext:value-type="float">
            <text:p>-67,439567565918</text:p>
          </table:table-cell>
          <table:table-cell office:value-type="float" office:value="-67.3781948554807" calcext:value-type="float">
            <text:p>-67,3781948554807</text:p>
          </table:table-cell>
          <table:table-cell office:value-type="float" office:value="-67.4337870900224" calcext:value-type="float">
            <text:p>-67,4337870900224</text:p>
          </table:table-cell>
          <table:table-cell office:value-type="float" office:value="-67.4491873020079" calcext:value-type="float">
            <text:p>-67,4491873020079</text:p>
          </table:table-cell>
          <table:table-cell office:value-type="float" office:value="-67.328561922399" calcext:value-type="float">
            <text:p>-67,328561922399</text:p>
          </table:table-cell>
          <table:table-cell office:value-type="float" office:value="-67.4191034828744" calcext:value-type="float">
            <text:p>-67,4191034828744</text:p>
          </table:table-cell>
          <table:table-cell office:value-type="float" office:value="-67.355649343351" calcext:value-type="float">
            <text:p>-67,355649343351</text:p>
          </table:table-cell>
          <table:table-cell office:value-type="float" office:value="-67.4080679358506" calcext:value-type="float">
            <text:p>-67,4080679358506</text:p>
          </table:table-cell>
          <table:table-cell office:value-type="float" office:value="-67.4143272958151" calcext:value-type="float">
            <text:p>-67,4143272958151</text:p>
          </table:table-cell>
          <table:table-cell office:value-type="float" office:value="-67.6107122839951" calcext:value-type="float">
            <text:p>-67,6107122839951</text:p>
          </table:table-cell>
          <table:table-cell office:value-type="float" office:value="-67.700784915831" calcext:value-type="float">
            <text:p>-67,700784915831</text:p>
          </table:table-cell>
          <table:table-cell office:value-type="float" office:value="-67.8299935503704" calcext:value-type="float">
            <text:p>-67,8299935503704</text:p>
          </table:table-cell>
          <table:table-cell office:value-type="float" office:value="-67.9131450187869" calcext:value-type="float">
            <text:p>-67,9131450187869</text:p>
          </table:table-cell>
          <table:table-cell office:value-type="float" office:value="-67.6267039601396" calcext:value-type="float">
            <text:p>-67,6267039601396</text:p>
          </table:table-cell>
          <table:table-cell office:value-type="float" office:value="-67.8322711107208" calcext:value-type="float">
            <text:p>-67,8322711107208</text:p>
          </table:table-cell>
          <table:table-cell office:value-type="float" office:value="-67.8792721818133" calcext:value-type="float">
            <text:p>-67,8792721818133</text:p>
          </table:table-cell>
          <table:table-cell office:value-type="float" office:value="-67.9382682428127" calcext:value-type="float">
            <text:p>-67,9382682428127</text:p>
          </table:table-cell>
          <table:table-cell office:value-type="float" office:value="-68.1755298521461" calcext:value-type="float">
            <text:p>-68,1755298521461</text:p>
          </table:table-cell>
          <table:table-cell office:value-type="float" office:value="-67.7410770509301" calcext:value-type="float">
            <text:p>-67,7410770509301</text:p>
          </table:table-cell>
          <table:table-cell office:value-type="float" office:value="-67.769350656649" calcext:value-type="float">
            <text:p>-67,769350656649</text:p>
          </table:table-cell>
          <table:table-cell office:value-type="float" office:value="-67.9456794552687" calcext:value-type="float">
            <text:p>-67,9456794552687</text:p>
          </table:table-cell>
          <table:table-cell office:value-type="float" office:value="-67.9293345009408" calcext:value-type="float">
            <text:p>-67,9293345009408</text:p>
          </table:table-cell>
          <table:table-cell office:value-type="float" office:value="-68.0394455514303" calcext:value-type="float">
            <text:p>-68,0394455514303</text:p>
          </table:table-cell>
          <table:table-cell office:value-type="float" office:value="-67.8240655108196" calcext:value-type="float">
            <text:p>-67,8240655108196</text:p>
          </table:table-cell>
          <table:table-cell office:value-type="float" office:value="-67.2214031684689" calcext:value-type="float">
            <text:p>-67,2214031684689</text:p>
          </table:table-cell>
          <table:table-cell office:value-type="float" office:value="-67.4232296827363" calcext:value-type="float">
            <text:p>-67,4232296827363</text:p>
          </table:table-cell>
          <table:table-cell office:value-type="float" office:value="-67.1716326271615" calcext:value-type="float">
            <text:p>-67,1716326271615</text:p>
          </table:table-cell>
          <table:table-cell office:value-type="float" office:value="-67.2078770893376" calcext:value-type="float">
            <text:p>-67,2078770893376</text:p>
          </table:table-cell>
          <table:table-cell office:value-type="float" office:value="-67.3388671875" calcext:value-type="float">
            <text:p>-67,3388671875</text:p>
          </table:table-cell>
          <table:table-cell office:value-type="float" office:value="-67.0826737008444" calcext:value-type="float">
            <text:p>-67,0826737008444</text:p>
          </table:table-cell>
          <table:table-cell office:value-type="float" office:value="-67.0772260340249" calcext:value-type="float">
            <text:p>-67,0772260340249</text:p>
          </table:table-cell>
          <table:table-cell office:value-type="float" office:value="-66.9311988644484" calcext:value-type="float">
            <text:p>-66,9311988644484</text:p>
          </table:table-cell>
          <table:table-cell office:value-type="float" office:value="-66.5916691291623" calcext:value-type="float">
            <text:p>-66,5916691291623</text:p>
          </table:table-cell>
          <table:table-cell office:value-type="float" office:value="-66.5639021338486" calcext:value-type="float">
            <text:p>-66,5639021338486</text:p>
          </table:table-cell>
          <table:table-cell office:value-type="float" office:value="-66.3791434125203" calcext:value-type="float">
            <text:p>-66,3791434125203</text:p>
          </table:table-cell>
          <table:table-cell office:value-type="float" office:value="-66.2714396220882" calcext:value-type="float">
            <text:p>-66,2714396220882</text:p>
          </table:table-cell>
          <table:table-cell office:value-type="float" office:value="-66.4094048476801" calcext:value-type="float">
            <text:p>-66,4094048476801</text:p>
          </table:table-cell>
          <table:table-cell office:value-type="float" office:value="-66.1722273477694" calcext:value-type="float">
            <text:p>-66,1722273477694</text:p>
          </table:table-cell>
          <table:table-cell office:value-type="float" office:value="-66.2698098159418" calcext:value-type="float">
            <text:p>-66,2698098159418</text:p>
          </table:table-cell>
          <table:table-cell office:value-type="float" office:value="-66.1464277127894" calcext:value-type="float">
            <text:p>-66,1464277127894</text:p>
          </table:table-cell>
          <table:table-cell office:value-type="float" office:value="-66.0159222672625" calcext:value-type="float">
            <text:p>-66,0159222672625</text:p>
          </table:table-cell>
          <table:table-cell office:value-type="float" office:value="-65.8318047872404" calcext:value-type="float">
            <text:p>-65,8318047872404</text:p>
          </table:table-cell>
          <table:table-cell office:value-type="float" office:value="-65.9251434512255" calcext:value-type="float">
            <text:p>-65,9251434512255</text:p>
          </table:table-cell>
          <table:table-cell office:value-type="float" office:value="-65.7163696289063" calcext:value-type="float">
            <text:p>-65,7163696289063</text:p>
          </table:table-cell>
          <table:table-cell office:value-type="float" office:value="-65.7312788614413" calcext:value-type="float">
            <text:p>-65,7312788614413</text:p>
          </table:table-cell>
          <table:table-cell office:value-type="float" office:value="-65.8496358917981" calcext:value-type="float">
            <text:p>-65,8496358917981</text:p>
          </table:table-cell>
          <table:table-cell office:value-type="float" office:value="-65.5725813144591" calcext:value-type="float">
            <text:p>-65,5725813144591</text:p>
          </table:table-cell>
          <table:table-cell office:value-type="float" office:value="-65.6123782832448" calcext:value-type="float">
            <text:p>-65,6123782832448</text:p>
          </table:table-cell>
          <table:table-cell office:value-type="float" office:value="-65.5792750847049" calcext:value-type="float">
            <text:p>-65,5792750847049</text:p>
          </table:table-cell>
          <table:table-cell office:value-type="float" office:value="-65.3808592819586" calcext:value-type="float">
            <text:p>-65,3808592819586</text:p>
          </table:table-cell>
          <table:table-cell office:value-type="float" office:value="-66.0076127401212" calcext:value-type="float">
            <text:p>-66,0076127401212</text:p>
          </table:table-cell>
          <table:table-cell office:value-type="float" office:value="-65.7925451325207" calcext:value-type="float">
            <text:p>-65,7925451325207</text:p>
          </table:table-cell>
          <table:table-cell office:value-type="float" office:value="-65.6603784328554" calcext:value-type="float">
            <text:p>-65,6603784328554</text:p>
          </table:table-cell>
          <table:table-cell office:value-type="float" office:value="-65.7578029167361" calcext:value-type="float">
            <text:p>-65,7578029167361</text:p>
          </table:table-cell>
          <table:table-cell office:value-type="float" office:value="-65.4921569824219" calcext:value-type="float">
            <text:p>-65,4921569824219</text:p>
          </table:table-cell>
          <table:table-cell office:value-type="float" office:value="-65.4910702589082" calcext:value-type="float">
            <text:p>-65,4910702589082</text:p>
          </table:table-cell>
          <table:table-cell office:value-type="float" office:value="-65.7441493708913" calcext:value-type="float">
            <text:p>-65,7441493708913</text:p>
          </table:table-cell>
          <table:table-cell office:value-type="float" office:value="-65.5519859500048" calcext:value-type="float">
            <text:p>-65,5519859500048</text:p>
          </table:table-cell>
          <table:table-cell office:value-type="float" office:value="-65.7499064933963" calcext:value-type="float">
            <text:p>-65,7499064933963</text:p>
          </table:table-cell>
          <table:table-cell office:value-type="float" office:value="-65.6748067344107" calcext:value-type="float">
            <text:p>-65,6748067344107</text:p>
          </table:table-cell>
          <table:table-cell office:value-type="float" office:value="-65.5663061374571" calcext:value-type="float">
            <text:p>-65,5663061374571</text:p>
          </table:table-cell>
          <table:table-cell office:value-type="float" office:value="-65.8203371559701" calcext:value-type="float">
            <text:p>-65,8203371559701</text:p>
          </table:table-cell>
          <table:table-cell office:value-type="float" office:value="-65.629842711658" calcext:value-type="float">
            <text:p>-65,629842711658</text:p>
          </table:table-cell>
          <table:table-cell office:value-type="float" office:value="-65.6825133533013" calcext:value-type="float">
            <text:p>-65,6825133533013</text:p>
          </table:table-cell>
          <table:table-cell office:value-type="float" office:value="-65.8143819483315" calcext:value-type="float">
            <text:p>-65,8143819483315</text:p>
          </table:table-cell>
          <table:table-cell office:value-type="float" office:value="-65.647132594411" calcext:value-type="float">
            <text:p>-65,647132594411</text:p>
          </table:table-cell>
          <table:table-cell office:value-type="float" office:value="-65.8571487054592" calcext:value-type="float">
            <text:p>-65,8571487054592</text:p>
          </table:table-cell>
          <table:table-cell office:value-type="float" office:value="-65.8693211253096" calcext:value-type="float">
            <text:p>-65,8693211253096</text:p>
          </table:table-cell>
          <table:table-cell office:value-type="float" office:value="-65.7001098074564" calcext:value-type="float">
            <text:p>-65,7001098074564</text:p>
          </table:table-cell>
          <table:table-cell office:value-type="float" office:value="-65.9045118006264" calcext:value-type="float">
            <text:p>-65,9045118006264</text:p>
          </table:table-cell>
          <table:table-cell office:value-type="float" office:value="-65.7802596673733" calcext:value-type="float">
            <text:p>-65,7802596673733</text:p>
          </table:table-cell>
          <table:table-cell office:value-type="float" office:value="-65.8172842816609" calcext:value-type="float">
            <text:p>-65,8172842816609</text:p>
          </table:table-cell>
          <table:table-cell office:value-type="float" office:value="-65.7255968233434" calcext:value-type="float">
            <text:p>-65,7255968233434</text:p>
          </table:table-cell>
          <table:table-cell office:value-type="float" office:value="-66.0482759243105" calcext:value-type="float">
            <text:p>-66,0482759243105</text:p>
          </table:table-cell>
          <table:table-cell office:value-type="float" office:value="-66.0129375922971" calcext:value-type="float">
            <text:p>-66,0129375922971</text:p>
          </table:table-cell>
          <table:table-cell office:value-type="float" office:value="-66.1252939177722" calcext:value-type="float">
            <text:p>-66,1252939177722</text:p>
          </table:table-cell>
          <table:table-cell office:value-type="float" office:value="-66.3562154072087" calcext:value-type="float">
            <text:p>-66,3562154072087</text:p>
          </table:table-cell>
          <table:table-cell office:value-type="float" office:value="-66.0190010070801" calcext:value-type="float">
            <text:p>-66,0190010070801</text:p>
          </table:table-cell>
          <table:table-cell office:value-type="float" office:value="-66.2517066583401" calcext:value-type="float">
            <text:p>-66,2517066583401</text:p>
          </table:table-cell>
          <table:table-cell office:value-type="float" office:value="-66.3468029673507" calcext:value-type="float">
            <text:p>-66,3468029673507</text:p>
          </table:table-cell>
          <table:table-cell office:value-type="float" office:value="-66.3194347474633" calcext:value-type="float">
            <text:p>-66,3194347474633</text:p>
          </table:table-cell>
          <table:table-cell office:value-type="float" office:value="-66.6545037060249" calcext:value-type="float">
            <text:p>-66,6545037060249</text:p>
          </table:table-cell>
          <table:table-cell office:value-type="float" office:value="-66.3561635831507" calcext:value-type="float">
            <text:p>-66,3561635831507</text:p>
          </table:table-cell>
          <table:table-cell office:value-type="float" office:value="-66.1482743053902" calcext:value-type="float">
            <text:p>-66,1482743053902</text:p>
          </table:table-cell>
          <table:table-cell office:value-type="float" office:value="-66.5003641640268" calcext:value-type="float">
            <text:p>-66,5003641640268</text:p>
          </table:table-cell>
          <table:table-cell office:value-type="float" office:value="-66.4089682044053" calcext:value-type="float">
            <text:p>-66,4089682044053</text:p>
          </table:table-cell>
          <table:table-cell office:value-type="float" office:value="-66.4924931409882" calcext:value-type="float">
            <text:p>-66,4924931409882</text:p>
          </table:table-cell>
          <table:table-cell office:value-type="float" office:value="-66.3028229504097" calcext:value-type="float">
            <text:p>-66,3028229504097</text:p>
          </table:table-cell>
          <table:table-cell office:value-type="float" office:value="-65.7788642325052" calcext:value-type="float">
            <text:p>-65,7788642325052</text:p>
          </table:table-cell>
          <table:table-cell office:value-type="float" office:value="-65.8897170090094" calcext:value-type="float">
            <text:p>-65,8897170090094</text:p>
          </table:table-cell>
          <table:table-cell office:value-type="float" office:value="-65.6459701352003" calcext:value-type="float">
            <text:p>-65,6459701352003</text:p>
          </table:table-cell>
          <table:table-cell office:value-type="float" office:value="-65.6545940492211" calcext:value-type="float">
            <text:p>-65,6545940492211</text:p>
          </table:table-cell>
          <table:table-cell office:value-type="float" office:value="-65.7106168793469" calcext:value-type="float">
            <text:p>-65,7106168793469</text:p>
          </table:table-cell>
          <table:table-cell office:value-type="float" office:value="-65.6351430939465" calcext:value-type="float">
            <text:p>-65,6351430939465</text:p>
          </table:table-cell>
          <table:table-cell office:value-type="float" office:value="-65.7104498700398" calcext:value-type="float">
            <text:p>-65,7104498700398</text:p>
          </table:table-cell>
          <table:table-cell office:value-type="float" office:value="-65.6621019316883" calcext:value-type="float">
            <text:p>-65,6621019316883</text:p>
          </table:table-cell>
          <table:table-cell office:value-type="float" office:value="-65.506971498815" calcext:value-type="float">
            <text:p>-65,506971498815</text:p>
          </table:table-cell>
          <table:table-cell office:value-type="float" office:value="-65.5680593164956" calcext:value-type="float">
            <text:p>-65,5680593164956</text:p>
          </table:table-cell>
          <table:table-cell office:value-type="float" office:value="-65.6518422568717" calcext:value-type="float">
            <text:p>-65,6518422568717</text:p>
          </table:table-cell>
          <table:table-cell office:value-type="float" office:value="-65.6760279027427" calcext:value-type="float">
            <text:p>-65,6760279027427</text:p>
          </table:table-cell>
          <table:table-cell office:value-type="float" office:value="-65.7421995953816" calcext:value-type="float">
            <text:p>-65,7421995953816</text:p>
          </table:table-cell>
          <table:table-cell office:value-type="float" office:value="-65.5509036924781" calcext:value-type="float">
            <text:p>-65,5509036924781</text:p>
          </table:table-cell>
          <table:table-cell office:value-type="float" office:value="-65.6165243939656" calcext:value-type="float">
            <text:p>-65,6165243939656</text:p>
          </table:table-cell>
          <table:table-cell office:value-type="float" office:value="-65.5073211483839" calcext:value-type="float">
            <text:p>-65,5073211483839</text:p>
          </table:table-cell>
          <table:table-cell office:value-type="float" office:value="-65.7633847492497" calcext:value-type="float">
            <text:p>-65,7633847492497</text:p>
          </table:table-cell>
          <table:table-cell office:value-type="float" office:value="-65.4003272638088" calcext:value-type="float">
            <text:p>-65,4003272638088</text:p>
          </table:table-cell>
          <table:table-cell office:value-type="float" office:value="-65.5112658244808" calcext:value-type="float">
            <text:p>-65,5112658244808</text:p>
          </table:table-cell>
          <table:table-cell office:value-type="float" office:value="-65.49725816308" calcext:value-type="float">
            <text:p>-65,49725816308</text:p>
          </table:table-cell>
          <table:table-cell office:value-type="float" office:value="-65.3298983690215" calcext:value-type="float">
            <text:p>-65,3298983690215</text:p>
          </table:table-cell>
          <table:table-cell office:value-type="float" office:value="-65.5525365689906" calcext:value-type="float">
            <text:p>-65,5525365689906</text:p>
          </table:table-cell>
          <table:table-cell office:value-type="float" office:value="-65.4648927828161" calcext:value-type="float">
            <text:p>-65,4648927828161</text:p>
          </table:table-cell>
          <table:table-cell office:value-type="float" office:value="-65.5695673314537" calcext:value-type="float">
            <text:p>-65,5695673314537</text:p>
          </table:table-cell>
          <table:table-cell office:value-type="float" office:value="-65.6620996986948" calcext:value-type="float">
            <text:p>-65,6620996986948</text:p>
          </table:table-cell>
          <table:table-cell office:value-type="float" office:value="-65.3970057789872" calcext:value-type="float">
            <text:p>-65,3970057789872</text:p>
          </table:table-cell>
          <table:table-cell office:value-type="float" office:value="-65.7267581660573" calcext:value-type="float">
            <text:p>-65,7267581660573</text:p>
          </table:table-cell>
          <table:table-cell office:value-type="float" office:value="-65.8921247342738" calcext:value-type="float">
            <text:p>-65,8921247342738</text:p>
          </table:table-cell>
          <table:table-cell office:value-type="float" office:value="-65.5367086457043" calcext:value-type="float">
            <text:p>-65,5367086457043</text:p>
          </table:table-cell>
          <table:table-cell office:value-type="float" office:value="-65.6208416078149" calcext:value-type="float">
            <text:p>-65,6208416078149</text:p>
          </table:table-cell>
          <table:table-cell office:value-type="float" office:value="-65.4847539576089" calcext:value-type="float">
            <text:p>-65,4847539576089</text:p>
          </table:table-cell>
          <table:table-cell office:value-type="float" office:value="-65.2546933802163" calcext:value-type="float">
            <text:p>-65,2546933802163</text:p>
          </table:table-cell>
          <table:table-cell office:value-type="float" office:value="-65.2272291416075" calcext:value-type="float">
            <text:p>-65,2272291416075</text:p>
          </table:table-cell>
          <table:table-cell office:value-type="float" office:value="-65.1916716971049" calcext:value-type="float">
            <text:p>-65,1916716971049</text:p>
          </table:table-cell>
          <table:table-cell office:value-type="float" office:value="-65.4595801190632" calcext:value-type="float">
            <text:p>-65,4595801190632</text:p>
          </table:table-cell>
          <table:table-cell office:value-type="float" office:value="-65.4726221038074" calcext:value-type="float">
            <text:p>-65,4726221038074</text:p>
          </table:table-cell>
          <table:table-cell office:value-type="float" office:value="-65.4392829522854" calcext:value-type="float">
            <text:p>-65,4392829522854</text:p>
          </table:table-cell>
          <table:table-cell office:value-type="float" office:value="-65.4906842301532" calcext:value-type="float">
            <text:p>-65,4906842301532</text:p>
          </table:table-cell>
          <table:table-cell office:value-type="float" office:value="-65.5131932700553" calcext:value-type="float">
            <text:p>-65,5131932700553</text:p>
          </table:table-cell>
          <table:table-cell office:value-type="float" office:value="-65.6556839361423" calcext:value-type="float">
            <text:p>-65,6556839361423</text:p>
          </table:table-cell>
          <table:table-cell office:value-type="float" office:value="-65.8063033499369" calcext:value-type="float">
            <text:p>-65,8063033499369</text:p>
          </table:table-cell>
          <table:table-cell office:value-type="float" office:value="-65.8495761592214" calcext:value-type="float">
            <text:p>-65,8495761592214</text:p>
          </table:table-cell>
          <table:table-cell office:value-type="float" office:value="-65.8264788185678" calcext:value-type="float">
            <text:p>-65,8264788185678</text:p>
          </table:table-cell>
          <table:table-cell office:value-type="float" office:value="-65.8672912411574" calcext:value-type="float">
            <text:p>-65,8672912411574</text:p>
          </table:table-cell>
          <table:table-cell office:value-type="float" office:value="-65.9101677871332" calcext:value-type="float">
            <text:p>-65,9101677871332</text:p>
          </table:table-cell>
          <table:table-cell office:value-type="float" office:value="-66.1643405076934" calcext:value-type="float">
            <text:p>-66,1643405076934</text:p>
          </table:table-cell>
          <table:table-cell office:value-type="float" office:value="-65.9899115213534" calcext:value-type="float">
            <text:p>-65,9899115213534</text:p>
          </table:table-cell>
          <table:table-cell office:value-type="float" office:value="-65.8195127161538" calcext:value-type="float">
            <text:p>-65,8195127161538</text:p>
          </table:table-cell>
          <table:table-cell office:value-type="float" office:value="-65.8291939526069" calcext:value-type="float">
            <text:p>-65,8291939526069</text:p>
          </table:table-cell>
          <table:table-cell office:value-type="float" office:value="-66.2557834532203" calcext:value-type="float">
            <text:p>-66,2557834532203</text:p>
          </table:table-cell>
          <table:table-cell office:value-type="float" office:value="-66.2037639152713" calcext:value-type="float">
            <text:p>-66,2037639152713</text:p>
          </table:table-cell>
          <table:table-cell office:value-type="float" office:value="-66.427247489371" calcext:value-type="float">
            <text:p>-66,427247489371</text:p>
          </table:table-cell>
          <table:table-cell office:value-type="float" office:value="-66.5897280065025" calcext:value-type="float">
            <text:p>-66,5897280065025</text:p>
          </table:table-cell>
          <table:table-cell office:value-type="float" office:value="-66.1161508327577" calcext:value-type="float">
            <text:p>-66,1161508327577</text:p>
          </table:table-cell>
          <table:table-cell office:value-type="float" office:value="-66.5414658523187" calcext:value-type="float">
            <text:p>-66,5414658523187</text:p>
          </table:table-cell>
          <table:table-cell office:value-type="float" office:value="-66.4979567178866" calcext:value-type="float">
            <text:p>-66,4979567178866</text:p>
          </table:table-cell>
          <table:table-cell office:value-type="float" office:value="-66.4328538848133" calcext:value-type="float">
            <text:p>-66,4328538848133</text:p>
          </table:table-cell>
          <table:table-cell office:value-type="float" office:value="-66.8357562553592" calcext:value-type="float">
            <text:p>-66,8357562553592</text:p>
          </table:table-cell>
          <table:table-cell office:value-type="float" office:value="-66.0857394148664" calcext:value-type="float">
            <text:p>-66,0857394148664</text:p>
          </table:table-cell>
          <table:table-cell office:value-type="float" office:value="-66.1703896871427" calcext:value-type="float">
            <text:p>-66,1703896871427</text:p>
          </table:table-cell>
          <table:table-cell office:value-type="float" office:value="-66.5132314170279" calcext:value-type="float">
            <text:p>-66,5132314170279</text:p>
          </table:table-cell>
          <table:table-cell office:value-type="float" office:value="-66.4050769340701" calcext:value-type="float">
            <text:p>-66,4050769340701</text:p>
          </table:table-cell>
          <table:table-cell office:value-type="float" office:value="-66.7595661442454" calcext:value-type="float">
            <text:p>-66,7595661442454</text:p>
          </table:table-cell>
          <table:table-cell office:value-type="float" office:value="-66.4042056013898" calcext:value-type="float">
            <text:p>-66,4042056013898</text:p>
          </table:table-cell>
          <table:table-cell office:value-type="float" office:value="-65.7313336628239" calcext:value-type="float">
            <text:p>-65,7313336628239</text:p>
          </table:table-cell>
          <table:table-cell office:value-type="float" office:value="-65.8797361792588" calcext:value-type="float">
            <text:p>-65,8797361792588</text:p>
          </table:table-cell>
          <table:table-cell office:value-type="float" office:value="-65.7045816561071" calcext:value-type="float">
            <text:p>-65,7045816561071</text:p>
          </table:table-cell>
          <table:table-cell office:value-type="float" office:value="-65.7334183483589" calcext:value-type="float">
            <text:p>-65,7334183483589</text:p>
          </table:table-cell>
          <table:table-cell office:value-type="float" office:value="-65.7853606619486" calcext:value-type="float">
            <text:p>-65,7853606619486</text:p>
          </table:table-cell>
          <table:table-cell office:value-type="float" office:value="-65.5657647295696" calcext:value-type="float">
            <text:p>-65,5657647295696</text:p>
          </table:table-cell>
          <table:table-cell office:value-type="float" office:value="-65.6416036094107" calcext:value-type="float">
            <text:p>-65,6416036094107</text:p>
          </table:table-cell>
          <table:table-cell office:value-type="float" office:value="-65.5949032481124" calcext:value-type="float">
            <text:p>-65,5949032481124</text:p>
          </table:table-cell>
          <table:table-cell office:value-type="float" office:value="-65.4414221600788" calcext:value-type="float">
            <text:p>-65,4414221600788</text:p>
          </table:table-cell>
          <table:table-cell office:value-type="float" office:value="-65.4854512098359" calcext:value-type="float">
            <text:p>-65,4854512098359</text:p>
          </table:table-cell>
          <table:table-cell office:value-type="float" office:value="-65.2691251243033" calcext:value-type="float">
            <text:p>-65,2691251243033</text:p>
          </table:table-cell>
          <table:table-cell office:value-type="float" office:value="-65.1825422891756" calcext:value-type="float">
            <text:p>-65,1825422891756</text:p>
          </table:table-cell>
          <table:table-cell office:value-type="float" office:value="-65.2987077294326" calcext:value-type="float">
            <text:p>-65,2987077294326</text:p>
          </table:table-cell>
          <table:table-cell office:value-type="float" office:value="-65.1464877244903" calcext:value-type="float">
            <text:p>-65,1464877244903</text:p>
          </table:table-cell>
          <table:table-cell office:value-type="float" office:value="-65.1927185058594" calcext:value-type="float">
            <text:p>-65,1927185058594</text:p>
          </table:table-cell>
          <table:table-cell office:value-type="float" office:value="-65.0169164145865" calcext:value-type="float">
            <text:p>-65,0169164145865</text:p>
          </table:table-cell>
          <table:table-cell office:value-type="float" office:value="-64.9604196315858" calcext:value-type="float">
            <text:p>-64,9604196315858</text:p>
          </table:table-cell>
          <table:table-cell office:value-type="float" office:value="-64.8825899449791" calcext:value-type="float">
            <text:p>-64,8825899449791</text:p>
          </table:table-cell>
          <table:table-cell office:value-type="float" office:value="-64.8235375939346" calcext:value-type="float">
            <text:p>-64,8235375939346</text:p>
          </table:table-cell>
          <table:table-cell office:value-type="float" office:value="-64.7847297482374" calcext:value-type="float">
            <text:p>-64,7847297482374</text:p>
          </table:table-cell>
          <table:table-cell office:value-type="float" office:value="-64.7868611405535" calcext:value-type="float">
            <text:p>-64,7868611405535</text:p>
          </table:table-cell>
          <table:table-cell office:value-type="float" office:value="-65.093205893912" calcext:value-type="float">
            <text:p>-65,093205893912</text:p>
          </table:table-cell>
          <table:table-cell office:value-type="float" office:value="-65.0512792075553" calcext:value-type="float">
            <text:p>-65,0512792075553</text:p>
          </table:table-cell>
          <table:table-cell office:value-type="float" office:value="-65.0786253766316" calcext:value-type="float">
            <text:p>-65,0786253766316</text:p>
          </table:table-cell>
          <table:table-cell office:value-type="float" office:value="-65.0899170666206" calcext:value-type="float">
            <text:p>-65,0899170666206</text:p>
          </table:table-cell>
          <table:table-cell office:value-type="float" office:value="-65.0368262500298" calcext:value-type="float">
            <text:p>-65,0368262500298</text:p>
          </table:table-cell>
          <table:table-cell office:value-type="float" office:value="-65.1735211814322" calcext:value-type="float">
            <text:p>-65,1735211814322</text:p>
          </table:table-cell>
          <table:table-cell office:value-type="float" office:value="-65.1568586768174" calcext:value-type="float">
            <text:p>-65,1568586768174</text:p>
          </table:table-cell>
          <table:table-cell office:value-type="float" office:value="-65.0722288736483" calcext:value-type="float">
            <text:p>-65,0722288736483</text:p>
          </table:table-cell>
          <table:table-cell office:value-type="float" office:value="-65.0033732158382" calcext:value-type="float">
            <text:p>-65,0033732158382</text:p>
          </table:table-cell>
          <table:table-cell office:value-type="float" office:value="-64.9250151471394" calcext:value-type="float">
            <text:p>-64,9250151471394</text:p>
          </table:table-cell>
          <table:table-cell office:value-type="float" office:value="-65.0231540959056" calcext:value-type="float">
            <text:p>-65,0231540959056</text:p>
          </table:table-cell>
          <table:table-cell office:value-type="float" office:value="-65.0775884302651" calcext:value-type="float">
            <text:p>-65,0775884302651</text:p>
          </table:table-cell>
          <table:table-cell office:value-type="float" office:value="-65.1604042983637" calcext:value-type="float">
            <text:p>-65,1604042983637</text:p>
          </table:table-cell>
          <table:table-cell office:value-type="float" office:value="-65.3213301867974" calcext:value-type="float">
            <text:p>-65,3213301867974</text:p>
          </table:table-cell>
          <table:table-cell office:value-type="float" office:value="-65.3595262853111" calcext:value-type="float">
            <text:p>-65,3595262853111</text:p>
          </table:table-cell>
          <table:table-cell office:value-type="float" office:value="-65.3553870596537" calcext:value-type="float">
            <text:p>-65,3553870596537</text:p>
          </table:table-cell>
          <table:table-cell office:value-type="float" office:value="-65.2871788769234" calcext:value-type="float">
            <text:p>-65,2871788769234</text:p>
          </table:table-cell>
          <table:table-cell office:value-type="float" office:value="-65.4238826472585" calcext:value-type="float">
            <text:p>-65,4238826472585</text:p>
          </table:table-cell>
          <table:table-cell office:value-type="float" office:value="-65.5172936044088" calcext:value-type="float">
            <text:p>-65,5172936044088</text:p>
          </table:table-cell>
          <table:table-cell office:value-type="float" office:value="-65.5931957523997" calcext:value-type="float">
            <text:p>-65,5931957523997</text:p>
          </table:table-cell>
          <table:table-cell office:value-type="float" office:value="-65.6882838737674" calcext:value-type="float">
            <text:p>-65,6882838737674</text:p>
          </table:table-cell>
          <table:table-cell office:value-type="float" office:value="-65.3445577854064" calcext:value-type="float">
            <text:p>-65,3445577854064</text:p>
          </table:table-cell>
          <table:table-cell office:value-type="float" office:value="-65.4149459280619" calcext:value-type="float">
            <text:p>-65,4149459280619</text:p>
          </table:table-cell>
          <table:table-cell office:value-type="float" office:value="-65.4974003303342" calcext:value-type="float">
            <text:p>-65,4974003303342</text:p>
          </table:table-cell>
          <table:table-cell office:value-type="float" office:value="-65.6305683415111" calcext:value-type="float">
            <text:p>-65,6305683415111</text:p>
          </table:table-cell>
          <table:table-cell office:value-type="float" office:value="-65.7119992884194" calcext:value-type="float">
            <text:p>-65,7119992884194</text:p>
          </table:table-cell>
          <table:table-cell office:value-type="float" office:value="-65.5361334637898" calcext:value-type="float">
            <text:p>-65,5361334637898</text:p>
          </table:table-cell>
          <table:table-cell office:value-type="float" office:value="-65.248570325898" calcext:value-type="float">
            <text:p>-65,248570325898</text:p>
          </table:table-cell>
          <table:table-cell office:value-type="float" office:value="-65.545597541623" calcext:value-type="float">
            <text:p>-65,545597541623</text:p>
          </table:table-cell>
          <table:table-cell office:value-type="float" office:value="-65.5837219052199" calcext:value-type="float">
            <text:p>-65,5837219052199</text:p>
          </table:table-cell>
          <table:table-cell office:value-type="float" office:value="-65.6937588947575" calcext:value-type="float">
            <text:p>-65,6937588947575</text:p>
          </table:table-cell>
          <table:table-cell office:value-type="float" office:value="-65.7982050267662" calcext:value-type="float">
            <text:p>-65,7982050267662</text:p>
          </table:table-cell>
          <table:table-cell office:value-type="float" office:value="-65.4157172412407" calcext:value-type="float">
            <text:p>-65,4157172412407</text:p>
          </table:table-cell>
          <table:table-cell office:value-type="float" office:value="-65.6665644761993" calcext:value-type="float">
            <text:p>-65,6665644761993</text:p>
          </table:table-cell>
          <table:table-cell office:value-type="float" office:value="-65.6971185265518" calcext:value-type="float">
            <text:p>-65,6971185265518</text:p>
          </table:table-cell>
          <table:table-cell office:value-type="float" office:value="-65.6776400310237" calcext:value-type="float">
            <text:p>-65,6776400310237</text:p>
          </table:table-cell>
          <table:table-cell office:value-type="float" office:value="-65.873721611209" calcext:value-type="float">
            <text:p>-65,873721611209</text:p>
          </table:table-cell>
          <table:table-cell office:value-type="float" office:value="-65.4490282942609" calcext:value-type="float">
            <text:p>-65,4490282942609</text:p>
          </table:table-cell>
          <table:table-cell office:value-type="float" office:value="-65.446874665051" calcext:value-type="float">
            <text:p>-65,446874665051</text:p>
          </table:table-cell>
          <table:table-cell office:value-type="float" office:value="-65.6772665628573" calcext:value-type="float">
            <text:p>-65,6772665628573</text:p>
          </table:table-cell>
          <table:table-cell office:value-type="float" office:value="-65.6396929112876" calcext:value-type="float">
            <text:p>-65,6396929112876</text:p>
          </table:table-cell>
          <table:table-cell office:value-type="float" office:value="-65.8203135234554" calcext:value-type="float">
            <text:p>-65,8203135234554</text:p>
          </table:table-cell>
          <table:table-cell office:value-type="float" office:value="-65.6883272310583" calcext:value-type="float">
            <text:p>-65,6883272310583</text:p>
          </table:table-cell>
          <table:table-cell office:value-type="float" office:value="-65.1935315946253" calcext:value-type="float">
            <text:p>-65,1935315946253</text:p>
          </table:table-cell>
          <table:table-cell office:value-type="float" office:value="-65.3286738511993" calcext:value-type="float">
            <text:p>-65,3286738511993</text:p>
          </table:table-cell>
          <table:table-cell office:value-type="float" office:value="-65.1782300065203" calcext:value-type="float">
            <text:p>-65,1782300065203</text:p>
          </table:table-cell>
          <table:table-cell office:value-type="float" office:value="-65.2007380229671" calcext:value-type="float">
            <text:p>-65,2007380229671</text:p>
          </table:table-cell>
          <table:table-cell office:value-type="float" office:value="-65.2909365398128" calcext:value-type="float">
            <text:p>-65,2909365398128</text:p>
          </table:table-cell>
          <table:table-cell office:value-type="float" office:value="-65.1148989607648" calcext:value-type="float">
            <text:p>-65,1148989607648</text:p>
          </table:table-cell>
          <table:table-cell office:value-type="float" office:value="-65.2206134330936" calcext:value-type="float">
            <text:p>-65,2206134330936</text:p>
          </table:table-cell>
          <table:table-cell office:value-type="float" office:value="-65.2393225693121" calcext:value-type="float">
            <text:p>-65,2393225693121</text:p>
          </table:table-cell>
          <table:table-cell office:value-type="float" office:value="-65.1137965132551" calcext:value-type="float">
            <text:p>-65,1137965132551</text:p>
          </table:table-cell>
          <table:table-cell office:value-type="float" office:value="-65.1882215360316" calcext:value-type="float">
            <text:p>-65,1882215360316</text:p>
          </table:table-cell>
          <table:table-cell office:value-type="float" office:value="-65.1560068828304" calcext:value-type="float">
            <text:p>-65,1560068828304</text:p>
          </table:table-cell>
          <table:table-cell office:value-type="float" office:value="-65.1344586814322" calcext:value-type="float">
            <text:p>-65,1344586814322</text:p>
          </table:table-cell>
          <table:table-cell office:value-type="float" office:value="-65.2228087448492" calcext:value-type="float">
            <text:p>-65,2228087448492</text:p>
          </table:table-cell>
          <table:table-cell office:value-type="float" office:value="-65.0675969007539" calcext:value-type="float">
            <text:p>-65,0675969007539</text:p>
          </table:table-cell>
          <table:table-cell office:value-type="float" office:value="-65.1086147587474" calcext:value-type="float">
            <text:p>-65,1086147587474</text:p>
          </table:table-cell>
          <table:table-cell office:value-type="float" office:value="-65.3688401012886" calcext:value-type="float">
            <text:p>-65,3688401012886</text:p>
          </table:table-cell>
          <table:table-cell office:value-type="float" office:value="-65.282153152838" calcext:value-type="float">
            <text:p>-65,282153152838</text:p>
          </table:table-cell>
          <table:table-cell office:value-type="float" office:value="-65.1405481478063" calcext:value-type="float">
            <text:p>-65,1405481478063</text:p>
          </table:table-cell>
          <table:table-cell office:value-type="float" office:value="-65.1630389515947" calcext:value-type="float">
            <text:p>-65,1630389515947</text:p>
          </table:table-cell>
          <table:table-cell office:value-type="float" office:value="-64.934917170827" calcext:value-type="float">
            <text:p>-64,934917170827</text:p>
          </table:table-cell>
          <table:table-cell office:value-type="float" office:value="-65.0420132148557" calcext:value-type="float">
            <text:p>-65,0420132148557</text:p>
          </table:table-cell>
          <table:table-cell office:value-type="float" office:value="-65.2726806082377" calcext:value-type="float">
            <text:p>-65,2726806082377</text:p>
          </table:table-cell>
          <table:table-cell office:value-type="float" office:value="-65.0613814563286" calcext:value-type="float">
            <text:p>-65,0613814563286</text:p>
          </table:table-cell>
          <table:table-cell office:value-type="float" office:value="-65.0887680984125" calcext:value-type="float">
            <text:p>-65,0887680984125</text:p>
          </table:table-cell>
          <table:table-cell office:value-type="float" office:value="-65.0732423735828" calcext:value-type="float">
            <text:p>-65,0732423735828</text:p>
          </table:table-cell>
          <table:table-cell office:value-type="float" office:value="-64.8980220701636" calcext:value-type="float">
            <text:p>-64,8980220701636</text:p>
          </table:table-cell>
          <table:table-cell office:value-type="float" office:value="-65.339003679229" calcext:value-type="float">
            <text:p>-65,339003679229</text:p>
          </table:table-cell>
          <table:table-cell office:value-type="float" office:value="-65.1743352006121" calcext:value-type="float">
            <text:p>-65,1743352006121</text:p>
          </table:table-cell>
          <table:table-cell office:value-type="float" office:value="-65.0870879568705" calcext:value-type="float">
            <text:p>-65,0870879568705</text:p>
          </table:table-cell>
          <table:table-cell office:value-type="float" office:value="-65.182520331406" calcext:value-type="float">
            <text:p>-65,182520331406</text:p>
          </table:table-cell>
          <table:table-cell office:value-type="float" office:value="-64.9862248490496" calcext:value-type="float">
            <text:p>-64,9862248490496</text:p>
          </table:table-cell>
          <table:table-cell office:value-type="float" office:value="-65.3169701739055" calcext:value-type="float">
            <text:p>-65,3169701739055</text:p>
          </table:table-cell>
          <table:table-cell office:value-type="float" office:value="-65.3776461903642" calcext:value-type="float">
            <text:p>-65,3776461903642</text:p>
          </table:table-cell>
          <table:table-cell office:value-type="float" office:value="-65.3018993284644" calcext:value-type="float">
            <text:p>-65,3018993284644</text:p>
          </table:table-cell>
          <table:table-cell office:value-type="float" office:value="-65.2276204737221" calcext:value-type="float">
            <text:p>-65,2276204737221</text:p>
          </table:table-cell>
          <table:table-cell office:value-type="float" office:value="-65.1740214650224" calcext:value-type="float">
            <text:p>-65,1740214650224</text:p>
          </table:table-cell>
          <table:table-cell office:value-type="float" office:value="-65.169843999351" calcext:value-type="float">
            <text:p>-65,169843999351</text:p>
          </table:table-cell>
          <table:table-cell office:value-type="float" office:value="-65.4316623036454" calcext:value-type="float">
            <text:p>-65,4316623036454</text:p>
          </table:table-cell>
          <table:table-cell office:value-type="float" office:value="-65.4766293967642" calcext:value-type="float">
            <text:p>-65,4766293967642</text:p>
          </table:table-cell>
          <table:table-cell office:value-type="float" office:value="-65.5084822119736" calcext:value-type="float">
            <text:p>-65,5084822119736</text:p>
          </table:table-cell>
          <table:table-cell office:value-type="float" office:value="-65.5232135493581" calcext:value-type="float">
            <text:p>-65,5232135493581</text:p>
          </table:table-cell>
          <table:table-cell office:value-type="float" office:value="-65.5702926821825" calcext:value-type="float">
            <text:p>-65,5702926821825</text:p>
          </table:table-cell>
          <table:table-cell office:value-type="float" office:value="-65.6986250528475" calcext:value-type="float">
            <text:p>-65,6986250528475</text:p>
          </table:table-cell>
          <table:table-cell office:value-type="float" office:value="-65.7090067979766" calcext:value-type="float">
            <text:p>-65,7090067979766</text:p>
          </table:table-cell>
          <table:table-cell office:value-type="float" office:value="-65.7005409612888" calcext:value-type="float">
            <text:p>-65,7005409612888</text:p>
          </table:table-cell>
          <table:table-cell office:value-type="float" office:value="-65.6320865910228" calcext:value-type="float">
            <text:p>-65,6320865910228</text:p>
          </table:table-cell>
          <table:table-cell office:value-type="float" office:value="-65.6332572378763" calcext:value-type="float">
            <text:p>-65,6332572378763</text:p>
          </table:table-cell>
          <table:table-cell office:value-type="float" office:value="-65.7264164250071" calcext:value-type="float">
            <text:p>-65,7264164250071</text:p>
          </table:table-cell>
          <table:table-cell office:value-type="float" office:value="-65.598604434874" calcext:value-type="float">
            <text:p>-65,598604434874</text:p>
          </table:table-cell>
          <table:table-cell office:value-type="float" office:value="-65.9394671742509" calcext:value-type="float">
            <text:p>-65,9394671742509</text:p>
          </table:table-cell>
          <table:table-cell office:value-type="float" office:value="-65.9424715739925" calcext:value-type="float">
            <text:p>-65,9424715739925</text:p>
          </table:table-cell>
          <table:table-cell office:value-type="float" office:value="-66.0785674118414" calcext:value-type="float">
            <text:p>-66,0785674118414</text:p>
          </table:table-cell>
          <table:table-cell office:value-type="float" office:value="-66.2140468504371" calcext:value-type="float">
            <text:p>-66,2140468504371</text:p>
          </table:table-cell>
          <table:table-cell office:value-type="float" office:value="-65.7647460379252" calcext:value-type="float">
            <text:p>-65,7647460379252</text:p>
          </table:table-cell>
          <table:table-cell office:value-type="float" office:value="-65.9975092818097" calcext:value-type="float">
            <text:p>-65,9975092818097</text:p>
          </table:table-cell>
          <table:table-cell office:value-type="float" office:value="-66.0230047644639" calcext:value-type="float">
            <text:p>-66,0230047644639</text:p>
          </table:table-cell>
          <table:table-cell office:value-type="float" office:value="-66.006511595191" calcext:value-type="float">
            <text:p>-66,006511595191</text:p>
          </table:table-cell>
          <table:table-cell office:value-type="float" office:value="-66.279449555932" calcext:value-type="float">
            <text:p>-66,279449555932</text:p>
          </table:table-cell>
          <table:table-cell office:value-type="float" office:value="-65.9414143446015" calcext:value-type="float">
            <text:p>-65,9414143446015</text:p>
          </table:table-cell>
          <table:table-cell office:value-type="float" office:value="-65.9084211209925" calcext:value-type="float">
            <text:p>-65,9084211209925</text:p>
          </table:table-cell>
          <table:table-cell office:value-type="float" office:value="-66.1927436270365" calcext:value-type="float">
            <text:p>-66,1927436270365</text:p>
          </table:table-cell>
          <table:table-cell office:value-type="float" office:value="-66.1263130001906" calcext:value-type="float">
            <text:p>-66,1263130001906</text:p>
          </table:table-cell>
          <table:table-cell office:value-type="float" office:value="-66.3606598086473" calcext:value-type="float">
            <text:p>-66,3606598086473</text:p>
          </table:table-cell>
          <table:table-cell office:value-type="float" office:value="-66.0929686383503" calcext:value-type="float">
            <text:p>-66,0929686383503</text:p>
          </table:table-cell>
          <table:table-cell office:value-type="float" office:value="-65.5864845834127" calcext:value-type="float">
            <text:p>-65,5864845834127</text:p>
          </table:table-cell>
          <table:table-cell office:value-type="float" office:value="-65.6761773272258" calcext:value-type="float">
            <text:p>-65,6761773272258</text:p>
          </table:table-cell>
          <table:table-cell office:value-type="float" office:value="-65.5540581679926" calcext:value-type="float">
            <text:p>-65,5540581679926</text:p>
          </table:table-cell>
          <table:table-cell office:value-type="float" office:value="-65.575059285978" calcext:value-type="float">
            <text:p>-65,575059285978</text:p>
          </table:table-cell>
          <table:table-cell office:value-type="float" office:value="-65.6164624283953" calcext:value-type="float">
            <text:p>-65,6164624283953</text:p>
          </table:table-cell>
          <table:table-cell office:value-type="float" office:value="-65.3047198784061" calcext:value-type="float">
            <text:p>-65,3047198784061</text:p>
          </table:table-cell>
          <table:table-cell office:value-type="float" office:value="-65.3621555421411" calcext:value-type="float">
            <text:p>-65,3621555421411</text:p>
          </table:table-cell>
          <table:table-cell office:value-type="float" office:value="-65.3109486277511" calcext:value-type="float">
            <text:p>-65,3109486277511</text:p>
          </table:table-cell>
          <table:table-cell office:value-type="float" office:value="-65.1877730764994" calcext:value-type="float">
            <text:p>-65,1877730764994</text:p>
          </table:table-cell>
          <table:table-cell office:value-type="float" office:value="-65.2338215897723" calcext:value-type="float">
            <text:p>-65,2338215897723</text:p>
          </table:table-cell>
          <table:table-cell office:value-type="float" office:value="-65.1358297394543" calcext:value-type="float">
            <text:p>-65,1358297394543</text:p>
          </table:table-cell>
          <table:table-cell office:value-type="float" office:value="-65.1112512728063" calcext:value-type="float">
            <text:p>-65,1112512728063</text:p>
          </table:table-cell>
          <table:table-cell office:value-type="float" office:value="-65.1721531937762" calcext:value-type="float">
            <text:p>-65,1721531937762</text:p>
          </table:table-cell>
          <table:table-cell office:value-type="float" office:value="-65.061161320384" calcext:value-type="float">
            <text:p>-65,061161320384</text:p>
          </table:table-cell>
          <table:table-cell office:value-type="float" office:value="-65.1002114458782" calcext:value-type="float">
            <text:p>-65,1002114458782</text:p>
          </table:table-cell>
          <table:table-cell office:value-type="float" office:value="-65.0906988004359" calcext:value-type="float">
            <text:p>-65,0906988004359</text:p>
          </table:table-cell>
          <table:table-cell office:value-type="float" office:value="-65.4983666582805" calcext:value-type="float">
            <text:p>-65,4983666582805</text:p>
          </table:table-cell>
          <table:table-cell office:value-type="float" office:value="-65.1022747318919" calcext:value-type="float">
            <text:p>-65,1022747318919</text:p>
          </table:table-cell>
          <table:table-cell office:value-type="float" office:value="-65.1457584660228" calcext:value-type="float">
            <text:p>-65,1457584660228</text:p>
          </table:table-cell>
          <table:table-cell office:value-type="float" office:value="-65.0838874258646" calcext:value-type="float">
            <text:p>-65,0838874258646</text:p>
          </table:table-cell>
          <table:table-cell office:value-type="float" office:value="-64.8655036368021" calcext:value-type="float">
            <text:p>-64,8655036368021</text:p>
          </table:table-cell>
          <table:table-cell office:value-type="float" office:value="-65.1174916523259" calcext:value-type="float">
            <text:p>-65,1174916523259</text:p>
          </table:table-cell>
          <table:table-cell office:value-type="float" office:value="-64.8955350736292" calcext:value-type="float">
            <text:p>-64,8955350736292</text:p>
          </table:table-cell>
          <table:table-cell office:value-type="float" office:value="-64.7928932934273" calcext:value-type="float">
            <text:p>-64,7928932934273</text:p>
          </table:table-cell>
          <table:table-cell office:value-type="float" office:value="-64.8406576761385" calcext:value-type="float">
            <text:p>-64,8406576761385</text:p>
          </table:table-cell>
          <table:table-cell office:value-type="float" office:value="-64.6089715725038" calcext:value-type="float">
            <text:p>-64,6089715725038</text:p>
          </table:table-cell>
          <table:table-cell office:value-type="float" office:value="-64.9486424515887" calcext:value-type="float">
            <text:p>-64,9486424515887</text:p>
          </table:table-cell>
          <table:table-cell office:value-type="float" office:value="-65.2218733066466" calcext:value-type="float">
            <text:p>-65,2218733066466</text:p>
          </table:table-cell>
          <table:table-cell office:value-type="float" office:value="-64.8212348193657" calcext:value-type="float">
            <text:p>-64,8212348193657</text:p>
          </table:table-cell>
          <table:table-cell office:value-type="float" office:value="-64.935570786639" calcext:value-type="float">
            <text:p>-64,935570786639</text:p>
          </table:table-cell>
          <table:table-cell office:value-type="float" office:value="-64.8261512198099" calcext:value-type="float">
            <text:p>-64,8261512198099</text:p>
          </table:table-cell>
          <table:table-cell office:value-type="float" office:value="-64.6909362048638" calcext:value-type="float">
            <text:p>-64,6909362048638</text:p>
          </table:table-cell>
          <table:table-cell office:value-type="float" office:value="-64.9221864095548" calcext:value-type="float">
            <text:p>-64,9221864095548</text:p>
          </table:table-cell>
          <table:table-cell office:value-type="float" office:value="-64.8176142994951" calcext:value-type="float">
            <text:p>-64,8176142994951</text:p>
          </table:table-cell>
          <table:table-cell office:value-type="float" office:value="-64.8620379378156" calcext:value-type="float">
            <text:p>-64,8620379378156</text:p>
          </table:table-cell>
          <table:table-cell office:value-type="float" office:value="-64.8281321641876" calcext:value-type="float">
            <text:p>-64,8281321641876</text:p>
          </table:table-cell>
          <table:table-cell office:value-type="float" office:value="-64.7789301058141" calcext:value-type="float">
            <text:p>-64,7789301058141</text:p>
          </table:table-cell>
          <table:table-cell office:value-type="float" office:value="-65.0944275274509" calcext:value-type="float">
            <text:p>-65,0944275274509</text:p>
          </table:table-cell>
          <table:table-cell office:value-type="float" office:value="-64.995748287294" calcext:value-type="float">
            <text:p>-64,995748287294</text:p>
          </table:table-cell>
          <table:table-cell office:value-type="float" office:value="-64.9940303709449" calcext:value-type="float">
            <text:p>-64,9940303709449</text:p>
          </table:table-cell>
          <table:table-cell office:value-type="float" office:value="-65.0255910361685" calcext:value-type="float">
            <text:p>-65,0255910361685</text:p>
          </table:table-cell>
          <table:table-cell office:value-type="float" office:value="-64.9466312687571" calcext:value-type="float">
            <text:p>-64,9466312687571</text:p>
          </table:table-cell>
          <table:table-cell office:value-type="float" office:value="-65.1319019038503" calcext:value-type="float">
            <text:p>-65,1319019038503</text:p>
          </table:table-cell>
          <table:table-cell office:value-type="float" office:value="-65.1945329991783" calcext:value-type="float">
            <text:p>-65,1945329991783</text:p>
          </table:table-cell>
          <table:table-cell office:value-type="float" office:value="-65.0985389337307" calcext:value-type="float">
            <text:p>-65,0985389337307</text:p>
          </table:table-cell>
          <table:table-cell office:value-type="float" office:value="-65.1568104813739" calcext:value-type="float">
            <text:p>-65,1568104813739</text:p>
          </table:table-cell>
          <table:table-cell office:value-type="float" office:value="-65.0768157214653" calcext:value-type="float">
            <text:p>-65,0768157214653</text:p>
          </table:table-cell>
          <table:table-cell office:value-type="float" office:value="-64.9759153970858" calcext:value-type="float">
            <text:p>-64,9759153970858</text:p>
          </table:table-cell>
          <table:table-cell office:value-type="float" office:value="-64.9618412110864" calcext:value-type="float">
            <text:p>-64,9618412110864</text:p>
          </table:table-cell>
          <table:table-cell office:value-type="float" office:value="-65.335285279809" calcext:value-type="float">
            <text:p>-65,335285279809</text:p>
          </table:table-cell>
          <table:table-cell office:value-type="float" office:value="-65.2332013758217" calcext:value-type="float">
            <text:p>-65,2332013758217</text:p>
          </table:table-cell>
          <table:table-cell office:value-type="float" office:value="-65.4755610024057" calcext:value-type="float">
            <text:p>-65,4755610024057</text:p>
          </table:table-cell>
          <table:table-cell office:value-type="float" office:value="-65.6550310646615" calcext:value-type="float">
            <text:p>-65,6550310646615</text:p>
          </table:table-cell>
          <table:table-cell office:value-type="float" office:value="-65.1600579982851" calcext:value-type="float">
            <text:p>-65,1600579982851</text:p>
          </table:table-cell>
          <table:table-cell office:value-type="float" office:value="-65.5773208432081" calcext:value-type="float">
            <text:p>-65,5773208432081</text:p>
          </table:table-cell>
          <table:table-cell office:value-type="float" office:value="-65.5405091076362" calcext:value-type="float">
            <text:p>-65,5405091076362</text:p>
          </table:table-cell>
          <table:table-cell office:value-type="float" office:value="-65.4608130106112" calcext:value-type="float">
            <text:p>-65,4608130106112</text:p>
          </table:table-cell>
          <table:table-cell office:value-type="float" office:value="-65.9587300928628" calcext:value-type="float">
            <text:p>-65,9587300928628</text:p>
          </table:table-cell>
          <table:table-cell office:value-type="float" office:value="-65.1093244785216" calcext:value-type="float">
            <text:p>-65,1093244785216</text:p>
          </table:table-cell>
          <table:table-cell office:value-type="float" office:value="-65.0763247420148" calcext:value-type="float">
            <text:p>-65,0763247420148</text:p>
          </table:table-cell>
          <table:table-cell office:value-type="float" office:value="-65.3436358382062" calcext:value-type="float">
            <text:p>-65,3436358382062</text:p>
          </table:table-cell>
          <table:table-cell office:value-type="float" office:value="-65.1463564430795" calcext:value-type="float">
            <text:p>-65,1463564430795</text:p>
          </table:table-cell>
          <table:table-cell office:value-type="float" office:value="-65.557299637213" calcext:value-type="float">
            <text:p>-65,557299637213</text:p>
          </table:table-cell>
          <table:table-cell office:value-type="float" office:value="-64.5338548799841" calcext:value-type="float">
            <text:p>-64,5338548799841</text:p>
          </table:table-cell>
          <table:table-cell office:value-type="float" office:value="-64.4927561690168" calcext:value-type="float">
            <text:p>-64,4927561690168</text:p>
          </table:table-cell>
          <table:table-cell office:value-type="float" office:value="-64.5824350496618" calcext:value-type="float">
            <text:p>-64,5824350496618</text:p>
          </table:table-cell>
          <table:table-cell office:value-type="float" office:value="-64.4950928106541" calcext:value-type="float">
            <text:p>-64,4950928106541</text:p>
          </table:table-cell>
          <table:table-cell office:value-type="float" office:value="-64.5805763616795" calcext:value-type="float">
            <text:p>-64,5805763616795</text:p>
          </table:table-cell>
          <table:table-cell office:value-type="float" office:value="-64.57385570247" calcext:value-type="float">
            <text:p>-64,57385570247</text:p>
          </table:table-cell>
          <table:table-cell office:value-type="float" office:value="-64.423613757622" calcext:value-type="float">
            <text:p>-64,423613757622</text:p>
          </table:table-cell>
          <table:table-cell office:value-type="float" office:value="-64.5179088871654" calcext:value-type="float">
            <text:p>-64,5179088871654</text:p>
          </table:table-cell>
          <table:table-cell office:value-type="float" office:value="-64.4363416346108" calcext:value-type="float">
            <text:p>-64,4363416346108</text:p>
          </table:table-cell>
          <table:table-cell office:value-type="float" office:value="-64.3915691840939" calcext:value-type="float">
            <text:p>-64,3915691840939</text:p>
          </table:table-cell>
          <table:table-cell office:value-type="float" office:value="-64.4136343234923" calcext:value-type="float">
            <text:p>-64,4136343234923</text:p>
          </table:table-cell>
          <table:table-cell office:value-type="float" office:value="-64.3483321027058" calcext:value-type="float">
            <text:p>-64,3483321027058</text:p>
          </table:table-cell>
          <table:table-cell office:value-type="float" office:value="-64.3747027327375" calcext:value-type="float">
            <text:p>-64,3747027327375</text:p>
          </table:table-cell>
          <table:table-cell office:value-type="float" office:value="-64.3633519614615" calcext:value-type="float">
            <text:p>-64,3633519614615</text:p>
          </table:table-cell>
          <table:table-cell office:value-type="float" office:value="-64.2905084563465" calcext:value-type="float">
            <text:p>-64,2905084563465</text:p>
          </table:table-cell>
          <table:table-cell office:value-type="float" office:value="-64.3608013246118" calcext:value-type="float">
            <text:p>-64,3608013246118</text:p>
          </table:table-cell>
          <table:table-cell office:value-type="float" office:value="-64.4249993301019" calcext:value-type="float">
            <text:p>-64,4249993301019</text:p>
          </table:table-cell>
          <table:table-cell office:value-type="float" office:value="-64.4130186685702" calcext:value-type="float">
            <text:p>-64,4130186685702</text:p>
          </table:table-cell>
          <table:table-cell office:value-type="float" office:value="-64.1277454655345" calcext:value-type="float">
            <text:p>-64,1277454655345</text:p>
          </table:table-cell>
          <table:table-cell office:value-type="float" office:value="-64.259324236614" calcext:value-type="float">
            <text:p>-64,259324236614</text:p>
          </table:table-cell>
          <table:table-cell office:value-type="float" office:value="-64.1765560057105" calcext:value-type="float">
            <text:p>-64,1765560057105</text:p>
          </table:table-cell>
          <table:table-cell office:value-type="float" office:value="-63.9833985305414" calcext:value-type="float">
            <text:p>-63,9833985305414</text:p>
          </table:table-cell>
          <table:table-cell office:value-type="float" office:value="-64.2002979371606" calcext:value-type="float">
            <text:p>-64,2002979371606</text:p>
          </table:table-cell>
          <table:table-cell office:value-type="float" office:value="-63.8858261573605" calcext:value-type="float">
            <text:p>-63,8858261573605</text:p>
          </table:table-cell>
          <table:table-cell office:value-type="float" office:value="-63.9899223606761" calcext:value-type="float">
            <text:p>-63,9899223606761</text:p>
          </table:table-cell>
          <table:table-cell office:value-type="float" office:value="-64.1790224400962" calcext:value-type="float">
            <text:p>-64,1790224400962</text:p>
          </table:table-cell>
          <table:table-cell office:value-type="float" office:value="-64.0387656979445" calcext:value-type="float">
            <text:p>-64,0387656979445</text:p>
          </table:table-cell>
          <table:table-cell office:value-type="float" office:value="-64.3432001253454" calcext:value-type="float">
            <text:p>-64,3432001253454</text:p>
          </table:table-cell>
          <table:table-cell office:value-type="float" office:value="-64.4604636401665" calcext:value-type="float">
            <text:p>-64,4604636401665</text:p>
          </table:table-cell>
          <table:table-cell office:value-type="float" office:value="-64.2275427841559" calcext:value-type="float">
            <text:p>-64,2275427841559</text:p>
          </table:table-cell>
          <table:table-cell office:value-type="float" office:value="-64.3829782067276" calcext:value-type="float">
            <text:p>-64,3829782067276</text:p>
          </table:table-cell>
          <table:table-cell office:value-type="float" office:value="-64.2839281966047" calcext:value-type="float">
            <text:p>-64,2839281966047</text:p>
          </table:table-cell>
          <table:table-cell office:value-type="float" office:value="-64.0356635116949" calcext:value-type="float">
            <text:p>-64,0356635116949</text:p>
          </table:table-cell>
          <table:table-cell office:value-type="float" office:value="-63.9233101170237" calcext:value-type="float">
            <text:p>-63,9233101170237</text:p>
          </table:table-cell>
          <table:table-cell office:value-type="float" office:value="-63.9903559335848" calcext:value-type="float">
            <text:p>-63,9903559335848</text:p>
          </table:table-cell>
          <table:table-cell office:value-type="float" office:value="-64.2026403473645" calcext:value-type="float">
            <text:p>-64,2026403473645</text:p>
          </table:table-cell>
          <table:table-cell office:value-type="float" office:value="-64.2558389989341" calcext:value-type="float">
            <text:p>-64,2558389989341</text:p>
          </table:table-cell>
          <table:table-cell office:value-type="float" office:value="-64.2771928368545" calcext:value-type="float">
            <text:p>-64,2771928368545</text:p>
          </table:table-cell>
          <table:table-cell office:value-type="float" office:value="-64.2476102317252" calcext:value-type="float">
            <text:p>-64,2476102317252</text:p>
          </table:table-cell>
          <table:table-cell office:value-type="float" office:value="-64.3161281492652" calcext:value-type="float">
            <text:p>-64,3161281492652</text:p>
          </table:table-cell>
          <table:table-cell office:value-type="float" office:value="-64.4022805748916" calcext:value-type="float">
            <text:p>-64,4022805748916</text:p>
          </table:table-cell>
          <table:table-cell office:value-type="float" office:value="-64.5726651447575" calcext:value-type="float">
            <text:p>-64,5726651447575</text:p>
          </table:table-cell>
          <table:table-cell office:value-type="float" office:value="-64.6195631259825" calcext:value-type="float">
            <text:p>-64,6195631259825</text:p>
          </table:table-cell>
          <table:table-cell office:value-type="float" office:value="-64.4338558476146" calcext:value-type="float">
            <text:p>-64,4338558476146</text:p>
          </table:table-cell>
          <table:table-cell office:value-type="float" office:value="-64.3731209359518" calcext:value-type="float">
            <text:p>-64,3731209359518</text:p>
          </table:table-cell>
          <table:table-cell office:value-type="float" office:value="-64.4609856024021" calcext:value-type="float">
            <text:p>-64,4609856024021</text:p>
          </table:table-cell>
          <table:table-cell office:value-type="float" office:value="-64.6916754187607" calcext:value-type="float">
            <text:p>-64,6916754187607</text:p>
          </table:table-cell>
          <table:table-cell office:value-type="float" office:value="-64.7287820025188" calcext:value-type="float">
            <text:p>-64,7287820025188</text:p>
          </table:table-cell>
          <table:table-cell office:value-type="float" office:value="-64.2701521152403" calcext:value-type="float">
            <text:p>-64,2701521152403</text:p>
          </table:table-cell>
          <table:table-cell office:value-type="float" office:value="-64.3330672659525" calcext:value-type="float">
            <text:p>-64,3330672659525</text:p>
          </table:table-cell>
          <table:table-cell office:value-type="float" office:value="-64.6236748113865" calcext:value-type="float">
            <text:p>-64,6236748113865</text:p>
          </table:table-cell>
          <table:table-cell office:value-type="float" office:value="-64.5803187300519" calcext:value-type="float">
            <text:p>-64,5803187300519</text:p>
          </table:table-cell>
          <table:table-cell office:value-type="float" office:value="-64.9481236527606" calcext:value-type="float">
            <text:p>-64,9481236527606</text:p>
          </table:table-cell>
          <table:table-cell office:value-type="float" office:value="-64.9197488180021" calcext:value-type="float">
            <text:p>-64,9197488180021</text:p>
          </table:table-cell>
          <table:table-cell office:value-type="float" office:value="-64.5672408313286" calcext:value-type="float">
            <text:p>-64,5672408313286</text:p>
          </table:table-cell>
          <table:table-cell office:value-type="float" office:value="-64.9568097184344" calcext:value-type="float">
            <text:p>-64,9568097184344</text:p>
          </table:table-cell>
          <table:table-cell office:value-type="float" office:value="-64.9050434391673" calcext:value-type="float">
            <text:p>-64,9050434391673</text:p>
          </table:table-cell>
          <table:table-cell office:value-type="float" office:value="-64.9436838103504" calcext:value-type="float">
            <text:p>-64,9436838103504</text:p>
          </table:table-cell>
          <table:table-cell office:value-type="float" office:value="-65.29657456933" calcext:value-type="float">
            <text:p>-65,29657456933</text:p>
          </table:table-cell>
          <table:table-cell office:value-type="float" office:value="-64.3517811472823" calcext:value-type="float">
            <text:p>-64,3517811472823</text:p>
          </table:table-cell>
          <table:table-cell office:value-type="float" office:value="-64.6263927366675" calcext:value-type="float">
            <text:p>-64,6263927366675</text:p>
          </table:table-cell>
          <table:table-cell office:value-type="float" office:value="-64.8222130566109" calcext:value-type="float">
            <text:p>-64,8222130566109</text:p>
          </table:table-cell>
          <table:table-cell office:value-type="float" office:value="-64.7036246323004" calcext:value-type="float">
            <text:p>-64,7036246323004</text:p>
          </table:table-cell>
          <table:table-cell office:value-type="float" office:value="-65.1918189816359" calcext:value-type="float">
            <text:p>-65,1918189816359</text:p>
          </table:table-cell>
          <table:table-cell office:value-type="float" office:value="-64.1264077163324" calcext:value-type="float">
            <text:p>-64,1264077163324</text:p>
          </table:table-cell>
          <table:table-cell office:value-type="float" office:value="-64.1344335602551" calcext:value-type="float">
            <text:p>-64,1344335602551</text:p>
          </table:table-cell>
          <table:table-cell office:value-type="float" office:value="-64.1453939298304" calcext:value-type="float">
            <text:p>-64,1453939298304</text:p>
          </table:table-cell>
          <table:table-cell office:value-type="float" office:value="-64.0006841799108" calcext:value-type="float">
            <text:p>-64,0006841799108</text:p>
          </table:table-cell>
          <table:table-cell office:value-type="float" office:value="-64.0110455954947" calcext:value-type="float">
            <text:p>-64,0110455954947</text:p>
          </table:table-cell>
          <table:table-cell office:value-type="float" office:value="-63.9990551646163" calcext:value-type="float">
            <text:p>-63,9990551646163</text:p>
          </table:table-cell>
          <table:table-cell office:value-type="float" office:value="-63.9846657078441" calcext:value-type="float">
            <text:p>-63,9846657078441</text:p>
          </table:table-cell>
          <table:table-cell office:value-type="float" office:value="-64.0490548668838" calcext:value-type="float">
            <text:p>-64,0490548668838</text:p>
          </table:table-cell>
          <table:table-cell office:value-type="float" office:value="-63.9517612922482" calcext:value-type="float">
            <text:p>-63,9517612922482</text:p>
          </table:table-cell>
          <table:table-cell office:value-type="float" office:value="-63.9323783967553" calcext:value-type="float">
            <text:p>-63,9323783967553</text:p>
          </table:table-cell>
          <table:table-cell office:value-type="float" office:value="-63.9505725953637" calcext:value-type="float">
            <text:p>-63,9505725953637</text:p>
          </table:table-cell>
          <table:table-cell office:value-type="float" office:value="-64.024755524426" calcext:value-type="float">
            <text:p>-64,024755524426</text:p>
          </table:table-cell>
          <table:table-cell office:value-type="float" office:value="-64.0511681161276" calcext:value-type="float">
            <text:p>-64,0511681161276</text:p>
          </table:table-cell>
          <table:table-cell office:value-type="float" office:value="-64.0481303610453" calcext:value-type="float">
            <text:p>-64,0481303610453</text:p>
          </table:table-cell>
          <table:table-cell office:value-type="float" office:value="-63.9446505104623" calcext:value-type="float">
            <text:p>-63,9446505104623</text:p>
          </table:table-cell>
          <table:table-cell office:value-type="float" office:value="-63.9610874362108" calcext:value-type="float">
            <text:p>-63,9610874362108</text:p>
          </table:table-cell>
          <table:table-cell office:value-type="float" office:value="-63.8996470381574" calcext:value-type="float">
            <text:p>-63,8996470381574</text:p>
          </table:table-cell>
          <table:table-cell office:value-type="float" office:value="-64.0473661655333" calcext:value-type="float">
            <text:p>-64,0473661655333</text:p>
          </table:table-cell>
          <table:table-cell office:value-type="float" office:value="-63.9967588099038" calcext:value-type="float">
            <text:p>-63,9967588099038</text:p>
          </table:table-cell>
          <table:table-cell office:value-type="float" office:value="-64.0454792860078" calcext:value-type="float">
            <text:p>-64,0454792860078</text:p>
          </table:table-cell>
          <table:table-cell office:value-type="float" office:value="-64.0773537798626" calcext:value-type="float">
            <text:p>-64,0773537798626</text:p>
          </table:table-cell>
          <table:table-cell office:value-type="float" office:value="-64.0736275649652" calcext:value-type="float">
            <text:p>-64,0736275649652</text:p>
          </table:table-cell>
          <table:table-cell office:value-type="float" office:value="-64.1923001917397" calcext:value-type="float">
            <text:p>-64,1923001917397</text:p>
          </table:table-cell>
          <table:table-cell office:value-type="float" office:value="-64.0305157638178" calcext:value-type="float">
            <text:p>-64,0305157638178</text:p>
          </table:table-cell>
          <table:table-cell office:value-type="float" office:value="-64.0546788936708" calcext:value-type="float">
            <text:p>-64,0546788936708</text:p>
          </table:table-cell>
          <table:table-cell office:value-type="float" office:value="-64.0771964468607" calcext:value-type="float">
            <text:p>-64,0771964468607</text:p>
          </table:table-cell>
          <table:table-cell office:value-type="float" office:value="-64.0633781247023" calcext:value-type="float">
            <text:p>-64,0633781247023</text:p>
          </table:table-cell>
          <table:table-cell office:value-type="float" office:value="-64.1290596752632" calcext:value-type="float">
            <text:p>-64,1290596752632</text:p>
          </table:table-cell>
          <table:table-cell office:value-type="float" office:value="-64.1710717736221" calcext:value-type="float">
            <text:p>-64,1710717736221</text:p>
          </table:table-cell>
          <table:table-cell office:value-type="float" office:value="-64.2458337923376" calcext:value-type="float">
            <text:p>-64,2458337923376</text:p>
          </table:table-cell>
          <table:table-cell office:value-type="float" office:value="-64.3829104725908" calcext:value-type="float">
            <text:p>-64,3829104725908</text:p>
          </table:table-cell>
          <table:table-cell office:value-type="float" office:value="-64.3261224700183" calcext:value-type="float">
            <text:p>-64,3261224700183</text:p>
          </table:table-cell>
          <table:table-cell office:value-type="float" office:value="-64.0715538583151" calcext:value-type="float">
            <text:p>-64,0715538583151</text:p>
          </table:table-cell>
          <table:table-cell office:value-type="float" office:value="-64.027913163348" calcext:value-type="float">
            <text:p>-64,027913163348</text:p>
          </table:table-cell>
          <table:table-cell office:value-type="float" office:value="-64.1334293644603" calcext:value-type="float">
            <text:p>-64,1334293644603</text:p>
          </table:table-cell>
          <table:table-cell office:value-type="float" office:value="-64.3003709374405" calcext:value-type="float">
            <text:p>-64,3003709374405</text:p>
          </table:table-cell>
          <table:table-cell office:value-type="float" office:value="-64.3188897109613" calcext:value-type="float">
            <text:p>-64,3188897109613</text:p>
          </table:table-cell>
          <table:table-cell office:value-type="float" office:value="-64.3391257495415" calcext:value-type="float">
            <text:p>-64,3391257495415</text:p>
          </table:table-cell>
          <table:table-cell office:value-type="float" office:value="-64.191240450231" calcext:value-type="float">
            <text:p>-64,191240450231</text:p>
          </table:table-cell>
          <table:table-cell office:value-type="float" office:value="-64.2530545490544" calcext:value-type="float">
            <text:p>-64,2530545490544</text:p>
          </table:table-cell>
          <table:table-cell office:value-type="float" office:value="-64.3010709809094" calcext:value-type="float">
            <text:p>-64,3010709809094</text:p>
          </table:table-cell>
          <table:table-cell office:value-type="float" office:value="-64.3922357326601" calcext:value-type="float">
            <text:p>-64,3922357326601</text:p>
          </table:table-cell>
          <table:table-cell office:value-type="float" office:value="-64.4438564951827" calcext:value-type="float">
            <text:p>-64,4438564951827</text:p>
          </table:table-cell>
          <table:table-cell office:value-type="float" office:value="-64.2564914982493" calcext:value-type="float">
            <text:p>-64,2564914982493</text:p>
          </table:table-cell>
          <table:table-cell office:value-type="float" office:value="-64.2253979008372" calcext:value-type="float">
            <text:p>-64,2253979008372</text:p>
          </table:table-cell>
          <table:table-cell office:value-type="float" office:value="-64.296238038598" calcext:value-type="float">
            <text:p>-64,296238038598</text:p>
          </table:table-cell>
          <table:table-cell office:value-type="float" office:value="-64.3829801605969" calcext:value-type="float">
            <text:p>-64,3829801605969</text:p>
          </table:table-cell>
          <table:table-cell office:value-type="float" office:value="-64.4011822212033" calcext:value-type="float">
            <text:p>-64,4011822212033</text:p>
          </table:table-cell>
          <table:table-cell office:value-type="float" office:value="-64.1020280791492" calcext:value-type="float">
            <text:p>-64,1020280791492</text:p>
          </table:table-cell>
          <table:table-cell office:value-type="float" office:value="-64.0304498439882" calcext:value-type="float">
            <text:p>-64,0304498439882</text:p>
          </table:table-cell>
          <table:table-cell office:value-type="float" office:value="-64.2363558513362" calcext:value-type="float">
            <text:p>-64,2363558513362</text:p>
          </table:table-cell>
          <table:table-cell office:value-type="float" office:value="-64.3551676680402" calcext:value-type="float">
            <text:p>-64,3551676680402</text:p>
          </table:table-cell>
          <table:table-cell office:value-type="float" office:value="-64.5041685336974" calcext:value-type="float">
            <text:p>-64,5041685336974</text:p>
          </table:table-cell>
          <table:table-cell office:value-type="float" office:value="-64.566503106094" calcext:value-type="float">
            <text:p>-64,566503106094</text:p>
          </table:table-cell>
          <table:table-cell office:value-type="float" office:value="-64.3346683223073" calcext:value-type="float">
            <text:p>-64,3346683223073</text:p>
          </table:table-cell>
          <table:table-cell office:value-type="float" office:value="-64.5238197140577" calcext:value-type="float">
            <text:p>-64,5238197140577</text:p>
          </table:table-cell>
          <table:table-cell office:value-type="float" office:value="-64.55081455882" calcext:value-type="float">
            <text:p>-64,55081455882</text:p>
          </table:table-cell>
          <table:table-cell office:value-type="float" office:value="-64.5771460184237" calcext:value-type="float">
            <text:p>-64,5771460184237</text:p>
          </table:table-cell>
          <table:table-cell office:value-type="float" office:value="-64.7520994791171" calcext:value-type="float">
            <text:p>-64,7520994791171</text:p>
          </table:table-cell>
          <table:table-cell office:value-type="float" office:value="-64.3544998168945" calcext:value-type="float">
            <text:p>-64,3544998168945</text:p>
          </table:table-cell>
          <table:table-cell office:value-type="float" office:value="-64.3954003496868" calcext:value-type="float">
            <text:p>-64,3954003496868</text:p>
          </table:table-cell>
          <table:table-cell office:value-type="float" office:value="-64.5570310267006" calcext:value-type="float">
            <text:p>-64,5570310267006</text:p>
          </table:table-cell>
          <table:table-cell office:value-type="float" office:value="-64.6032897204888" calcext:value-type="float">
            <text:p>-64,6032897204888</text:p>
          </table:table-cell>
          <table:table-cell office:value-type="float" office:value="-64.7746272203399" calcext:value-type="float">
            <text:p>-64,7746272203399</text:p>
          </table:table-cell>
          <table:table-cell office:value-type="float" office:value="-64.4490104768334" calcext:value-type="float">
            <text:p>-64,4490104768334</text:p>
          </table:table-cell>
          <table:table-cell office:value-type="float" office:value="-63.9978723758604" calcext:value-type="float">
            <text:p>-63,9978723758604</text:p>
          </table:table-cell>
          <table:table-cell office:value-type="float" office:value="-64.0699550349538" calcext:value-type="float">
            <text:p>-64,0699550349538</text:p>
          </table:table-cell>
          <table:table-cell office:value-type="float" office:value="-63.943852587444" calcext:value-type="float">
            <text:p>-63,943852587444</text:p>
          </table:table-cell>
          <table:table-cell office:value-type="float" office:value="-64.023869025998" calcext:value-type="float">
            <text:p>-64,023869025998</text:p>
          </table:table-cell>
          <table:table-cell office:value-type="float" office:value="-64.0639846615675" calcext:value-type="float">
            <text:p>-64,0639846615675</text:p>
          </table:table-cell>
          <table:table-cell office:value-type="float" office:value="-63.9891617937786" calcext:value-type="float">
            <text:p>-63,9891617937786</text:p>
          </table:table-cell>
          <table:table-cell office:value-type="float" office:value="-64.038844736611" calcext:value-type="float">
            <text:p>-64,038844736611</text:p>
          </table:table-cell>
          <table:table-cell office:value-type="float" office:value="-64.0202091496165" calcext:value-type="float">
            <text:p>-64,0202091496165</text:p>
          </table:table-cell>
          <table:table-cell office:value-type="float" office:value="-63.9242769566978" calcext:value-type="float">
            <text:p>-63,9242769566978</text:p>
          </table:table-cell>
          <table:table-cell office:value-type="float" office:value="-63.980978012085" calcext:value-type="float">
            <text:p>-63,980978012085</text:p>
          </table:table-cell>
          <table:table-cell office:value-type="float" office:value="-63.9277884785722" calcext:value-type="float">
            <text:p>-63,9277884785722</text:p>
          </table:table-cell>
          <table:table-cell office:value-type="float" office:value="-63.9077235431206" calcext:value-type="float">
            <text:p>-63,9077235431206</text:p>
          </table:table-cell>
          <table:table-cell office:value-type="float" office:value="-63.9710743601729" calcext:value-type="float">
            <text:p>-63,9710743601729</text:p>
          </table:table-cell>
          <table:table-cell office:value-type="float" office:value="-63.852792460744" calcext:value-type="float">
            <text:p>-63,852792460744</text:p>
          </table:table-cell>
          <table:table-cell office:value-type="float" office:value="-63.8832731479552" calcext:value-type="float">
            <text:p>-63,8832731479552</text:p>
          </table:table-cell>
          <table:table-cell office:value-type="float" office:value="-63.6733807354439" calcext:value-type="float">
            <text:p>-63,6733807354439</text:p>
          </table:table-cell>
          <table:table-cell office:value-type="float" office:value="-63.6807142583335" calcext:value-type="float">
            <text:p>-63,6807142583335</text:p>
          </table:table-cell>
          <table:table-cell office:value-type="float" office:value="-63.5440303988573" calcext:value-type="float">
            <text:p>-63,5440303988573</text:p>
          </table:table-cell>
          <table:table-cell office:value-type="float" office:value="-63.5708454876411" calcext:value-type="float">
            <text:p>-63,5708454876411</text:p>
          </table:table-cell>
          <table:table-cell office:value-type="float" office:value="-63.3685974028052" calcext:value-type="float">
            <text:p>-63,3685974028052</text:p>
          </table:table-cell>
          <table:table-cell office:value-type="float" office:value="-63.2334311880717" calcext:value-type="float">
            <text:p>-63,2334311880717</text:p>
          </table:table-cell>
          <table:table-cell office:value-type="float" office:value="-63.4108013525242" calcext:value-type="float">
            <text:p>-63,4108013525242</text:p>
          </table:table-cell>
          <table:table-cell office:value-type="float" office:value="-63.2206275753859" calcext:value-type="float">
            <text:p>-63,2206275753859</text:p>
          </table:table-cell>
          <table:table-cell office:value-type="float" office:value="-63.2244768375304" calcext:value-type="float">
            <text:p>-63,2244768375304</text:p>
          </table:table-cell>
          <table:table-cell office:value-type="float" office:value="-63.2285972688256" calcext:value-type="float">
            <text:p>-63,2285972688256</text:p>
          </table:table-cell>
          <table:table-cell office:value-type="float" office:value="-63.0537078206132" calcext:value-type="float">
            <text:p>-63,0537078206132</text:p>
          </table:table-cell>
          <table:table-cell office:value-type="float" office:value="-63.5948319318818" calcext:value-type="float">
            <text:p>-63,5948319318818</text:p>
          </table:table-cell>
          <table:table-cell office:value-type="float" office:value="-63.6332249990324" calcext:value-type="float">
            <text:p>-63,6332249990324</text:p>
          </table:table-cell>
          <table:table-cell office:value-type="float" office:value="-63.477831165965" calcext:value-type="float">
            <text:p>-63,477831165965</text:p>
          </table:table-cell>
          <table:table-cell office:value-type="float" office:value="-63.5510811689423" calcext:value-type="float">
            <text:p>-63,5510811689423</text:p>
          </table:table-cell>
          <table:table-cell office:value-type="float" office:value="-63.4058163805706" calcext:value-type="float">
            <text:p>-63,4058163805706</text:p>
          </table:table-cell>
          <table:table-cell office:value-type="float" office:value="-63.2923025735995" calcext:value-type="float">
            <text:p>-63,2923025735995</text:p>
          </table:table-cell>
          <table:table-cell office:value-type="float" office:value="-63.4204756573933" calcext:value-type="float">
            <text:p>-63,4204756573933</text:p>
          </table:table-cell>
          <table:table-cell office:value-type="float" office:value="-63.2403952900956" calcext:value-type="float">
            <text:p>-63,2403952900956</text:p>
          </table:table-cell>
          <table:table-cell office:value-type="float" office:value="-63.1956826651969" calcext:value-type="float">
            <text:p>-63,1956826651969</text:p>
          </table:table-cell>
          <table:table-cell office:value-type="float" office:value="-63.1605023639958" calcext:value-type="float">
            <text:p>-63,1605023639958</text:p>
          </table:table-cell>
          <table:table-cell office:value-type="float" office:value="-63.1609892961456" calcext:value-type="float">
            <text:p>-63,1609892961456</text:p>
          </table:table-cell>
          <table:table-cell office:value-type="float" office:value="-63.1461131863478" calcext:value-type="float">
            <text:p>-63,1461131863478</text:p>
          </table:table-cell>
          <table:table-cell office:value-type="float" office:value="-63.1781653892703" calcext:value-type="float">
            <text:p>-63,1781653892703</text:p>
          </table:table-cell>
          <table:table-cell office:value-type="float" office:value="-63.0871914189036" calcext:value-type="float">
            <text:p>-63,0871914189036</text:p>
          </table:table-cell>
          <table:table-cell office:value-type="float" office:value="-63.0849068804485" calcext:value-type="float">
            <text:p>-63,0849068804485</text:p>
          </table:table-cell>
          <table:table-cell office:value-type="float" office:value="-63.166858161368" calcext:value-type="float">
            <text:p>-63,166858161368</text:p>
          </table:table-cell>
          <table:table-cell office:value-type="float" office:value="-63.2752079847382" calcext:value-type="float">
            <text:p>-63,2752079847382</text:p>
          </table:table-cell>
          <table:table-cell office:value-type="float" office:value="-63.355627757747" calcext:value-type="float">
            <text:p>-63,355627757747</text:p>
          </table:table-cell>
          <table:table-cell office:value-type="float" office:value="-63.3616804262487" calcext:value-type="float">
            <text:p>-63,3616804262487</text:p>
          </table:table-cell>
          <table:table-cell office:value-type="float" office:value="-63.2725218330942" calcext:value-type="float">
            <text:p>-63,2725218330942</text:p>
          </table:table-cell>
          <table:table-cell office:value-type="float" office:value="-63.3487153867396" calcext:value-type="float">
            <text:p>-63,3487153867396</text:p>
          </table:table-cell>
          <table:table-cell office:value-type="float" office:value="-63.5944252479367" calcext:value-type="float">
            <text:p>-63,5944252479367</text:p>
          </table:table-cell>
          <table:table-cell office:value-type="float" office:value="-63.6588816759063" calcext:value-type="float">
            <text:p>-63,6588816759063</text:p>
          </table:table-cell>
          <table:table-cell office:value-type="float" office:value="-63.749035625923" calcext:value-type="float">
            <text:p>-63,749035625923</text:p>
          </table:table-cell>
          <table:table-cell office:value-type="float" office:value="-63.9186923329423" calcext:value-type="float">
            <text:p>-63,9186923329423</text:p>
          </table:table-cell>
          <table:table-cell office:value-type="float" office:value="-64.0164583252698" calcext:value-type="float">
            <text:p>-64,0164583252698</text:p>
          </table:table-cell>
          <table:table-cell office:value-type="float" office:value="-64.0465684285978" calcext:value-type="float">
            <text:p>-64,0465684285978</text:p>
          </table:table-cell>
          <table:table-cell office:value-type="float" office:value="-63.7401975306069" calcext:value-type="float">
            <text:p>-63,7401975306069</text:p>
          </table:table-cell>
          <table:table-cell office:value-type="float" office:value="-63.7848028787752" calcext:value-type="float">
            <text:p>-63,7848028787752</text:p>
          </table:table-cell>
          <table:table-cell office:value-type="float" office:value="-63.8224585928568" calcext:value-type="float">
            <text:p>-63,8224585928568</text:p>
          </table:table-cell>
          <table:table-cell office:value-type="float" office:value="-63.9250870681391" calcext:value-type="float">
            <text:p>-63,9250870681391</text:p>
          </table:table-cell>
          <table:table-cell office:value-type="float" office:value="-64.0339177759682" calcext:value-type="float">
            <text:p>-64,0339177759682</text:p>
          </table:table-cell>
          <table:table-cell office:value-type="float" office:value="-63.8214964052526" calcext:value-type="float">
            <text:p>-63,8214964052526</text:p>
          </table:table-cell>
          <table:table-cell office:value-type="float" office:value="-63.7890900402534" calcext:value-type="float">
            <text:p>-63,7890900402534</text:p>
          </table:table-cell>
          <table:table-cell office:value-type="float" office:value="-63.8971592972918" calcext:value-type="float">
            <text:p>-63,8971592972918</text:p>
          </table:table-cell>
          <table:table-cell office:value-type="float" office:value="-64.0052439061607" calcext:value-type="float">
            <text:p>-64,0052439061607</text:p>
          </table:table-cell>
          <table:table-cell office:value-type="float" office:value="-64.0825607951094" calcext:value-type="float">
            <text:p>-64,0825607951094</text:p>
          </table:table-cell>
          <table:table-cell office:value-type="float" office:value="-63.9704547509915" calcext:value-type="float">
            <text:p>-63,9704547509915</text:p>
          </table:table-cell>
          <table:table-cell office:value-type="float" office:value="-63.4721642470941" calcext:value-type="float">
            <text:p>-63,4721642470941</text:p>
          </table:table-cell>
          <table:table-cell office:value-type="float" office:value="-63.5561859782149" calcext:value-type="float">
            <text:p>-63,5561859782149</text:p>
          </table:table-cell>
          <table:table-cell office:value-type="float" office:value="-63.4249503903273" calcext:value-type="float">
            <text:p>-63,4249503903273</text:p>
          </table:table-cell>
          <table:table-cell office:value-type="float" office:value="-63.4045302693437" calcext:value-type="float">
            <text:p>-63,4045302693437</text:p>
          </table:table-cell>
          <table:table-cell office:value-type="float" office:value="-63.4494576803068" calcext:value-type="float">
            <text:p>-63,4494576803068</text:p>
          </table:table-cell>
          <table:table-cell office:value-type="float" office:value="-63.2668433305694" calcext:value-type="float">
            <text:p>-63,2668433305694</text:p>
          </table:table-cell>
          <table:table-cell office:value-type="float" office:value="-63.3253312459806" calcext:value-type="float">
            <text:p>-63,3253312459806</text:p>
          </table:table-cell>
          <table:table-cell office:value-type="float" office:value="-63.3417822675007" calcext:value-type="float">
            <text:p>-63,3417822675007</text:p>
          </table:table-cell>
          <table:table-cell office:value-type="float" office:value="-63.2070331108279" calcext:value-type="float">
            <text:p>-63,2070331108279</text:p>
          </table:table-cell>
          <table:table-cell office:value-type="float" office:value="-63.2694199724895" calcext:value-type="float">
            <text:p>-63,2694199724895</text:p>
          </table:table-cell>
          <table:table-cell office:value-type="float" office:value="-63.2685852050781" calcext:value-type="float">
            <text:p>-63,2685852050781</text:p>
          </table:table-cell>
          <table:table-cell office:value-type="float" office:value="-63.2729079548906" calcext:value-type="float">
            <text:p>-63,2729079548906</text:p>
          </table:table-cell>
          <table:table-cell office:value-type="float" office:value="-63.347551531908" calcext:value-type="float">
            <text:p>-63,347551531908</text:p>
          </table:table-cell>
          <table:table-cell office:value-type="float" office:value="-63.1884842384152" calcext:value-type="float">
            <text:p>-63,1884842384152</text:p>
          </table:table-cell>
          <table:table-cell office:value-type="float" office:value="-63.2108613921375" calcext:value-type="float">
            <text:p>-63,2108613921375</text:p>
          </table:table-cell>
          <table:table-cell office:value-type="float" office:value="-63.2857624612203" calcext:value-type="float">
            <text:p>-63,2857624612203</text:p>
          </table:table-cell>
          <table:table-cell office:value-type="float" office:value="-63.4331532920279" calcext:value-type="float">
            <text:p>-63,4331532920279</text:p>
          </table:table-cell>
          <table:table-cell office:value-type="float" office:value="-63.1194203074385" calcext:value-type="float">
            <text:p>-63,1194203074385</text:p>
          </table:table-cell>
          <table:table-cell office:value-type="float" office:value="-63.2102637407256" calcext:value-type="float">
            <text:p>-63,2102637407256</text:p>
          </table:table-cell>
          <table:table-cell office:value-type="float" office:value="-63.1073167847424" calcext:value-type="float">
            <text:p>-63,1073167847424</text:p>
          </table:table-cell>
          <table:table-cell office:value-type="float" office:value="-62.9545354145329" calcext:value-type="float">
            <text:p>-62,9545354145329</text:p>
          </table:table-cell>
          <table:table-cell office:value-type="float" office:value="-63.0314185444902" calcext:value-type="float">
            <text:p>-63,0314185444902</text:p>
          </table:table-cell>
          <table:table-cell office:value-type="float" office:value="-62.7990931534186" calcext:value-type="float">
            <text:p>-62,7990931534186</text:p>
          </table:table-cell>
          <table:table-cell office:value-type="float" office:value="-62.7930824465868" calcext:value-type="float">
            <text:p>-62,7930824465868</text:p>
          </table:table-cell>
          <table:table-cell office:value-type="float" office:value="-62.8673051973669" calcext:value-type="float">
            <text:p>-62,8673051973669</text:p>
          </table:table-cell>
          <table:table-cell office:value-type="float" office:value="-62.6513714674042" calcext:value-type="float">
            <text:p>-62,6513714674042</text:p>
          </table:table-cell>
          <table:table-cell office:value-type="float" office:value="-63.1516420317859" calcext:value-type="float">
            <text:p>-63,1516420317859</text:p>
          </table:table-cell>
          <table:table-cell office:value-type="float" office:value="-63.2728862762451" calcext:value-type="float">
            <text:p>-63,2728862762451</text:p>
          </table:table-cell>
          <table:table-cell office:value-type="float" office:value="-63.0265228922774" calcext:value-type="float">
            <text:p>-63,0265228922774</text:p>
          </table:table-cell>
          <table:table-cell office:value-type="float" office:value="-63.1533389673" calcext:value-type="float">
            <text:p>-63,1533389673</text:p>
          </table:table-cell>
          <table:table-cell office:value-type="float" office:value="-63.0136514524134" calcext:value-type="float">
            <text:p>-63,0136514524134</text:p>
          </table:table-cell>
          <table:table-cell office:value-type="float" office:value="-62.6513344834491" calcext:value-type="float">
            <text:p>-62,6513344834491</text:p>
          </table:table-cell>
          <table:table-cell office:value-type="float" office:value="-62.9631610032989" calcext:value-type="float">
            <text:p>-62,9631610032989</text:p>
          </table:table-cell>
          <table:table-cell office:value-type="float" office:value="-62.9634139363359" calcext:value-type="float">
            <text:p>-62,9634139363359</text:p>
          </table:table-cell>
          <table:table-cell office:value-type="float" office:value="-62.9616952756556" calcext:value-type="float">
            <text:p>-62,9616952756556</text:p>
          </table:table-cell>
          <table:table-cell office:value-type="float" office:value="-62.9627790218446" calcext:value-type="float">
            <text:p>-62,9627790218446</text:p>
          </table:table-cell>
          <table:table-cell office:value-type="float" office:value="-62.9952773582645" calcext:value-type="float">
            <text:p>-62,9952773582645</text:p>
          </table:table-cell>
          <table:table-cell office:value-type="float" office:value="-63.1106161257116" calcext:value-type="float">
            <text:p>-63,1106161257116</text:p>
          </table:table-cell>
          <table:table-cell office:value-type="float" office:value="-63.1326734496326" calcext:value-type="float">
            <text:p>-63,1326734496326</text:p>
          </table:table-cell>
          <table:table-cell office:value-type="float" office:value="-63.1370202971668" calcext:value-type="float">
            <text:p>-63,1370202971668</text:p>
          </table:table-cell>
          <table:table-cell office:value-type="float" office:value="-63.1235114772145" calcext:value-type="float">
            <text:p>-63,1235114772145</text:p>
          </table:table-cell>
          <table:table-cell office:value-type="float" office:value="-63.1649754221846" calcext:value-type="float">
            <text:p>-63,1649754221846</text:p>
          </table:table-cell>
          <table:table-cell office:value-type="float" office:value="-63.1137737646336" calcext:value-type="float">
            <text:p>-63,1137737646336</text:p>
          </table:table-cell>
          <table:table-cell office:value-type="float" office:value="-63.0686420347632" calcext:value-type="float">
            <text:p>-63,0686420347632</text:p>
          </table:table-cell>
          <table:table-cell office:value-type="float" office:value="-63.0589098116247" calcext:value-type="float">
            <text:p>-63,0589098116247</text:p>
          </table:table-cell>
          <table:table-cell office:value-type="float" office:value="-63.0680039103438" calcext:value-type="float">
            <text:p>-63,0680039103438</text:p>
          </table:table-cell>
          <table:table-cell office:value-type="float" office:value="-63.0724152820866" calcext:value-type="float">
            <text:p>-63,0724152820866</text:p>
          </table:table-cell>
          <table:table-cell office:value-type="float" office:value="-63.2813799323105" calcext:value-type="float">
            <text:p>-63,2813799323105</text:p>
          </table:table-cell>
          <table:table-cell office:value-type="float" office:value="-63.0545916673614" calcext:value-type="float">
            <text:p>-63,0545916673614</text:p>
          </table:table-cell>
          <table:table-cell office:value-type="float" office:value="-63.2777652275272" calcext:value-type="float">
            <text:p>-63,2777652275272</text:p>
          </table:table-cell>
          <table:table-cell office:value-type="float" office:value="-63.2677037308856" calcext:value-type="float">
            <text:p>-63,2677037308856</text:p>
          </table:table-cell>
          <table:table-cell office:value-type="float" office:value="-63.3375317643328" calcext:value-type="float">
            <text:p>-63,3375317643328</text:p>
          </table:table-cell>
          <table:table-cell office:value-type="float" office:value="-63.5051916634164" calcext:value-type="float">
            <text:p>-63,5051916634164</text:p>
          </table:table-cell>
          <table:table-cell office:value-type="float" office:value="-63.2059365714469" calcext:value-type="float">
            <text:p>-63,2059365714469</text:p>
          </table:table-cell>
          <table:table-cell office:value-type="float" office:value="-63.4004092332794" calcext:value-type="float">
            <text:p>-63,4004092332794</text:p>
          </table:table-cell>
          <table:table-cell office:value-type="float" office:value="-63.4702683425531" calcext:value-type="float">
            <text:p>-63,4702683425531</text:p>
          </table:table-cell>
          <table:table-cell office:value-type="float" office:value="-63.501459447349" calcext:value-type="float">
            <text:p>-63,501459447349</text:p>
          </table:table-cell>
          <table:table-cell office:value-type="float" office:value="-63.7545914533662" calcext:value-type="float">
            <text:p>-63,7545914533662</text:p>
          </table:table-cell>
          <table:table-cell office:value-type="float" office:value="-63.3858936123732" calcext:value-type="float">
            <text:p>-63,3858936123732</text:p>
          </table:table-cell>
          <table:table-cell office:value-type="float" office:value="-63.2208757633116" calcext:value-type="float">
            <text:p>-63,2208757633116</text:p>
          </table:table-cell>
          <table:table-cell office:value-type="float" office:value="-63.4500399333675" calcext:value-type="float">
            <text:p>-63,4500399333675</text:p>
          </table:table-cell>
          <table:table-cell office:value-type="float" office:value="-63.4640779727843" calcext:value-type="float">
            <text:p>-63,4640779727843</text:p>
          </table:table-cell>
          <table:table-cell office:value-type="float" office:value="-63.6124057304568" calcext:value-type="float">
            <text:p>-63,6124057304568</text:p>
          </table:table-cell>
          <table:table-cell office:value-type="float" office:value="-63.4632582315585" calcext:value-type="float">
            <text:p>-63,4632582315585</text:p>
          </table:table-cell>
          <table:table-cell office:value-type="float" office:value="-63.1743791626721" calcext:value-type="float">
            <text:p>-63,1743791626721</text:p>
          </table:table-cell>
          <table:table-cell office:value-type="float" office:value="-63.1778890098014" calcext:value-type="float">
            <text:p>-63,1778890098014</text:p>
          </table:table-cell>
          <table:table-cell office:value-type="float" office:value="-63.0855513316829" calcext:value-type="float">
            <text:p>-63,0855513316829</text:p>
          </table:table-cell>
          <table:table-cell office:value-type="float" office:value="-63.0785143782453" calcext:value-type="float">
            <text:p>-63,0785143782453</text:p>
          </table:table-cell>
          <table:table-cell office:value-type="float" office:value="-63.0739497208014" calcext:value-type="float">
            <text:p>-63,0739497208014</text:p>
          </table:table-cell>
          <table:table-cell office:value-type="float" office:value="-62.9984812852813" calcext:value-type="float">
            <text:p>-62,9984812852813</text:p>
          </table:table-cell>
          <table:table-cell office:value-type="float" office:value="-63.0047784200529" calcext:value-type="float">
            <text:p>-63,0047784200529</text:p>
          </table:table-cell>
          <table:table-cell office:value-type="float" office:value="-62.9584782298018" calcext:value-type="float">
            <text:p>-62,9584782298018</text:p>
          </table:table-cell>
          <table:table-cell office:value-type="float" office:value="-62.8996762996767" calcext:value-type="float">
            <text:p>-62,8996762996767</text:p>
          </table:table-cell>
          <table:table-cell office:value-type="float" office:value="-62.8985049084919" calcext:value-type="float">
            <text:p>-62,8985049084919</text:p>
          </table:table-cell>
          <table:table-cell office:value-type="float" office:value="-63.0723064236525" calcext:value-type="float">
            <text:p>-63,0723064236525</text:p>
          </table:table-cell>
          <table:table-cell office:value-type="float" office:value="-63.1096965975878" calcext:value-type="float">
            <text:p>-63,1096965975878</text:p>
          </table:table-cell>
          <table:table-cell office:value-type="float" office:value="-63.1084152779928" calcext:value-type="float">
            <text:p>-63,1084152779928</text:p>
          </table:table-cell>
          <table:table-cell office:value-type="float" office:value="-63.0481217081954" calcext:value-type="float">
            <text:p>-63,0481217081954</text:p>
          </table:table-cell>
          <table:table-cell office:value-type="float" office:value="-63.0581955793427" calcext:value-type="float">
            <text:p>-63,0581955793427</text:p>
          </table:table-cell>
          <table:table-cell office:value-type="float" office:value="-63.1186576936303" calcext:value-type="float">
            <text:p>-63,1186576936303</text:p>
          </table:table-cell>
          <table:table-cell office:value-type="float" office:value="-63.339334487915" calcext:value-type="float">
            <text:p>-63,339334487915</text:p>
          </table:table-cell>
          <table:table-cell office:value-type="float" office:value="-63.2018037656458" calcext:value-type="float">
            <text:p>-63,2018037656458</text:p>
          </table:table-cell>
          <table:table-cell office:value-type="float" office:value="-63.323421710875" calcext:value-type="float">
            <text:p>-63,323421710875</text:p>
          </table:table-cell>
          <table:table-cell office:value-type="float" office:value="-63.2799086687042" calcext:value-type="float">
            <text:p>-63,2799086687042</text:p>
          </table:table-cell>
          <table:table-cell office:value-type="float" office:value="-63.1751058625012" calcext:value-type="float">
            <text:p>-63,1751058625012</text:p>
          </table:table-cell>
          <table:table-cell office:value-type="float" office:value="-63.2458629608154" calcext:value-type="float">
            <text:p>-63,2458629608154</text:p>
          </table:table-cell>
          <table:table-cell office:value-type="float" office:value="-63.1216973095405" calcext:value-type="float">
            <text:p>-63,1216973095405</text:p>
          </table:table-cell>
          <table:table-cell office:value-type="float" office:value="-63.1176893652939" calcext:value-type="float">
            <text:p>-63,1176893652939</text:p>
          </table:table-cell>
          <table:table-cell office:value-type="float" office:value="-63.2577420676627" calcext:value-type="float">
            <text:p>-63,2577420676627</text:p>
          </table:table-cell>
          <table:table-cell office:value-type="float" office:value="-63.2019111819384" calcext:value-type="float">
            <text:p>-63,2019111819384</text:p>
          </table:table-cell>
          <table:table-cell office:value-type="float" office:value="-63.4132769514875" calcext:value-type="float">
            <text:p>-63,4132769514875</text:p>
          </table:table-cell>
          <table:table-cell office:value-type="float" office:value="-63.5550727844238" calcext:value-type="float">
            <text:p>-63,5550727844238</text:p>
          </table:table-cell>
          <table:table-cell office:value-type="float" office:value="-63.4276023027374" calcext:value-type="float">
            <text:p>-63,4276023027374</text:p>
          </table:table-cell>
          <table:table-cell office:value-type="float" office:value="-63.5280425374101" calcext:value-type="float">
            <text:p>-63,5280425374101</text:p>
          </table:table-cell>
          <table:table-cell office:value-type="float" office:value="-63.4844273357857" calcext:value-type="float">
            <text:p>-63,4844273357857</text:p>
          </table:table-cell>
          <table:table-cell office:value-type="float" office:value="-63.3686229426686" calcext:value-type="float">
            <text:p>-63,3686229426686</text:p>
          </table:table-cell>
          <table:table-cell office:value-type="float" office:value="-63.3113735012892" calcext:value-type="float">
            <text:p>-63,3113735012892</text:p>
          </table:table-cell>
          <table:table-cell office:value-type="float" office:value="-63.4272444190049" calcext:value-type="float">
            <text:p>-63,4272444190049</text:p>
          </table:table-cell>
          <table:table-cell office:value-type="float" office:value="-63.5910891090951" calcext:value-type="float">
            <text:p>-63,5910891090951</text:p>
          </table:table-cell>
          <table:table-cell office:value-type="float" office:value="-63.6212896486608" calcext:value-type="float">
            <text:p>-63,6212896486608</text:p>
          </table:table-cell>
          <table:table-cell office:value-type="float" office:value="-63.6682329875667" calcext:value-type="float">
            <text:p>-63,6682329875667</text:p>
          </table:table-cell>
          <table:table-cell office:value-type="float" office:value="-63.649559811848" calcext:value-type="float">
            <text:p>-63,649559811848</text:p>
          </table:table-cell>
          <table:table-cell office:value-type="float" office:value="-63.7368429230481" calcext:value-type="float">
            <text:p>-63,7368429230481</text:p>
          </table:table-cell>
          <table:table-cell office:value-type="float" office:value="-63.7826479004651" calcext:value-type="float">
            <text:p>-63,7826479004651</text:p>
          </table:table-cell>
          <table:table-cell office:value-type="float" office:value="-63.8576677368908" calcext:value-type="float">
            <text:p>-63,8576677368908</text:p>
          </table:table-cell>
          <table:table-cell office:value-type="float" office:value="-63.9455523607208" calcext:value-type="float">
            <text:p>-63,9455523607208</text:p>
          </table:table-cell>
          <table:table-cell office:value-type="float" office:value="-63.5911908963832" calcext:value-type="float">
            <text:p>-63,5911908963832</text:p>
          </table:table-cell>
          <table:table-cell office:value-type="float" office:value="-63.5038590780119" calcext:value-type="float">
            <text:p>-63,5038590780119</text:p>
          </table:table-cell>
          <table:table-cell office:value-type="float" office:value="-63.6078196734917" calcext:value-type="float">
            <text:p>-63,6078196734917</text:p>
          </table:table-cell>
          <table:table-cell office:value-type="float" office:value="-63.748552275867" calcext:value-type="float">
            <text:p>-63,748552275867</text:p>
          </table:table-cell>
          <table:table-cell office:value-type="float" office:value="-63.8009087167135" calcext:value-type="float">
            <text:p>-63,8009087167135</text:p>
          </table:table-cell>
          <table:table-cell office:value-type="float" office:value="-63.842414855957" calcext:value-type="float">
            <text:p>-63,842414855957</text:p>
          </table:table-cell>
          <table:table-cell office:value-type="float" office:value="-63.3288622600276" calcext:value-type="float">
            <text:p>-63,3288622600276</text:p>
          </table:table-cell>
          <table:table-cell office:value-type="float" office:value="-63.577523673453" calcext:value-type="float">
            <text:p>-63,577523673453</text:p>
          </table:table-cell>
          <table:table-cell office:value-type="float" office:value="-63.5468640211152" calcext:value-type="float">
            <text:p>-63,5468640211152</text:p>
          </table:table-cell>
          <table:table-cell office:value-type="float" office:value="-63.5929320730814" calcext:value-type="float">
            <text:p>-63,5929320730814</text:p>
          </table:table-cell>
          <table:table-cell office:value-type="float" office:value="-63.7738433465725" calcext:value-type="float">
            <text:p>-63,7738433465725</text:p>
          </table:table-cell>
          <table:table-cell office:value-type="float" office:value="-63.5701600981922" calcext:value-type="float">
            <text:p>-63,5701600981922</text:p>
          </table:table-cell>
          <table:table-cell office:value-type="float" office:value="-63.7160053253174" calcext:value-type="float">
            <text:p>-63,7160053253174</text:p>
          </table:table-cell>
          <table:table-cell office:value-type="float" office:value="-63.7885235111888" calcext:value-type="float">
            <text:p>-63,7885235111888</text:p>
          </table:table-cell>
          <table:table-cell office:value-type="float" office:value="-63.7534867728629" calcext:value-type="float">
            <text:p>-63,7534867728629</text:p>
          </table:table-cell>
          <table:table-cell office:value-type="float" office:value="-63.9734357508217" calcext:value-type="float">
            <text:p>-63,9734357508217</text:p>
          </table:table-cell>
          <table:table-cell office:value-type="float" office:value="-63.7458424451875" calcext:value-type="float">
            <text:p>-63,7458424451875</text:p>
          </table:table-cell>
          <table:table-cell office:value-type="float" office:value="-63.5614280235477" calcext:value-type="float">
            <text:p>-63,5614280235477</text:p>
          </table:table-cell>
          <table:table-cell office:value-type="float" office:value="-63.8105357565531" calcext:value-type="float">
            <text:p>-63,8105357565531</text:p>
          </table:table-cell>
          <table:table-cell office:value-type="float" office:value="-63.7288807659614" calcext:value-type="float">
            <text:p>-63,7288807659614</text:p>
          </table:table-cell>
          <table:table-cell office:value-type="float" office:value="-63.8225934098407" calcext:value-type="float">
            <text:p>-63,8225934098407</text:p>
          </table:table-cell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15:25:39.578878008</dc:date>
    <meta:editing-duration>PT5M35S</meta:editing-duration>
    <meta:editing-cycles>3</meta:editing-cycles>
    <meta:generator>LibreOffice/24.2.5.2$Linux_X86_64 LibreOffice_project/bffef4ea93e59bebbeaf7f431bb02b1a39ee8a59</meta:generator>
    <meta:document-statistic meta:table-count="1" meta:cell-count="204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6cm" svg:height="13.984cm" xlink:href=".." xlink:type="simple" chart:class="chart:bar" chart:style-name="ch1">
        <chart:legend chart:legend-position="end" svg:x="23.152cm" svg:y="6.693cm" style:legend-expansion="high" chart:style-name="ch2"/>
        <chart:plot-area chart:style-name="ch3" table:cell-range-address="optymalizacja_wycinana_z_trace.A4:optymalizacja_wycinana_z_trace.AMJ4" svg:x="0.497cm" svg:y="0.279cm" svg:width="22.158cm" svg:height="13.426cm">
          <chart:coordinate-region svg:x="1.224cm" svg:y="0.479cm" svg:width="21.431cm" svg:height="13.0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ymalizacja_wycinana_z_trace.A4:optymalizacja_wycinana_z_trace.AMJ4" chart:class="chart:bar"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  <table:table-cell office:value-type="string">
                <text:p>1022</text:p>
              </table:table-cell>
              <table:table-cell office:value-type="string">
                <text:p>1023</text:p>
              </table:table-cell>
              <table:table-cell office:value-type="string">
                <text:p>1024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70.8875724978563">
                <text:p>-70.8875724978563</text:p>
                <draw:g>
                  <svg:desc>optymalizacja_wycinana_z_trace.A4:optymalizacja_wycinana_z_trace.AMJ4</svg:desc>
                </draw:g>
              </table:table-cell>
              <table:table-cell office:value-type="float" office:value="-70.8957058976336">
                <text:p>-70.8957058976336</text:p>
              </table:table-cell>
              <table:table-cell office:value-type="float" office:value="-71.1018620002561">
                <text:p>-71.1018620002561</text:p>
              </table:table-cell>
              <table:table-cell office:value-type="float" office:value="-71.0758342277713">
                <text:p>-71.0758342277713</text:p>
              </table:table-cell>
              <table:table-cell office:value-type="float" office:value="-71.0991496574588">
                <text:p>-71.0991496574588</text:p>
              </table:table-cell>
              <table:table-cell office:value-type="float" office:value="-71.248388336926">
                <text:p>-71.248388336926</text:p>
              </table:table-cell>
              <table:table-cell office:value-type="float" office:value="-70.7396782665718">
                <text:p>-70.7396782665718</text:p>
              </table:table-cell>
              <table:table-cell office:value-type="float" office:value="-70.899016310529">
                <text:p>-70.899016310529</text:p>
              </table:table-cell>
              <table:table-cell office:value-type="float" office:value="-70.9875599930926">
                <text:p>-70.9875599930926</text:p>
              </table:table-cell>
              <table:table-cell office:value-type="float" office:value="-70.9981976020627">
                <text:p>-70.9981976020627</text:p>
              </table:table-cell>
              <table:table-cell office:value-type="float" office:value="-71.2395977857636">
                <text:p>-71.2395977857636</text:p>
              </table:table-cell>
              <table:table-cell office:value-type="float" office:value="-70.8362082504645">
                <text:p>-70.8362082504645</text:p>
              </table:table-cell>
              <table:table-cell office:value-type="float" office:value="-70.4741213728742">
                <text:p>-70.4741213728742</text:p>
              </table:table-cell>
              <table:table-cell office:value-type="float" office:value="-70.7624122805712">
                <text:p>-70.7624122805712</text:p>
              </table:table-cell>
              <table:table-cell office:value-type="float" office:value="-70.8447795960961">
                <text:p>-70.8447795960961</text:p>
              </table:table-cell>
              <table:table-cell office:value-type="float" office:value="-70.976198056849">
                <text:p>-70.976198056849</text:p>
              </table:table-cell>
              <table:table-cell office:value-type="float" office:value="-71.117407728986">
                <text:p>-71.117407728986</text:p>
              </table:table-cell>
              <table:table-cell office:value-type="float" office:value="-70.9418411254883">
                <text:p>-70.9418411254883</text:p>
              </table:table-cell>
              <table:table-cell office:value-type="float" office:value="-70.4990918229266">
                <text:p>-70.4990918229266</text:p>
              </table:table-cell>
              <table:table-cell office:value-type="float" office:value="-70.4675926580662">
                <text:p>-70.4675926580662</text:p>
              </table:table-cell>
              <table:table-cell office:value-type="float" office:value="-70.3398774309856">
                <text:p>-70.3398774309856</text:p>
              </table:table-cell>
              <table:table-cell office:value-type="float" office:value="-70.0618359635516">
                <text:p>-70.0618359635516</text:p>
              </table:table-cell>
              <table:table-cell office:value-type="float" office:value="-70.600206700767">
                <text:p>-70.600206700767</text:p>
              </table:table-cell>
              <table:table-cell office:value-type="float" office:value="-70.3427848815918">
                <text:p>-70.3427848815918</text:p>
              </table:table-cell>
              <table:table-cell office:value-type="float" office:value="-70.2437130067407">
                <text:p>-70.2437130067407</text:p>
              </table:table-cell>
              <table:table-cell office:value-type="float" office:value="-70.2487007699362">
                <text:p>-70.2487007699362</text:p>
              </table:table-cell>
              <table:table-cell office:value-type="float" office:value="-69.8813952004037">
                <text:p>-69.8813952004037</text:p>
              </table:table-cell>
              <table:table-cell office:value-type="float" office:value="-70.5010041027534">
                <text:p>-70.5010041027534</text:p>
              </table:table-cell>
              <table:table-cell office:value-type="float" office:value="-70.856802498422">
                <text:p>-70.856802498422</text:p>
              </table:table-cell>
              <table:table-cell office:value-type="float" office:value="-70.4216246256014">
                <text:p>-70.4216246256014</text:p>
              </table:table-cell>
              <table:table-cell office:value-type="float" office:value="-70.4227795484589">
                <text:p>-70.4227795484589</text:p>
              </table:table-cell>
              <table:table-cell office:value-type="float" office:value="-70.2158164978027">
                <text:p>-70.2158164978027</text:p>
              </table:table-cell>
              <table:table-cell office:value-type="float" office:value="-69.8223523395817">
                <text:p>-69.8223523395817</text:p>
              </table:table-cell>
              <table:table-cell office:value-type="float" office:value="-70.0118467749619">
                <text:p>-70.0118467749619</text:p>
              </table:table-cell>
              <table:table-cell office:value-type="float" office:value="-69.9067051585128">
                <text:p>-69.9067051585128</text:p>
              </table:table-cell>
              <table:table-cell office:value-type="float" office:value="-69.914499887606">
                <text:p>-69.914499887606</text:p>
              </table:table-cell>
              <table:table-cell office:value-type="float" office:value="-69.8538008899224">
                <text:p>-69.8538008899224</text:p>
              </table:table-cell>
              <table:table-cell office:value-type="float" office:value="-69.8051722456769">
                <text:p>-69.8051722456769</text:p>
              </table:table-cell>
              <table:table-cell office:value-type="float" office:value="-69.8725235171434">
                <text:p>-69.8725235171434</text:p>
              </table:table-cell>
              <table:table-cell office:value-type="float" office:value="-69.7973656072849">
                <text:p>-69.7973656072849</text:p>
              </table:table-cell>
              <table:table-cell office:value-type="float" office:value="-69.8068222418064">
                <text:p>-69.8068222418064</text:p>
              </table:table-cell>
              <table:table-cell office:value-type="float" office:value="-69.8695765239437">
                <text:p>-69.8695765239437</text:p>
              </table:table-cell>
              <table:table-cell office:value-type="float" office:value="-69.8471494535121">
                <text:p>-69.8471494535121</text:p>
              </table:table-cell>
              <table:table-cell office:value-type="float" office:value="-70.0429572128668">
                <text:p>-70.0429572128668</text:p>
              </table:table-cell>
              <table:table-cell office:value-type="float" office:value="-70.1151659895734">
                <text:p>-70.1151659895734</text:p>
              </table:table-cell>
              <table:table-cell office:value-type="float" office:value="-70.077426352152">
                <text:p>-70.077426352152</text:p>
              </table:table-cell>
              <table:table-cell office:value-type="float" office:value="-70.1097284642662">
                <text:p>-70.1097284642662</text:p>
              </table:table-cell>
              <table:table-cell office:value-type="float" office:value="-70.0987015700922">
                <text:p>-70.0987015700922</text:p>
              </table:table-cell>
              <table:table-cell office:value-type="float" office:value="-70.0796537631896">
                <text:p>-70.0796537631896</text:p>
              </table:table-cell>
              <table:table-cell office:value-type="float" office:value="-70.0921412212093">
                <text:p>-70.0921412212093</text:p>
              </table:table-cell>
              <table:table-cell office:value-type="float" office:value="-70.3425110607612">
                <text:p>-70.3425110607612</text:p>
              </table:table-cell>
              <table:table-cell office:value-type="float" office:value="-70.4406134442585">
                <text:p>-70.4406134442585</text:p>
              </table:table-cell>
              <table:table-cell office:value-type="float" office:value="-70.6233549350646">
                <text:p>-70.6233549350646</text:p>
              </table:table-cell>
              <table:table-cell office:value-type="float" office:value="-70.7411927013862">
                <text:p>-70.7411927013862</text:p>
              </table:table-cell>
              <table:table-cell office:value-type="float" office:value="-70.4800455977277">
                <text:p>-70.4800455977277</text:p>
              </table:table-cell>
              <table:table-cell office:value-type="float" office:value="-70.7497084082627">
                <text:p>-70.7497084082627</text:p>
              </table:table-cell>
              <table:table-cell office:value-type="float" office:value="-70.8282652133849">
                <text:p>-70.8282652133849</text:p>
              </table:table-cell>
              <table:table-cell office:value-type="float" office:value="-70.9036073452089">
                <text:p>-70.9036073452089</text:p>
              </table:table-cell>
              <table:table-cell office:value-type="float" office:value="-71.2202947663098">
                <text:p>-71.2202947663098</text:p>
              </table:table-cell>
              <table:table-cell office:value-type="float" office:value="-70.5157578631145">
                <text:p>-70.5157578631145</text:p>
              </table:table-cell>
              <table:table-cell office:value-type="float" office:value="-70.559984718881">
                <text:p>-70.559984718881</text:p>
              </table:table-cell>
              <table:table-cell office:value-type="float" office:value="-70.7641583884635">
                <text:p>-70.7641583884635</text:p>
              </table:table-cell>
              <table:table-cell office:value-type="float" office:value="-70.8319549560547">
                <text:p>-70.8319549560547</text:p>
              </table:table-cell>
              <table:table-cell office:value-type="float" office:value="-71.0979055079018">
                <text:p>-71.0979055079018</text:p>
              </table:table-cell>
              <table:table-cell office:value-type="float" office:value="-70.7520526792945">
                <text:p>-70.7520526792945</text:p>
              </table:table-cell>
              <table:table-cell office:value-type="float" office:value="-70.1414733514553">
                <text:p>-70.1414733514553</text:p>
              </table:table-cell>
              <table:table-cell office:value-type="float" office:value="-70.4044122463319">
                <text:p>-70.4044122463319</text:p>
              </table:table-cell>
              <table:table-cell office:value-type="float" office:value="-70.4464802625703">
                <text:p>-70.4464802625703</text:p>
              </table:table-cell>
              <table:table-cell office:value-type="float" office:value="-70.5819398833484">
                <text:p>-70.5819398833484</text:p>
              </table:table-cell>
              <table:table-cell office:value-type="float" office:value="-70.7579630409799">
                <text:p>-70.7579630409799</text:p>
              </table:table-cell>
              <table:table-cell office:value-type="float" office:value="-70.1031663475967">
                <text:p>-70.1031663475967</text:p>
              </table:table-cell>
              <table:table-cell office:value-type="float" office:value="-70.2729180498821">
                <text:p>-70.2729180498821</text:p>
              </table:table-cell>
              <table:table-cell office:value-type="float" office:value="-70.2784296361412">
                <text:p>-70.2784296361412</text:p>
              </table:table-cell>
              <table:table-cell office:value-type="float" office:value="-70.1998530132015">
                <text:p>-70.1998530132015</text:p>
              </table:table-cell>
              <table:table-cell office:value-type="float" office:value="-70.3920701189739">
                <text:p>-70.3920701189739</text:p>
              </table:table-cell>
              <table:table-cell office:value-type="float" office:value="-69.8524641641756">
                <text:p>-69.8524641641756</text:p>
              </table:table-cell>
              <table:table-cell office:value-type="float" office:value="-69.5806372107529">
                <text:p>-69.5806372107529</text:p>
              </table:table-cell>
              <table:table-cell office:value-type="float" office:value="-69.7154564275974">
                <text:p>-69.7154564275974</text:p>
              </table:table-cell>
              <table:table-cell office:value-type="float" office:value="-69.6236605760528">
                <text:p>-69.6236605760528</text:p>
              </table:table-cell>
              <table:table-cell office:value-type="float" office:value="-69.723489993956">
                <text:p>-69.723489993956</text:p>
              </table:table-cell>
              <table:table-cell office:value-type="float" office:value="-69.030536093363">
                <text:p>-69.030536093363</text:p>
              </table:table-cell>
              <table:table-cell office:value-type="float" office:value="-69.1334193159894">
                <text:p>-69.1334193159894</text:p>
              </table:table-cell>
              <table:table-cell office:value-type="float" office:value="-69.8180341953185">
                <text:p>-69.8180341953185</text:p>
              </table:table-cell>
              <table:table-cell office:value-type="float" office:value="-70.3024401781036">
                <text:p>-70.3024401781036</text:p>
              </table:table-cell>
              <table:table-cell office:value-type="float" office:value="-69.1941109634027">
                <text:p>-69.1941109634027</text:p>
              </table:table-cell>
              <table:table-cell office:value-type="float" office:value="-68.4845019084651">
                <text:p>-68.4845019084651</text:p>
              </table:table-cell>
              <table:table-cell office:value-type="float" office:value="-68.9975390550567">
                <text:p>-68.9975390550567</text:p>
              </table:table-cell>
              <table:table-cell office:value-type="float" office:value="-68.8269265337688">
                <text:p>-68.8269265337688</text:p>
              </table:table-cell>
              <table:table-cell office:value-type="float" office:value="-68.6818281964558">
                <text:p>-68.6818281964558</text:p>
              </table:table-cell>
              <table:table-cell office:value-type="float" office:value="-68.8289571622523">
                <text:p>-68.8289571622523</text:p>
              </table:table-cell>
              <table:table-cell office:value-type="float" office:value="-68.3342923420232">
                <text:p>-68.3342923420232</text:p>
              </table:table-cell>
              <table:table-cell office:value-type="float" office:value="-69.277980711402">
                <text:p>-69.277980711402</text:p>
              </table:table-cell>
              <table:table-cell office:value-type="float" office:value="-69.3356679590737">
                <text:p>-69.3356679590737</text:p>
              </table:table-cell>
              <table:table-cell office:value-type="float" office:value="-69.5108959849288">
                <text:p>-69.5108959849288</text:p>
              </table:table-cell>
              <table:table-cell office:value-type="float" office:value="-69.7966401635147">
                <text:p>-69.7966401635147</text:p>
              </table:table-cell>
              <table:table-cell office:value-type="float" office:value="-69.0098442449802">
                <text:p>-69.0098442449802</text:p>
              </table:table-cell>
              <table:table-cell office:value-type="float" office:value="-68.8277923770067">
                <text:p>-68.8277923770067</text:p>
              </table:table-cell>
              <table:table-cell office:value-type="float" office:value="-69.3396588767447">
                <text:p>-69.3396588767447</text:p>
              </table:table-cell>
              <table:table-cell office:value-type="float" office:value="-69.1319328866354">
                <text:p>-69.1319328866354</text:p>
              </table:table-cell>
              <table:table-cell office:value-type="float" office:value="-69.0591502305938">
                <text:p>-69.0591502305938</text:p>
              </table:table-cell>
              <table:table-cell office:value-type="float" office:value="-68.9674969184689">
                <text:p>-68.9674969184689</text:p>
              </table:table-cell>
              <table:table-cell office:value-type="float" office:value="-68.8752510256884">
                <text:p>-68.8752510256884</text:p>
              </table:table-cell>
              <table:table-cell office:value-type="float" office:value="-68.912596725836">
                <text:p>-68.912596725836</text:p>
              </table:table-cell>
              <table:table-cell office:value-type="float" office:value="-68.8215136644317">
                <text:p>-68.8215136644317</text:p>
              </table:table-cell>
              <table:table-cell office:value-type="float" office:value="-68.7881905160299">
                <text:p>-68.7881905160299</text:p>
              </table:table-cell>
              <table:table-cell office:value-type="float" office:value="-68.7859570573016">
                <text:p>-68.7859570573016</text:p>
              </table:table-cell>
              <table:table-cell office:value-type="float" office:value="-68.6887579196837">
                <text:p>-68.6887579196837</text:p>
              </table:table-cell>
              <table:table-cell office:value-type="float" office:value="-68.6847151779547">
                <text:p>-68.6847151779547</text:p>
              </table:table-cell>
              <table:table-cell office:value-type="float" office:value="-68.6898153351575">
                <text:p>-68.6898153351575</text:p>
              </table:table-cell>
              <table:table-cell office:value-type="float" office:value="-68.5995766244284">
                <text:p>-68.5995766244284</text:p>
              </table:table-cell>
              <table:table-cell office:value-type="float" office:value="-68.6424914104183">
                <text:p>-68.6424914104183</text:p>
              </table:table-cell>
              <table:table-cell office:value-type="float" office:value="-68.6180569718524">
                <text:p>-68.6180569718524</text:p>
              </table:table-cell>
              <table:table-cell office:value-type="float" office:value="-68.8482947931057">
                <text:p>-68.8482947931057</text:p>
              </table:table-cell>
              <table:table-cell office:value-type="float" office:value="-68.9923821426019">
                <text:p>-68.9923821426019</text:p>
              </table:table-cell>
              <table:table-cell office:value-type="float" office:value="-68.984471856094">
                <text:p>-68.984471856094</text:p>
              </table:table-cell>
              <table:table-cell office:value-type="float" office:value="-69.2487393821158">
                <text:p>-69.2487393821158</text:p>
              </table:table-cell>
              <table:table-cell office:value-type="float" office:value="-69.2530970689727">
                <text:p>-69.2530970689727</text:p>
              </table:table-cell>
              <table:table-cell office:value-type="float" office:value="-69.2561066790325">
                <text:p>-69.2561066790325</text:p>
              </table:table-cell>
              <table:table-cell office:value-type="float" office:value="-69.2623452907655">
                <text:p>-69.2623452907655</text:p>
              </table:table-cell>
              <table:table-cell office:value-type="float" office:value="-69.2530050510314">
                <text:p>-69.2530050510314</text:p>
              </table:table-cell>
              <table:table-cell office:value-type="float" office:value="-69.3874733157274">
                <text:p>-69.3874733157274</text:p>
              </table:table-cell>
              <table:table-cell office:value-type="float" office:value="-69.5468415050972">
                <text:p>-69.5468415050972</text:p>
              </table:table-cell>
              <table:table-cell office:value-type="float" office:value="-69.5869509068931">
                <text:p>-69.5869509068931</text:p>
              </table:table-cell>
              <table:table-cell office:value-type="float" office:value="-69.2062296053259">
                <text:p>-69.2062296053259</text:p>
              </table:table-cell>
              <table:table-cell office:value-type="float" office:value="-69.1157688047828">
                <text:p>-69.1157688047828</text:p>
              </table:table-cell>
              <table:table-cell office:value-type="float" office:value="-69.0848957154809">
                <text:p>-69.0848957154809</text:p>
              </table:table-cell>
              <table:table-cell office:value-type="float" office:value="-69.3347849962188">
                <text:p>-69.3347849962188</text:p>
              </table:table-cell>
              <table:table-cell office:value-type="float" office:value="-69.2998730729266">
                <text:p>-69.2998730729266</text:p>
              </table:table-cell>
              <table:table-cell office:value-type="float" office:value="-69.3067427844536">
                <text:p>-69.3067427844536</text:p>
              </table:table-cell>
              <table:table-cell office:value-type="float" office:value="-68.9326024869593">
                <text:p>-68.9326024869593</text:p>
              </table:table-cell>
              <table:table-cell office:value-type="float" office:value="-69.0792764803259">
                <text:p>-69.0792764803259</text:p>
              </table:table-cell>
              <table:table-cell office:value-type="float" office:value="-68.9156466228206">
                <text:p>-68.9156466228206</text:p>
              </table:table-cell>
              <table:table-cell office:value-type="float" office:value="-68.955652934749">
                <text:p>-68.955652934749</text:p>
              </table:table-cell>
              <table:table-cell office:value-type="float" office:value="-69.0793649626941">
                <text:p>-69.0793649626941</text:p>
              </table:table-cell>
              <table:table-cell office:value-type="float" office:value="-68.8110941444955">
                <text:p>-68.8110941444955</text:p>
              </table:table-cell>
              <table:table-cell office:value-type="float" office:value="-68.9345835243783">
                <text:p>-68.9345835243783</text:p>
              </table:table-cell>
              <table:table-cell office:value-type="float" office:value="-68.9386846961045">
                <text:p>-68.9386846961045</text:p>
              </table:table-cell>
              <table:table-cell office:value-type="float" office:value="-68.8059207637136">
                <text:p>-68.8059207637136</text:p>
              </table:table-cell>
              <table:table-cell office:value-type="float" office:value="-68.9525772652975">
                <text:p>-68.9525772652975</text:p>
              </table:table-cell>
              <table:table-cell office:value-type="float" office:value="-68.8100310534966">
                <text:p>-68.8100310534966</text:p>
              </table:table-cell>
              <table:table-cell office:value-type="float" office:value="-68.7425726913824">
                <text:p>-68.7425726913824</text:p>
              </table:table-cell>
              <table:table-cell office:value-type="float" office:value="-68.9008851400236">
                <text:p>-68.9008851400236</text:p>
              </table:table-cell>
              <table:table-cell office:value-type="float" office:value="-68.7573373375869">
                <text:p>-68.7573373375869</text:p>
              </table:table-cell>
              <table:table-cell office:value-type="float" office:value="-68.8229004464498">
                <text:p>-68.8229004464498</text:p>
              </table:table-cell>
              <table:table-cell office:value-type="float" office:value="-68.8889810515613">
                <text:p>-68.8889810515613</text:p>
              </table:table-cell>
              <table:table-cell office:value-type="float" office:value="-68.901077084425">
                <text:p>-68.901077084425</text:p>
              </table:table-cell>
              <table:table-cell office:value-type="float" office:value="-68.6006325512398">
                <text:p>-68.6006325512398</text:p>
              </table:table-cell>
              <table:table-cell office:value-type="float" office:value="-68.6241637439263">
                <text:p>-68.6241637439263</text:p>
              </table:table-cell>
              <table:table-cell office:value-type="float" office:value="-68.4695373162991">
                <text:p>-68.4695373162991</text:p>
              </table:table-cell>
              <table:table-cell office:value-type="float" office:value="-68.3169435640661">
                <text:p>-68.3169435640661</text:p>
              </table:table-cell>
              <table:table-cell office:value-type="float" office:value="-68.499291489764">
                <text:p>-68.499291489764</text:p>
              </table:table-cell>
              <table:table-cell office:value-type="float" office:value="-68.2618878992592">
                <text:p>-68.2618878992592</text:p>
              </table:table-cell>
              <table:table-cell office:value-type="float" office:value="-68.2503794228158">
                <text:p>-68.2503794228158</text:p>
              </table:table-cell>
              <table:table-cell office:value-type="float" office:value="-68.2582911049448">
                <text:p>-68.2582911049448</text:p>
              </table:table-cell>
              <table:table-cell office:value-type="float" office:value="-67.9821174435499">
                <text:p>-67.9821174435499</text:p>
              </table:table-cell>
              <table:table-cell office:value-type="float" office:value="-68.6453205201684">
                <text:p>-68.6453205201684</text:p>
              </table:table-cell>
              <table:table-cell office:value-type="float" office:value="-68.7235886178366">
                <text:p>-68.7235886178366</text:p>
              </table:table-cell>
              <table:table-cell office:value-type="float" office:value="-68.4804370228837">
                <text:p>-68.4804370228837</text:p>
              </table:table-cell>
              <table:table-cell office:value-type="float" office:value="-68.5222268453458">
                <text:p>-68.5222268453458</text:p>
              </table:table-cell>
              <table:table-cell office:value-type="float" office:value="-68.3200525423376">
                <text:p>-68.3200525423376</text:p>
              </table:table-cell>
              <table:table-cell office:value-type="float" office:value="-68.1831322646723">
                <text:p>-68.1831322646723</text:p>
              </table:table-cell>
              <table:table-cell office:value-type="float" office:value="-68.4947635371511">
                <text:p>-68.4947635371511</text:p>
              </table:table-cell>
              <table:table-cell office:value-type="float" office:value="-68.3062660403368">
                <text:p>-68.3062660403368</text:p>
              </table:table-cell>
              <table:table-cell office:value-type="float" office:value="-68.3397441026641">
                <text:p>-68.3397441026641</text:p>
              </table:table-cell>
              <table:table-cell office:value-type="float" office:value="-68.2920801116199">
                <text:p>-68.2920801116199</text:p>
              </table:table-cell>
              <table:table-cell office:value-type="float" office:value="-68.183730241729">
                <text:p>-68.183730241729</text:p>
              </table:table-cell>
              <table:table-cell office:value-type="float" office:value="-68.3043674375953">
                <text:p>-68.3043674375953</text:p>
              </table:table-cell>
              <table:table-cell office:value-type="float" office:value="-68.182787453256">
                <text:p>-68.182787453256</text:p>
              </table:table-cell>
              <table:table-cell office:value-type="float" office:value="-68.1420091768591">
                <text:p>-68.1420091768591</text:p>
              </table:table-cell>
              <table:table-cell office:value-type="float" office:value="-68.1800775295351">
                <text:p>-68.1800775295351</text:p>
              </table:table-cell>
              <table:table-cell office:value-type="float" office:value="-68.0473689567752">
                <text:p>-68.0473689567752</text:p>
              </table:table-cell>
              <table:table-cell office:value-type="float" office:value="-68.2530255201386">
                <text:p>-68.2530255201386</text:p>
              </table:table-cell>
              <table:table-cell office:value-type="float" office:value="-68.3665575167028">
                <text:p>-68.3665575167028</text:p>
              </table:table-cell>
              <table:table-cell office:value-type="float" office:value="-68.1692568150962">
                <text:p>-68.1692568150962</text:p>
              </table:table-cell>
              <table:table-cell office:value-type="float" office:value="-68.2645739113412">
                <text:p>-68.2645739113412</text:p>
              </table:table-cell>
              <table:table-cell office:value-type="float" office:value="-68.1770561032179">
                <text:p>-68.1770561032179</text:p>
              </table:table-cell>
              <table:table-cell office:value-type="float" office:value="-68.4859045075207">
                <text:p>-68.4859045075207</text:p>
              </table:table-cell>
              <table:table-cell office:value-type="float" office:value="-68.5393940064965">
                <text:p>-68.5393940064965</text:p>
              </table:table-cell>
              <table:table-cell office:value-type="float" office:value="-68.5955056911562">
                <text:p>-68.5955056911562</text:p>
              </table:table-cell>
              <table:table-cell office:value-type="float" office:value="-68.6959605333282">
                <text:p>-68.6959605333282</text:p>
              </table:table-cell>
              <table:table-cell office:value-type="float" office:value="-68.8014075116413">
                <text:p>-68.8014075116413</text:p>
              </table:table-cell>
              <table:table-cell office:value-type="float" office:value="-68.8004347638386">
                <text:p>-68.8004347638386</text:p>
              </table:table-cell>
              <table:table-cell office:value-type="float" office:value="-68.7605941586378">
                <text:p>-68.7605941586378</text:p>
              </table:table-cell>
              <table:table-cell office:value-type="float" office:value="-68.8407506244939">
                <text:p>-68.8407506244939</text:p>
              </table:table-cell>
              <table:table-cell office:value-type="float" office:value="-68.9404806741854">
                <text:p>-68.9404806741854</text:p>
              </table:table-cell>
              <table:table-cell office:value-type="float" office:value="-69.0061154249238">
                <text:p>-69.0061154249238</text:p>
              </table:table-cell>
              <table:table-cell office:value-type="float" office:value="-69.1070604091737">
                <text:p>-69.1070604091737</text:p>
              </table:table-cell>
              <table:table-cell office:value-type="float" office:value="-68.8825201639315">
                <text:p>-68.8825201639315</text:p>
              </table:table-cell>
              <table:table-cell office:value-type="float" office:value="-68.9757750906595">
                <text:p>-68.9757750906595</text:p>
              </table:table-cell>
              <table:table-cell office:value-type="float" office:value="-69.0400762790587">
                <text:p>-69.0400762790587</text:p>
              </table:table-cell>
              <table:table-cell office:value-type="float" office:value="-69.0842501012291">
                <text:p>-69.0842501012291</text:p>
              </table:table-cell>
              <table:table-cell office:value-type="float" office:value="-69.2154359584901">
                <text:p>-69.2154359584901</text:p>
              </table:table-cell>
              <table:table-cell office:value-type="float" office:value="-68.7488555908203">
                <text:p>-68.7488555908203</text:p>
              </table:table-cell>
              <table:table-cell office:value-type="float" office:value="-68.5557534752822">
                <text:p>-68.5557534752822</text:p>
              </table:table-cell>
              <table:table-cell office:value-type="float" office:value="-68.6874930218953">
                <text:p>-68.6874930218953</text:p>
              </table:table-cell>
              <table:table-cell office:value-type="float" office:value="-68.4892827475943">
                <text:p>-68.4892827475943</text:p>
              </table:table-cell>
              <table:table-cell office:value-type="float" office:value="-68.5827142668933">
                <text:p>-68.5827142668933</text:p>
              </table:table-cell>
              <table:table-cell office:value-type="float" office:value="-68.6222543483827">
                <text:p>-68.6222543483827</text:p>
              </table:table-cell>
              <table:table-cell office:value-type="float" office:value="-68.5390044421685">
                <text:p>-68.5390044421685</text:p>
              </table:table-cell>
              <table:table-cell office:value-type="float" office:value="-68.6944050672578">
                <text:p>-68.6944050672578</text:p>
              </table:table-cell>
              <table:table-cell office:value-type="float" office:value="-68.5834187763493">
                <text:p>-68.5834187763493</text:p>
              </table:table-cell>
              <table:table-cell office:value-type="float" office:value="-68.4934837527391">
                <text:p>-68.4934837527391</text:p>
              </table:table-cell>
              <table:table-cell office:value-type="float" office:value="-68.6077023017697">
                <text:p>-68.6077023017697</text:p>
              </table:table-cell>
              <table:table-cell office:value-type="float" office:value="-68.3622472809582">
                <text:p>-68.3622472809582</text:p>
              </table:table-cell>
              <table:table-cell office:value-type="float" office:value="-68.4182329875667">
                <text:p>-68.4182329875667</text:p>
              </table:table-cell>
              <table:table-cell office:value-type="float" office:value="-68.5161306799912">
                <text:p>-68.5161306799912</text:p>
              </table:table-cell>
              <table:table-cell office:value-type="float" office:value="-68.3371504806891">
                <text:p>-68.3371504806891</text:p>
              </table:table-cell>
              <table:table-cell office:value-type="float" office:value="-68.4561323770663">
                <text:p>-68.4561323770663</text:p>
              </table:table-cell>
              <table:table-cell office:value-type="float" office:value="-68.456669132884">
                <text:p>-68.456669132884</text:p>
              </table:table-cell>
              <table:table-cell office:value-type="float" office:value="-68.4718651190037">
                <text:p>-68.4718651190037</text:p>
              </table:table-cell>
              <table:table-cell office:value-type="float" office:value="-68.2137667958329">
                <text:p>-68.2137667958329</text:p>
              </table:table-cell>
              <table:table-cell office:value-type="float" office:value="-68.219107185922">
                <text:p>-68.219107185922</text:p>
              </table:table-cell>
              <table:table-cell office:value-type="float" office:value="-68.135879144436">
                <text:p>-68.135879144436</text:p>
              </table:table-cell>
              <table:table-cell office:value-type="float" office:value="-68.0304056493248">
                <text:p>-68.0304056493248</text:p>
              </table:table-cell>
              <table:table-cell office:value-type="float" office:value="-68.2672864402213">
                <text:p>-68.2672864402213</text:p>
              </table:table-cell>
              <table:table-cell office:value-type="float" office:value="-68.0790985851753">
                <text:p>-68.0790985851753</text:p>
              </table:table-cell>
              <table:table-cell office:value-type="float" office:value="-68.0606359156167">
                <text:p>-68.0606359156167</text:p>
              </table:table-cell>
              <table:table-cell office:value-type="float" office:value="-68.0549014952125">
                <text:p>-68.0549014952125</text:p>
              </table:table-cell>
              <table:table-cell office:value-type="float" office:value="-67.8642869344572">
                <text:p>-67.8642869344572</text:p>
              </table:table-cell>
              <table:table-cell office:value-type="float" office:value="-68.3317257020532">
                <text:p>-68.3317257020532</text:p>
              </table:table-cell>
              <table:table-cell office:value-type="float" office:value="-68.4709450326315">
                <text:p>-68.4709450326315</text:p>
              </table:table-cell>
              <table:table-cell office:value-type="float" office:value="-68.2459697258182">
                <text:p>-68.2459697258182</text:p>
              </table:table-cell>
              <table:table-cell office:value-type="float" office:value="-68.2756148547661">
                <text:p>-68.2756148547661</text:p>
              </table:table-cell>
              <table:table-cell office:value-type="float" office:value="-68.1484841137398">
                <text:p>-68.1484841137398</text:p>
              </table:table-cell>
              <table:table-cell office:value-type="float" office:value="-68.059195541754">
                <text:p>-68.059195541754</text:p>
              </table:table-cell>
              <table:table-cell office:value-type="float" office:value="-68.2731481412562">
                <text:p>-68.2731481412562</text:p>
              </table:table-cell>
              <table:table-cell office:value-type="float" office:value="-68.2514066928771">
                <text:p>-68.2514066928771</text:p>
              </table:table-cell>
              <table:table-cell office:value-type="float" office:value="-68.3701114189334">
                <text:p>-68.3701114189334</text:p>
              </table:table-cell>
              <table:table-cell office:value-type="float" office:value="-68.3965622506491">
                <text:p>-68.3965622506491</text:p>
              </table:table-cell>
              <table:table-cell office:value-type="float" office:value="-68.3879315446063">
                <text:p>-68.3879315446063</text:p>
              </table:table-cell>
              <table:table-cell office:value-type="float" office:value="-68.4167487912062">
                <text:p>-68.4167487912062</text:p>
              </table:table-cell>
              <table:table-cell office:value-type="float" office:value="-68.3916599924971">
                <text:p>-68.3916599924971</text:p>
              </table:table-cell>
              <table:table-cell office:value-type="float" office:value="-68.395088940132">
                <text:p>-68.395088940132</text:p>
              </table:table-cell>
              <table:table-cell office:value-type="float" office:value="-68.5083005951672">
                <text:p>-68.5083005951672</text:p>
              </table:table-cell>
              <table:table-cell office:value-type="float" office:value="-68.521943813417">
                <text:p>-68.521943813417</text:p>
              </table:table-cell>
              <table:table-cell office:value-type="float" office:value="-68.5066942354528">
                <text:p>-68.5066942354528</text:p>
              </table:table-cell>
              <table:table-cell office:value-type="float" office:value="-68.4979251768531">
                <text:p>-68.4979251768531</text:p>
              </table:table-cell>
              <table:table-cell office:value-type="float" office:value="-68.4844726004252">
                <text:p>-68.4844726004252</text:p>
              </table:table-cell>
              <table:table-cell office:value-type="float" office:value="-68.6055800275105">
                <text:p>-68.6055800275105</text:p>
              </table:table-cell>
              <table:table-cell office:value-type="float" office:value="-68.6155700683594">
                <text:p>-68.6155700683594</text:p>
              </table:table-cell>
              <table:table-cell office:value-type="float" office:value="-68.4719457858946">
                <text:p>-68.4719457858946</text:p>
              </table:table-cell>
              <table:table-cell office:value-type="float" office:value="-68.2455861161395">
                <text:p>-68.2455861161395</text:p>
              </table:table-cell>
              <table:table-cell office:value-type="float" office:value="-68.5427946695467">
                <text:p>-68.5427946695467</text:p>
              </table:table-cell>
              <table:table-cell office:value-type="float" office:value="-68.5786036979861">
                <text:p>-68.5786036979861</text:p>
              </table:table-cell>
              <table:table-cell office:value-type="float" office:value="-68.6979700414146">
                <text:p>-68.6979700414146</text:p>
              </table:table-cell>
              <table:table-cell office:value-type="float" office:value="-68.8731915543719">
                <text:p>-68.8731915543719</text:p>
              </table:table-cell>
              <table:table-cell office:value-type="float" office:value="-68.6155954686607">
                <text:p>-68.6155954686607</text:p>
              </table:table-cell>
              <table:table-cell office:value-type="float" office:value="-68.8483468962879">
                <text:p>-68.8483468962879</text:p>
              </table:table-cell>
              <table:table-cell office:value-type="float" office:value="-68.9126484568526">
                <text:p>-68.9126484568526</text:p>
              </table:table-cell>
              <table:table-cell office:value-type="float" office:value="-68.9365080856695">
                <text:p>-68.9365080856695</text:p>
              </table:table-cell>
              <table:table-cell office:value-type="float" office:value="-69.2422410918445">
                <text:p>-69.2422410918445</text:p>
              </table:table-cell>
              <table:table-cell office:value-type="float" office:value="-68.8410963663241">
                <text:p>-68.8410963663241</text:p>
              </table:table-cell>
              <table:table-cell office:value-type="float" office:value="-68.7297796854159">
                <text:p>-68.7297796854159</text:p>
              </table:table-cell>
              <table:table-cell office:value-type="float" office:value="-69.0266329137291">
                <text:p>-69.0266329137291</text:p>
              </table:table-cell>
              <table:table-cell office:value-type="float" office:value="-69.0040592100562">
                <text:p>-69.0040592100562</text:p>
              </table:table-cell>
              <table:table-cell office:value-type="float" office:value="-69.1811538324124">
                <text:p>-69.1811538324124</text:p>
              </table:table-cell>
              <table:table-cell office:value-type="float" office:value="-68.7063078531405">
                <text:p>-68.7063078531405</text:p>
              </table:table-cell>
              <table:table-cell office:value-type="float" office:value="-68.306265854254">
                <text:p>-68.306265854254</text:p>
              </table:table-cell>
              <table:table-cell office:value-type="float" office:value="-68.5197433843845">
                <text:p>-68.5197433843845</text:p>
              </table:table-cell>
              <table:table-cell office:value-type="float" office:value="-68.3444966572087">
                <text:p>-68.3444966572087</text:p>
              </table:table-cell>
              <table:table-cell office:value-type="float" office:value="-68.4684041651284">
                <text:p>-68.4684041651284</text:p>
              </table:table-cell>
              <table:table-cell office:value-type="float" office:value="-68.555151869611">
                <text:p>-68.555151869611</text:p>
              </table:table-cell>
              <table:table-cell office:value-type="float" office:value="-68.197982322879">
                <text:p>-68.197982322879</text:p>
              </table:table-cell>
              <table:table-cell office:value-type="float" office:value="-68.4276610583794">
                <text:p>-68.4276610583794</text:p>
              </table:table-cell>
              <table:table-cell office:value-type="float" office:value="-68.3273301473478">
                <text:p>-68.3273301473478</text:p>
              </table:table-cell>
              <table:table-cell office:value-type="float" office:value="-68.2022160785954">
                <text:p>-68.2022160785954</text:p>
              </table:table-cell>
              <table:table-cell office:value-type="float" office:value="-68.3836448483351">
                <text:p>-68.3836448483351</text:p>
              </table:table-cell>
              <table:table-cell office:value-type="float" office:value="-68.0824638924948">
                <text:p>-68.0824638924948</text:p>
              </table:table-cell>
              <table:table-cell office:value-type="float" office:value="-68.1041604018793">
                <text:p>-68.1041604018793</text:p>
              </table:table-cell>
              <table:table-cell office:value-type="float" office:value="-68.2754463567966">
                <text:p>-68.2754463567966</text:p>
              </table:table-cell>
              <table:table-cell office:value-type="float" office:value="-68.0890504790515">
                <text:p>-68.0890504790515</text:p>
              </table:table-cell>
              <table:table-cell office:value-type="float" office:value="-68.2469420084139">
                <text:p>-68.2469420084139</text:p>
              </table:table-cell>
              <table:table-cell office:value-type="float" office:value="-68.2089148730767">
                <text:p>-68.2089148730767</text:p>
              </table:table-cell>
              <table:table-cell office:value-type="float" office:value="-68.2684317798149">
                <text:p>-68.2684317798149</text:p>
              </table:table-cell>
              <table:table-cell office:value-type="float" office:value="-67.9599150680914">
                <text:p>-67.9599150680914</text:p>
              </table:table-cell>
              <table:table-cell office:value-type="float" office:value="-68.0067759257991">
                <text:p>-68.0067759257991</text:p>
              </table:table-cell>
              <table:table-cell office:value-type="float" office:value="-67.9260370207996">
                <text:p>-67.9260370207996</text:p>
              </table:table-cell>
              <table:table-cell office:value-type="float" office:value="-67.7478685146425">
                <text:p>-67.7478685146425</text:p>
              </table:table-cell>
              <table:table-cell office:value-type="float" office:value="-68.0101662612543">
                <text:p>-68.0101662612543</text:p>
              </table:table-cell>
              <table:table-cell office:value-type="float" office:value="-67.8262015552056">
                <text:p>-67.8262015552056</text:p>
              </table:table-cell>
              <table:table-cell office:value-type="float" office:value="-67.769349726235">
                <text:p>-67.769349726235</text:p>
              </table:table-cell>
              <table:table-cell office:value-type="float" office:value="-67.7910244639327">
                <text:p>-67.7910244639327</text:p>
              </table:table-cell>
              <table:table-cell office:value-type="float" office:value="-67.5404768222716">
                <text:p>-67.5404768222716</text:p>
              </table:table-cell>
              <table:table-cell office:value-type="float" office:value="-68.0167548947218">
                <text:p>-68.0167548947218</text:p>
              </table:table-cell>
              <table:table-cell office:value-type="float" office:value="-68.2187639562095">
                <text:p>-68.2187639562095</text:p>
              </table:table-cell>
              <table:table-cell office:value-type="float" office:value="-67.9477849820765">
                <text:p>-67.9477849820765</text:p>
              </table:table-cell>
              <table:table-cell office:value-type="float" office:value="-68.0175456535526">
                <text:p>-68.0175456535526</text:p>
              </table:table-cell>
              <table:table-cell office:value-type="float" office:value="-67.877173819193">
                <text:p>-67.877173819193</text:p>
              </table:table-cell>
              <table:table-cell office:value-type="float" office:value="-67.8696713331269">
                <text:p>-67.8696713331269</text:p>
              </table:table-cell>
              <table:table-cell office:value-type="float" office:value="-68.0232477885921">
                <text:p>-68.0232477885921</text:p>
              </table:table-cell>
              <table:table-cell office:value-type="float" office:value="-68.1478023063846">
                <text:p>-68.1478023063846</text:p>
              </table:table-cell>
              <table:table-cell office:value-type="float" office:value="-68.2804460292909">
                <text:p>-68.2804460292909</text:p>
              </table:table-cell>
              <table:table-cell office:value-type="float" office:value="-68.3598116432748">
                <text:p>-68.3598116432748</text:p>
              </table:table-cell>
              <table:table-cell office:value-type="float" office:value="-68.42289752495">
                <text:p>-68.42289752495</text:p>
              </table:table-cell>
              <table:table-cell office:value-type="float" office:value="-68.3656115648223">
                <text:p>-68.3656115648223</text:p>
              </table:table-cell>
              <table:table-cell office:value-type="float" office:value="-68.4783208893567">
                <text:p>-68.4783208893567</text:p>
              </table:table-cell>
              <table:table-cell office:value-type="float" office:value="-68.5257468805081">
                <text:p>-68.5257468805081</text:p>
              </table:table-cell>
              <table:table-cell office:value-type="float" office:value="-68.588493347168">
                <text:p>-68.588493347168</text:p>
              </table:table-cell>
              <table:table-cell office:value-type="float" office:value="-68.7720390878073">
                <text:p>-68.7720390878073</text:p>
              </table:table-cell>
              <table:table-cell office:value-type="float" office:value="-68.4066020686452">
                <text:p>-68.4066020686452</text:p>
              </table:table-cell>
              <table:table-cell office:value-type="float" office:value="-68.3616908003644">
                <text:p>-68.3616908003644</text:p>
              </table:table-cell>
              <table:table-cell office:value-type="float" office:value="-68.4830131530762">
                <text:p>-68.4830131530762</text:p>
              </table:table-cell>
              <table:table-cell office:value-type="float" office:value="-68.5810980447909">
                <text:p>-68.5810980447909</text:p>
              </table:table-cell>
              <table:table-cell office:value-type="float" office:value="-68.708707390762">
                <text:p>-68.708707390762</text:p>
              </table:table-cell>
              <table:table-cell office:value-type="float" office:value="-68.6197677240139">
                <text:p>-68.6197677240139</text:p>
              </table:table-cell>
              <table:table-cell office:value-type="float" office:value="-68.038806170952">
                <text:p>-68.038806170952</text:p>
              </table:table-cell>
              <table:table-cell office:value-type="float" office:value="-68.3348143042588">
                <text:p>-68.3348143042588</text:p>
              </table:table-cell>
              <table:table-cell office:value-type="float" office:value="-68.4722680812929">
                <text:p>-68.4722680812929</text:p>
              </table:table-cell>
              <table:table-cell office:value-type="float" office:value="-68.5915702261576">
                <text:p>-68.5915702261576</text:p>
              </table:table-cell>
              <table:table-cell office:value-type="float" office:value="-68.8003714956888">
                <text:p>-68.8003714956888</text:p>
              </table:table-cell>
              <table:table-cell office:value-type="float" office:value="-68.4125582997392">
                <text:p>-68.4125582997392</text:p>
              </table:table-cell>
              <table:table-cell office:value-type="float" office:value="-68.606878234119">
                <text:p>-68.606878234119</text:p>
              </table:table-cell>
              <table:table-cell office:value-type="float" office:value="-68.7084296621927">
                <text:p>-68.7084296621927</text:p>
              </table:table-cell>
              <table:table-cell office:value-type="float" office:value="-68.8484943669017">
                <text:p>-68.8484943669017</text:p>
              </table:table-cell>
              <table:table-cell office:value-type="float" office:value="-69.1562194824219">
                <text:p>-69.1562194824219</text:p>
              </table:table-cell>
              <table:table-cell office:value-type="float" office:value="-68.5883002862698">
                <text:p>-68.5883002862698</text:p>
              </table:table-cell>
              <table:table-cell office:value-type="float" office:value="-68.2769212490175">
                <text:p>-68.2769212490175</text:p>
              </table:table-cell>
              <table:table-cell office:value-type="float" office:value="-68.5829197953387">
                <text:p>-68.5829197953387</text:p>
              </table:table-cell>
              <table:table-cell office:value-type="float" office:value="-68.6725507596644">
                <text:p>-68.6725507596644</text:p>
              </table:table-cell>
              <table:table-cell office:value-type="float" office:value="-68.8392335845203">
                <text:p>-68.8392335845203</text:p>
              </table:table-cell>
              <table:table-cell office:value-type="float" office:value="-68.5679754861971">
                <text:p>-68.5679754861971</text:p>
              </table:table-cell>
              <table:table-cell office:value-type="float" office:value="-68.0307948414872">
                <text:p>-68.0307948414872</text:p>
              </table:table-cell>
              <table:table-cell office:value-type="float" office:value="-68.2929640979302">
                <text:p>-68.2929640979302</text:p>
              </table:table-cell>
              <table:table-cell office:value-type="float" office:value="-68.0213142953268">
                <text:p>-68.0213142953268</text:p>
              </table:table-cell>
              <table:table-cell office:value-type="float" office:value="-68.1446575071754">
                <text:p>-68.1446575071754</text:p>
              </table:table-cell>
              <table:table-cell office:value-type="float" office:value="-68.2884287950469">
                <text:p>-68.2884287950469</text:p>
              </table:table-cell>
              <table:table-cell office:value-type="float" office:value="-67.8746801236781">
                <text:p>-67.8746801236781</text:p>
              </table:table-cell>
              <table:table-cell office:value-type="float" office:value="-68.0661773681641">
                <text:p>-68.0661773681641</text:p>
              </table:table-cell>
              <table:table-cell office:value-type="float" office:value="-67.9895726645865">
                <text:p>-67.9895726645865</text:p>
              </table:table-cell>
              <table:table-cell office:value-type="float" office:value="-67.7929036210223">
                <text:p>-67.7929036210223</text:p>
              </table:table-cell>
              <table:table-cell office:value-type="float" office:value="-67.9367873959425">
                <text:p>-67.9367873959425</text:p>
              </table:table-cell>
              <table:table-cell office:value-type="float" office:value="-67.5589809882932">
                <text:p>-67.5589809882932</text:p>
              </table:table-cell>
              <table:table-cell office:value-type="float" office:value="-67.6862403125298">
                <text:p>-67.6862403125298</text:p>
              </table:table-cell>
              <table:table-cell office:value-type="float" office:value="-67.9277227448254">
                <text:p>-67.9277227448254</text:p>
              </table:table-cell>
              <table:table-cell office:value-type="float" office:value="-67.7111269322837">
                <text:p>-67.7111269322837</text:p>
              </table:table-cell>
              <table:table-cell office:value-type="float" office:value="-67.7686800142614">
                <text:p>-67.7686800142614</text:p>
              </table:table-cell>
              <table:table-cell office:value-type="float" office:value="-67.8013643404333">
                <text:p>-67.8013643404333</text:p>
              </table:table-cell>
              <table:table-cell office:value-type="float" office:value="-67.9896843142626">
                <text:p>-67.9896843142626</text:p>
              </table:table-cell>
              <table:table-cell office:value-type="float" office:value="-67.6858344659573">
                <text:p>-67.6858344659573</text:p>
              </table:table-cell>
              <table:table-cell office:value-type="float" office:value="-67.7186445840975">
                <text:p>-67.7186445840975</text:p>
              </table:table-cell>
              <table:table-cell office:value-type="float" office:value="-67.6584109794803">
                <text:p>-67.6584109794803</text:p>
              </table:table-cell>
              <table:table-cell office:value-type="float" office:value="-67.4572057956603">
                <text:p>-67.4572057956603</text:p>
              </table:table-cell>
              <table:table-cell office:value-type="float" office:value="-67.5584041316335">
                <text:p>-67.5584041316335</text:p>
              </table:table-cell>
              <table:table-cell office:value-type="float" office:value="-67.3151800574326">
                <text:p>-67.3151800574326</text:p>
              </table:table-cell>
              <table:table-cell office:value-type="float" office:value="-67.1802871518019">
                <text:p>-67.1802871518019</text:p>
              </table:table-cell>
              <table:table-cell office:value-type="float" office:value="-67.1258920809118">
                <text:p>-67.1258920809118</text:p>
              </table:table-cell>
              <table:table-cell office:value-type="float" office:value="-66.8645651282334">
                <text:p>-66.8645651282334</text:p>
              </table:table-cell>
              <table:table-cell office:value-type="float" office:value="-67.3363828891661">
                <text:p>-67.3363828891661</text:p>
              </table:table-cell>
              <table:table-cell office:value-type="float" office:value="-67.6601348504788">
                <text:p>-67.6601348504788</text:p>
              </table:table-cell>
              <table:table-cell office:value-type="float" office:value="-67.3393983608339">
                <text:p>-67.3393983608339</text:p>
              </table:table-cell>
              <table:table-cell office:value-type="float" office:value="-67.3825501232612">
                <text:p>-67.3825501232612</text:p>
              </table:table-cell>
              <table:table-cell office:value-type="float" office:value="-67.2441257383765">
                <text:p>-67.2441257383765</text:p>
              </table:table-cell>
              <table:table-cell office:value-type="float" office:value="-67.0639295810607">
                <text:p>-67.0639295810607</text:p>
              </table:table-cell>
              <table:table-cell office:value-type="float" office:value="-67.3470371525462">
                <text:p>-67.3470371525462</text:p>
              </table:table-cell>
              <table:table-cell office:value-type="float" office:value="-67.2147526624726">
                <text:p>-67.2147526624726</text:p>
              </table:table-cell>
              <table:table-cell office:value-type="float" office:value="-67.3067589736566">
                <text:p>-67.3067589736566</text:p>
              </table:table-cell>
              <table:table-cell office:value-type="float" office:value="-67.2756478844619">
                <text:p>-67.2756478844619</text:p>
              </table:table-cell>
              <table:table-cell office:value-type="float" office:value="-67.2115680415456">
                <text:p>-67.2115680415456</text:p>
              </table:table-cell>
              <table:table-cell office:value-type="float" office:value="-67.4752246577565">
                <text:p>-67.4752246577565</text:p>
              </table:table-cell>
              <table:table-cell office:value-type="float" office:value="-67.353316516411">
                <text:p>-67.353316516411</text:p>
              </table:table-cell>
              <table:table-cell office:value-type="float" office:value="-67.3579144361543">
                <text:p>-67.3579144361543</text:p>
              </table:table-cell>
              <table:table-cell office:value-type="float" office:value="-67.439567565918">
                <text:p>-67.439567565918</text:p>
              </table:table-cell>
              <table:table-cell office:value-type="float" office:value="-67.3781948554807">
                <text:p>-67.3781948554807</text:p>
              </table:table-cell>
              <table:table-cell office:value-type="float" office:value="-67.4337870900224">
                <text:p>-67.4337870900224</text:p>
              </table:table-cell>
              <table:table-cell office:value-type="float" office:value="-67.4491873020079">
                <text:p>-67.4491873020079</text:p>
              </table:table-cell>
              <table:table-cell office:value-type="float" office:value="-67.328561922399">
                <text:p>-67.328561922399</text:p>
              </table:table-cell>
              <table:table-cell office:value-type="float" office:value="-67.4191034828744">
                <text:p>-67.4191034828744</text:p>
              </table:table-cell>
              <table:table-cell office:value-type="float" office:value="-67.355649343351">
                <text:p>-67.355649343351</text:p>
              </table:table-cell>
              <table:table-cell office:value-type="float" office:value="-67.4080679358506">
                <text:p>-67.4080679358506</text:p>
              </table:table-cell>
              <table:table-cell office:value-type="float" office:value="-67.4143272958151">
                <text:p>-67.4143272958151</text:p>
              </table:table-cell>
              <table:table-cell office:value-type="float" office:value="-67.6107122839951">
                <text:p>-67.6107122839951</text:p>
              </table:table-cell>
              <table:table-cell office:value-type="float" office:value="-67.700784915831">
                <text:p>-67.700784915831</text:p>
              </table:table-cell>
              <table:table-cell office:value-type="float" office:value="-67.8299935503704">
                <text:p>-67.8299935503704</text:p>
              </table:table-cell>
              <table:table-cell office:value-type="float" office:value="-67.9131450187869">
                <text:p>-67.9131450187869</text:p>
              </table:table-cell>
              <table:table-cell office:value-type="float" office:value="-67.6267039601396">
                <text:p>-67.6267039601396</text:p>
              </table:table-cell>
              <table:table-cell office:value-type="float" office:value="-67.8322711107208">
                <text:p>-67.8322711107208</text:p>
              </table:table-cell>
              <table:table-cell office:value-type="float" office:value="-67.8792721818133">
                <text:p>-67.8792721818133</text:p>
              </table:table-cell>
              <table:table-cell office:value-type="float" office:value="-67.9382682428127">
                <text:p>-67.9382682428127</text:p>
              </table:table-cell>
              <table:table-cell office:value-type="float" office:value="-68.1755298521461">
                <text:p>-68.1755298521461</text:p>
              </table:table-cell>
              <table:table-cell office:value-type="float" office:value="-67.7410770509301">
                <text:p>-67.7410770509301</text:p>
              </table:table-cell>
              <table:table-cell office:value-type="float" office:value="-67.769350656649">
                <text:p>-67.769350656649</text:p>
              </table:table-cell>
              <table:table-cell office:value-type="float" office:value="-67.9456794552687">
                <text:p>-67.9456794552687</text:p>
              </table:table-cell>
              <table:table-cell office:value-type="float" office:value="-67.9293345009408">
                <text:p>-67.9293345009408</text:p>
              </table:table-cell>
              <table:table-cell office:value-type="float" office:value="-68.0394455514303">
                <text:p>-68.0394455514303</text:p>
              </table:table-cell>
              <table:table-cell office:value-type="float" office:value="-67.8240655108196">
                <text:p>-67.8240655108196</text:p>
              </table:table-cell>
              <table:table-cell office:value-type="float" office:value="-67.2214031684689">
                <text:p>-67.2214031684689</text:p>
              </table:table-cell>
              <table:table-cell office:value-type="float" office:value="-67.4232296827363">
                <text:p>-67.4232296827363</text:p>
              </table:table-cell>
              <table:table-cell office:value-type="float" office:value="-67.1716326271615">
                <text:p>-67.1716326271615</text:p>
              </table:table-cell>
              <table:table-cell office:value-type="float" office:value="-67.2078770893376">
                <text:p>-67.2078770893376</text:p>
              </table:table-cell>
              <table:table-cell office:value-type="float" office:value="-67.3388671875">
                <text:p>-67.3388671875</text:p>
              </table:table-cell>
              <table:table-cell office:value-type="float" office:value="-67.0826737008444">
                <text:p>-67.0826737008444</text:p>
              </table:table-cell>
              <table:table-cell office:value-type="float" office:value="-67.0772260340249">
                <text:p>-67.0772260340249</text:p>
              </table:table-cell>
              <table:table-cell office:value-type="float" office:value="-66.9311988644484">
                <text:p>-66.9311988644484</text:p>
              </table:table-cell>
              <table:table-cell office:value-type="float" office:value="-66.5916691291623">
                <text:p>-66.5916691291623</text:p>
              </table:table-cell>
              <table:table-cell office:value-type="float" office:value="-66.5639021338486">
                <text:p>-66.5639021338486</text:p>
              </table:table-cell>
              <table:table-cell office:value-type="float" office:value="-66.3791434125203">
                <text:p>-66.3791434125203</text:p>
              </table:table-cell>
              <table:table-cell office:value-type="float" office:value="-66.2714396220882">
                <text:p>-66.2714396220882</text:p>
              </table:table-cell>
              <table:table-cell office:value-type="float" office:value="-66.4094048476801">
                <text:p>-66.4094048476801</text:p>
              </table:table-cell>
              <table:table-cell office:value-type="float" office:value="-66.1722273477694">
                <text:p>-66.1722273477694</text:p>
              </table:table-cell>
              <table:table-cell office:value-type="float" office:value="-66.2698098159418">
                <text:p>-66.2698098159418</text:p>
              </table:table-cell>
              <table:table-cell office:value-type="float" office:value="-66.1464277127894">
                <text:p>-66.1464277127894</text:p>
              </table:table-cell>
              <table:table-cell office:value-type="float" office:value="-66.0159222672625">
                <text:p>-66.0159222672625</text:p>
              </table:table-cell>
              <table:table-cell office:value-type="float" office:value="-65.8318047872404">
                <text:p>-65.8318047872404</text:p>
              </table:table-cell>
              <table:table-cell office:value-type="float" office:value="-65.9251434512255">
                <text:p>-65.9251434512255</text:p>
              </table:table-cell>
              <table:table-cell office:value-type="float" office:value="-65.7163696289063">
                <text:p>-65.7163696289063</text:p>
              </table:table-cell>
              <table:table-cell office:value-type="float" office:value="-65.7312788614413">
                <text:p>-65.7312788614413</text:p>
              </table:table-cell>
              <table:table-cell office:value-type="float" office:value="-65.8496358917981">
                <text:p>-65.8496358917981</text:p>
              </table:table-cell>
              <table:table-cell office:value-type="float" office:value="-65.5725813144591">
                <text:p>-65.5725813144591</text:p>
              </table:table-cell>
              <table:table-cell office:value-type="float" office:value="-65.6123782832448">
                <text:p>-65.6123782832448</text:p>
              </table:table-cell>
              <table:table-cell office:value-type="float" office:value="-65.5792750847049">
                <text:p>-65.5792750847049</text:p>
              </table:table-cell>
              <table:table-cell office:value-type="float" office:value="-65.3808592819586">
                <text:p>-65.3808592819586</text:p>
              </table:table-cell>
              <table:table-cell office:value-type="float" office:value="-66.0076127401212">
                <text:p>-66.0076127401212</text:p>
              </table:table-cell>
              <table:table-cell office:value-type="float" office:value="-65.7925451325207">
                <text:p>-65.7925451325207</text:p>
              </table:table-cell>
              <table:table-cell office:value-type="float" office:value="-65.6603784328554">
                <text:p>-65.6603784328554</text:p>
              </table:table-cell>
              <table:table-cell office:value-type="float" office:value="-65.7578029167361">
                <text:p>-65.7578029167361</text:p>
              </table:table-cell>
              <table:table-cell office:value-type="float" office:value="-65.4921569824219">
                <text:p>-65.4921569824219</text:p>
              </table:table-cell>
              <table:table-cell office:value-type="float" office:value="-65.4910702589082">
                <text:p>-65.4910702589082</text:p>
              </table:table-cell>
              <table:table-cell office:value-type="float" office:value="-65.7441493708913">
                <text:p>-65.7441493708913</text:p>
              </table:table-cell>
              <table:table-cell office:value-type="float" office:value="-65.5519859500048">
                <text:p>-65.5519859500048</text:p>
              </table:table-cell>
              <table:table-cell office:value-type="float" office:value="-65.7499064933963">
                <text:p>-65.7499064933963</text:p>
              </table:table-cell>
              <table:table-cell office:value-type="float" office:value="-65.6748067344107">
                <text:p>-65.6748067344107</text:p>
              </table:table-cell>
              <table:table-cell office:value-type="float" office:value="-65.5663061374571">
                <text:p>-65.5663061374571</text:p>
              </table:table-cell>
              <table:table-cell office:value-type="float" office:value="-65.8203371559701">
                <text:p>-65.8203371559701</text:p>
              </table:table-cell>
              <table:table-cell office:value-type="float" office:value="-65.629842711658">
                <text:p>-65.629842711658</text:p>
              </table:table-cell>
              <table:table-cell office:value-type="float" office:value="-65.6825133533013">
                <text:p>-65.6825133533013</text:p>
              </table:table-cell>
              <table:table-cell office:value-type="float" office:value="-65.8143819483315">
                <text:p>-65.8143819483315</text:p>
              </table:table-cell>
              <table:table-cell office:value-type="float" office:value="-65.647132594411">
                <text:p>-65.647132594411</text:p>
              </table:table-cell>
              <table:table-cell office:value-type="float" office:value="-65.8571487054592">
                <text:p>-65.8571487054592</text:p>
              </table:table-cell>
              <table:table-cell office:value-type="float" office:value="-65.8693211253096">
                <text:p>-65.8693211253096</text:p>
              </table:table-cell>
              <table:table-cell office:value-type="float" office:value="-65.7001098074564">
                <text:p>-65.7001098074564</text:p>
              </table:table-cell>
              <table:table-cell office:value-type="float" office:value="-65.9045118006264">
                <text:p>-65.9045118006264</text:p>
              </table:table-cell>
              <table:table-cell office:value-type="float" office:value="-65.7802596673733">
                <text:p>-65.7802596673733</text:p>
              </table:table-cell>
              <table:table-cell office:value-type="float" office:value="-65.8172842816609">
                <text:p>-65.8172842816609</text:p>
              </table:table-cell>
              <table:table-cell office:value-type="float" office:value="-65.7255968233434">
                <text:p>-65.7255968233434</text:p>
              </table:table-cell>
              <table:table-cell office:value-type="float" office:value="-66.0482759243105">
                <text:p>-66.0482759243105</text:p>
              </table:table-cell>
              <table:table-cell office:value-type="float" office:value="-66.0129375922971">
                <text:p>-66.0129375922971</text:p>
              </table:table-cell>
              <table:table-cell office:value-type="float" office:value="-66.1252939177722">
                <text:p>-66.1252939177722</text:p>
              </table:table-cell>
              <table:table-cell office:value-type="float" office:value="-66.3562154072087">
                <text:p>-66.3562154072087</text:p>
              </table:table-cell>
              <table:table-cell office:value-type="float" office:value="-66.0190010070801">
                <text:p>-66.0190010070801</text:p>
              </table:table-cell>
              <table:table-cell office:value-type="float" office:value="-66.2517066583401">
                <text:p>-66.2517066583401</text:p>
              </table:table-cell>
              <table:table-cell office:value-type="float" office:value="-66.3468029673507">
                <text:p>-66.3468029673507</text:p>
              </table:table-cell>
              <table:table-cell office:value-type="float" office:value="-66.3194347474633">
                <text:p>-66.3194347474633</text:p>
              </table:table-cell>
              <table:table-cell office:value-type="float" office:value="-66.6545037060249">
                <text:p>-66.6545037060249</text:p>
              </table:table-cell>
              <table:table-cell office:value-type="float" office:value="-66.3561635831507">
                <text:p>-66.3561635831507</text:p>
              </table:table-cell>
              <table:table-cell office:value-type="float" office:value="-66.1482743053902">
                <text:p>-66.1482743053902</text:p>
              </table:table-cell>
              <table:table-cell office:value-type="float" office:value="-66.5003641640268">
                <text:p>-66.5003641640268</text:p>
              </table:table-cell>
              <table:table-cell office:value-type="float" office:value="-66.4089682044053">
                <text:p>-66.4089682044053</text:p>
              </table:table-cell>
              <table:table-cell office:value-type="float" office:value="-66.4924931409882">
                <text:p>-66.4924931409882</text:p>
              </table:table-cell>
              <table:table-cell office:value-type="float" office:value="-66.3028229504097">
                <text:p>-66.3028229504097</text:p>
              </table:table-cell>
              <table:table-cell office:value-type="float" office:value="-65.7788642325052">
                <text:p>-65.7788642325052</text:p>
              </table:table-cell>
              <table:table-cell office:value-type="float" office:value="-65.8897170090094">
                <text:p>-65.8897170090094</text:p>
              </table:table-cell>
              <table:table-cell office:value-type="float" office:value="-65.6459701352003">
                <text:p>-65.6459701352003</text:p>
              </table:table-cell>
              <table:table-cell office:value-type="float" office:value="-65.6545940492211">
                <text:p>-65.6545940492211</text:p>
              </table:table-cell>
              <table:table-cell office:value-type="float" office:value="-65.7106168793469">
                <text:p>-65.7106168793469</text:p>
              </table:table-cell>
              <table:table-cell office:value-type="float" office:value="-65.6351430939465">
                <text:p>-65.6351430939465</text:p>
              </table:table-cell>
              <table:table-cell office:value-type="float" office:value="-65.7104498700398">
                <text:p>-65.7104498700398</text:p>
              </table:table-cell>
              <table:table-cell office:value-type="float" office:value="-65.6621019316883">
                <text:p>-65.6621019316883</text:p>
              </table:table-cell>
              <table:table-cell office:value-type="float" office:value="-65.506971498815">
                <text:p>-65.506971498815</text:p>
              </table:table-cell>
              <table:table-cell office:value-type="float" office:value="-65.5680593164956">
                <text:p>-65.5680593164956</text:p>
              </table:table-cell>
              <table:table-cell office:value-type="float" office:value="-65.6518422568717">
                <text:p>-65.6518422568717</text:p>
              </table:table-cell>
              <table:table-cell office:value-type="float" office:value="-65.6760279027427">
                <text:p>-65.6760279027427</text:p>
              </table:table-cell>
              <table:table-cell office:value-type="float" office:value="-65.7421995953816">
                <text:p>-65.7421995953816</text:p>
              </table:table-cell>
              <table:table-cell office:value-type="float" office:value="-65.5509036924781">
                <text:p>-65.5509036924781</text:p>
              </table:table-cell>
              <table:table-cell office:value-type="float" office:value="-65.6165243939656">
                <text:p>-65.6165243939656</text:p>
              </table:table-cell>
              <table:table-cell office:value-type="float" office:value="-65.5073211483839">
                <text:p>-65.5073211483839</text:p>
              </table:table-cell>
              <table:table-cell office:value-type="float" office:value="-65.7633847492497">
                <text:p>-65.7633847492497</text:p>
              </table:table-cell>
              <table:table-cell office:value-type="float" office:value="-65.4003272638088">
                <text:p>-65.4003272638088</text:p>
              </table:table-cell>
              <table:table-cell office:value-type="float" office:value="-65.5112658244808">
                <text:p>-65.5112658244808</text:p>
              </table:table-cell>
              <table:table-cell office:value-type="float" office:value="-65.49725816308">
                <text:p>-65.49725816308</text:p>
              </table:table-cell>
              <table:table-cell office:value-type="float" office:value="-65.3298983690215">
                <text:p>-65.3298983690215</text:p>
              </table:table-cell>
              <table:table-cell office:value-type="float" office:value="-65.5525365689906">
                <text:p>-65.5525365689906</text:p>
              </table:table-cell>
              <table:table-cell office:value-type="float" office:value="-65.4648927828161">
                <text:p>-65.4648927828161</text:p>
              </table:table-cell>
              <table:table-cell office:value-type="float" office:value="-65.5695673314537">
                <text:p>-65.5695673314537</text:p>
              </table:table-cell>
              <table:table-cell office:value-type="float" office:value="-65.6620996986948">
                <text:p>-65.6620996986948</text:p>
              </table:table-cell>
              <table:table-cell office:value-type="float" office:value="-65.3970057789872">
                <text:p>-65.3970057789872</text:p>
              </table:table-cell>
              <table:table-cell office:value-type="float" office:value="-65.7267581660573">
                <text:p>-65.7267581660573</text:p>
              </table:table-cell>
              <table:table-cell office:value-type="float" office:value="-65.8921247342738">
                <text:p>-65.8921247342738</text:p>
              </table:table-cell>
              <table:table-cell office:value-type="float" office:value="-65.5367086457043">
                <text:p>-65.5367086457043</text:p>
              </table:table-cell>
              <table:table-cell office:value-type="float" office:value="-65.6208416078149">
                <text:p>-65.6208416078149</text:p>
              </table:table-cell>
              <table:table-cell office:value-type="float" office:value="-65.4847539576089">
                <text:p>-65.4847539576089</text:p>
              </table:table-cell>
              <table:table-cell office:value-type="float" office:value="-65.2546933802163">
                <text:p>-65.2546933802163</text:p>
              </table:table-cell>
              <table:table-cell office:value-type="float" office:value="-65.2272291416075">
                <text:p>-65.2272291416075</text:p>
              </table:table-cell>
              <table:table-cell office:value-type="float" office:value="-65.1916716971049">
                <text:p>-65.1916716971049</text:p>
              </table:table-cell>
              <table:table-cell office:value-type="float" office:value="-65.4595801190632">
                <text:p>-65.4595801190632</text:p>
              </table:table-cell>
              <table:table-cell office:value-type="float" office:value="-65.4726221038074">
                <text:p>-65.4726221038074</text:p>
              </table:table-cell>
              <table:table-cell office:value-type="float" office:value="-65.4392829522854">
                <text:p>-65.4392829522854</text:p>
              </table:table-cell>
              <table:table-cell office:value-type="float" office:value="-65.4906842301532">
                <text:p>-65.4906842301532</text:p>
              </table:table-cell>
              <table:table-cell office:value-type="float" office:value="-65.5131932700553">
                <text:p>-65.5131932700553</text:p>
              </table:table-cell>
              <table:table-cell office:value-type="float" office:value="-65.6556839361423">
                <text:p>-65.6556839361423</text:p>
              </table:table-cell>
              <table:table-cell office:value-type="float" office:value="-65.8063033499369">
                <text:p>-65.8063033499369</text:p>
              </table:table-cell>
              <table:table-cell office:value-type="float" office:value="-65.8495761592214">
                <text:p>-65.8495761592214</text:p>
              </table:table-cell>
              <table:table-cell office:value-type="float" office:value="-65.8264788185678">
                <text:p>-65.8264788185678</text:p>
              </table:table-cell>
              <table:table-cell office:value-type="float" office:value="-65.8672912411574">
                <text:p>-65.8672912411574</text:p>
              </table:table-cell>
              <table:table-cell office:value-type="float" office:value="-65.9101677871332">
                <text:p>-65.9101677871332</text:p>
              </table:table-cell>
              <table:table-cell office:value-type="float" office:value="-66.1643405076934">
                <text:p>-66.1643405076934</text:p>
              </table:table-cell>
              <table:table-cell office:value-type="float" office:value="-65.9899115213534">
                <text:p>-65.9899115213534</text:p>
              </table:table-cell>
              <table:table-cell office:value-type="float" office:value="-65.8195127161538">
                <text:p>-65.8195127161538</text:p>
              </table:table-cell>
              <table:table-cell office:value-type="float" office:value="-65.8291939526069">
                <text:p>-65.8291939526069</text:p>
              </table:table-cell>
              <table:table-cell office:value-type="float" office:value="-66.2557834532203">
                <text:p>-66.2557834532203</text:p>
              </table:table-cell>
              <table:table-cell office:value-type="float" office:value="-66.2037639152713">
                <text:p>-66.2037639152713</text:p>
              </table:table-cell>
              <table:table-cell office:value-type="float" office:value="-66.427247489371">
                <text:p>-66.427247489371</text:p>
              </table:table-cell>
              <table:table-cell office:value-type="float" office:value="-66.5897280065025">
                <text:p>-66.5897280065025</text:p>
              </table:table-cell>
              <table:table-cell office:value-type="float" office:value="-66.1161508327577">
                <text:p>-66.1161508327577</text:p>
              </table:table-cell>
              <table:table-cell office:value-type="float" office:value="-66.5414658523187">
                <text:p>-66.5414658523187</text:p>
              </table:table-cell>
              <table:table-cell office:value-type="float" office:value="-66.4979567178866">
                <text:p>-66.4979567178866</text:p>
              </table:table-cell>
              <table:table-cell office:value-type="float" office:value="-66.4328538848133">
                <text:p>-66.4328538848133</text:p>
              </table:table-cell>
              <table:table-cell office:value-type="float" office:value="-66.8357562553592">
                <text:p>-66.8357562553592</text:p>
              </table:table-cell>
              <table:table-cell office:value-type="float" office:value="-66.0857394148664">
                <text:p>-66.0857394148664</text:p>
              </table:table-cell>
              <table:table-cell office:value-type="float" office:value="-66.1703896871427">
                <text:p>-66.1703896871427</text:p>
              </table:table-cell>
              <table:table-cell office:value-type="float" office:value="-66.5132314170279">
                <text:p>-66.5132314170279</text:p>
              </table:table-cell>
              <table:table-cell office:value-type="float" office:value="-66.4050769340701">
                <text:p>-66.4050769340701</text:p>
              </table:table-cell>
              <table:table-cell office:value-type="float" office:value="-66.7595661442454">
                <text:p>-66.7595661442454</text:p>
              </table:table-cell>
              <table:table-cell office:value-type="float" office:value="-66.4042056013898">
                <text:p>-66.4042056013898</text:p>
              </table:table-cell>
              <table:table-cell office:value-type="float" office:value="-65.7313336628239">
                <text:p>-65.7313336628239</text:p>
              </table:table-cell>
              <table:table-cell office:value-type="float" office:value="-65.8797361792588">
                <text:p>-65.8797361792588</text:p>
              </table:table-cell>
              <table:table-cell office:value-type="float" office:value="-65.7045816561071">
                <text:p>-65.7045816561071</text:p>
              </table:table-cell>
              <table:table-cell office:value-type="float" office:value="-65.7334183483589">
                <text:p>-65.7334183483589</text:p>
              </table:table-cell>
              <table:table-cell office:value-type="float" office:value="-65.7853606619486">
                <text:p>-65.7853606619486</text:p>
              </table:table-cell>
              <table:table-cell office:value-type="float" office:value="-65.5657647295696">
                <text:p>-65.5657647295696</text:p>
              </table:table-cell>
              <table:table-cell office:value-type="float" office:value="-65.6416036094107">
                <text:p>-65.6416036094107</text:p>
              </table:table-cell>
              <table:table-cell office:value-type="float" office:value="-65.5949032481124">
                <text:p>-65.5949032481124</text:p>
              </table:table-cell>
              <table:table-cell office:value-type="float" office:value="-65.4414221600788">
                <text:p>-65.4414221600788</text:p>
              </table:table-cell>
              <table:table-cell office:value-type="float" office:value="-65.4854512098359">
                <text:p>-65.4854512098359</text:p>
              </table:table-cell>
              <table:table-cell office:value-type="float" office:value="-65.2691251243033">
                <text:p>-65.2691251243033</text:p>
              </table:table-cell>
              <table:table-cell office:value-type="float" office:value="-65.1825422891756">
                <text:p>-65.1825422891756</text:p>
              </table:table-cell>
              <table:table-cell office:value-type="float" office:value="-65.2987077294326">
                <text:p>-65.2987077294326</text:p>
              </table:table-cell>
              <table:table-cell office:value-type="float" office:value="-65.1464877244903">
                <text:p>-65.1464877244903</text:p>
              </table:table-cell>
              <table:table-cell office:value-type="float" office:value="-65.1927185058594">
                <text:p>-65.1927185058594</text:p>
              </table:table-cell>
              <table:table-cell office:value-type="float" office:value="-65.0169164145865">
                <text:p>-65.0169164145865</text:p>
              </table:table-cell>
              <table:table-cell office:value-type="float" office:value="-64.9604196315858">
                <text:p>-64.9604196315858</text:p>
              </table:table-cell>
              <table:table-cell office:value-type="float" office:value="-64.8825899449791">
                <text:p>-64.8825899449791</text:p>
              </table:table-cell>
              <table:table-cell office:value-type="float" office:value="-64.8235375939346">
                <text:p>-64.8235375939346</text:p>
              </table:table-cell>
              <table:table-cell office:value-type="float" office:value="-64.7847297482374">
                <text:p>-64.7847297482374</text:p>
              </table:table-cell>
              <table:table-cell office:value-type="float" office:value="-64.7868611405535">
                <text:p>-64.7868611405535</text:p>
              </table:table-cell>
              <table:table-cell office:value-type="float" office:value="-65.093205893912">
                <text:p>-65.093205893912</text:p>
              </table:table-cell>
              <table:table-cell office:value-type="float" office:value="-65.0512792075553">
                <text:p>-65.0512792075553</text:p>
              </table:table-cell>
              <table:table-cell office:value-type="float" office:value="-65.0786253766316">
                <text:p>-65.0786253766316</text:p>
              </table:table-cell>
              <table:table-cell office:value-type="float" office:value="-65.0899170666206">
                <text:p>-65.0899170666206</text:p>
              </table:table-cell>
              <table:table-cell office:value-type="float" office:value="-65.0368262500298">
                <text:p>-65.0368262500298</text:p>
              </table:table-cell>
              <table:table-cell office:value-type="float" office:value="-65.1735211814322">
                <text:p>-65.1735211814322</text:p>
              </table:table-cell>
              <table:table-cell office:value-type="float" office:value="-65.1568586768174">
                <text:p>-65.1568586768174</text:p>
              </table:table-cell>
              <table:table-cell office:value-type="float" office:value="-65.0722288736483">
                <text:p>-65.0722288736483</text:p>
              </table:table-cell>
              <table:table-cell office:value-type="float" office:value="-65.0033732158382">
                <text:p>-65.0033732158382</text:p>
              </table:table-cell>
              <table:table-cell office:value-type="float" office:value="-64.9250151471394">
                <text:p>-64.9250151471394</text:p>
              </table:table-cell>
              <table:table-cell office:value-type="float" office:value="-65.0231540959056">
                <text:p>-65.0231540959056</text:p>
              </table:table-cell>
              <table:table-cell office:value-type="float" office:value="-65.0775884302651">
                <text:p>-65.0775884302651</text:p>
              </table:table-cell>
              <table:table-cell office:value-type="float" office:value="-65.1604042983637">
                <text:p>-65.1604042983637</text:p>
              </table:table-cell>
              <table:table-cell office:value-type="float" office:value="-65.3213301867974">
                <text:p>-65.3213301867974</text:p>
              </table:table-cell>
              <table:table-cell office:value-type="float" office:value="-65.3595262853111">
                <text:p>-65.3595262853111</text:p>
              </table:table-cell>
              <table:table-cell office:value-type="float" office:value="-65.3553870596537">
                <text:p>-65.3553870596537</text:p>
              </table:table-cell>
              <table:table-cell office:value-type="float" office:value="-65.2871788769234">
                <text:p>-65.2871788769234</text:p>
              </table:table-cell>
              <table:table-cell office:value-type="float" office:value="-65.4238826472585">
                <text:p>-65.4238826472585</text:p>
              </table:table-cell>
              <table:table-cell office:value-type="float" office:value="-65.5172936044088">
                <text:p>-65.5172936044088</text:p>
              </table:table-cell>
              <table:table-cell office:value-type="float" office:value="-65.5931957523997">
                <text:p>-65.5931957523997</text:p>
              </table:table-cell>
              <table:table-cell office:value-type="float" office:value="-65.6882838737674">
                <text:p>-65.6882838737674</text:p>
              </table:table-cell>
              <table:table-cell office:value-type="float" office:value="-65.3445577854064">
                <text:p>-65.3445577854064</text:p>
              </table:table-cell>
              <table:table-cell office:value-type="float" office:value="-65.4149459280619">
                <text:p>-65.4149459280619</text:p>
              </table:table-cell>
              <table:table-cell office:value-type="float" office:value="-65.4974003303342">
                <text:p>-65.4974003303342</text:p>
              </table:table-cell>
              <table:table-cell office:value-type="float" office:value="-65.6305683415111">
                <text:p>-65.6305683415111</text:p>
              </table:table-cell>
              <table:table-cell office:value-type="float" office:value="-65.7119992884194">
                <text:p>-65.7119992884194</text:p>
              </table:table-cell>
              <table:table-cell office:value-type="float" office:value="-65.5361334637898">
                <text:p>-65.5361334637898</text:p>
              </table:table-cell>
              <table:table-cell office:value-type="float" office:value="-65.248570325898">
                <text:p>-65.248570325898</text:p>
              </table:table-cell>
              <table:table-cell office:value-type="float" office:value="-65.545597541623">
                <text:p>-65.545597541623</text:p>
              </table:table-cell>
              <table:table-cell office:value-type="float" office:value="-65.5837219052199">
                <text:p>-65.5837219052199</text:p>
              </table:table-cell>
              <table:table-cell office:value-type="float" office:value="-65.6937588947575">
                <text:p>-65.6937588947575</text:p>
              </table:table-cell>
              <table:table-cell office:value-type="float" office:value="-65.7982050267662">
                <text:p>-65.7982050267662</text:p>
              </table:table-cell>
              <table:table-cell office:value-type="float" office:value="-65.4157172412407">
                <text:p>-65.4157172412407</text:p>
              </table:table-cell>
              <table:table-cell office:value-type="float" office:value="-65.6665644761993">
                <text:p>-65.6665644761993</text:p>
              </table:table-cell>
              <table:table-cell office:value-type="float" office:value="-65.6971185265518">
                <text:p>-65.6971185265518</text:p>
              </table:table-cell>
              <table:table-cell office:value-type="float" office:value="-65.6776400310237">
                <text:p>-65.6776400310237</text:p>
              </table:table-cell>
              <table:table-cell office:value-type="float" office:value="-65.873721611209">
                <text:p>-65.873721611209</text:p>
              </table:table-cell>
              <table:table-cell office:value-type="float" office:value="-65.4490282942609">
                <text:p>-65.4490282942609</text:p>
              </table:table-cell>
              <table:table-cell office:value-type="float" office:value="-65.446874665051">
                <text:p>-65.446874665051</text:p>
              </table:table-cell>
              <table:table-cell office:value-type="float" office:value="-65.6772665628573">
                <text:p>-65.6772665628573</text:p>
              </table:table-cell>
              <table:table-cell office:value-type="float" office:value="-65.6396929112876">
                <text:p>-65.6396929112876</text:p>
              </table:table-cell>
              <table:table-cell office:value-type="float" office:value="-65.8203135234554">
                <text:p>-65.8203135234554</text:p>
              </table:table-cell>
              <table:table-cell office:value-type="float" office:value="-65.6883272310583">
                <text:p>-65.6883272310583</text:p>
              </table:table-cell>
              <table:table-cell office:value-type="float" office:value="-65.1935315946253">
                <text:p>-65.1935315946253</text:p>
              </table:table-cell>
              <table:table-cell office:value-type="float" office:value="-65.3286738511993">
                <text:p>-65.3286738511993</text:p>
              </table:table-cell>
              <table:table-cell office:value-type="float" office:value="-65.1782300065203">
                <text:p>-65.1782300065203</text:p>
              </table:table-cell>
              <table:table-cell office:value-type="float" office:value="-65.2007380229671">
                <text:p>-65.2007380229671</text:p>
              </table:table-cell>
              <table:table-cell office:value-type="float" office:value="-65.2909365398128">
                <text:p>-65.2909365398128</text:p>
              </table:table-cell>
              <table:table-cell office:value-type="float" office:value="-65.1148989607648">
                <text:p>-65.1148989607648</text:p>
              </table:table-cell>
              <table:table-cell office:value-type="float" office:value="-65.2206134330936">
                <text:p>-65.2206134330936</text:p>
              </table:table-cell>
              <table:table-cell office:value-type="float" office:value="-65.2393225693121">
                <text:p>-65.2393225693121</text:p>
              </table:table-cell>
              <table:table-cell office:value-type="float" office:value="-65.1137965132551">
                <text:p>-65.1137965132551</text:p>
              </table:table-cell>
              <table:table-cell office:value-type="float" office:value="-65.1882215360316">
                <text:p>-65.1882215360316</text:p>
              </table:table-cell>
              <table:table-cell office:value-type="float" office:value="-65.1560068828304">
                <text:p>-65.1560068828304</text:p>
              </table:table-cell>
              <table:table-cell office:value-type="float" office:value="-65.1344586814322">
                <text:p>-65.1344586814322</text:p>
              </table:table-cell>
              <table:table-cell office:value-type="float" office:value="-65.2228087448492">
                <text:p>-65.2228087448492</text:p>
              </table:table-cell>
              <table:table-cell office:value-type="float" office:value="-65.0675969007539">
                <text:p>-65.0675969007539</text:p>
              </table:table-cell>
              <table:table-cell office:value-type="float" office:value="-65.1086147587474">
                <text:p>-65.1086147587474</text:p>
              </table:table-cell>
              <table:table-cell office:value-type="float" office:value="-65.3688401012886">
                <text:p>-65.3688401012886</text:p>
              </table:table-cell>
              <table:table-cell office:value-type="float" office:value="-65.282153152838">
                <text:p>-65.282153152838</text:p>
              </table:table-cell>
              <table:table-cell office:value-type="float" office:value="-65.1405481478063">
                <text:p>-65.1405481478063</text:p>
              </table:table-cell>
              <table:table-cell office:value-type="float" office:value="-65.1630389515947">
                <text:p>-65.1630389515947</text:p>
              </table:table-cell>
              <table:table-cell office:value-type="float" office:value="-64.934917170827">
                <text:p>-64.934917170827</text:p>
              </table:table-cell>
              <table:table-cell office:value-type="float" office:value="-65.0420132148557">
                <text:p>-65.0420132148557</text:p>
              </table:table-cell>
              <table:table-cell office:value-type="float" office:value="-65.2726806082377">
                <text:p>-65.2726806082377</text:p>
              </table:table-cell>
              <table:table-cell office:value-type="float" office:value="-65.0613814563286">
                <text:p>-65.0613814563286</text:p>
              </table:table-cell>
              <table:table-cell office:value-type="float" office:value="-65.0887680984125">
                <text:p>-65.0887680984125</text:p>
              </table:table-cell>
              <table:table-cell office:value-type="float" office:value="-65.0732423735828">
                <text:p>-65.0732423735828</text:p>
              </table:table-cell>
              <table:table-cell office:value-type="float" office:value="-64.8980220701636">
                <text:p>-64.8980220701636</text:p>
              </table:table-cell>
              <table:table-cell office:value-type="float" office:value="-65.339003679229">
                <text:p>-65.339003679229</text:p>
              </table:table-cell>
              <table:table-cell office:value-type="float" office:value="-65.1743352006121">
                <text:p>-65.1743352006121</text:p>
              </table:table-cell>
              <table:table-cell office:value-type="float" office:value="-65.0870879568705">
                <text:p>-65.0870879568705</text:p>
              </table:table-cell>
              <table:table-cell office:value-type="float" office:value="-65.182520331406">
                <text:p>-65.182520331406</text:p>
              </table:table-cell>
              <table:table-cell office:value-type="float" office:value="-64.9862248490496">
                <text:p>-64.9862248490496</text:p>
              </table:table-cell>
              <table:table-cell office:value-type="float" office:value="-65.3169701739055">
                <text:p>-65.3169701739055</text:p>
              </table:table-cell>
              <table:table-cell office:value-type="float" office:value="-65.3776461903642">
                <text:p>-65.3776461903642</text:p>
              </table:table-cell>
              <table:table-cell office:value-type="float" office:value="-65.3018993284644">
                <text:p>-65.3018993284644</text:p>
              </table:table-cell>
              <table:table-cell office:value-type="float" office:value="-65.2276204737221">
                <text:p>-65.2276204737221</text:p>
              </table:table-cell>
              <table:table-cell office:value-type="float" office:value="-65.1740214650224">
                <text:p>-65.1740214650224</text:p>
              </table:table-cell>
              <table:table-cell office:value-type="float" office:value="-65.169843999351">
                <text:p>-65.169843999351</text:p>
              </table:table-cell>
              <table:table-cell office:value-type="float" office:value="-65.4316623036454">
                <text:p>-65.4316623036454</text:p>
              </table:table-cell>
              <table:table-cell office:value-type="float" office:value="-65.4766293967642">
                <text:p>-65.4766293967642</text:p>
              </table:table-cell>
              <table:table-cell office:value-type="float" office:value="-65.5084822119736">
                <text:p>-65.5084822119736</text:p>
              </table:table-cell>
              <table:table-cell office:value-type="float" office:value="-65.5232135493581">
                <text:p>-65.5232135493581</text:p>
              </table:table-cell>
              <table:table-cell office:value-type="float" office:value="-65.5702926821825">
                <text:p>-65.5702926821825</text:p>
              </table:table-cell>
              <table:table-cell office:value-type="float" office:value="-65.6986250528475">
                <text:p>-65.6986250528475</text:p>
              </table:table-cell>
              <table:table-cell office:value-type="float" office:value="-65.7090067979766">
                <text:p>-65.7090067979766</text:p>
              </table:table-cell>
              <table:table-cell office:value-type="float" office:value="-65.7005409612888">
                <text:p>-65.7005409612888</text:p>
              </table:table-cell>
              <table:table-cell office:value-type="float" office:value="-65.6320865910228">
                <text:p>-65.6320865910228</text:p>
              </table:table-cell>
              <table:table-cell office:value-type="float" office:value="-65.6332572378763">
                <text:p>-65.6332572378763</text:p>
              </table:table-cell>
              <table:table-cell office:value-type="float" office:value="-65.7264164250071">
                <text:p>-65.7264164250071</text:p>
              </table:table-cell>
              <table:table-cell office:value-type="float" office:value="-65.598604434874">
                <text:p>-65.598604434874</text:p>
              </table:table-cell>
              <table:table-cell office:value-type="float" office:value="-65.9394671742509">
                <text:p>-65.9394671742509</text:p>
              </table:table-cell>
              <table:table-cell office:value-type="float" office:value="-65.9424715739925">
                <text:p>-65.9424715739925</text:p>
              </table:table-cell>
              <table:table-cell office:value-type="float" office:value="-66.0785674118414">
                <text:p>-66.0785674118414</text:p>
              </table:table-cell>
              <table:table-cell office:value-type="float" office:value="-66.2140468504371">
                <text:p>-66.2140468504371</text:p>
              </table:table-cell>
              <table:table-cell office:value-type="float" office:value="-65.7647460379252">
                <text:p>-65.7647460379252</text:p>
              </table:table-cell>
              <table:table-cell office:value-type="float" office:value="-65.9975092818097">
                <text:p>-65.9975092818097</text:p>
              </table:table-cell>
              <table:table-cell office:value-type="float" office:value="-66.0230047644639">
                <text:p>-66.0230047644639</text:p>
              </table:table-cell>
              <table:table-cell office:value-type="float" office:value="-66.006511595191">
                <text:p>-66.006511595191</text:p>
              </table:table-cell>
              <table:table-cell office:value-type="float" office:value="-66.279449555932">
                <text:p>-66.279449555932</text:p>
              </table:table-cell>
              <table:table-cell office:value-type="float" office:value="-65.9414143446015">
                <text:p>-65.9414143446015</text:p>
              </table:table-cell>
              <table:table-cell office:value-type="float" office:value="-65.9084211209925">
                <text:p>-65.9084211209925</text:p>
              </table:table-cell>
              <table:table-cell office:value-type="float" office:value="-66.1927436270365">
                <text:p>-66.1927436270365</text:p>
              </table:table-cell>
              <table:table-cell office:value-type="float" office:value="-66.1263130001906">
                <text:p>-66.1263130001906</text:p>
              </table:table-cell>
              <table:table-cell office:value-type="float" office:value="-66.3606598086473">
                <text:p>-66.3606598086473</text:p>
              </table:table-cell>
              <table:table-cell office:value-type="float" office:value="-66.0929686383503">
                <text:p>-66.0929686383503</text:p>
              </table:table-cell>
              <table:table-cell office:value-type="float" office:value="-65.5864845834127">
                <text:p>-65.5864845834127</text:p>
              </table:table-cell>
              <table:table-cell office:value-type="float" office:value="-65.6761773272258">
                <text:p>-65.6761773272258</text:p>
              </table:table-cell>
              <table:table-cell office:value-type="float" office:value="-65.5540581679926">
                <text:p>-65.5540581679926</text:p>
              </table:table-cell>
              <table:table-cell office:value-type="float" office:value="-65.575059285978">
                <text:p>-65.575059285978</text:p>
              </table:table-cell>
              <table:table-cell office:value-type="float" office:value="-65.6164624283953">
                <text:p>-65.6164624283953</text:p>
              </table:table-cell>
              <table:table-cell office:value-type="float" office:value="-65.3047198784061">
                <text:p>-65.3047198784061</text:p>
              </table:table-cell>
              <table:table-cell office:value-type="float" office:value="-65.3621555421411">
                <text:p>-65.3621555421411</text:p>
              </table:table-cell>
              <table:table-cell office:value-type="float" office:value="-65.3109486277511">
                <text:p>-65.3109486277511</text:p>
              </table:table-cell>
              <table:table-cell office:value-type="float" office:value="-65.1877730764994">
                <text:p>-65.1877730764994</text:p>
              </table:table-cell>
              <table:table-cell office:value-type="float" office:value="-65.2338215897723">
                <text:p>-65.2338215897723</text:p>
              </table:table-cell>
              <table:table-cell office:value-type="float" office:value="-65.1358297394543">
                <text:p>-65.1358297394543</text:p>
              </table:table-cell>
              <table:table-cell office:value-type="float" office:value="-65.1112512728063">
                <text:p>-65.1112512728063</text:p>
              </table:table-cell>
              <table:table-cell office:value-type="float" office:value="-65.1721531937762">
                <text:p>-65.1721531937762</text:p>
              </table:table-cell>
              <table:table-cell office:value-type="float" office:value="-65.061161320384">
                <text:p>-65.061161320384</text:p>
              </table:table-cell>
              <table:table-cell office:value-type="float" office:value="-65.1002114458782">
                <text:p>-65.1002114458782</text:p>
              </table:table-cell>
              <table:table-cell office:value-type="float" office:value="-65.0906988004359">
                <text:p>-65.0906988004359</text:p>
              </table:table-cell>
              <table:table-cell office:value-type="float" office:value="-65.4983666582805">
                <text:p>-65.4983666582805</text:p>
              </table:table-cell>
              <table:table-cell office:value-type="float" office:value="-65.1022747318919">
                <text:p>-65.1022747318919</text:p>
              </table:table-cell>
              <table:table-cell office:value-type="float" office:value="-65.1457584660228">
                <text:p>-65.1457584660228</text:p>
              </table:table-cell>
              <table:table-cell office:value-type="float" office:value="-65.0838874258646">
                <text:p>-65.0838874258646</text:p>
              </table:table-cell>
              <table:table-cell office:value-type="float" office:value="-64.8655036368021">
                <text:p>-64.8655036368021</text:p>
              </table:table-cell>
              <table:table-cell office:value-type="float" office:value="-65.1174916523259">
                <text:p>-65.1174916523259</text:p>
              </table:table-cell>
              <table:table-cell office:value-type="float" office:value="-64.8955350736292">
                <text:p>-64.8955350736292</text:p>
              </table:table-cell>
              <table:table-cell office:value-type="float" office:value="-64.7928932934273">
                <text:p>-64.7928932934273</text:p>
              </table:table-cell>
              <table:table-cell office:value-type="float" office:value="-64.8406576761385">
                <text:p>-64.8406576761385</text:p>
              </table:table-cell>
              <table:table-cell office:value-type="float" office:value="-64.6089715725038">
                <text:p>-64.6089715725038</text:p>
              </table:table-cell>
              <table:table-cell office:value-type="float" office:value="-64.9486424515887">
                <text:p>-64.9486424515887</text:p>
              </table:table-cell>
              <table:table-cell office:value-type="float" office:value="-65.2218733066466">
                <text:p>-65.2218733066466</text:p>
              </table:table-cell>
              <table:table-cell office:value-type="float" office:value="-64.8212348193657">
                <text:p>-64.8212348193657</text:p>
              </table:table-cell>
              <table:table-cell office:value-type="float" office:value="-64.935570786639">
                <text:p>-64.935570786639</text:p>
              </table:table-cell>
              <table:table-cell office:value-type="float" office:value="-64.8261512198099">
                <text:p>-64.8261512198099</text:p>
              </table:table-cell>
              <table:table-cell office:value-type="float" office:value="-64.6909362048638">
                <text:p>-64.6909362048638</text:p>
              </table:table-cell>
              <table:table-cell office:value-type="float" office:value="-64.9221864095548">
                <text:p>-64.9221864095548</text:p>
              </table:table-cell>
              <table:table-cell office:value-type="float" office:value="-64.8176142994951">
                <text:p>-64.8176142994951</text:p>
              </table:table-cell>
              <table:table-cell office:value-type="float" office:value="-64.8620379378156">
                <text:p>-64.8620379378156</text:p>
              </table:table-cell>
              <table:table-cell office:value-type="float" office:value="-64.8281321641876">
                <text:p>-64.8281321641876</text:p>
              </table:table-cell>
              <table:table-cell office:value-type="float" office:value="-64.7789301058141">
                <text:p>-64.7789301058141</text:p>
              </table:table-cell>
              <table:table-cell office:value-type="float" office:value="-65.0944275274509">
                <text:p>-65.0944275274509</text:p>
              </table:table-cell>
              <table:table-cell office:value-type="float" office:value="-64.995748287294">
                <text:p>-64.995748287294</text:p>
              </table:table-cell>
              <table:table-cell office:value-type="float" office:value="-64.9940303709449">
                <text:p>-64.9940303709449</text:p>
              </table:table-cell>
              <table:table-cell office:value-type="float" office:value="-65.0255910361685">
                <text:p>-65.0255910361685</text:p>
              </table:table-cell>
              <table:table-cell office:value-type="float" office:value="-64.9466312687571">
                <text:p>-64.9466312687571</text:p>
              </table:table-cell>
              <table:table-cell office:value-type="float" office:value="-65.1319019038503">
                <text:p>-65.1319019038503</text:p>
              </table:table-cell>
              <table:table-cell office:value-type="float" office:value="-65.1945329991783">
                <text:p>-65.1945329991783</text:p>
              </table:table-cell>
              <table:table-cell office:value-type="float" office:value="-65.0985389337307">
                <text:p>-65.0985389337307</text:p>
              </table:table-cell>
              <table:table-cell office:value-type="float" office:value="-65.1568104813739">
                <text:p>-65.1568104813739</text:p>
              </table:table-cell>
              <table:table-cell office:value-type="float" office:value="-65.0768157214653">
                <text:p>-65.0768157214653</text:p>
              </table:table-cell>
              <table:table-cell office:value-type="float" office:value="-64.9759153970858">
                <text:p>-64.9759153970858</text:p>
              </table:table-cell>
              <table:table-cell office:value-type="float" office:value="-64.9618412110864">
                <text:p>-64.9618412110864</text:p>
              </table:table-cell>
              <table:table-cell office:value-type="float" office:value="-65.335285279809">
                <text:p>-65.335285279809</text:p>
              </table:table-cell>
              <table:table-cell office:value-type="float" office:value="-65.2332013758217">
                <text:p>-65.2332013758217</text:p>
              </table:table-cell>
              <table:table-cell office:value-type="float" office:value="-65.4755610024057">
                <text:p>-65.4755610024057</text:p>
              </table:table-cell>
              <table:table-cell office:value-type="float" office:value="-65.6550310646615">
                <text:p>-65.6550310646615</text:p>
              </table:table-cell>
              <table:table-cell office:value-type="float" office:value="-65.1600579982851">
                <text:p>-65.1600579982851</text:p>
              </table:table-cell>
              <table:table-cell office:value-type="float" office:value="-65.5773208432081">
                <text:p>-65.5773208432081</text:p>
              </table:table-cell>
              <table:table-cell office:value-type="float" office:value="-65.5405091076362">
                <text:p>-65.5405091076362</text:p>
              </table:table-cell>
              <table:table-cell office:value-type="float" office:value="-65.4608130106112">
                <text:p>-65.4608130106112</text:p>
              </table:table-cell>
              <table:table-cell office:value-type="float" office:value="-65.9587300928628">
                <text:p>-65.9587300928628</text:p>
              </table:table-cell>
              <table:table-cell office:value-type="float" office:value="-65.1093244785216">
                <text:p>-65.1093244785216</text:p>
              </table:table-cell>
              <table:table-cell office:value-type="float" office:value="-65.0763247420148">
                <text:p>-65.0763247420148</text:p>
              </table:table-cell>
              <table:table-cell office:value-type="float" office:value="-65.3436358382062">
                <text:p>-65.3436358382062</text:p>
              </table:table-cell>
              <table:table-cell office:value-type="float" office:value="-65.1463564430795">
                <text:p>-65.1463564430795</text:p>
              </table:table-cell>
              <table:table-cell office:value-type="float" office:value="-65.557299637213">
                <text:p>-65.557299637213</text:p>
              </table:table-cell>
              <table:table-cell office:value-type="float" office:value="-64.5338548799841">
                <text:p>-64.5338548799841</text:p>
              </table:table-cell>
              <table:table-cell office:value-type="float" office:value="-64.4927561690168">
                <text:p>-64.4927561690168</text:p>
              </table:table-cell>
              <table:table-cell office:value-type="float" office:value="-64.5824350496618">
                <text:p>-64.5824350496618</text:p>
              </table:table-cell>
              <table:table-cell office:value-type="float" office:value="-64.4950928106541">
                <text:p>-64.4950928106541</text:p>
              </table:table-cell>
              <table:table-cell office:value-type="float" office:value="-64.5805763616795">
                <text:p>-64.5805763616795</text:p>
              </table:table-cell>
              <table:table-cell office:value-type="float" office:value="-64.57385570247">
                <text:p>-64.57385570247</text:p>
              </table:table-cell>
              <table:table-cell office:value-type="float" office:value="-64.423613757622">
                <text:p>-64.423613757622</text:p>
              </table:table-cell>
              <table:table-cell office:value-type="float" office:value="-64.5179088871654">
                <text:p>-64.5179088871654</text:p>
              </table:table-cell>
              <table:table-cell office:value-type="float" office:value="-64.4363416346108">
                <text:p>-64.4363416346108</text:p>
              </table:table-cell>
              <table:table-cell office:value-type="float" office:value="-64.3915691840939">
                <text:p>-64.3915691840939</text:p>
              </table:table-cell>
              <table:table-cell office:value-type="float" office:value="-64.4136343234923">
                <text:p>-64.4136343234923</text:p>
              </table:table-cell>
              <table:table-cell office:value-type="float" office:value="-64.3483321027058">
                <text:p>-64.3483321027058</text:p>
              </table:table-cell>
              <table:table-cell office:value-type="float" office:value="-64.3747027327375">
                <text:p>-64.3747027327375</text:p>
              </table:table-cell>
              <table:table-cell office:value-type="float" office:value="-64.3633519614615">
                <text:p>-64.3633519614615</text:p>
              </table:table-cell>
              <table:table-cell office:value-type="float" office:value="-64.2905084563465">
                <text:p>-64.2905084563465</text:p>
              </table:table-cell>
              <table:table-cell office:value-type="float" office:value="-64.3608013246118">
                <text:p>-64.3608013246118</text:p>
              </table:table-cell>
              <table:table-cell office:value-type="float" office:value="-64.4249993301019">
                <text:p>-64.4249993301019</text:p>
              </table:table-cell>
              <table:table-cell office:value-type="float" office:value="-64.4130186685702">
                <text:p>-64.4130186685702</text:p>
              </table:table-cell>
              <table:table-cell office:value-type="float" office:value="-64.1277454655345">
                <text:p>-64.1277454655345</text:p>
              </table:table-cell>
              <table:table-cell office:value-type="float" office:value="-64.259324236614">
                <text:p>-64.259324236614</text:p>
              </table:table-cell>
              <table:table-cell office:value-type="float" office:value="-64.1765560057105">
                <text:p>-64.1765560057105</text:p>
              </table:table-cell>
              <table:table-cell office:value-type="float" office:value="-63.9833985305414">
                <text:p>-63.9833985305414</text:p>
              </table:table-cell>
              <table:table-cell office:value-type="float" office:value="-64.2002979371606">
                <text:p>-64.2002979371606</text:p>
              </table:table-cell>
              <table:table-cell office:value-type="float" office:value="-63.8858261573605">
                <text:p>-63.8858261573605</text:p>
              </table:table-cell>
              <table:table-cell office:value-type="float" office:value="-63.9899223606761">
                <text:p>-63.9899223606761</text:p>
              </table:table-cell>
              <table:table-cell office:value-type="float" office:value="-64.1790224400962">
                <text:p>-64.1790224400962</text:p>
              </table:table-cell>
              <table:table-cell office:value-type="float" office:value="-64.0387656979445">
                <text:p>-64.0387656979445</text:p>
              </table:table-cell>
              <table:table-cell office:value-type="float" office:value="-64.3432001253454">
                <text:p>-64.3432001253454</text:p>
              </table:table-cell>
              <table:table-cell office:value-type="float" office:value="-64.4604636401665">
                <text:p>-64.4604636401665</text:p>
              </table:table-cell>
              <table:table-cell office:value-type="float" office:value="-64.2275427841559">
                <text:p>-64.2275427841559</text:p>
              </table:table-cell>
              <table:table-cell office:value-type="float" office:value="-64.3829782067276">
                <text:p>-64.3829782067276</text:p>
              </table:table-cell>
              <table:table-cell office:value-type="float" office:value="-64.2839281966047">
                <text:p>-64.2839281966047</text:p>
              </table:table-cell>
              <table:table-cell office:value-type="float" office:value="-64.0356635116949">
                <text:p>-64.0356635116949</text:p>
              </table:table-cell>
              <table:table-cell office:value-type="float" office:value="-63.9233101170237">
                <text:p>-63.9233101170237</text:p>
              </table:table-cell>
              <table:table-cell office:value-type="float" office:value="-63.9903559335848">
                <text:p>-63.9903559335848</text:p>
              </table:table-cell>
              <table:table-cell office:value-type="float" office:value="-64.2026403473645">
                <text:p>-64.2026403473645</text:p>
              </table:table-cell>
              <table:table-cell office:value-type="float" office:value="-64.2558389989341">
                <text:p>-64.2558389989341</text:p>
              </table:table-cell>
              <table:table-cell office:value-type="float" office:value="-64.2771928368545">
                <text:p>-64.2771928368545</text:p>
              </table:table-cell>
              <table:table-cell office:value-type="float" office:value="-64.2476102317252">
                <text:p>-64.2476102317252</text:p>
              </table:table-cell>
              <table:table-cell office:value-type="float" office:value="-64.3161281492652">
                <text:p>-64.3161281492652</text:p>
              </table:table-cell>
              <table:table-cell office:value-type="float" office:value="-64.4022805748916">
                <text:p>-64.4022805748916</text:p>
              </table:table-cell>
              <table:table-cell office:value-type="float" office:value="-64.5726651447575">
                <text:p>-64.5726651447575</text:p>
              </table:table-cell>
              <table:table-cell office:value-type="float" office:value="-64.6195631259825">
                <text:p>-64.6195631259825</text:p>
              </table:table-cell>
              <table:table-cell office:value-type="float" office:value="-64.4338558476146">
                <text:p>-64.4338558476146</text:p>
              </table:table-cell>
              <table:table-cell office:value-type="float" office:value="-64.3731209359518">
                <text:p>-64.3731209359518</text:p>
              </table:table-cell>
              <table:table-cell office:value-type="float" office:value="-64.4609856024021">
                <text:p>-64.4609856024021</text:p>
              </table:table-cell>
              <table:table-cell office:value-type="float" office:value="-64.6916754187607">
                <text:p>-64.6916754187607</text:p>
              </table:table-cell>
              <table:table-cell office:value-type="float" office:value="-64.7287820025188">
                <text:p>-64.7287820025188</text:p>
              </table:table-cell>
              <table:table-cell office:value-type="float" office:value="-64.2701521152403">
                <text:p>-64.2701521152403</text:p>
              </table:table-cell>
              <table:table-cell office:value-type="float" office:value="-64.3330672659525">
                <text:p>-64.3330672659525</text:p>
              </table:table-cell>
              <table:table-cell office:value-type="float" office:value="-64.6236748113865">
                <text:p>-64.6236748113865</text:p>
              </table:table-cell>
              <table:table-cell office:value-type="float" office:value="-64.5803187300519">
                <text:p>-64.5803187300519</text:p>
              </table:table-cell>
              <table:table-cell office:value-type="float" office:value="-64.9481236527606">
                <text:p>-64.9481236527606</text:p>
              </table:table-cell>
              <table:table-cell office:value-type="float" office:value="-64.9197488180021">
                <text:p>-64.9197488180021</text:p>
              </table:table-cell>
              <table:table-cell office:value-type="float" office:value="-64.5672408313286">
                <text:p>-64.5672408313286</text:p>
              </table:table-cell>
              <table:table-cell office:value-type="float" office:value="-64.9568097184344">
                <text:p>-64.9568097184344</text:p>
              </table:table-cell>
              <table:table-cell office:value-type="float" office:value="-64.9050434391673">
                <text:p>-64.9050434391673</text:p>
              </table:table-cell>
              <table:table-cell office:value-type="float" office:value="-64.9436838103504">
                <text:p>-64.9436838103504</text:p>
              </table:table-cell>
              <table:table-cell office:value-type="float" office:value="-65.29657456933">
                <text:p>-65.29657456933</text:p>
              </table:table-cell>
              <table:table-cell office:value-type="float" office:value="-64.3517811472823">
                <text:p>-64.3517811472823</text:p>
              </table:table-cell>
              <table:table-cell office:value-type="float" office:value="-64.6263927366675">
                <text:p>-64.6263927366675</text:p>
              </table:table-cell>
              <table:table-cell office:value-type="float" office:value="-64.8222130566109">
                <text:p>-64.8222130566109</text:p>
              </table:table-cell>
              <table:table-cell office:value-type="float" office:value="-64.7036246323004">
                <text:p>-64.7036246323004</text:p>
              </table:table-cell>
              <table:table-cell office:value-type="float" office:value="-65.1918189816359">
                <text:p>-65.1918189816359</text:p>
              </table:table-cell>
              <table:table-cell office:value-type="float" office:value="-64.1264077163324">
                <text:p>-64.1264077163324</text:p>
              </table:table-cell>
              <table:table-cell office:value-type="float" office:value="-64.1344335602551">
                <text:p>-64.1344335602551</text:p>
              </table:table-cell>
              <table:table-cell office:value-type="float" office:value="-64.1453939298304">
                <text:p>-64.1453939298304</text:p>
              </table:table-cell>
              <table:table-cell office:value-type="float" office:value="-64.0006841799108">
                <text:p>-64.0006841799108</text:p>
              </table:table-cell>
              <table:table-cell office:value-type="float" office:value="-64.0110455954947">
                <text:p>-64.0110455954947</text:p>
              </table:table-cell>
              <table:table-cell office:value-type="float" office:value="-63.9990551646163">
                <text:p>-63.9990551646163</text:p>
              </table:table-cell>
              <table:table-cell office:value-type="float" office:value="-63.9846657078441">
                <text:p>-63.9846657078441</text:p>
              </table:table-cell>
              <table:table-cell office:value-type="float" office:value="-64.0490548668838">
                <text:p>-64.0490548668838</text:p>
              </table:table-cell>
              <table:table-cell office:value-type="float" office:value="-63.9517612922482">
                <text:p>-63.9517612922482</text:p>
              </table:table-cell>
              <table:table-cell office:value-type="float" office:value="-63.9323783967553">
                <text:p>-63.9323783967553</text:p>
              </table:table-cell>
              <table:table-cell office:value-type="float" office:value="-63.9505725953637">
                <text:p>-63.9505725953637</text:p>
              </table:table-cell>
              <table:table-cell office:value-type="float" office:value="-64.024755524426">
                <text:p>-64.024755524426</text:p>
              </table:table-cell>
              <table:table-cell office:value-type="float" office:value="-64.0511681161276">
                <text:p>-64.0511681161276</text:p>
              </table:table-cell>
              <table:table-cell office:value-type="float" office:value="-64.0481303610453">
                <text:p>-64.0481303610453</text:p>
              </table:table-cell>
              <table:table-cell office:value-type="float" office:value="-63.9446505104623">
                <text:p>-63.9446505104623</text:p>
              </table:table-cell>
              <table:table-cell office:value-type="float" office:value="-63.9610874362108">
                <text:p>-63.9610874362108</text:p>
              </table:table-cell>
              <table:table-cell office:value-type="float" office:value="-63.8996470381574">
                <text:p>-63.8996470381574</text:p>
              </table:table-cell>
              <table:table-cell office:value-type="float" office:value="-64.0473661655333">
                <text:p>-64.0473661655333</text:p>
              </table:table-cell>
              <table:table-cell office:value-type="float" office:value="-63.9967588099038">
                <text:p>-63.9967588099038</text:p>
              </table:table-cell>
              <table:table-cell office:value-type="float" office:value="-64.0454792860078">
                <text:p>-64.0454792860078</text:p>
              </table:table-cell>
              <table:table-cell office:value-type="float" office:value="-64.0773537798626">
                <text:p>-64.0773537798626</text:p>
              </table:table-cell>
              <table:table-cell office:value-type="float" office:value="-64.0736275649652">
                <text:p>-64.0736275649652</text:p>
              </table:table-cell>
              <table:table-cell office:value-type="float" office:value="-64.1923001917397">
                <text:p>-64.1923001917397</text:p>
              </table:table-cell>
              <table:table-cell office:value-type="float" office:value="-64.0305157638178">
                <text:p>-64.0305157638178</text:p>
              </table:table-cell>
              <table:table-cell office:value-type="float" office:value="-64.0546788936708">
                <text:p>-64.0546788936708</text:p>
              </table:table-cell>
              <table:table-cell office:value-type="float" office:value="-64.0771964468607">
                <text:p>-64.0771964468607</text:p>
              </table:table-cell>
              <table:table-cell office:value-type="float" office:value="-64.0633781247023">
                <text:p>-64.0633781247023</text:p>
              </table:table-cell>
              <table:table-cell office:value-type="float" office:value="-64.1290596752632">
                <text:p>-64.1290596752632</text:p>
              </table:table-cell>
              <table:table-cell office:value-type="float" office:value="-64.1710717736221">
                <text:p>-64.1710717736221</text:p>
              </table:table-cell>
              <table:table-cell office:value-type="float" office:value="-64.2458337923376">
                <text:p>-64.2458337923376</text:p>
              </table:table-cell>
              <table:table-cell office:value-type="float" office:value="-64.3829104725908">
                <text:p>-64.3829104725908</text:p>
              </table:table-cell>
              <table:table-cell office:value-type="float" office:value="-64.3261224700183">
                <text:p>-64.3261224700183</text:p>
              </table:table-cell>
              <table:table-cell office:value-type="float" office:value="-64.0715538583151">
                <text:p>-64.0715538583151</text:p>
              </table:table-cell>
              <table:table-cell office:value-type="float" office:value="-64.027913163348">
                <text:p>-64.027913163348</text:p>
              </table:table-cell>
              <table:table-cell office:value-type="float" office:value="-64.1334293644603">
                <text:p>-64.1334293644603</text:p>
              </table:table-cell>
              <table:table-cell office:value-type="float" office:value="-64.3003709374405">
                <text:p>-64.3003709374405</text:p>
              </table:table-cell>
              <table:table-cell office:value-type="float" office:value="-64.3188897109613">
                <text:p>-64.3188897109613</text:p>
              </table:table-cell>
              <table:table-cell office:value-type="float" office:value="-64.3391257495415">
                <text:p>-64.3391257495415</text:p>
              </table:table-cell>
              <table:table-cell office:value-type="float" office:value="-64.191240450231">
                <text:p>-64.191240450231</text:p>
              </table:table-cell>
              <table:table-cell office:value-type="float" office:value="-64.2530545490544">
                <text:p>-64.2530545490544</text:p>
              </table:table-cell>
              <table:table-cell office:value-type="float" office:value="-64.3010709809094">
                <text:p>-64.3010709809094</text:p>
              </table:table-cell>
              <table:table-cell office:value-type="float" office:value="-64.3922357326601">
                <text:p>-64.3922357326601</text:p>
              </table:table-cell>
              <table:table-cell office:value-type="float" office:value="-64.4438564951827">
                <text:p>-64.4438564951827</text:p>
              </table:table-cell>
              <table:table-cell office:value-type="float" office:value="-64.2564914982493">
                <text:p>-64.2564914982493</text:p>
              </table:table-cell>
              <table:table-cell office:value-type="float" office:value="-64.2253979008372">
                <text:p>-64.2253979008372</text:p>
              </table:table-cell>
              <table:table-cell office:value-type="float" office:value="-64.296238038598">
                <text:p>-64.296238038598</text:p>
              </table:table-cell>
              <table:table-cell office:value-type="float" office:value="-64.3829801605969">
                <text:p>-64.3829801605969</text:p>
              </table:table-cell>
              <table:table-cell office:value-type="float" office:value="-64.4011822212033">
                <text:p>-64.4011822212033</text:p>
              </table:table-cell>
              <table:table-cell office:value-type="float" office:value="-64.1020280791492">
                <text:p>-64.1020280791492</text:p>
              </table:table-cell>
              <table:table-cell office:value-type="float" office:value="-64.0304498439882">
                <text:p>-64.0304498439882</text:p>
              </table:table-cell>
              <table:table-cell office:value-type="float" office:value="-64.2363558513362">
                <text:p>-64.2363558513362</text:p>
              </table:table-cell>
              <table:table-cell office:value-type="float" office:value="-64.3551676680402">
                <text:p>-64.3551676680402</text:p>
              </table:table-cell>
              <table:table-cell office:value-type="float" office:value="-64.5041685336974">
                <text:p>-64.5041685336974</text:p>
              </table:table-cell>
              <table:table-cell office:value-type="float" office:value="-64.566503106094">
                <text:p>-64.566503106094</text:p>
              </table:table-cell>
              <table:table-cell office:value-type="float" office:value="-64.3346683223073">
                <text:p>-64.3346683223073</text:p>
              </table:table-cell>
              <table:table-cell office:value-type="float" office:value="-64.5238197140577">
                <text:p>-64.5238197140577</text:p>
              </table:table-cell>
              <table:table-cell office:value-type="float" office:value="-64.55081455882">
                <text:p>-64.55081455882</text:p>
              </table:table-cell>
              <table:table-cell office:value-type="float" office:value="-64.5771460184237">
                <text:p>-64.5771460184237</text:p>
              </table:table-cell>
              <table:table-cell office:value-type="float" office:value="-64.7520994791171">
                <text:p>-64.7520994791171</text:p>
              </table:table-cell>
              <table:table-cell office:value-type="float" office:value="-64.3544998168945">
                <text:p>-64.3544998168945</text:p>
              </table:table-cell>
              <table:table-cell office:value-type="float" office:value="-64.3954003496868">
                <text:p>-64.3954003496868</text:p>
              </table:table-cell>
              <table:table-cell office:value-type="float" office:value="-64.5570310267006">
                <text:p>-64.5570310267006</text:p>
              </table:table-cell>
              <table:table-cell office:value-type="float" office:value="-64.6032897204888">
                <text:p>-64.6032897204888</text:p>
              </table:table-cell>
              <table:table-cell office:value-type="float" office:value="-64.7746272203399">
                <text:p>-64.7746272203399</text:p>
              </table:table-cell>
              <table:table-cell office:value-type="float" office:value="-64.4490104768334">
                <text:p>-64.4490104768334</text:p>
              </table:table-cell>
              <table:table-cell office:value-type="float" office:value="-63.9978723758604">
                <text:p>-63.9978723758604</text:p>
              </table:table-cell>
              <table:table-cell office:value-type="float" office:value="-64.0699550349538">
                <text:p>-64.0699550349538</text:p>
              </table:table-cell>
              <table:table-cell office:value-type="float" office:value="-63.943852587444">
                <text:p>-63.943852587444</text:p>
              </table:table-cell>
              <table:table-cell office:value-type="float" office:value="-64.023869025998">
                <text:p>-64.023869025998</text:p>
              </table:table-cell>
              <table:table-cell office:value-type="float" office:value="-64.0639846615675">
                <text:p>-64.0639846615675</text:p>
              </table:table-cell>
              <table:table-cell office:value-type="float" office:value="-63.9891617937786">
                <text:p>-63.9891617937786</text:p>
              </table:table-cell>
              <table:table-cell office:value-type="float" office:value="-64.038844736611">
                <text:p>-64.038844736611</text:p>
              </table:table-cell>
              <table:table-cell office:value-type="float" office:value="-64.0202091496165">
                <text:p>-64.0202091496165</text:p>
              </table:table-cell>
              <table:table-cell office:value-type="float" office:value="-63.9242769566978">
                <text:p>-63.9242769566978</text:p>
              </table:table-cell>
              <table:table-cell office:value-type="float" office:value="-63.980978012085">
                <text:p>-63.980978012085</text:p>
              </table:table-cell>
              <table:table-cell office:value-type="float" office:value="-63.9277884785722">
                <text:p>-63.9277884785722</text:p>
              </table:table-cell>
              <table:table-cell office:value-type="float" office:value="-63.9077235431206">
                <text:p>-63.9077235431206</text:p>
              </table:table-cell>
              <table:table-cell office:value-type="float" office:value="-63.9710743601729">
                <text:p>-63.9710743601729</text:p>
              </table:table-cell>
              <table:table-cell office:value-type="float" office:value="-63.852792460744">
                <text:p>-63.852792460744</text:p>
              </table:table-cell>
              <table:table-cell office:value-type="float" office:value="-63.8832731479552">
                <text:p>-63.8832731479552</text:p>
              </table:table-cell>
              <table:table-cell office:value-type="float" office:value="-63.6733807354439">
                <text:p>-63.6733807354439</text:p>
              </table:table-cell>
              <table:table-cell office:value-type="float" office:value="-63.6807142583335">
                <text:p>-63.6807142583335</text:p>
              </table:table-cell>
              <table:table-cell office:value-type="float" office:value="-63.5440303988573">
                <text:p>-63.5440303988573</text:p>
              </table:table-cell>
              <table:table-cell office:value-type="float" office:value="-63.5708454876411">
                <text:p>-63.5708454876411</text:p>
              </table:table-cell>
              <table:table-cell office:value-type="float" office:value="-63.3685974028052">
                <text:p>-63.3685974028052</text:p>
              </table:table-cell>
              <table:table-cell office:value-type="float" office:value="-63.2334311880717">
                <text:p>-63.2334311880717</text:p>
              </table:table-cell>
              <table:table-cell office:value-type="float" office:value="-63.4108013525242">
                <text:p>-63.4108013525242</text:p>
              </table:table-cell>
              <table:table-cell office:value-type="float" office:value="-63.2206275753859">
                <text:p>-63.2206275753859</text:p>
              </table:table-cell>
              <table:table-cell office:value-type="float" office:value="-63.2244768375304">
                <text:p>-63.2244768375304</text:p>
              </table:table-cell>
              <table:table-cell office:value-type="float" office:value="-63.2285972688256">
                <text:p>-63.2285972688256</text:p>
              </table:table-cell>
              <table:table-cell office:value-type="float" office:value="-63.0537078206132">
                <text:p>-63.0537078206132</text:p>
              </table:table-cell>
              <table:table-cell office:value-type="float" office:value="-63.5948319318818">
                <text:p>-63.5948319318818</text:p>
              </table:table-cell>
              <table:table-cell office:value-type="float" office:value="-63.6332249990324">
                <text:p>-63.6332249990324</text:p>
              </table:table-cell>
              <table:table-cell office:value-type="float" office:value="-63.477831165965">
                <text:p>-63.477831165965</text:p>
              </table:table-cell>
              <table:table-cell office:value-type="float" office:value="-63.5510811689423">
                <text:p>-63.5510811689423</text:p>
              </table:table-cell>
              <table:table-cell office:value-type="float" office:value="-63.4058163805706">
                <text:p>-63.4058163805706</text:p>
              </table:table-cell>
              <table:table-cell office:value-type="float" office:value="-63.2923025735995">
                <text:p>-63.2923025735995</text:p>
              </table:table-cell>
              <table:table-cell office:value-type="float" office:value="-63.4204756573933">
                <text:p>-63.4204756573933</text:p>
              </table:table-cell>
              <table:table-cell office:value-type="float" office:value="-63.2403952900956">
                <text:p>-63.2403952900956</text:p>
              </table:table-cell>
              <table:table-cell office:value-type="float" office:value="-63.1956826651969">
                <text:p>-63.1956826651969</text:p>
              </table:table-cell>
              <table:table-cell office:value-type="float" office:value="-63.1605023639958">
                <text:p>-63.1605023639958</text:p>
              </table:table-cell>
              <table:table-cell office:value-type="float" office:value="-63.1609892961456">
                <text:p>-63.1609892961456</text:p>
              </table:table-cell>
              <table:table-cell office:value-type="float" office:value="-63.1461131863478">
                <text:p>-63.1461131863478</text:p>
              </table:table-cell>
              <table:table-cell office:value-type="float" office:value="-63.1781653892703">
                <text:p>-63.1781653892703</text:p>
              </table:table-cell>
              <table:table-cell office:value-type="float" office:value="-63.0871914189036">
                <text:p>-63.0871914189036</text:p>
              </table:table-cell>
              <table:table-cell office:value-type="float" office:value="-63.0849068804485">
                <text:p>-63.0849068804485</text:p>
              </table:table-cell>
              <table:table-cell office:value-type="float" office:value="-63.166858161368">
                <text:p>-63.166858161368</text:p>
              </table:table-cell>
              <table:table-cell office:value-type="float" office:value="-63.2752079847382">
                <text:p>-63.2752079847382</text:p>
              </table:table-cell>
              <table:table-cell office:value-type="float" office:value="-63.355627757747">
                <text:p>-63.355627757747</text:p>
              </table:table-cell>
              <table:table-cell office:value-type="float" office:value="-63.3616804262487">
                <text:p>-63.3616804262487</text:p>
              </table:table-cell>
              <table:table-cell office:value-type="float" office:value="-63.2725218330942">
                <text:p>-63.2725218330942</text:p>
              </table:table-cell>
              <table:table-cell office:value-type="float" office:value="-63.3487153867396">
                <text:p>-63.3487153867396</text:p>
              </table:table-cell>
              <table:table-cell office:value-type="float" office:value="-63.5944252479367">
                <text:p>-63.5944252479367</text:p>
              </table:table-cell>
              <table:table-cell office:value-type="float" office:value="-63.6588816759063">
                <text:p>-63.6588816759063</text:p>
              </table:table-cell>
              <table:table-cell office:value-type="float" office:value="-63.749035625923">
                <text:p>-63.749035625923</text:p>
              </table:table-cell>
              <table:table-cell office:value-type="float" office:value="-63.9186923329423">
                <text:p>-63.9186923329423</text:p>
              </table:table-cell>
              <table:table-cell office:value-type="float" office:value="-64.0164583252698">
                <text:p>-64.0164583252698</text:p>
              </table:table-cell>
              <table:table-cell office:value-type="float" office:value="-64.0465684285978">
                <text:p>-64.0465684285978</text:p>
              </table:table-cell>
              <table:table-cell office:value-type="float" office:value="-63.7401975306069">
                <text:p>-63.7401975306069</text:p>
              </table:table-cell>
              <table:table-cell office:value-type="float" office:value="-63.7848028787752">
                <text:p>-63.7848028787752</text:p>
              </table:table-cell>
              <table:table-cell office:value-type="float" office:value="-63.8224585928568">
                <text:p>-63.8224585928568</text:p>
              </table:table-cell>
              <table:table-cell office:value-type="float" office:value="-63.9250870681391">
                <text:p>-63.9250870681391</text:p>
              </table:table-cell>
              <table:table-cell office:value-type="float" office:value="-64.0339177759682">
                <text:p>-64.0339177759682</text:p>
              </table:table-cell>
              <table:table-cell office:value-type="float" office:value="-63.8214964052526">
                <text:p>-63.8214964052526</text:p>
              </table:table-cell>
              <table:table-cell office:value-type="float" office:value="-63.7890900402534">
                <text:p>-63.7890900402534</text:p>
              </table:table-cell>
              <table:table-cell office:value-type="float" office:value="-63.8971592972918">
                <text:p>-63.8971592972918</text:p>
              </table:table-cell>
              <table:table-cell office:value-type="float" office:value="-64.0052439061607">
                <text:p>-64.0052439061607</text:p>
              </table:table-cell>
              <table:table-cell office:value-type="float" office:value="-64.0825607951094">
                <text:p>-64.0825607951094</text:p>
              </table:table-cell>
              <table:table-cell office:value-type="float" office:value="-63.9704547509915">
                <text:p>-63.9704547509915</text:p>
              </table:table-cell>
              <table:table-cell office:value-type="float" office:value="-63.4721642470941">
                <text:p>-63.4721642470941</text:p>
              </table:table-cell>
              <table:table-cell office:value-type="float" office:value="-63.5561859782149">
                <text:p>-63.5561859782149</text:p>
              </table:table-cell>
              <table:table-cell office:value-type="float" office:value="-63.4249503903273">
                <text:p>-63.4249503903273</text:p>
              </table:table-cell>
              <table:table-cell office:value-type="float" office:value="-63.4045302693437">
                <text:p>-63.4045302693437</text:p>
              </table:table-cell>
              <table:table-cell office:value-type="float" office:value="-63.4494576803068">
                <text:p>-63.4494576803068</text:p>
              </table:table-cell>
              <table:table-cell office:value-type="float" office:value="-63.2668433305694">
                <text:p>-63.2668433305694</text:p>
              </table:table-cell>
              <table:table-cell office:value-type="float" office:value="-63.3253312459806">
                <text:p>-63.3253312459806</text:p>
              </table:table-cell>
              <table:table-cell office:value-type="float" office:value="-63.3417822675007">
                <text:p>-63.3417822675007</text:p>
              </table:table-cell>
              <table:table-cell office:value-type="float" office:value="-63.2070331108279">
                <text:p>-63.2070331108279</text:p>
              </table:table-cell>
              <table:table-cell office:value-type="float" office:value="-63.2694199724895">
                <text:p>-63.2694199724895</text:p>
              </table:table-cell>
              <table:table-cell office:value-type="float" office:value="-63.2685852050781">
                <text:p>-63.2685852050781</text:p>
              </table:table-cell>
              <table:table-cell office:value-type="float" office:value="-63.2729079548906">
                <text:p>-63.2729079548906</text:p>
              </table:table-cell>
              <table:table-cell office:value-type="float" office:value="-63.347551531908">
                <text:p>-63.347551531908</text:p>
              </table:table-cell>
              <table:table-cell office:value-type="float" office:value="-63.1884842384152">
                <text:p>-63.1884842384152</text:p>
              </table:table-cell>
              <table:table-cell office:value-type="float" office:value="-63.2108613921375">
                <text:p>-63.2108613921375</text:p>
              </table:table-cell>
              <table:table-cell office:value-type="float" office:value="-63.2857624612203">
                <text:p>-63.2857624612203</text:p>
              </table:table-cell>
              <table:table-cell office:value-type="float" office:value="-63.4331532920279">
                <text:p>-63.4331532920279</text:p>
              </table:table-cell>
              <table:table-cell office:value-type="float" office:value="-63.1194203074385">
                <text:p>-63.1194203074385</text:p>
              </table:table-cell>
              <table:table-cell office:value-type="float" office:value="-63.2102637407256">
                <text:p>-63.2102637407256</text:p>
              </table:table-cell>
              <table:table-cell office:value-type="float" office:value="-63.1073167847424">
                <text:p>-63.1073167847424</text:p>
              </table:table-cell>
              <table:table-cell office:value-type="float" office:value="-62.9545354145329">
                <text:p>-62.9545354145329</text:p>
              </table:table-cell>
              <table:table-cell office:value-type="float" office:value="-63.0314185444902">
                <text:p>-63.0314185444902</text:p>
              </table:table-cell>
              <table:table-cell office:value-type="float" office:value="-62.7990931534186">
                <text:p>-62.7990931534186</text:p>
              </table:table-cell>
              <table:table-cell office:value-type="float" office:value="-62.7930824465868">
                <text:p>-62.7930824465868</text:p>
              </table:table-cell>
              <table:table-cell office:value-type="float" office:value="-62.8673051973669">
                <text:p>-62.8673051973669</text:p>
              </table:table-cell>
              <table:table-cell office:value-type="float" office:value="-62.6513714674042">
                <text:p>-62.6513714674042</text:p>
              </table:table-cell>
              <table:table-cell office:value-type="float" office:value="-63.1516420317859">
                <text:p>-63.1516420317859</text:p>
              </table:table-cell>
              <table:table-cell office:value-type="float" office:value="-63.2728862762451">
                <text:p>-63.2728862762451</text:p>
              </table:table-cell>
              <table:table-cell office:value-type="float" office:value="-63.0265228922774">
                <text:p>-63.0265228922774</text:p>
              </table:table-cell>
              <table:table-cell office:value-type="float" office:value="-63.1533389673">
                <text:p>-63.1533389673</text:p>
              </table:table-cell>
              <table:table-cell office:value-type="float" office:value="-63.0136514524134">
                <text:p>-63.0136514524134</text:p>
              </table:table-cell>
              <table:table-cell office:value-type="float" office:value="-62.6513344834491">
                <text:p>-62.6513344834491</text:p>
              </table:table-cell>
              <table:table-cell office:value-type="float" office:value="-62.9631610032989">
                <text:p>-62.9631610032989</text:p>
              </table:table-cell>
              <table:table-cell office:value-type="float" office:value="-62.9634139363359">
                <text:p>-62.9634139363359</text:p>
              </table:table-cell>
              <table:table-cell office:value-type="float" office:value="-62.9616952756556">
                <text:p>-62.9616952756556</text:p>
              </table:table-cell>
              <table:table-cell office:value-type="float" office:value="-62.9627790218446">
                <text:p>-62.9627790218446</text:p>
              </table:table-cell>
              <table:table-cell office:value-type="float" office:value="-62.9952773582645">
                <text:p>-62.9952773582645</text:p>
              </table:table-cell>
              <table:table-cell office:value-type="float" office:value="-63.1106161257116">
                <text:p>-63.1106161257116</text:p>
              </table:table-cell>
              <table:table-cell office:value-type="float" office:value="-63.1326734496326">
                <text:p>-63.1326734496326</text:p>
              </table:table-cell>
              <table:table-cell office:value-type="float" office:value="-63.1370202971668">
                <text:p>-63.1370202971668</text:p>
              </table:table-cell>
              <table:table-cell office:value-type="float" office:value="-63.1235114772145">
                <text:p>-63.1235114772145</text:p>
              </table:table-cell>
              <table:table-cell office:value-type="float" office:value="-63.1649754221846">
                <text:p>-63.1649754221846</text:p>
              </table:table-cell>
              <table:table-cell office:value-type="float" office:value="-63.1137737646336">
                <text:p>-63.1137737646336</text:p>
              </table:table-cell>
              <table:table-cell office:value-type="float" office:value="-63.0686420347632">
                <text:p>-63.0686420347632</text:p>
              </table:table-cell>
              <table:table-cell office:value-type="float" office:value="-63.0589098116247">
                <text:p>-63.0589098116247</text:p>
              </table:table-cell>
              <table:table-cell office:value-type="float" office:value="-63.0680039103438">
                <text:p>-63.0680039103438</text:p>
              </table:table-cell>
              <table:table-cell office:value-type="float" office:value="-63.0724152820866">
                <text:p>-63.0724152820866</text:p>
              </table:table-cell>
              <table:table-cell office:value-type="float" office:value="-63.2813799323105">
                <text:p>-63.2813799323105</text:p>
              </table:table-cell>
              <table:table-cell office:value-type="float" office:value="-63.0545916673614">
                <text:p>-63.0545916673614</text:p>
              </table:table-cell>
              <table:table-cell office:value-type="float" office:value="-63.2777652275272">
                <text:p>-63.2777652275272</text:p>
              </table:table-cell>
              <table:table-cell office:value-type="float" office:value="-63.2677037308856">
                <text:p>-63.2677037308856</text:p>
              </table:table-cell>
              <table:table-cell office:value-type="float" office:value="-63.3375317643328">
                <text:p>-63.3375317643328</text:p>
              </table:table-cell>
              <table:table-cell office:value-type="float" office:value="-63.5051916634164">
                <text:p>-63.5051916634164</text:p>
              </table:table-cell>
              <table:table-cell office:value-type="float" office:value="-63.2059365714469">
                <text:p>-63.2059365714469</text:p>
              </table:table-cell>
              <table:table-cell office:value-type="float" office:value="-63.4004092332794">
                <text:p>-63.4004092332794</text:p>
              </table:table-cell>
              <table:table-cell office:value-type="float" office:value="-63.4702683425531">
                <text:p>-63.4702683425531</text:p>
              </table:table-cell>
              <table:table-cell office:value-type="float" office:value="-63.501459447349">
                <text:p>-63.501459447349</text:p>
              </table:table-cell>
              <table:table-cell office:value-type="float" office:value="-63.7545914533662">
                <text:p>-63.7545914533662</text:p>
              </table:table-cell>
              <table:table-cell office:value-type="float" office:value="-63.3858936123732">
                <text:p>-63.3858936123732</text:p>
              </table:table-cell>
              <table:table-cell office:value-type="float" office:value="-63.2208757633116">
                <text:p>-63.2208757633116</text:p>
              </table:table-cell>
              <table:table-cell office:value-type="float" office:value="-63.4500399333675">
                <text:p>-63.4500399333675</text:p>
              </table:table-cell>
              <table:table-cell office:value-type="float" office:value="-63.4640779727843">
                <text:p>-63.4640779727843</text:p>
              </table:table-cell>
              <table:table-cell office:value-type="float" office:value="-63.6124057304568">
                <text:p>-63.6124057304568</text:p>
              </table:table-cell>
              <table:table-cell office:value-type="float" office:value="-63.4632582315585">
                <text:p>-63.4632582315585</text:p>
              </table:table-cell>
              <table:table-cell office:value-type="float" office:value="-63.1743791626721">
                <text:p>-63.1743791626721</text:p>
              </table:table-cell>
              <table:table-cell office:value-type="float" office:value="-63.1778890098014">
                <text:p>-63.1778890098014</text:p>
              </table:table-cell>
              <table:table-cell office:value-type="float" office:value="-63.0855513316829">
                <text:p>-63.0855513316829</text:p>
              </table:table-cell>
              <table:table-cell office:value-type="float" office:value="-63.0785143782453">
                <text:p>-63.0785143782453</text:p>
              </table:table-cell>
              <table:table-cell office:value-type="float" office:value="-63.0739497208014">
                <text:p>-63.0739497208014</text:p>
              </table:table-cell>
              <table:table-cell office:value-type="float" office:value="-62.9984812852813">
                <text:p>-62.9984812852813</text:p>
              </table:table-cell>
              <table:table-cell office:value-type="float" office:value="-63.0047784200529">
                <text:p>-63.0047784200529</text:p>
              </table:table-cell>
              <table:table-cell office:value-type="float" office:value="-62.9584782298018">
                <text:p>-62.9584782298018</text:p>
              </table:table-cell>
              <table:table-cell office:value-type="float" office:value="-62.8996762996767">
                <text:p>-62.8996762996767</text:p>
              </table:table-cell>
              <table:table-cell office:value-type="float" office:value="-62.8985049084919">
                <text:p>-62.8985049084919</text:p>
              </table:table-cell>
              <table:table-cell office:value-type="float" office:value="-63.0723064236525">
                <text:p>-63.0723064236525</text:p>
              </table:table-cell>
              <table:table-cell office:value-type="float" office:value="-63.1096965975878">
                <text:p>-63.1096965975878</text:p>
              </table:table-cell>
              <table:table-cell office:value-type="float" office:value="-63.1084152779928">
                <text:p>-63.1084152779928</text:p>
              </table:table-cell>
              <table:table-cell office:value-type="float" office:value="-63.0481217081954">
                <text:p>-63.0481217081954</text:p>
              </table:table-cell>
              <table:table-cell office:value-type="float" office:value="-63.0581955793427">
                <text:p>-63.0581955793427</text:p>
              </table:table-cell>
              <table:table-cell office:value-type="float" office:value="-63.1186576936303">
                <text:p>-63.1186576936303</text:p>
              </table:table-cell>
              <table:table-cell office:value-type="float" office:value="-63.339334487915">
                <text:p>-63.339334487915</text:p>
              </table:table-cell>
              <table:table-cell office:value-type="float" office:value="-63.2018037656458">
                <text:p>-63.2018037656458</text:p>
              </table:table-cell>
              <table:table-cell office:value-type="float" office:value="-63.323421710875">
                <text:p>-63.323421710875</text:p>
              </table:table-cell>
              <table:table-cell office:value-type="float" office:value="-63.2799086687042">
                <text:p>-63.2799086687042</text:p>
              </table:table-cell>
              <table:table-cell office:value-type="float" office:value="-63.1751058625012">
                <text:p>-63.1751058625012</text:p>
              </table:table-cell>
              <table:table-cell office:value-type="float" office:value="-63.2458629608154">
                <text:p>-63.2458629608154</text:p>
              </table:table-cell>
              <table:table-cell office:value-type="float" office:value="-63.1216973095405">
                <text:p>-63.1216973095405</text:p>
              </table:table-cell>
              <table:table-cell office:value-type="float" office:value="-63.1176893652939">
                <text:p>-63.1176893652939</text:p>
              </table:table-cell>
              <table:table-cell office:value-type="float" office:value="-63.2577420676627">
                <text:p>-63.2577420676627</text:p>
              </table:table-cell>
              <table:table-cell office:value-type="float" office:value="-63.2019111819384">
                <text:p>-63.2019111819384</text:p>
              </table:table-cell>
              <table:table-cell office:value-type="float" office:value="-63.4132769514875">
                <text:p>-63.4132769514875</text:p>
              </table:table-cell>
              <table:table-cell office:value-type="float" office:value="-63.5550727844238">
                <text:p>-63.5550727844238</text:p>
              </table:table-cell>
              <table:table-cell office:value-type="float" office:value="-63.4276023027374">
                <text:p>-63.4276023027374</text:p>
              </table:table-cell>
              <table:table-cell office:value-type="float" office:value="-63.5280425374101">
                <text:p>-63.5280425374101</text:p>
              </table:table-cell>
              <table:table-cell office:value-type="float" office:value="-63.4844273357857">
                <text:p>-63.4844273357857</text:p>
              </table:table-cell>
              <table:table-cell office:value-type="float" office:value="-63.3686229426686">
                <text:p>-63.3686229426686</text:p>
              </table:table-cell>
              <table:table-cell office:value-type="float" office:value="-63.3113735012892">
                <text:p>-63.3113735012892</text:p>
              </table:table-cell>
              <table:table-cell office:value-type="float" office:value="-63.4272444190049">
                <text:p>-63.4272444190049</text:p>
              </table:table-cell>
              <table:table-cell office:value-type="float" office:value="-63.5910891090951">
                <text:p>-63.5910891090951</text:p>
              </table:table-cell>
              <table:table-cell office:value-type="float" office:value="-63.6212896486608">
                <text:p>-63.6212896486608</text:p>
              </table:table-cell>
              <table:table-cell office:value-type="float" office:value="-63.6682329875667">
                <text:p>-63.6682329875667</text:p>
              </table:table-cell>
              <table:table-cell office:value-type="float" office:value="-63.649559811848">
                <text:p>-63.649559811848</text:p>
              </table:table-cell>
              <table:table-cell office:value-type="float" office:value="-63.7368429230481">
                <text:p>-63.7368429230481</text:p>
              </table:table-cell>
              <table:table-cell office:value-type="float" office:value="-63.7826479004651">
                <text:p>-63.7826479004651</text:p>
              </table:table-cell>
              <table:table-cell office:value-type="float" office:value="-63.8576677368908">
                <text:p>-63.8576677368908</text:p>
              </table:table-cell>
              <table:table-cell office:value-type="float" office:value="-63.9455523607208">
                <text:p>-63.9455523607208</text:p>
              </table:table-cell>
              <table:table-cell office:value-type="float" office:value="-63.5911908963832">
                <text:p>-63.5911908963832</text:p>
              </table:table-cell>
              <table:table-cell office:value-type="float" office:value="-63.5038590780119">
                <text:p>-63.5038590780119</text:p>
              </table:table-cell>
              <table:table-cell office:value-type="float" office:value="-63.6078196734917">
                <text:p>-63.6078196734917</text:p>
              </table:table-cell>
              <table:table-cell office:value-type="float" office:value="-63.748552275867">
                <text:p>-63.748552275867</text:p>
              </table:table-cell>
              <table:table-cell office:value-type="float" office:value="-63.8009087167135">
                <text:p>-63.8009087167135</text:p>
              </table:table-cell>
              <table:table-cell office:value-type="float" office:value="-63.842414855957">
                <text:p>-63.842414855957</text:p>
              </table:table-cell>
              <table:table-cell office:value-type="float" office:value="-63.3288622600276">
                <text:p>-63.3288622600276</text:p>
              </table:table-cell>
              <table:table-cell office:value-type="float" office:value="-63.577523673453">
                <text:p>-63.577523673453</text:p>
              </table:table-cell>
              <table:table-cell office:value-type="float" office:value="-63.5468640211152">
                <text:p>-63.5468640211152</text:p>
              </table:table-cell>
              <table:table-cell office:value-type="float" office:value="-63.5929320730814">
                <text:p>-63.5929320730814</text:p>
              </table:table-cell>
              <table:table-cell office:value-type="float" office:value="-63.7738433465725">
                <text:p>-63.7738433465725</text:p>
              </table:table-cell>
              <table:table-cell office:value-type="float" office:value="-63.5701600981922">
                <text:p>-63.5701600981922</text:p>
              </table:table-cell>
              <table:table-cell office:value-type="float" office:value="-63.7160053253174">
                <text:p>-63.7160053253174</text:p>
              </table:table-cell>
              <table:table-cell office:value-type="float" office:value="-63.7885235111888">
                <text:p>-63.7885235111888</text:p>
              </table:table-cell>
              <table:table-cell office:value-type="float" office:value="-63.7534867728629">
                <text:p>-63.7534867728629</text:p>
              </table:table-cell>
              <table:table-cell office:value-type="float" office:value="-63.9734357508217">
                <text:p>-63.9734357508217</text:p>
              </table:table-cell>
              <table:table-cell office:value-type="float" office:value="-63.7458424451875">
                <text:p>-63.7458424451875</text:p>
              </table:table-cell>
              <table:table-cell office:value-type="float" office:value="-63.5614280235477">
                <text:p>-63.5614280235477</text:p>
              </table:table-cell>
              <table:table-cell office:value-type="float" office:value="-63.8105357565531">
                <text:p>-63.8105357565531</text:p>
              </table:table-cell>
              <table:table-cell office:value-type="float" office:value="-63.7288807659614">
                <text:p>-63.7288807659614</text:p>
              </table:table-cell>
              <table:table-cell office:value-type="float" office:value="-63.8225934098407">
                <text:p>-63.82259340984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